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Georgia" svg:font-family="Georgia"/>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9" style:family="table">
      <style:table-properties style:width="0.9931in" fo:margin-left="0.0694in" table:align="left" style:writing-mode="lr-tb"/>
    </style:style>
    <style:style style:name="Table19.A" style:family="table-column">
      <style:table-column-properties style:column-width="0.9931in"/>
    </style:style>
    <style:style style:name="Table19.A1" style:family="table-cell">
      <style:table-cell-properties style:vertical-align="top" fo:padding-left="0.0694in" fo:padding-right="0.0694in" fo:padding-top="0.0694in" fo:padding-bottom="0.1111in" fo:border="none"/>
    </style:style>
    <style:style style:name="Table19.A16" style:family="table-cell">
      <style:table-cell-properties style:vertical-align="top" fo:background-color="#f5f6f7" fo:padding-left="0.0694in" fo:padding-right="0.0694in" fo:padding-top="0.0694in" fo:padding-bottom="0.1111in" fo:border="none">
        <style:background-image/>
      </style:table-cell-properties>
    </style:style>
    <style:style style:name="Table20" style:family="table">
      <style:table-properties style:width="9.25in" fo:margin-left="0.0694in" table:align="left" style:writing-mode="lr-tb"/>
    </style:style>
    <style:style style:name="Table20.A" style:family="table-column">
      <style:table-column-properties style:column-width="4.625in"/>
    </style:style>
    <style:style style:name="Table20.A1" style:family="table-cell">
      <style:table-cell-properties style:vertical-align="top" fo:padding="0.0694in" fo:border="1pt solid #000000"/>
    </style:style>
    <style:style style:name="Table21" style:family="table">
      <style:table-properties style:width="9.25in" fo:margin-left="0.0694in" table:align="left" style:writing-mode="lr-tb"/>
    </style:style>
    <style:style style:name="Table21.A" style:family="table-column">
      <style:table-column-properties style:column-width="4.625in"/>
    </style:style>
    <style:style style:name="Table21.A1" style:family="table-cell">
      <style:table-cell-properties style:vertical-align="top" fo:padding="0.0694in" fo:border="1pt solid #000000"/>
    </style:style>
    <style:style style:name="P1" style:family="paragraph" style:parent-style-name="Standard">
      <style:paragraph-properties fo:margin-top="0in" fo:margin-bottom="0in" style:contextual-spacing="false" fo:line-height="115%" style:writing-mode="lr-tb"/>
      <style:text-properties officeooo:paragraph-rsid="00191f25"/>
    </style:style>
    <style:style style:name="P2" style:family="paragraph" style:parent-style-name="Standard">
      <style:paragraph-properties fo:margin-left="0.5in" fo:margin-right="0in" fo:line-height="115%" fo:text-indent="0in" style:auto-text-indent="false" fo:break-before="auto" fo:break-after="auto" style:writing-mode="lr-tb"/>
      <style:text-properties officeooo:paragraph-rsid="00191f25"/>
    </style:style>
    <style:style style:name="P3" style:family="paragraph" style:parent-style-name="Standard">
      <style:paragraph-properties fo:margin-left="0in" fo:margin-right="0.1528in" fo:line-height="115%" fo:text-indent="0in" style:auto-text-indent="false" fo:break-before="auto" fo:break-after="auto" style:writing-mode="lr-tb"/>
      <style:text-properties officeooo:paragraph-rsid="00191f25"/>
    </style:style>
    <style:style style:name="P4" style:family="paragraph" style:parent-style-name="Standard">
      <style:paragraph-properties fo:line-height="115%" style:writing-mode="lr-tb"/>
      <style:text-properties officeooo:paragraph-rsid="00191f25"/>
    </style:style>
    <style:style style:name="P5" style:family="paragraph" style:parent-style-name="Standard">
      <style:paragraph-properties fo:margin-left="0in" fo:margin-right="1in" fo:line-height="115%" fo:text-indent="0in" style:auto-text-indent="false" fo:break-before="auto" fo:break-after="auto" style:writing-mode="lr-tb"/>
      <style:text-properties officeooo:paragraph-rsid="00191f25"/>
    </style:style>
    <style:style style:name="P6" style:family="paragraph" style:parent-style-name="Standard">
      <style:paragraph-properties fo:margin-left="0in" fo:margin-right="1in" fo:line-height="115%" fo:text-indent="0in" style:auto-text-indent="false" fo:break-before="auto" fo:break-after="auto" style:writing-mode="lr-tb"/>
      <style:text-properties fo:color="#1155cc" fo:font-size="12pt" style:text-underline-style="solid" style:text-underline-width="auto" style:text-underline-color="font-color" officeooo:paragraph-rsid="00191f25" fo:background-color="#ffffff" style:font-size-asian="12pt" style:font-size-complex="12pt"/>
    </style:style>
    <style:style style:name="P7" style:family="paragraph" style:parent-style-name="Standard">
      <style:paragraph-properties fo:margin-left="0in" fo:margin-right="1in" fo:line-height="115%" fo:text-indent="0in" style:auto-text-indent="false" fo:break-before="auto" fo:break-after="auto" style:writing-mode="lr-tb"/>
      <style:text-properties fo:color="#222222" fo:font-size="12pt" officeooo:paragraph-rsid="00191f25" fo:background-color="#ffffff" style:font-size-asian="12pt" style:font-size-complex="12pt"/>
    </style:style>
    <style:style style:name="P8" style:family="paragraph" style:parent-style-name="Standard">
      <style:paragraph-properties fo:margin-left="0in" fo:margin-right="1in" fo:line-height="115%" fo:text-indent="0in" style:auto-text-indent="false" style:writing-mode="lr-tb"/>
      <style:text-properties officeooo:paragraph-rsid="00191f25"/>
    </style:style>
    <style:style style:name="P9" style:family="paragraph" style:parent-style-name="Standard">
      <style:paragraph-properties fo:margin-left="0in" fo:margin-right="1in" fo:line-height="115%" fo:text-indent="0.5in" style:auto-text-indent="false" fo:break-before="auto" fo:break-after="auto" style:writing-mode="lr-tb"/>
      <style:text-properties officeooo:paragraph-rsid="00191f25"/>
    </style:style>
    <style:style style:name="P10" style:family="paragraph" style:parent-style-name="Standard">
      <style:paragraph-properties fo:line-height="115%" fo:break-before="page" style:writing-mode="lr-tb"/>
      <style:text-properties officeooo:paragraph-rsid="00191f25"/>
    </style:style>
    <style:style style:name="P11" style:family="paragraph" style:parent-style-name="Standard">
      <style:paragraph-properties fo:line-height="115%" fo:break-before="auto" fo:break-after="auto" style:writing-mode="lr-tb"/>
      <style:text-properties officeooo:paragraph-rsid="00191f25"/>
    </style:style>
    <style:style style:name="P12" style:family="paragraph" style:parent-style-name="Standard">
      <style:paragraph-properties fo:line-height="115%" fo:text-align="center" style:justify-single-word="false" fo:break-before="auto" fo:break-after="auto" style:writing-mode="lr-tb"/>
      <style:text-properties officeooo:paragraph-rsid="00191f25"/>
    </style:style>
    <style:style style:name="P13" style:family="paragraph" style:parent-style-name="Standard">
      <style:paragraph-properties fo:line-height="150%" fo:break-before="auto" fo:break-after="auto" style:writing-mode="lr-tb"/>
      <style:text-properties officeooo:paragraph-rsid="00191f25"/>
    </style:style>
    <style:style style:name="P14" style:family="paragraph" style:parent-style-name="Standard">
      <style:paragraph-properties fo:line-height="150%" fo:break-before="auto" fo:break-after="auto" style:writing-mode="lr-tb"/>
      <style:text-properties fo:color="#333333" style:font-name="Consolas" fo:font-size="9pt" officeooo:paragraph-rsid="00191f25" style:font-name-asian="Consolas" style:font-size-asian="9pt" style:font-name-complex="Consolas" style:font-size-complex="9pt"/>
    </style:style>
    <style:style style:name="P15" style:family="paragraph" style:parent-style-name="Standard">
      <style:paragraph-properties fo:line-height="115%" fo:break-before="auto" fo:break-after="auto" style:writing-mode="lr-tb"/>
      <style:text-properties fo:color="#000099" style:text-underline-style="solid" style:text-underline-width="auto" style:text-underline-color="font-color" officeooo:paragraph-rsid="00191f25"/>
    </style:style>
    <style:style style:name="P16" style:family="paragraph" style:parent-style-name="Standard">
      <style:paragraph-properties fo:line-height="115%" fo:break-before="auto" fo:break-after="auto" style:writing-mode="lr-tb"/>
      <style:text-properties fo:color="#000099" style:font-name="Georgia" style:text-underline-style="solid" style:text-underline-width="auto" style:text-underline-color="font-color" officeooo:paragraph-rsid="00191f25" style:font-name-asian="Georgia" style:font-name-complex="Georgia"/>
    </style:style>
    <style:style style:name="P17" style:family="paragraph" style:parent-style-name="Standard">
      <style:paragraph-properties fo:line-height="115%" fo:break-before="auto" fo:break-after="auto" style:writing-mode="lr-tb"/>
      <style:text-properties fo:color="#000099" fo:font-size="13pt" style:text-underline-style="solid" style:text-underline-width="auto" style:text-underline-color="font-color" officeooo:paragraph-rsid="00191f25" style:font-size-asian="13pt" style:font-size-complex="13pt"/>
    </style:style>
    <style:style style:name="P18" style:family="paragraph" style:parent-style-name="Standard">
      <style:paragraph-properties fo:line-height="115%" fo:break-before="auto" fo:break-after="auto" style:writing-mode="lr-tb"/>
      <style:text-properties fo:color="#000099" fo:font-size="10pt" style:text-underline-style="solid" style:text-underline-width="auto" style:text-underline-color="font-color" officeooo:paragraph-rsid="00191f25" style:font-size-asian="10pt" style:font-size-complex="10pt"/>
    </style:style>
    <style:style style:name="P19" style:family="paragraph" style:parent-style-name="Standard">
      <style:paragraph-properties fo:line-height="115%" fo:break-before="auto" fo:break-after="auto" style:writing-mode="lr-tb"/>
      <style:text-properties fo:font-weight="bold" officeooo:paragraph-rsid="00191f25" style:font-weight-asian="bold" style:font-weight-complex="bold"/>
    </style:style>
    <style:style style:name="P20" style:family="paragraph" style:parent-style-name="Standard">
      <style:paragraph-properties fo:line-height="115%" fo:break-before="auto" fo:break-after="auto" style:writing-mode="lr-tb"/>
      <style:text-properties fo:color="#1155cc" style:text-underline-style="solid" style:text-underline-width="auto" style:text-underline-color="font-color" officeooo:paragraph-rsid="00191f25"/>
    </style:style>
    <style:style style:name="P21" style:family="paragraph" style:parent-style-name="Standard">
      <style:paragraph-properties fo:line-height="115%" fo:break-before="auto" fo:break-after="auto" style:writing-mode="lr-tb"/>
      <style:text-properties fo:color="#1155cc" fo:font-size="13pt" style:text-underline-style="solid" style:text-underline-width="auto" style:text-underline-color="font-color" officeooo:paragraph-rsid="00191f25" style:font-size-asian="13pt" style:font-size-complex="13pt"/>
    </style:style>
    <style:style style:name="P22" style:family="paragraph" style:parent-style-name="Standard">
      <style:paragraph-properties fo:line-height="115%" fo:break-before="auto" fo:break-after="auto" style:writing-mode="lr-tb"/>
      <style:text-properties fo:color="#1155cc" fo:font-size="14pt" style:text-underline-style="solid" style:text-underline-width="auto" style:text-underline-color="font-color" officeooo:paragraph-rsid="00191f25" style:font-size-asian="14pt" style:font-size-complex="14pt"/>
    </style:style>
    <style:style style:name="P23" style:family="paragraph" style:parent-style-name="Standard">
      <style:paragraph-properties fo:line-height="115%" fo:break-before="auto" fo:break-after="auto" style:writing-mode="lr-tb"/>
      <style:text-properties fo:color="#1155cc" fo:font-size="18pt" style:text-underline-style="solid" style:text-underline-width="auto" style:text-underline-color="font-color" officeooo:paragraph-rsid="00191f25" style:font-size-asian="18pt" style:font-size-complex="18pt"/>
    </style:style>
    <style:style style:name="P24" style:family="paragraph" style:parent-style-name="Standard">
      <style:paragraph-properties fo:line-height="115%" fo:break-before="auto" fo:break-after="auto" style:writing-mode="lr-tb"/>
      <style:text-properties style:font-name="Georgia" officeooo:paragraph-rsid="00191f25" style:font-name-asian="Georgia" style:font-name-complex="Georgia"/>
    </style:style>
    <style:style style:name="P25" style:family="paragraph" style:parent-style-name="Standard">
      <style:paragraph-properties fo:line-height="115%" fo:break-before="auto" fo:break-after="auto" style:writing-mode="lr-tb"/>
      <style:text-properties style:font-name="Verdana" fo:font-size="8pt" officeooo:paragraph-rsid="00191f25" style:font-name-asian="Verdana" style:font-size-asian="8pt" style:font-name-complex="Verdana" style:font-size-complex="8pt"/>
    </style:style>
    <style:style style:name="P26" style:family="paragraph" style:parent-style-name="Standard">
      <style:paragraph-properties fo:line-height="115%" fo:break-before="auto" fo:break-after="auto" style:writing-mode="lr-tb"/>
      <style:text-properties style:font-name="Verdana" fo:font-size="18pt" fo:font-weight="bold" officeooo:paragraph-rsid="00191f25" style:font-name-asian="Verdana" style:font-size-asian="18pt" style:font-weight-asian="bold" style:font-name-complex="Verdana" style:font-size-complex="18pt" style:font-weight-complex="bold"/>
    </style:style>
    <style:style style:name="P27" style:family="paragraph" style:parent-style-name="Standard">
      <style:paragraph-properties fo:line-height="115%" fo:break-before="auto" fo:break-after="auto" style:writing-mode="lr-tb"/>
      <style:text-properties style:font-name="Verdana" fo:font-size="10pt" officeooo:paragraph-rsid="00191f25" style:font-name-asian="Verdana" style:font-size-asian="10pt" style:font-name-complex="Verdana" style:font-size-complex="10pt"/>
    </style:style>
    <style:style style:name="P28" style:family="paragraph" style:parent-style-name="Standard">
      <style:paragraph-properties fo:line-height="115%" fo:break-before="auto" fo:break-after="auto" style:writing-mode="lr-tb"/>
      <style:text-properties fo:font-size="14pt" fo:font-weight="bold" officeooo:paragraph-rsid="00191f25" style:font-size-asian="14pt" style:font-weight-asian="bold" style:font-size-complex="14pt" style:font-weight-complex="bold"/>
    </style:style>
    <style:style style:name="P29" style:family="paragraph" style:parent-style-name="Standard">
      <style:paragraph-properties fo:line-height="115%" fo:break-before="auto" fo:break-after="auto" style:writing-mode="lr-tb"/>
      <style:text-properties fo:font-size="14pt" officeooo:paragraph-rsid="00191f25" style:font-size-asian="14pt" style:font-size-complex="14pt"/>
    </style:style>
    <style:style style:name="P30" style:family="paragraph" style:parent-style-name="Standard">
      <style:paragraph-properties fo:line-height="115%" fo:break-before="auto" fo:break-after="auto" style:writing-mode="lr-tb"/>
      <style:text-properties fo:color="#666666" fo:font-size="12pt" fo:font-weight="bold" officeooo:paragraph-rsid="00191f25" style:font-size-asian="12pt" style:font-weight-asian="bold" style:font-size-complex="12pt" style:font-weight-complex="bold"/>
    </style:style>
    <style:style style:name="P31" style:family="paragraph" style:parent-style-name="Standard">
      <style:paragraph-properties fo:line-height="115%" fo:break-before="auto" fo:break-after="auto" style:writing-mode="lr-tb"/>
      <style:text-properties fo:color="#666666" fo:font-size="8pt" style:text-underline-style="solid" style:text-underline-width="auto" style:text-underline-color="font-color" officeooo:paragraph-rsid="00191f25" fo:background-color="#ffffff" style:font-size-asian="8pt" style:font-size-complex="8pt"/>
    </style:style>
    <style:style style:name="P32" style:family="paragraph" style:parent-style-name="Standard">
      <style:paragraph-properties fo:line-height="115%" fo:break-before="auto" fo:break-after="auto" style:writing-mode="lr-tb"/>
      <style:text-properties fo:color="#383838" style:font-name="Verdana" fo:font-size="10pt" officeooo:paragraph-rsid="00191f25" fo:background-color="#ffffff" style:font-name-asian="Verdana" style:font-size-asian="10pt" style:font-name-complex="Verdana" style:font-size-complex="10pt"/>
    </style:style>
    <style:style style:name="P33" style:family="paragraph" style:parent-style-name="Standard">
      <style:paragraph-properties fo:line-height="115%" fo:break-before="auto" fo:break-after="auto" style:writing-mode="lr-tb"/>
      <style:text-properties fo:font-size="24pt" fo:font-weight="bold" officeooo:paragraph-rsid="00191f25" style:font-size-asian="24pt" style:font-weight-asian="bold" style:font-size-complex="24pt" style:font-weight-complex="bold"/>
    </style:style>
    <style:style style:name="P34" style:family="paragraph" style:parent-style-name="Standard">
      <style:paragraph-properties fo:line-height="115%" fo:break-before="auto" fo:break-after="auto" style:writing-mode="lr-tb"/>
      <style:text-properties fo:font-size="10pt" officeooo:paragraph-rsid="00191f25" style:font-size-asian="10pt" style:font-size-complex="10pt"/>
    </style:style>
    <style:style style:name="P35"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officeooo:paragraph-rsid="00191f25" style:font-size-asian="14pt" style:font-size-complex="14pt"/>
    </style:style>
    <style:style style:name="P36"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fo:font-weight="bold" officeooo:paragraph-rsid="00191f25" style:font-size-asian="14pt" style:font-weight-asian="bold" style:font-size-complex="14pt" style:font-weight-complex="bold"/>
    </style:style>
    <style:style style:name="P37" style:family="paragraph" style:parent-style-name="Standard">
      <style:paragraph-properties fo:line-height="115%" fo:break-before="auto" fo:break-after="auto" style:writing-mode="lr-tb"/>
      <style:text-properties fo:color="#000080" fo:font-size="12pt" style:text-underline-style="solid" style:text-underline-width="auto" style:text-underline-color="font-color" officeooo:paragraph-rsid="00191f25" style:font-size-asian="12pt" style:font-size-complex="12pt"/>
    </style:style>
    <style:style style:name="P38" style:family="paragraph" style:parent-style-name="Standard">
      <style:paragraph-properties fo:line-height="115%" fo:break-before="auto" fo:break-after="auto" style:writing-mode="lr-tb"/>
      <style:text-properties fo:font-size="9pt" fo:font-weight="bold" officeooo:paragraph-rsid="00191f25" fo:background-color="#ffffff" style:font-size-asian="9pt" style:font-weight-asian="bold" style:font-size-complex="9pt" style:font-weight-complex="bold"/>
    </style:style>
    <style:style style:name="P39" style:family="paragraph" style:parent-style-name="Standard">
      <style:paragraph-properties fo:line-height="115%" fo:break-before="auto" fo:break-after="auto" style:writing-mode="lr-tb"/>
      <style:text-properties fo:font-size="9pt" officeooo:paragraph-rsid="00191f25" fo:background-color="#ffffff" style:font-size-asian="9pt" style:font-size-complex="9pt"/>
    </style:style>
    <style:style style:name="P40"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officeooo:paragraph-rsid="00191f25" style:font-name-asian="Arial" style:font-size-asian="11pt" style:font-style-asian="normal" style:font-weight-asian="normal" style:font-name-complex="Arial" style:font-size-complex="11pt" style:font-style-complex="normal" style:font-weight-complex="normal"/>
    </style:style>
    <style:style style:name="P41"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officeooo:paragraph-rsid="00191f25" style:font-name-asian="Arial" style:font-size-asian="10pt" style:font-style-asian="normal" style:font-weight-asian="bold" style:font-name-complex="Arial" style:font-size-complex="10pt" style:font-style-complex="normal" style:font-weight-complex="bold"/>
    </style:style>
    <style:style style:name="P42"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officeooo:paragraph-rsid="00191f25" style:font-name-asian="Arial" style:font-size-asian="10pt" style:font-style-asian="normal" style:font-weight-asian="normal" style:font-name-complex="Arial" style:font-size-complex="10pt" style:font-style-complex="normal" style:font-weight-complex="normal"/>
    </style:style>
    <style:style style:name="P43" style:family="paragraph" style:parent-style-name="Standard">
      <style:paragraph-properties fo:margin-left="0in" fo:margin-right="0in" fo:line-height="115%" fo:text-indent="0.5in" style:auto-text-indent="false" fo:break-before="auto" fo:break-after="auto" style:writing-mode="lr-tb"/>
      <style:text-properties officeooo:paragraph-rsid="00191f25"/>
    </style:style>
    <style:style style:name="P44" style:family="paragraph" style:parent-style-name="Heading_20_3">
      <style:paragraph-properties fo:margin-top="0.1945in" fo:margin-bottom="0.0555in" style:contextual-spacing="false" fo:line-height="115%" fo:break-before="auto" fo:break-after="auto" style:writing-mode="lr-tb"/>
      <style:text-properties fo:color="#000000" fo:font-size="14pt" officeooo:paragraph-rsid="00191f25" style:font-size-asian="14pt" style:font-size-complex="14pt"/>
    </style:style>
    <style:style style:name="P45" style:family="paragraph" style:parent-style-name="Heading_20_3">
      <style:paragraph-properties fo:margin-top="0.1945in" fo:margin-bottom="0.0555in" style:contextual-spacing="false" fo:line-height="115%" fo:break-before="auto" fo:break-after="auto" style:writing-mode="lr-tb"/>
      <style:text-properties fo:color="#000000" style:font-name="Verdana" fo:font-size="14pt" officeooo:paragraph-rsid="00191f25" style:font-name-asian="Verdana" style:font-size-asian="14pt" style:font-name-complex="Verdana" style:font-size-complex="14pt"/>
    </style:style>
    <style:style style:name="P46" style:family="paragraph" style:parent-style-name="Heading_20_3">
      <style:paragraph-properties fo:margin-top="0.1945in" fo:margin-bottom="0.0555in" style:contextual-spacing="false" fo:line-height="115%" fo:break-before="auto" fo:break-after="auto" style:writing-mode="lr-tb"/>
      <style:text-properties officeooo:paragraph-rsid="00191f25"/>
    </style:style>
    <style:style style:name="P47" style:family="paragraph" style:parent-style-name="Heading_20_3">
      <style:paragraph-properties fo:margin-top="0.1945in" fo:margin-bottom="0in" style:contextual-spacing="false" fo:line-height="115%" fo:break-before="auto" fo:break-after="auto" style:writing-mode="lr-tb"/>
      <style:text-properties fo:color="#000000" fo:font-size="14pt" officeooo:paragraph-rsid="00191f25" style:font-size-asian="14pt" style:font-size-complex="14pt"/>
    </style:style>
    <style:style style:name="P48" style:family="paragraph" style:parent-style-name="Heading_20_3">
      <style:paragraph-properties fo:margin-left="0in" fo:margin-right="0.1528in" fo:margin-top="0.1945in" fo:margin-bottom="0.0555in" style:contextual-spacing="false" fo:line-height="115%" fo:text-indent="0in" style:auto-text-indent="false" fo:break-before="auto" fo:break-after="auto" style:writing-mode="lr-tb"/>
      <style:text-properties fo:color="#000000" fo:font-size="9pt" officeooo:paragraph-rsid="00191f25" fo:background-color="#ffffff" style:font-size-asian="9pt" style:font-size-complex="9pt"/>
    </style:style>
    <style:style style:name="P49" style:family="paragraph" style:parent-style-name="Heading_20_3">
      <style:paragraph-properties fo:margin-left="0.5in" fo:margin-right="0in" fo:margin-top="0.111in" fo:margin-bottom="0in" style:contextual-spacing="false" fo:line-height="115%" fo:text-indent="0in" style:auto-text-indent="false" fo:break-before="auto" fo:break-after="auto" style:writing-mode="lr-tb"/>
      <style:text-properties fo:font-size="16pt" officeooo:paragraph-rsid="00191f25" style:font-size-asian="16pt" style:font-size-complex="16pt"/>
    </style:style>
    <style:style style:name="P50" style:family="paragraph" style:parent-style-name="Heading_20_2">
      <style:paragraph-properties fo:margin-top="0.25in" fo:margin-bottom="0.0555in" style:contextual-spacing="false" fo:line-height="115%" fo:text-align="justify" style:justify-single-word="false" fo:break-before="auto" fo:break-after="auto" style:writing-mode="lr-tb"/>
      <style:text-properties officeooo:paragraph-rsid="00191f25"/>
    </style:style>
    <style:style style:name="P51" style:family="paragraph" style:parent-style-name="Heading_20_2">
      <style:paragraph-properties fo:margin-top="0.25in" fo:margin-bottom="0.0555in" style:contextual-spacing="false" fo:line-height="115%" fo:break-before="auto" fo:break-after="auto" style:writing-mode="lr-tb"/>
      <style:text-properties officeooo:paragraph-rsid="00191f25"/>
    </style:style>
    <style:style style:name="P52" style:family="paragraph" style:parent-style-name="Heading_20_2">
      <style:paragraph-properties fo:margin-top="0.25in" fo:margin-bottom="0.0555in" style:contextual-spacing="false" fo:line-height="115%" fo:break-before="auto" fo:break-after="auto" style:writing-mode="lr-tb"/>
      <style:text-properties fo:font-size="11pt" fo:font-weight="normal" officeooo:paragraph-rsid="00191f25" style:font-size-asian="11pt" style:font-weight-asian="normal" style:font-size-complex="11pt" style:font-weight-complex="normal"/>
    </style:style>
    <style:style style:name="P53" style:family="paragraph" style:parent-style-name="Heading_20_2">
      <style:paragraph-properties fo:margin-top="0.25in" fo:margin-bottom="0in" style:contextual-spacing="false" fo:line-height="115%" fo:break-before="auto" fo:break-after="auto" style:writing-mode="lr-tb"/>
      <style:text-properties officeooo:paragraph-rsid="00191f25"/>
    </style:style>
    <style:style style:name="P54" style:family="paragraph" style:parent-style-name="Heading_20_2">
      <style:paragraph-properties fo:margin-top="0.25in" fo:margin-bottom="0in" style:contextual-spacing="false" fo:line-height="115%" fo:break-before="auto" fo:break-after="auto" style:writing-mode="lr-tb"/>
      <style:text-properties fo:font-size="11pt" fo:font-weight="normal" officeooo:paragraph-rsid="00191f25" style:font-size-asian="11pt" style:font-weight-asian="normal" style:font-size-complex="11pt" style:font-weight-complex="normal"/>
    </style:style>
    <style:style style:name="P55" style:family="paragraph" style:parent-style-name="Heading_20_2">
      <style:paragraph-properties fo:margin-top="0in" fo:margin-bottom="0in" style:contextual-spacing="false" fo:line-height="115%" fo:break-before="auto" fo:break-after="auto" style:writing-mode="lr-tb"/>
      <style:text-properties officeooo:paragraph-rsid="00191f25"/>
    </style:style>
    <style:style style:name="P56" style:family="paragraph" style:parent-style-name="Heading_20_2">
      <style:paragraph-properties fo:margin-top="0in" fo:margin-bottom="0in" style:contextual-spacing="false" fo:line-height="115%" fo:break-before="auto" fo:break-after="auto" style:writing-mode="lr-tb"/>
      <style:text-properties fo:color="#232323" style:font-name="Georgia" fo:font-size="16pt" fo:font-weight="normal" officeooo:paragraph-rsid="00191f25" style:font-name-asian="Georgia" style:font-size-asian="16pt" style:font-weight-asian="normal" style:font-name-complex="Georgia" style:font-size-complex="16pt" style:font-weight-complex="normal"/>
    </style:style>
    <style:style style:name="P57" style:family="paragraph" style:parent-style-name="Heading_20_2">
      <style:paragraph-properties fo:margin-top="0in" fo:margin-bottom="0in" style:contextual-spacing="false" fo:line-height="115%" fo:break-before="auto" fo:break-after="auto" style:writing-mode="lr-tb"/>
      <style:text-properties fo:font-size="10pt" fo:font-weight="normal" officeooo:paragraph-rsid="00191f25" style:font-size-asian="10pt" style:font-weight-asian="normal" style:font-size-complex="10pt" style:font-weight-complex="normal"/>
    </style:style>
    <style:style style:name="P58" style:family="paragraph" style:parent-style-name="Standard">
      <style:paragraph-properties fo:margin-left="0in" fo:margin-right="1in" fo:line-height="115%" fo:text-indent="0in" style:auto-text-indent="false" fo:break-before="auto" fo:break-after="auto" style:writing-mode="lr-tb"/>
      <style:text-properties fo:color="#222222" fo:font-size="12pt" officeooo:paragraph-rsid="00191f25" fo:background-color="#ffffff" style:font-size-asian="12pt" style:font-size-complex="12pt"/>
    </style:style>
    <style:style style:name="P59" style:family="paragraph" style:parent-style-name="Standard">
      <style:paragraph-properties fo:margin-left="0.0693in" fo:margin-right="0in" fo:line-height="115%" fo:text-indent="0in" style:auto-text-indent="false" fo:break-before="auto" fo:break-after="auto" style:writing-mode="lr-tb"/>
      <style:text-properties fo:color="#222222" fo:font-size="12pt" officeooo:paragraph-rsid="00191f25" fo:background-color="#ffffff" style:font-size-asian="12pt" style:font-size-complex="12pt"/>
    </style:style>
    <style:style style:name="P60" style:family="paragraph" style:parent-style-name="Standard">
      <style:paragraph-properties fo:margin-left="0.0693in" fo:margin-right="0in" fo:line-height="115%" fo:text-indent="0in" style:auto-text-indent="false" style:writing-mode="lr-tb"/>
      <style:text-properties fo:color="#222222" fo:font-size="12pt" officeooo:paragraph-rsid="00191f25" fo:background-color="#ffffff" style:font-size-asian="12pt" style:font-size-complex="12pt"/>
    </style:style>
    <style:style style:name="P61" style:family="paragraph" style:parent-style-name="Standard">
      <style:paragraph-properties fo:line-height="115%" fo:break-before="auto" fo:break-after="auto" style:writing-mode="lr-tb"/>
      <style:text-properties fo:font-weight="bold" officeooo:paragraph-rsid="00191f25" style:font-weight-asian="bold" style:font-weight-complex="bold"/>
    </style:style>
    <style:style style:name="P62" style:family="paragraph" style:parent-style-name="Standard">
      <style:paragraph-properties fo:line-height="115%" fo:break-before="auto" fo:break-after="auto" style:writing-mode="lr-tb"/>
      <style:text-properties fo:font-size="13pt" fo:font-weight="bold" officeooo:paragraph-rsid="00191f25" style:font-size-asian="13pt" style:font-weight-asian="bold" style:font-size-complex="13pt" style:font-weight-complex="bold"/>
    </style:style>
    <style:style style:name="P63" style:family="paragraph" style:parent-style-name="Standard">
      <style:paragraph-properties fo:line-height="115%" fo:break-before="auto" fo:break-after="auto" style:writing-mode="lr-tb"/>
      <style:text-properties fo:font-size="13pt" officeooo:paragraph-rsid="00191f25" style:font-size-asian="13pt" style:font-size-complex="13pt"/>
    </style:style>
    <style:style style:name="P64" style:family="paragraph" style:parent-style-name="Standard">
      <style:paragraph-properties fo:line-height="115%" fo:break-before="auto" fo:break-after="auto" style:writing-mode="lr-tb"/>
      <style:text-properties fo:color="#666699" style:font-name="Verdana" style:text-underline-style="solid" style:text-underline-width="auto" style:text-underline-color="font-color" fo:font-weight="bold" officeooo:paragraph-rsid="00191f25" fo:background-color="#ffffff" style:font-name-asian="Verdana" style:font-weight-asian="bold" style:font-name-complex="Verdana" style:font-weight-complex="bold"/>
    </style:style>
    <style:style style:name="P65" style:family="paragraph" style:parent-style-name="Standard">
      <style:paragraph-properties fo:line-height="115%" fo:break-before="auto" fo:break-after="auto" style:writing-mode="lr-tb"/>
      <style:text-properties fo:color="#383838" style:font-name="Verdana" fo:font-size="10pt" officeooo:paragraph-rsid="00191f25" fo:background-color="#ffffff" style:font-name-asian="Verdana" style:font-size-asian="10pt" style:font-name-complex="Verdana" style:font-size-complex="10pt"/>
    </style:style>
    <style:style style:name="P66" style:family="paragraph" style:parent-style-name="Standard">
      <style:paragraph-properties fo:line-height="115%" fo:break-before="auto" fo:break-after="auto" style:writing-mode="lr-tb"/>
      <style:text-properties fo:color="#666666" fo:font-size="8pt" officeooo:paragraph-rsid="00191f25" fo:background-color="#ffffff" style:font-size-asian="8pt" style:font-size-complex="8pt"/>
    </style:style>
    <style:style style:name="P67" style:family="paragraph" style:parent-style-name="Standard">
      <style:paragraph-properties fo:line-height="115%" fo:break-before="auto" fo:break-after="auto" style:writing-mode="lr-tb"/>
      <style:text-properties fo:font-size="14pt" fo:font-weight="bold" officeooo:paragraph-rsid="00191f25" style:font-size-asian="14pt" style:font-weight-asian="bold" style:font-size-complex="14pt" style:font-weight-complex="bold"/>
    </style:style>
    <style:style style:name="P68" style:family="paragraph" style:parent-style-name="Standard">
      <style:paragraph-properties fo:line-height="115%" fo:break-before="auto" fo:break-after="auto" style:writing-mode="lr-tb"/>
      <style:text-properties fo:font-size="14pt" officeooo:paragraph-rsid="00191f25" style:font-size-asian="14pt" style:font-size-complex="14pt"/>
    </style:style>
    <style:style style:name="P69" style:family="paragraph" style:parent-style-name="Standard">
      <style:paragraph-properties fo:line-height="115%" fo:break-before="auto" fo:break-after="auto" style:writing-mode="lr-tb"/>
      <style:text-properties fo:font-size="12pt" fo:font-weight="bold" officeooo:paragraph-rsid="00191f25" style:font-size-asian="12pt" style:font-weight-asian="bold" style:font-size-complex="12pt" style:font-weight-complex="bold"/>
    </style:style>
    <style:style style:name="P70" style:family="paragraph" style:parent-style-name="Standard">
      <style:paragraph-properties fo:line-height="115%" fo:break-before="auto" fo:break-after="auto" style:writing-mode="lr-tb"/>
      <style:text-properties fo:font-size="18pt" fo:font-weight="bold" officeooo:paragraph-rsid="00191f25" style:font-size-asian="18pt" style:font-weight-asian="bold" style:font-size-complex="18pt" style:font-weight-complex="bold"/>
    </style:style>
    <style:style style:name="P71" style:family="paragraph" style:parent-style-name="Standard">
      <style:paragraph-properties fo:line-height="115%" fo:break-before="auto" fo:break-after="auto" style:writing-mode="lr-tb"/>
      <style:text-properties style:font-name="Verdana" fo:font-size="10pt" officeooo:paragraph-rsid="00191f25" style:font-name-asian="Verdana" style:font-size-asian="10pt" style:font-name-complex="Verdana" style:font-size-complex="10pt"/>
    </style:style>
    <style:style style:name="P72" style:family="paragraph" style:parent-style-name="Standard" style:list-style-name="LS61">
      <style:paragraph-properties fo:margin-top="0in" fo:margin-bottom="0in" style:contextual-spacing="false" fo:line-height="115%" fo:break-before="auto" fo:break-after="auto" style:writing-mode="lr-tb"/>
      <style:text-properties officeooo:paragraph-rsid="00191f25"/>
    </style:style>
    <style:style style:name="P73" style:family="paragraph" style:parent-style-name="Standard" style:list-style-name="LS65">
      <style:paragraph-properties fo:margin-top="0in" fo:margin-bottom="0in" style:contextual-spacing="false" fo:line-height="115%" fo:break-before="auto" fo:break-after="auto" style:writing-mode="lr-tb"/>
      <style:text-properties officeooo:paragraph-rsid="00191f25"/>
    </style:style>
    <style:style style:name="P74" style:family="paragraph" style:parent-style-name="Standard" style:list-style-name="LS66">
      <style:paragraph-properties fo:margin-top="0in" fo:margin-bottom="0in" style:contextual-spacing="false" fo:line-height="115%" fo:break-before="auto" fo:break-after="auto" style:writing-mode="lr-tb"/>
      <style:text-properties officeooo:paragraph-rsid="00191f25"/>
    </style:style>
    <style:style style:name="P75" style:family="paragraph" style:parent-style-name="Standard" style:list-style-name="LS67">
      <style:paragraph-properties fo:margin-top="0in" fo:margin-bottom="0in" style:contextual-spacing="false" fo:line-height="115%" fo:break-before="auto" fo:break-after="auto" style:writing-mode="lr-tb"/>
      <style:text-properties officeooo:paragraph-rsid="00191f25"/>
    </style:style>
    <style:style style:name="P76" style:family="paragraph" style:parent-style-name="Standard" style:list-style-name="LS68">
      <style:paragraph-properties fo:margin-top="0in" fo:margin-bottom="0in" style:contextual-spacing="false" fo:line-height="115%" fo:break-before="auto" fo:break-after="auto" style:writing-mode="lr-tb"/>
      <style:text-properties officeooo:paragraph-rsid="00191f25"/>
    </style:style>
    <style:style style:name="P77" style:family="paragraph" style:parent-style-name="Standard" style:list-style-name="LS75">
      <style:paragraph-properties fo:margin-top="0in" fo:margin-bottom="0in" style:contextual-spacing="false" fo:line-height="115%" fo:break-before="auto" fo:break-after="auto" style:writing-mode="lr-tb"/>
      <style:text-properties officeooo:paragraph-rsid="00191f25"/>
    </style:style>
    <style:style style:name="P78" style:family="paragraph" style:parent-style-name="Standard" style:list-style-name="LS62">
      <style:paragraph-properties fo:margin-top="0in" fo:margin-bottom="0in" style:contextual-spacing="false" fo:line-height="131%" fo:break-before="auto" fo:break-after="auto" style:writing-mode="lr-tb"/>
      <style:text-properties fo:font-size="10pt" officeooo:paragraph-rsid="00191f25" fo:background-color="#ffffff" style:font-size-asian="10pt" style:font-size-complex="10pt"/>
    </style:style>
    <style:style style:name="P79" style:family="paragraph" style:parent-style-name="Standard" style:list-style-name="LS75">
      <style:paragraph-properties fo:margin-top="0in" fo:margin-bottom="0in" style:contextual-spacing="false" fo:line-height="115%" fo:break-before="auto" fo:break-after="auto" style:writing-mode="lr-tb"/>
      <style:text-properties fo:font-size="10pt" officeooo:paragraph-rsid="00191f25" style:font-size-asian="10pt" style:font-size-complex="10pt"/>
    </style:style>
    <style:style style:name="P80" style:family="paragraph" style:parent-style-name="Standard" style:list-style-name="LS75">
      <style:paragraph-properties fo:margin-top="0in" fo:margin-bottom="0in" style:contextual-spacing="false" fo:line-height="115%" fo:break-before="auto" fo:break-after="auto" style:writing-mode="lr-tb"/>
      <style:text-properties fo:color="#232323" style:font-name="Georgia" fo:font-size="16pt" officeooo:paragraph-rsid="00191f25" style:font-name-asian="Georgia" style:font-size-asian="16pt" style:font-name-complex="Georgia" style:font-size-complex="16pt"/>
    </style:style>
    <style:style style:name="P81" style:family="paragraph" style:parent-style-name="Standard">
      <style:paragraph-properties fo:margin-top="0in" fo:margin-bottom="0in" style:contextual-spacing="false" fo:line-height="131%" style:writing-mode="lr-tb"/>
      <style:text-properties fo:font-size="10pt" officeooo:paragraph-rsid="00191f25" fo:background-color="#ffffff" style:font-size-asian="10pt" style:font-size-complex="10pt"/>
    </style:style>
    <style:style style:name="P82" style:family="paragraph" style:parent-style-name="Standard">
      <style:paragraph-properties fo:margin-top="0in" fo:margin-bottom="0in" style:contextual-spacing="false" fo:line-height="115%" style:writing-mode="lr-tb"/>
      <style:text-properties fo:color="#1155cc" fo:font-size="10pt" style:text-underline-style="solid" style:text-underline-width="auto" style:text-underline-color="font-color" officeooo:paragraph-rsid="00191f25" fo:background-color="#ffffff" style:font-size-asian="10pt" style:font-size-complex="10pt"/>
    </style:style>
    <style:style style:name="P8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officeooo:paragraph-rsid="00191f25" style:font-name-asian="Arial" style:font-size-asian="11pt" style:font-style-asian="normal" style:font-weight-asian="normal" style:font-name-complex="Arial" style:font-size-complex="11pt" style:font-style-complex="normal" style:font-weight-complex="normal"/>
    </style:style>
    <style:style style:name="P84"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officeooo:paragraph-rsid="00191f25" style:font-name-asian="Arial" style:font-size-asian="11pt" style:font-style-asian="normal" style:font-weight-asian="normal" style:font-name-complex="Arial" style:font-size-complex="11pt" style:font-style-complex="normal" style:font-weight-complex="normal"/>
    </style:style>
    <style:style style:name="P85"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officeooo:paragraph-rsid="00191f25" style:font-name-asian="Arial" style:font-size-asian="10pt" style:font-style-asian="normal" style:font-weight-asian="normal" style:font-name-complex="Arial" style:font-size-complex="10pt" style:font-style-complex="normal" style:font-weight-complex="normal"/>
    </style:style>
    <style:style style:name="P86"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383838" style:text-line-through-style="none" style:font-name="Verdana" fo:font-size="10pt" fo:font-style="normal" style:text-underline-style="none" fo:font-weight="normal" officeooo:paragraph-rsid="00191f25" fo:background-color="#ffffff" style:font-name-asian="Verdana" style:font-size-asian="10pt" style:font-style-asian="normal" style:font-weight-asian="normal" style:font-name-complex="Verdana" style:font-size-complex="10pt" style:font-style-complex="normal" style:font-weight-complex="normal"/>
    </style:style>
    <style:style style:name="P87"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officeooo:paragraph-rsid="00191f25"/>
    </style:style>
    <style:style style:name="P88" style:family="paragraph" style:parent-style-name="Standard" style:list-style-name="LS69">
      <style:paragraph-properties fo:margin-left="0in" fo:margin-right="0in" fo:margin-top="0in" fo:margin-bottom="0in" style:contextual-spacing="false" fo:line-height="115%" fo:text-indent="0in" style:auto-text-indent="false" fo:break-before="auto" fo:break-after="auto" style:writing-mode="lr-tb"/>
      <style:text-properties fo:font-size="14pt" officeooo:paragraph-rsid="00191f25" style:font-size-asian="14pt" style:font-size-complex="14pt"/>
    </style:style>
    <style:style style:name="P89" style:family="paragraph" style:parent-style-name="Standard" style:list-style-name="LS70">
      <style:paragraph-properties fo:margin-left="0in" fo:margin-right="0in" fo:margin-top="0in" fo:margin-bottom="0in" style:contextual-spacing="false" fo:line-height="115%" fo:text-indent="0in" style:auto-text-indent="false" fo:break-before="auto" fo:break-after="auto" style:writing-mode="lr-tb"/>
      <style:text-properties fo:font-size="14pt" officeooo:paragraph-rsid="00191f25" style:font-size-asian="14pt" style:font-size-complex="14pt"/>
    </style:style>
    <style:style style:name="P90" style:family="paragraph" style:parent-style-name="Standard" style:list-style-name="LS71">
      <style:paragraph-properties fo:margin-left="0in" fo:margin-right="0in" fo:margin-top="0in" fo:margin-bottom="0in" style:contextual-spacing="false" fo:line-height="115%" fo:text-indent="0in" style:auto-text-indent="false" fo:break-before="auto" fo:break-after="auto" style:writing-mode="lr-tb"/>
      <style:text-properties fo:font-size="14pt" officeooo:paragraph-rsid="00191f25" style:font-size-asian="14pt" style:font-size-complex="14pt"/>
    </style:style>
    <style:style style:name="P91" style:family="paragraph" style:parent-style-name="Standard" style:list-style-name="LS72">
      <style:paragraph-properties fo:margin-left="0in" fo:margin-right="0in" fo:margin-top="0in" fo:margin-bottom="0in" style:contextual-spacing="false" fo:line-height="115%" fo:text-indent="0in" style:auto-text-indent="false" fo:break-before="auto" fo:break-after="auto" style:writing-mode="lr-tb"/>
      <style:text-properties fo:font-size="14pt" officeooo:paragraph-rsid="00191f25" style:font-size-asian="14pt" style:font-size-complex="14pt"/>
    </style:style>
    <style:style style:name="P92" style:family="paragraph" style:parent-style-name="Standard" style:list-style-name="LS73">
      <style:paragraph-properties fo:margin-left="0in" fo:margin-right="0in" fo:margin-top="0in" fo:margin-bottom="0in" style:contextual-spacing="false" fo:line-height="115%" fo:text-indent="0in" style:auto-text-indent="false" fo:break-before="auto" fo:break-after="auto" style:writing-mode="lr-tb"/>
      <style:text-properties fo:font-size="14pt" officeooo:paragraph-rsid="00191f25" style:font-size-asian="14pt" style:font-size-complex="14pt"/>
    </style:style>
    <style:style style:name="P93" style:family="paragraph" style:parent-style-name="Standard" style:list-style-name="LS74">
      <style:paragraph-properties fo:margin-left="0in" fo:margin-right="0in" fo:margin-top="0in" fo:margin-bottom="0in" style:contextual-spacing="false" fo:line-height="115%" fo:text-indent="0in" style:auto-text-indent="false" fo:break-before="auto" fo:break-after="auto" style:writing-mode="lr-tb"/>
      <style:text-properties fo:font-size="14pt" officeooo:paragraph-rsid="00191f25" style:font-size-asian="14pt" style:font-size-complex="14pt"/>
    </style:style>
    <style:style style:name="P94" style:family="paragraph" style:parent-style-name="Standard">
      <style:paragraph-properties fo:margin-left="0.5in" fo:margin-right="0in" fo:line-height="115%" fo:text-indent="0in" style:auto-text-indent="false" fo:break-before="auto" fo:break-after="auto" style:writing-mode="lr-tb"/>
      <style:text-properties style:font-name="Verdana" fo:font-size="8pt" officeooo:paragraph-rsid="00191f25" style:font-name-asian="Verdana" style:font-size-asian="8pt" style:font-name-complex="Verdana" style:font-size-complex="8pt"/>
    </style:style>
    <style:style style:name="P95" style:family="paragraph" style:parent-style-name="Standard">
      <style:paragraph-properties fo:margin-left="0.5in" fo:margin-right="0in" fo:line-height="115%" fo:text-indent="0in" style:auto-text-indent="false" fo:break-before="auto" fo:break-after="auto" style:writing-mode="lr-tb"/>
      <style:text-properties fo:font-weight="bold" officeooo:paragraph-rsid="00191f25" style:font-weight-asian="bold" style:font-weight-complex="bold"/>
    </style:style>
    <style:style style:name="P96" style:family="paragraph" style:parent-style-name="Standard">
      <style:paragraph-properties fo:margin-left="0.5in" fo:margin-right="0in" fo:line-height="115%" fo:text-indent="0in" style:auto-text-indent="false" fo:break-before="auto" fo:break-after="auto" style:writing-mode="lr-tb"/>
      <style:text-properties fo:font-size="10pt" fo:font-weight="bold" officeooo:paragraph-rsid="00191f25" style:font-size-asian="10pt" style:font-weight-asian="bold" style:font-size-complex="10pt" style:font-weight-complex="bold"/>
    </style:style>
    <style:style style:name="P97" style:family="paragraph" style:parent-style-name="Standard">
      <style:paragraph-properties fo:margin-left="0.5in" fo:margin-right="0in" fo:line-height="115%" fo:text-indent="0in" style:auto-text-indent="false" fo:break-before="auto" fo:break-after="auto" style:writing-mode="lr-tb"/>
      <style:text-properties fo:font-size="10pt" officeooo:paragraph-rsid="00191f25" style:font-size-asian="10pt" style:font-size-complex="10pt"/>
    </style:style>
    <style:style style:name="P98" style:family="paragraph" style:parent-style-name="Standard" style:list-style-name="LS76">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99" style:family="paragraph" style:parent-style-name="Standard" style:list-style-name="LS77">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100" style:family="paragraph" style:parent-style-name="Standard" style:list-style-name="LS78">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101" style:family="paragraph" style:parent-style-name="Standard" style:list-style-name="LS79">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102" style:family="paragraph" style:parent-style-name="Standard" style:list-style-name="LS80">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103" style:family="paragraph" style:parent-style-name="Standard" style:list-style-name="LS81">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104" style:family="paragraph" style:parent-style-name="Standard" style:list-style-name="LS83">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105" style:family="paragraph" style:parent-style-name="Standard" style:list-style-name="LS85">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106" style:family="paragraph" style:parent-style-name="Standard" style:list-style-name="LS87">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107" style:family="paragraph" style:parent-style-name="Standard" style:list-style-name="LS88">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108" style:family="paragraph" style:parent-style-name="Standard" style:list-style-name="LS89">
      <style:paragraph-properties fo:margin-left="0in" fo:margin-right="0.1528in" fo:margin-top="0in" fo:margin-bottom="0in" style:contextual-spacing="false" fo:line-height="115%" fo:text-indent="0in" style:auto-text-indent="false" fo:break-before="auto" fo:break-after="auto" style:writing-mode="lr-tb"/>
      <style:text-properties officeooo:paragraph-rsid="00191f25"/>
    </style:style>
    <style:style style:name="P109" style:family="paragraph" style:parent-style-name="Standard" style:list-style-name="LS81">
      <style:paragraph-properties fo:margin-left="0in" fo:margin-right="0.1528in" fo:margin-top="0in" fo:margin-bottom="0in" style:contextual-spacing="false" fo:line-height="115%" fo:text-indent="0in" style:auto-text-indent="false" fo:break-before="auto" fo:break-after="auto" style:writing-mode="lr-tb"/>
      <style:text-properties fo:font-size="9pt" officeooo:paragraph-rsid="00191f25" fo:background-color="#ffffff" style:font-size-asian="9pt" style:font-size-complex="9pt"/>
    </style:style>
    <style:style style:name="P110"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text-properties fo:font-size="9pt" officeooo:paragraph-rsid="00191f25" fo:background-color="#ffffff" style:font-size-asian="9pt" style:font-size-complex="9pt"/>
    </style:style>
    <style:style style:name="P111" style:family="paragraph" style:parent-style-name="Standard" style:list-style-name="LS83">
      <style:paragraph-properties fo:margin-left="0in" fo:margin-right="0.1528in" fo:margin-top="0in" fo:margin-bottom="0in" style:contextual-spacing="false" fo:line-height="115%" fo:text-indent="0in" style:auto-text-indent="false" fo:break-before="auto" fo:break-after="auto" style:writing-mode="lr-tb"/>
      <style:text-properties fo:font-size="9pt" officeooo:paragraph-rsid="00191f25" fo:background-color="#ffffff" style:font-size-asian="9pt" style:font-size-complex="9pt"/>
    </style:style>
    <style:style style:name="P112" style:family="paragraph" style:parent-style-name="Standard" style:list-style-name="LS84">
      <style:paragraph-properties fo:margin-left="0in" fo:margin-right="0.1528in" fo:margin-top="0in" fo:margin-bottom="0in" style:contextual-spacing="false" fo:line-height="115%" fo:text-indent="0in" style:auto-text-indent="false" fo:break-before="auto" fo:break-after="auto" style:writing-mode="lr-tb"/>
      <style:text-properties fo:font-size="9pt" officeooo:paragraph-rsid="00191f25" fo:background-color="#ffffff" style:font-size-asian="9pt" style:font-size-complex="9pt"/>
    </style:style>
    <style:style style:name="P113" style:family="paragraph" style:parent-style-name="Standard" style:list-style-name="LS85">
      <style:paragraph-properties fo:margin-left="0in" fo:margin-right="0.1528in" fo:margin-top="0in" fo:margin-bottom="0in" style:contextual-spacing="false" fo:line-height="115%" fo:text-indent="0in" style:auto-text-indent="false" fo:break-before="auto" fo:break-after="auto" style:writing-mode="lr-tb"/>
      <style:text-properties fo:font-size="9pt" officeooo:paragraph-rsid="00191f25" fo:background-color="#ffffff" style:font-size-asian="9pt" style:font-size-complex="9pt"/>
    </style:style>
    <style:style style:name="P114"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text-properties fo:font-size="9pt" officeooo:paragraph-rsid="00191f25" fo:background-color="#ffffff" style:font-size-asian="9pt" style:font-size-complex="9pt"/>
    </style:style>
    <style:style style:name="P115" style:family="paragraph" style:parent-style-name="Standard" style:list-style-name="LS87">
      <style:paragraph-properties fo:margin-left="0in" fo:margin-right="0.1528in" fo:margin-top="0in" fo:margin-bottom="0in" style:contextual-spacing="false" fo:line-height="115%" fo:text-indent="0in" style:auto-text-indent="false" fo:break-before="auto" fo:break-after="auto" style:writing-mode="lr-tb"/>
      <style:text-properties fo:font-size="9pt" officeooo:paragraph-rsid="00191f25" fo:background-color="#ffffff" style:font-size-asian="9pt" style:font-size-complex="9pt"/>
    </style:style>
    <style:style style:name="P116" style:family="paragraph" style:parent-style-name="Standard">
      <style:paragraph-properties fo:margin-left="0in" fo:margin-right="0.1528in" fo:line-height="115%" fo:text-indent="0in" style:auto-text-indent="false" fo:break-before="auto" fo:break-after="auto" style:writing-mode="lr-tb"/>
      <style:text-properties fo:font-size="9pt" officeooo:paragraph-rsid="00191f25" fo:background-color="#ffffff" style:font-size-asian="9pt" style:font-size-complex="9pt"/>
    </style:style>
    <style:style style:name="P117" style:family="paragraph" style:parent-style-name="Standard">
      <style:paragraph-properties fo:margin-left="0.5in" fo:margin-right="0.1528in" fo:line-height="115%" fo:text-indent="0in" style:auto-text-indent="false" fo:break-before="auto" fo:break-after="auto" style:writing-mode="lr-tb"/>
      <style:text-properties fo:font-size="9pt" officeooo:paragraph-rsid="00191f25" fo:background-color="#ffffff" style:font-size-asian="9pt" style:font-size-complex="9pt"/>
    </style:style>
    <style:style style:name="P118" style:family="paragraph" style:parent-style-name="Standard">
      <style:paragraph-properties fo:line-height="115%" style:writing-mode="lr-tb"/>
      <style:text-properties officeooo:rsid="00195c6f" officeooo:paragraph-rsid="00195c6f"/>
    </style:style>
    <style:style style:name="P119" style:family="paragraph" style:parent-style-name="Heading_20_4">
      <style:paragraph-properties fo:margin-top="0.1665in" fo:margin-bottom="0.028in" style:contextual-spacing="false" fo:line-height="115%" fo:break-before="auto" fo:break-after="auto" style:writing-mode="lr-tb"/>
      <style:text-properties fo:color="#000000" fo:font-style="normal" fo:font-weight="bold" officeooo:paragraph-rsid="00191f25" style:font-style-asian="normal" style:font-weight-asian="bold" style:font-style-complex="normal" style:font-weight-complex="bold"/>
    </style:style>
    <style:style style:name="P120" style:family="paragraph" style:parent-style-name="Heading_20_1">
      <style:paragraph-properties fo:margin-left="0in" fo:margin-right="1in" fo:line-height="115%" fo:text-indent="0in" style:auto-text-indent="false" fo:break-before="auto" fo:break-after="auto" style:writing-mode="lr-tb"/>
      <style:text-properties officeooo:paragraph-rsid="00191f25"/>
    </style:style>
    <style:style style:name="P121" style:family="paragraph" style:parent-style-name="Heading_20_1">
      <style:paragraph-properties fo:margin-left="0in" fo:margin-right="1in" fo:line-height="115%" fo:text-indent="0in" style:auto-text-indent="false" fo:break-before="page" style:writing-mode="lr-tb"/>
      <style:text-properties officeooo:paragraph-rsid="00191f25"/>
    </style:style>
    <style:style style:name="P122" style:family="paragraph" style:parent-style-name="Heading_20_1">
      <style:paragraph-properties fo:margin-left="0.111in" fo:margin-right="0.111in" fo:margin-top="0.3193in" fo:margin-bottom="0.2083in" style:contextual-spacing="false" fo:line-height="100%" fo:text-align="start" style:justify-single-word="false" fo:text-indent="0in" style:auto-text-indent="false" fo:break-before="auto" fo:break-after="auto" style:writing-mode="lr-tb"/>
      <style:text-properties fo:font-size="27pt" officeooo:paragraph-rsid="00191f25" style:font-size-asian="27pt" style:font-size-complex="27pt"/>
    </style:style>
    <style:style style:name="P123" style:family="paragraph" style:parent-style-name="Heading_20_1">
      <style:paragraph-properties fo:margin-top="0.3335in" fo:margin-bottom="0in" style:contextual-spacing="false" fo:line-height="115%" fo:break-before="auto" fo:break-after="auto" style:writing-mode="lr-tb"/>
      <style:text-properties officeooo:paragraph-rsid="00191f25"/>
    </style:style>
    <style:style style:name="P124" style:family="paragraph" style:parent-style-name="Heading_20_1">
      <style:paragraph-properties fo:margin-top="0.3335in" fo:margin-bottom="0.0835in" style:contextual-spacing="false" fo:line-height="115%" fo:break-before="auto" fo:break-after="auto" style:writing-mode="lr-tb"/>
      <style:text-properties officeooo:paragraph-rsid="00191f25"/>
    </style:style>
    <style:style style:name="P125" style:family="paragraph" style:parent-style-name="Heading_20_1">
      <style:paragraph-properties fo:margin-top="0.3335in" fo:margin-bottom="0.0835in" style:contextual-spacing="false" fo:line-height="115%" fo:break-before="auto" fo:break-after="auto" style:writing-mode="lr-tb"/>
      <style:text-properties fo:font-size="24pt" officeooo:paragraph-rsid="00191f25" style:font-size-asian="24pt" style:font-size-complex="24pt"/>
    </style:style>
    <style:style style:name="P126" style:family="paragraph" style:parent-style-name="Heading_20_1">
      <style:paragraph-properties fo:margin-top="0.3335in" fo:margin-bottom="0.0835in" style:contextual-spacing="false" fo:line-height="115%" fo:break-before="auto" fo:break-after="auto" style:writing-mode="lr-tb"/>
      <style:text-properties style:font-name="Verdana" officeooo:paragraph-rsid="00191f25" style:font-name-asian="Verdana" style:font-name-complex="Verdana"/>
    </style:style>
    <style:style style:name="P127" style:family="paragraph" style:parent-style-name="Heading_20_1">
      <style:paragraph-properties fo:margin-top="0.139in" fo:margin-bottom="0in" style:contextual-spacing="false" fo:line-height="115%" fo:break-before="auto" fo:break-after="auto" style:writing-mode="lr-tb"/>
      <style:text-properties fo:font-size="24pt" officeooo:paragraph-rsid="00191f25" style:font-size-asian="24pt" style:font-size-complex="24pt"/>
    </style:style>
    <style:style style:name="T1" style:family="text">
      <style:text-properties fo:color="#1155cc" style:text-underline-style="solid" style:text-underline-width="auto" style:text-underline-color="font-color"/>
    </style:style>
    <style:style style:name="T2" style:family="text">
      <style:text-properties fo:color="#1155cc" fo:font-size="10pt" style:text-underline-style="solid" style:text-underline-width="auto" style:text-underline-color="font-color" fo:background-color="#ffffff" style:font-size-asian="10pt" style:font-size-complex="10pt"/>
    </style:style>
    <style:style style:name="T3" style:family="text">
      <style:text-properties fo:color="#1155cc" fo:font-size="14pt" style:text-underline-style="solid" style:text-underline-width="auto" style:text-underline-color="font-color" style:font-size-asian="14pt" style:font-size-complex="14pt"/>
    </style:style>
    <style:style style:name="T4" style:family="text">
      <style:text-properties fo:font-weight="bold" style:font-weight-asian="bold" style:font-weight-complex="bold"/>
    </style:style>
    <style:style style:name="T5" style:family="text">
      <style:text-properties fo:color="#333333" style:font-name="Consolas" fo:font-size="9pt" fo:font-weight="bold" style:font-name-asian="Consolas" style:font-size-asian="9pt" style:font-weight-asian="bold" style:font-name-complex="Consolas" style:font-size-complex="9pt" style:font-weight-complex="bold"/>
    </style:style>
    <style:style style:name="T6" style:family="text">
      <style:text-properties fo:color="#333333" style:font-name="Consolas" fo:font-size="9pt" style:font-name-asian="Consolas" style:font-size-asian="9pt" style:font-name-complex="Consolas" style:font-size-complex="9pt"/>
    </style:style>
    <style:style style:name="T7" style:family="text">
      <style:text-properties fo:color="#333333" fo:font-size="8pt" fo:background-color="#ffffff" style:font-size-asian="8pt" style:font-size-complex="8pt"/>
    </style:style>
    <style:style style:name="T8" style:family="text">
      <style:text-properties fo:color="#dd1144" style:font-name="Consolas" fo:font-size="9pt" style:font-name-asian="Consolas" style:font-size-asian="9pt" style:font-name-complex="Consolas" style:font-size-complex="9pt"/>
    </style:style>
    <style:style style:name="T9" style:family="text">
      <style:text-properties fo:font-size="10pt" style:font-size-asian="10pt" style:font-size-complex="10pt"/>
    </style:style>
    <style:style style:name="T10" style:family="text">
      <style:text-properties fo:color="#000099" style:text-underline-style="solid" style:text-underline-width="auto" style:text-underline-color="font-color"/>
    </style:style>
    <style:style style:name="T11" style:family="text">
      <style:text-properties fo:color="#000099" style:text-underline-style="solid" style:text-underline-width="auto" style:text-underline-color="font-color" fo:font-weight="bold" style:font-weight-asian="bold" style:font-weight-complex="bold"/>
    </style:style>
    <style:style style:name="T12" style:family="text">
      <style:text-properties style:font-name="Georgia" style:font-name-asian="Georgia" style:font-name-complex="Georgia"/>
    </style:style>
    <style:style style:name="T13" style:family="text">
      <style:text-properties style:font-name="Georgia" fo:font-style="italic" style:font-name-asian="Georgia" style:font-style-asian="italic" style:font-name-complex="Georgia" style:font-style-complex="italic"/>
    </style:style>
    <style:style style:name="T14" style:family="text">
      <style:text-properties fo:color="#383838" style:font-name="Verdana" fo:font-size="10pt" fo:background-color="#ffffff" style:font-name-asian="Verdana" style:font-size-asian="10pt" style:font-name-complex="Verdana" style:font-size-complex="10pt"/>
    </style:style>
    <style:style style:name="T15" style:family="text">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T16" style:family="text">
      <style:text-properties fo:color="#666666" fo:font-size="8pt" fo:background-color="#ffffff" style:font-size-asian="8pt" style:font-size-complex="8pt"/>
    </style:style>
    <style:style style:name="T17" style:family="text">
      <style:text-properties fo:color="#666666" fo:font-size="8pt" style:text-underline-style="solid" style:text-underline-width="auto" style:text-underline-color="font-color" fo:background-color="#ffffff" style:font-size-asian="8pt" style:font-size-complex="8pt"/>
    </style:style>
    <style:style style:name="T18" style:family="text">
      <style:text-properties fo:font-size="14pt" style:font-size-asian="14pt" style:font-size-complex="14pt"/>
    </style:style>
    <style:style style:name="T19" style:family="text">
      <style:text-properties fo:color="#000080" fo:font-size="12pt" style:text-underline-style="solid" style:text-underline-width="auto" style:text-underline-color="font-color" style:font-size-asian="12pt"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color="#232323" style:font-name="Georgia" fo:font-size="16pt" fo:font-weight="normal" style:font-name-asian="Georgia" style:font-size-asian="16pt" style:font-weight-asian="normal" style:font-name-complex="Georgia" style:font-size-complex="16pt" style:font-weight-complex="normal"/>
    </style:style>
    <style:style style:name="T22" style:family="text">
      <style:text-properties fo:font-size="9pt" fo:font-weight="bold" fo:background-color="#ffffff" style:font-size-asian="9pt" style:font-weight-asian="bold" style:font-size-complex="9pt" style:font-weight-complex="bold"/>
    </style:style>
    <style:style style:name="T23" style:family="text">
      <style:text-properties fo:font-size="9pt" fo:background-color="#ffffff" style:font-size-asian="9pt" style:font-size-complex="9pt"/>
    </style:style>
    <style:style style:name="T24" style:family="text">
      <style:text-properties fo:font-size="9pt" fo:font-style="italic" fo:background-color="#ffffff" style:font-size-asian="9pt" style:font-style-asian="italic" style:font-size-complex="9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0" text:outline-level="10">Notes<text:line-break/></text:h>
      <text:p text:style-name="P5">backbone</text:p>
      <text:p text:style-name="P5"><text:a xlink:type="simple" xlink:href="http://backbonejs.org/#introduction">http</text:a><text:a xlink:type="simple" xlink:href="http://backbonejs.org/#introduction">://</text:a><text:a xlink:type="simple" xlink:href="http://backbonejs.org/#introduction">backbonejs</text:a><text:a xlink:type="simple" xlink:href="http://backbonejs.org/#introduction">.</text:a><text:a xlink:type="simple" xlink:href="http://backbonejs.org/#introduction">org</text:a><text:a xlink:type="simple" xlink:href="http://backbonejs.org/#introduction">/#</text:a><text:a xlink:type="simple" xlink:href="http://backbonejs.org/#introduction">introduction</text:a></text:p>
      <text:p text:style-name="P9"><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5"><text:tab/><text:a xlink:type="simple" xlink:href="https://github.com/davidgtonge/backbone_query">https</text:a><text:a xlink:type="simple" xlink:href="https://github.com/davidgtonge/backbone_query">://</text:a><text:a xlink:type="simple" xlink:href="https://github.com/davidgtonge/backbone_query">github</text:a><text:a xlink:type="simple" xlink:href="https://github.com/davidgtonge/backbone_query">.</text:a><text:a xlink:type="simple" xlink:href="https://github.com/davidgtonge/backbone_query">com</text:a><text:a xlink:type="simple" xlink:href="https://github.com/davidgtonge/backbone_query">/</text:a><text:a xlink:type="simple" xlink:href="https://github.com/davidgtonge/backbone_query">davidgtonge</text:a><text:a xlink:type="simple" xlink:href="https://github.com/davidgtonge/backbone_query">/</text:a><text:a xlink:type="simple" xlink:href="https://github.com/davidgtonge/backbone_query">backbone</text:a><text:a xlink:type="simple" xlink:href="https://github.com/davidgtonge/backbone_query">_</text:a><text:a xlink:type="simple" xlink:href="https://github.com/davidgtonge/backbone_query">query</text:a></text:p>
      <text:p text:style-name="P5"><text:line-break/><text:line-break/><text:a xlink:type="simple" xlink:href="http://twitter.github.com/bootstrap/">http</text:a><text:a xlink:type="simple" xlink:href="http://twitter.github.com/bootstrap/">://</text:a><text:a xlink:type="simple" xlink:href="http://twitter.github.com/bootstrap/">twitter</text:a><text:a xlink:type="simple" xlink:href="http://twitter.github.com/bootstrap/">.</text:a><text:a xlink:type="simple" xlink:href="http://twitter.github.com/bootstrap/">github</text:a><text:a xlink:type="simple" xlink:href="http://twitter.github.com/bootstrap/">.</text:a><text:a xlink:type="simple" xlink:href="http://twitter.github.com/bootstrap/">com</text:a><text:a xlink:type="simple" xlink:href="http://twitter.github.com/bootstrap/">/</text:a><text:a xlink:type="simple" xlink:href="http://twitter.github.com/bootstrap/">bootstrap</text:a></text:p>
      <text:p text:style-name="P5"><text:a xlink:type="simple" xlink:href="https://github.com/epeli/underscore.string#readme">https</text:a><text:a xlink:type="simple" xlink:href="https://github.com/epeli/underscore.string#readme">://</text:a><text:a xlink:type="simple" xlink:href="https://github.com/epeli/underscore.string#readme">github</text:a><text:a xlink:type="simple" xlink:href="https://github.com/epeli/underscore.string#readme">.</text:a><text:a xlink:type="simple" xlink:href="https://github.com/epeli/underscore.string#readme">com</text:a><text:a xlink:type="simple" xlink:href="https://github.com/epeli/underscore.string#readme">/</text:a><text:a xlink:type="simple" xlink:href="https://github.com/epeli/underscore.string#readme">epeli</text:a><text:a xlink:type="simple" xlink:href="https://github.com/epeli/underscore.string#readme">/</text:a><text:a xlink:type="simple" xlink:href="https://github.com/epeli/underscore.string#readme">underscore</text:a><text:a xlink:type="simple" xlink:href="https://github.com/epeli/underscore.string#readme">.</text:a><text:a xlink:type="simple" xlink:href="https://github.com/epeli/underscore.string#readme">string</text:a><text:a xlink:type="simple" xlink:href="https://github.com/epeli/underscore.string#readme">#</text:a><text:a xlink:type="simple" xlink:href="https://github.com/epeli/underscore.string#readme">readme</text:a></text:p>
      <text:p text:style-name="P5"/>
      <text:p text:style-name="P5">rte: <text:a xlink:type="simple" xlink:href="http://jhollingworth.github.com/bootstrap-wysihtml5/">http</text:a><text:a xlink:type="simple" xlink:href="http://jhollingworth.github.com/bootstrap-wysihtml5/">://</text:a><text:a xlink:type="simple" xlink:href="http://jhollingworth.github.com/bootstrap-wysihtml5/">jhollingworth</text:a><text:a xlink:type="simple" xlink:href="http://jhollingworth.github.com/bootstrap-wysihtml5/">.</text:a><text:a xlink:type="simple" xlink:href="http://jhollingworth.github.com/bootstrap-wysihtml5/">github</text:a><text:a xlink:type="simple" xlink:href="http://jhollingworth.github.com/bootstrap-wysihtml5/">.</text:a><text:a xlink:type="simple" xlink:href="http://jhollingworth.github.com/bootstrap-wysihtml5/">com</text:a><text:a xlink:type="simple" xlink:href="http://jhollingworth.github.com/bootstrap-wysihtml5/">/</text:a><text:a xlink:type="simple" xlink:href="http://jhollingworth.github.com/bootstrap-wysihtml5/">bootstrap</text:a><text:a xlink:type="simple" xlink:href="http://jhollingworth.github.com/bootstrap-wysihtml5/">-</text:a><text:a xlink:type="simple" xlink:href="http://jhollingworth.github.com/bootstrap-wysihtml5/">wysihtml</text:a><text:a xlink:type="simple" xlink:href="http://jhollingworth.github.com/bootstrap-wysihtml5/">5/</text:a></text:p>
      <text:p text:style-name="P5"><text:a xlink:type="simple" xlink:href="http://bootboxjs.com/">http</text:a><text:a xlink:type="simple" xlink:href="http://bootboxjs.com/">://</text:a><text:a xlink:type="simple" xlink:href="http://bootboxjs.com/">bootboxjs</text:a><text:a xlink:type="simple" xlink:href="http://bootboxjs.com/">.</text:a><text:a xlink:type="simple" xlink:href="http://bootboxjs.com/">com</text:a><text:a xlink:type="simple" xlink:href="http://bootboxjs.com/">/</text:a></text:p>
      <text:p text:style-name="P5">https://github.com/po wmedia/backbone-forms</text:p>
      <text:p text:style-name="P5"><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5"><text:a xlink:type="simple" xlink:href="http://bruth.github.com/synapse/docs/">http</text:a><text:a xlink:type="simple" xlink:href="http://bruth.github.com/synapse/docs/">://</text:a><text:a xlink:type="simple" xlink:href="http://bruth.github.com/synapse/docs/">bruth</text:a><text:a xlink:type="simple" xlink:href="http://bruth.github.com/synapse/docs/">.</text:a><text:a xlink:type="simple" xlink:href="http://bruth.github.com/synapse/docs/">github</text:a><text:a xlink:type="simple" xlink:href="http://bruth.github.com/synapse/docs/">.</text:a><text:a xlink:type="simple" xlink:href="http://bruth.github.com/synapse/docs/">com</text:a><text:a xlink:type="simple" xlink:href="http://bruth.github.com/synapse/docs/">/</text:a><text:a xlink:type="simple" xlink:href="http://bruth.github.com/synapse/docs/">synapse</text:a><text:a xlink:type="simple" xlink:href="http://bruth.github.com/synapse/docs/">/</text:a><text:a xlink:type="simple" xlink:href="http://bruth.github.com/synapse/docs/">docs</text:a><text:a xlink:type="simple" xlink:href="http://bruth.github.com/synapse/docs/">/</text:a></text:p>
      <text:p text:style-name="P5"/>
      <text:p text:style-name="P5"><text:a xlink:type="simple" xlink:href="http://wiki.iks-project.eu/index.php/VIE">http</text:a><text:a xlink:type="simple" xlink:href="http://wiki.iks-project.eu/index.php/VIE">://</text:a><text:a xlink:type="simple" xlink:href="http://wiki.iks-project.eu/index.php/VIE">wiki</text:a><text:a xlink:type="simple" xlink:href="http://wiki.iks-project.eu/index.php/VIE">.</text:a><text:a xlink:type="simple" xlink:href="http://wiki.iks-project.eu/index.php/VIE">iks</text:a><text:a xlink:type="simple" xlink:href="http://wiki.iks-project.eu/index.php/VIE">-</text:a><text:a xlink:type="simple" xlink:href="http://wiki.iks-project.eu/index.php/VIE">project</text:a><text:a xlink:type="simple" xlink:href="http://wiki.iks-project.eu/index.php/VIE">.</text:a><text:a xlink:type="simple" xlink:href="http://wiki.iks-project.eu/index.php/VIE">eu</text:a><text:a xlink:type="simple" xlink:href="http://wiki.iks-project.eu/index.php/VIE">/</text:a><text:a xlink:type="simple" xlink:href="http://wiki.iks-project.eu/index.php/VIE">index</text:a><text:a xlink:type="simple" xlink:href="http://wiki.iks-project.eu/index.php/VIE">.</text:a><text:a xlink:type="simple" xlink:href="http://wiki.iks-project.eu/index.php/VIE">php</text:a><text:a xlink:type="simple" xlink:href="http://wiki.iks-project.eu/index.php/VIE">/</text:a><text:a xlink:type="simple" xlink:href="http://wiki.iks-project.eu/index.php/VIE">VIE</text:a></text:p>
      <text:p text:style-name="P5"/>
      <text:p text:style-name="P5"><text:a xlink:type="simple" xlink:href="https://github.com/kendagriff/backbone.analytics">https</text:a><text:a xlink:type="simple" xlink:href="https://github.com/kendagriff/backbone.analytics">://</text:a><text:a xlink:type="simple" xlink:href="https://github.com/kendagriff/backbone.analytics">github</text:a><text:a xlink:type="simple" xlink:href="https://github.com/kendagriff/backbone.analytics">.</text:a><text:a xlink:type="simple" xlink:href="https://github.com/kendagriff/backbone.analytics">com</text:a><text:a xlink:type="simple" xlink:href="https://github.com/kendagriff/backbone.analytics">/</text:a><text:a xlink:type="simple" xlink:href="https://github.com/kendagriff/backbone.analytics">kendagriff</text:a><text:a xlink:type="simple" xlink:href="https://github.com/kendagriff/backbone.analytics">/</text:a><text:a xlink:type="simple" xlink:href="https://github.com/kendagriff/backbone.analytics">backbone</text:a><text:a xlink:type="simple" xlink:href="https://github.com/kendagriff/backbone.analytics">.</text:a><text:a xlink:type="simple" xlink:href="https://github.com/kendagriff/backbone.analytics">analytics</text:a></text:p>
      <text:p text:style-name="P5"/>
      <text:p text:style-name="P5"><text:a xlink:type="simple" xlink:href="https://github.com/mlanza/thingy-client">https</text:a><text:a xlink:type="simple" xlink:href="https://github.com/mlanza/thingy-client">://</text:a><text:a xlink:type="simple" xlink:href="https://github.com/mlanza/thingy-client">github</text:a><text:a xlink:type="simple" xlink:href="https://github.com/mlanza/thingy-client">.</text:a><text:a xlink:type="simple" xlink:href="https://github.com/mlanza/thingy-client">com</text:a><text:a xlink:type="simple" xlink:href="https://github.com/mlanza/thingy-client">/</text:a><text:a xlink:type="simple" xlink:href="https://github.com/mlanza/thingy-client">mlanza</text:a><text:a xlink:type="simple" xlink:href="https://github.com/mlanza/thingy-client">/</text:a><text:a xlink:type="simple" xlink:href="https://github.com/mlanza/thingy-client">thingy</text:a><text:a xlink:type="simple" xlink:href="https://github.com/mlanza/thingy-client">-</text:a><text:a xlink:type="simple" xlink:href="https://github.com/mlanza/thingy-client">client</text:a></text:p>
      <text:p text:style-name="P5"><text:a xlink:type="simple" xlink:href="http://treeline.bellz.org/download.html">http</text:a><text:a xlink:type="simple" xlink:href="http://treeline.bellz.org/download.html">://</text:a><text:a xlink:type="simple" xlink:href="http://treeline.bellz.org/download.html">treeline</text:a><text:a xlink:type="simple" xlink:href="http://treeline.bellz.org/download.html">.</text:a><text:a xlink:type="simple" xlink:href="http://treeline.bellz.org/download.html">bellz</text:a><text:a xlink:type="simple" xlink:href="http://treeline.bellz.org/download.html">.</text:a><text:a xlink:type="simple" xlink:href="http://treeline.bellz.org/download.html">org</text:a><text:a xlink:type="simple" xlink:href="http://treeline.bellz.org/download.html">/</text:a><text:a xlink:type="simple" xlink:href="http://treeline.bellz.org/download.html">download</text:a><text:a xlink:type="simple" xlink:href="http://treeline.bellz.org/download.html">.</text:a><text:a xlink:type="simple" xlink:href="http://treeline.bellz.org/download.html">html</text:a></text:p>
      <text:p text:style-name="P5"/>
      <text:p text:style-name="P5">https://github.com/bry4n/backbone-shortcuts</text:p>
      <text:p text:style-name="P5"><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p text:style-name="P5"><text:a xlink:type="simple" xlink:href="http://semantic-mediawiki.org/wiki/Semantic_MediaWiki_Plus">http</text:a><text:a xlink:type="simple" xlink:href="http://semantic-mediawiki.org/wiki/Semantic_MediaWiki_Plus">://</text:a><text:a xlink:type="simple" xlink:href="http://semantic-mediawiki.org/wiki/Semantic_MediaWiki_Plus">semantic</text:a><text:a xlink:type="simple" xlink:href="http://semantic-mediawiki.org/wiki/Semantic_MediaWiki_Plus">-</text:a><text:a xlink:type="simple" xlink:href="http://semantic-mediawiki.org/wiki/Semantic_MediaWiki_Plus">mediawiki</text:a><text:a xlink:type="simple" xlink:href="http://semantic-mediawiki.org/wiki/Semantic_MediaWiki_Plus">.</text:a><text:a xlink:type="simple" xlink:href="http://semantic-mediawiki.org/wiki/Semantic_MediaWiki_Plus">org</text:a><text:a xlink:type="simple" xlink:href="http://semantic-mediawiki.org/wiki/Semantic_MediaWiki_Plus">/</text:a><text:a xlink:type="simple" xlink:href="http://semantic-mediawiki.org/wiki/Semantic_MediaWiki_Plus">wiki</text:a><text:a xlink:type="simple" xlink:href="http://semantic-mediawiki.org/wiki/Semantic_MediaWiki_Plus">/</text:a><text:a xlink:type="simple" xlink:href="http://semantic-mediawiki.org/wiki/Semantic_MediaWiki_Plus">Semantic</text:a><text:a xlink:type="simple" xlink:href="http://semantic-mediawiki.org/wiki/Semantic_MediaWiki_Plus">_</text:a><text:a xlink:type="simple" xlink:href="http://semantic-mediawiki.org/wiki/Semantic_MediaWiki_Plus">MediaWiki</text:a><text:a xlink:type="simple" xlink:href="http://semantic-mediawiki.org/wiki/Semantic_MediaWiki_Plus">_</text:a><text:a xlink:type="simple" xlink:href="http://semantic-mediawiki.org/wiki/Semantic_MediaWiki_Plus">Plus</text:a></text:p>
      <text:p text:style-name="P5"/>
      <text:p text:style-name="P5">Combobox</text:p>
      <text:p text:style-name="P9"><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 multi-value select boxes -&gt; pills</text:p>
      <text:p text:style-name="P9"/>
      <text:p text:style-name="P5">Keyboard shortcuts</text:p>
      <text:p text:style-name="P5"><text:tab/><text:a xlink:type="simple" xlink:href="http://craig.is/killing/mice">http</text:a><text:a xlink:type="simple" xlink:href="http://craig.is/killing/mice">://</text:a><text:a xlink:type="simple" xlink:href="http://craig.is/killing/mice">craig</text:a><text:a xlink:type="simple" xlink:href="http://craig.is/killing/mice">.</text:a><text:a xlink:type="simple" xlink:href="http://craig.is/killing/mice">is</text:a><text:a xlink:type="simple" xlink:href="http://craig.is/killing/mice">/</text:a><text:a xlink:type="simple" xlink:href="http://craig.is/killing/mice">killing</text:a><text:a xlink:type="simple" xlink:href="http://craig.is/killing/mice">/</text:a><text:a xlink:type="simple" xlink:href="http://craig.is/killing/mice">mice</text:a></text:p>
      <text:p text:style-name="P5"><text:line-break/></text:p>
      <text:p text:style-name="P8"/>
      <text:h text:style-name="P120" text:outline-level="10">Github Development Flow</text:h>
      <text:p text:style-name="P5"><text:soft-page-break/><text:a xlink:type="simple" xlink:href="http://scottchacon.com/2011/08/31/github-flow.html">http</text:a><text:a xlink:type="simple" xlink:href="http://scottchacon.com/2011/08/31/github-flow.html">://</text:a><text:a xlink:type="simple" xlink:href="http://scottchacon.com/2011/08/31/github-flow.html">scottchacon</text:a><text:a xlink:type="simple" xlink:href="http://scottchacon.com/2011/08/31/github-flow.html">.</text:a><text:a xlink:type="simple" xlink:href="http://scottchacon.com/2011/08/31/github-flow.html">com</text:a><text:a xlink:type="simple" xlink:href="http://scottchacon.com/2011/08/31/github-flow.html">/2011/08/31/</text:a><text:a xlink:type="simple" xlink:href="http://scottchacon.com/2011/08/31/github-flow.html">github</text:a><text:a xlink:type="simple" xlink:href="http://scottchacon.com/2011/08/31/github-flow.html">-</text:a><text:a xlink:type="simple" xlink:href="http://scottchacon.com/2011/08/31/github-flow.html">flow</text:a><text:a xlink:type="simple" xlink:href="http://scottchacon.com/2011/08/31/github-flow.html">.</text:a><text:a xlink:type="simple" xlink:href="http://scottchacon.com/2011/08/31/github-flow.html">html</text:a></text:p>
      <text:p text:style-name="P6"/>
      <text:p text:style-name="P7">From the post:</text:p>
      <text:p text:style-name="P7"/>
      <text:p text:style-name="P59">* Anything in the master branch is deployable</text:p>
      <text:p text:style-name="P59">* To work on something new, create a descriptively named branch off of master (ie: new-oauth2-scopes)</text:p>
      <text:p text:style-name="P59">* Commit to that branch locally and regularly push your work to the same named branch on the server</text:p>
      <text:p text:style-name="P59">* When you need feedback or help, or you think the branch is ready for merging, open a pull request</text:p>
      <text:p text:style-name="P59">* After someone else has reviewed and signed off on the feature, you can merge it into master</text:p>
      <text:p text:style-name="P60">* Once it is merged and pushed to ‘master’, you can and should deploy immediately</text:p>
      <text:p text:style-name="P8"/>
      <text:p text:style-name="P8"/>
      <text:p text:style-name="P10"/>
      <text:p text:style-name="P19">What would it be like if you woke up one morning and a miracle had happened—your life had become exactly what you wanted it to be?</text:p>
      <text:p text:style-name="P11"/>
      <text:p text:style-name="P11">Do it now. <text:s/>Stop and vividly imagine it.</text:p>
      <text:list xml:id="list7340120625851132428" text:style-name="LS61">
        <text:list-item>
          <text:p text:style-name="P72">How would you know that the miracle had occurred?</text:p>
        </text:list-item>
        <text:list-item>
          <text:p text:style-name="P72">What would you see?</text:p>
        </text:list-item>
        <text:list-item>
          <text:p text:style-name="P72">What would you hear?</text:p>
        </text:list-item>
        <text:list-item>
          <text:p text:style-name="P72">What would you feel inside?</text:p>
        </text:list-item>
        <text:list-item>
          <text:p text:style-name="P72">What changes would have happened in your career? </text:p>
        </text:list-item>
        <text:list-item>
          <text:p text:style-name="P72">In your relationships?</text:p>
        </text:list-item>
        <text:list-item>
          <text:p text:style-name="P72">Your finances?</text:p>
        </text:list-item>
        <text:list-item>
          <text:p text:style-name="P72">Your health?</text:p>
        </text:list-item>
      </text:list>
      <text:p text:style-name="P11"/>
      <text:p text:style-name="P11">This software can help your dreams come true, simply relax and allow the system to clarify your thoughts</text:p>
      <text:p text:style-name="P11"/>
      <text:p text:style-name="P11">Just as a gardener plants seeds and patiently waits for them to grow, every time you work with this software, you're developing positive suggestions in your mind that will grow into powerful new ways to operate the world's most advanced biocomputer — your brain!</text:p>
      <text:p text:style-name="P11"/>
      <text:p text:style-name="P10"/>
      <text:p text:style-name="P11"><text:a xlink:type="simple" xlink:href="http://quantifiedself.com/guide/tag/android">http</text:a><text:a xlink:type="simple" xlink:href="http://quantifiedself.com/guide/tag/android">://</text:a><text:a xlink:type="simple" xlink:href="http://quantifiedself.com/guide/tag/android">quantifiedself</text:a><text:a xlink:type="simple" xlink:href="http://quantifiedself.com/guide/tag/android">.</text:a><text:a xlink:type="simple" xlink:href="http://quantifiedself.com/guide/tag/android">com</text:a><text:a xlink:type="simple" xlink:href="http://quantifiedself.com/guide/tag/android">/</text:a><text:a xlink:type="simple" xlink:href="http://quantifiedself.com/guide/tag/android">guide</text:a><text:a xlink:type="simple" xlink:href="http://quantifiedself.com/guide/tag/android">/</text:a><text:a xlink:type="simple" xlink:href="http://quantifiedself.com/guide/tag/android">tag</text:a><text:a xlink:type="simple" xlink:href="http://quantifiedself.com/guide/tag/android">/</text:a><text:a xlink:type="simple" xlink:href="http://quantifiedself.com/guide/tag/android">android</text:a></text:p>
      <text:p text:style-name="P10"/>
      <text:p text:style-name="P11"><text:a xlink:type="simple" xlink:href="https://github.com/davidk01/quantified_self/blob/master/qs.html">https</text:a><text:a xlink:type="simple" xlink:href="https://github.com/davidk01/quantified_self/blob/master/qs.html">://</text:a><text:a xlink:type="simple" xlink:href="https://github.com/davidk01/quantified_self/blob/master/qs.html">github</text:a><text:a xlink:type="simple" xlink:href="https://github.com/davidk01/quantified_self/blob/master/qs.html">.</text:a><text:a xlink:type="simple" xlink:href="https://github.com/davidk01/quantified_self/blob/master/qs.html">com</text:a><text:a xlink:type="simple" xlink:href="https://github.com/davidk01/quantified_self/blob/master/qs.html">/</text:a><text:a xlink:type="simple" xlink:href="https://github.com/davidk01/quantified_self/blob/master/qs.html">davidk</text:a><text:a xlink:type="simple" xlink:href="https://github.com/davidk01/quantified_self/blob/master/qs.html">01/</text:a><text:a xlink:type="simple" xlink:href="https://github.com/davidk01/quantified_self/blob/master/qs.html">quantified</text:a><text:a xlink:type="simple" xlink:href="https://github.com/davidk01/quantified_self/blob/master/qs.html">_</text:a><text:a xlink:type="simple" xlink:href="https://github.com/davidk01/quantified_self/blob/master/qs.html">self</text:a><text:a xlink:type="simple" xlink:href="https://github.com/davidk01/quantified_self/blob/master/qs.html">/</text:a><text:a xlink:type="simple" xlink:href="https://github.com/davidk01/quantified_self/blob/master/qs.html">blob</text:a><text:a xlink:type="simple" xlink:href="https://github.com/davidk01/quantified_self/blob/master/qs.html">/</text:a><text:a xlink:type="simple" xlink:href="https://github.com/davidk01/quantified_self/blob/master/qs.html">master</text:a><text:a xlink:type="simple" xlink:href="https://github.com/davidk01/quantified_self/blob/master/qs.html">/</text:a><text:a xlink:type="simple" xlink:href="https://github.com/davidk01/quantified_self/blob/master/qs.html">qs</text:a><text:a xlink:type="simple" xlink:href="https://github.com/davidk01/quantified_self/blob/master/qs.html">.</text:a><text:a xlink:type="simple" xlink:href="https://github.com/davidk01/quantified_self/blob/master/qs.html">html</text:a></text:p>
      <text:p text:style-name="P13"><text:span text:style-name="T5">var</text:span><text:span text:style-name="T6"> scaleMetrics </text:span><text:span text:style-name="T5">=</text:span><text:span text:style-name="T6"> [</text:span><text:span text:style-name="T8">'happiness'</text:span><text:span text:style-name="T6">, </text:span><text:span text:style-name="T8">'anger'</text:span><text:span text:style-name="T6">, </text:span><text:span text:style-name="T8">'boredom'</text:span><text:span text:style-name="T6">,</text:span></text:p>
      <text:p text:style-name="P13"><text:span text:style-name="T6"><text:s text:c="2"/></text:span><text:span text:style-name="T8">'motivation'</text:span><text:span text:style-name="T6">, </text:span><text:span text:style-name="T8">'loneliness'</text:span><text:span text:style-name="T6">, </text:span><text:span text:style-name="T8">'guilt'</text:span><text:span text:style-name="T6">, </text:span><text:span text:style-name="T8">'frustration'</text:span><text:span text:style-name="T6">,</text:span></text:p>
      <text:p text:style-name="P13"><text:span text:style-name="T6"><text:s text:c="2"/></text:span><text:span text:style-name="T8">'irritation'</text:span><text:span text:style-name="T6">, </text:span><text:span text:style-name="T8">'anxiety'</text:span><text:span text:style-name="T6">, </text:span><text:span text:style-name="T8">'panic'</text:span><text:span text:style-name="T6">, </text:span><text:span text:style-name="T8">'nervousness'</text:span><text:span text:style-name="T6">,</text:span></text:p>
      <text:p text:style-name="P13"><text:span text:style-name="T6"><text:s text:c="2"/></text:span><text:span text:style-name="T8">'concentration'</text:span><text:span text:style-name="T6">, </text:span><text:span text:style-name="T8">'fatigue'</text:span><text:span text:style-name="T6">, </text:span><text:span text:style-name="T8">'hunger'</text:span><text:span text:style-name="T6">, </text:span><text:span text:style-name="T8">'appetite'</text:span><text:span text:style-name="T6">,</text:span></text:p>
      <text:p text:style-name="P13"><text:span text:style-name="T6"><text:s text:c="2"/></text:span><text:span text:style-name="T8">'cold tolerance'</text:span><text:span text:style-name="T6">, </text:span><text:span text:style-name="T8">'noise tolerance'</text:span><text:span text:style-name="T6">, </text:span><text:span text:style-name="T8">'pain tolerance'</text:span><text:span text:style-name="T6">,</text:span></text:p>
      <text:p text:style-name="P13"><text:span text:style-name="T6"><text:s text:c="2"/></text:span><text:span text:style-name="T8">'tension'</text:span></text:p>
      <text:p text:style-name="P14">];<text:tab/><text:tab/></text:p>
      <text:p text:style-name="P13"><text:span text:style-name="T5">var</text:span><text:span text:style-name="T6"> binaryChecks </text:span><text:span text:style-name="T5">=</text:span><text:span text:style-name="T6"> [</text:span><text:span text:style-name="T8">'exercise'</text:span><text:span text:style-name="T6">, </text:span><text:span text:style-name="T8">'tea'</text:span><text:span text:style-name="T6">, </text:span><text:span text:style-name="T8">'coffee'</text:span><text:span text:style-name="T6">,</text:span></text:p>
      <text:p text:style-name="P13"><text:span text:style-name="T6"><text:s text:c="2"/></text:span><text:span text:style-name="T8">'2 meals'</text:span><text:span text:style-name="T6">, </text:span><text:span text:style-name="T8">'3 meals'</text:span><text:span text:style-name="T6">, </text:span><text:span text:style-name="T8">'digestive issues'</text:span></text:p>
      <text:p text:style-name="P14">];</text:p>
      <text:p text:style-name="P14"/>
      <text:p text:style-name="P13"><text:a xlink:type="simple" xlink:href="http://quantifiedawesome.com/record_categories.json?all=1">http</text:a><text:a xlink:type="simple" xlink:href="http://quantifiedawesome.com/record_categories.json?all=1">://</text:a><text:a xlink:type="simple" xlink:href="http://quantifiedawesome.com/record_categories.json?all=1">quantifiedawesome</text:a><text:a xlink:type="simple" xlink:href="http://quantifiedawesome.com/record_categories.json?all=1">.</text:a><text:a xlink:type="simple" xlink:href="http://quantifiedawesome.com/record_categories.json?all=1">com</text:a><text:a xlink:type="simple" xlink:href="http://quantifiedawesome.com/record_categories.json?all=1">/</text:a><text:a xlink:type="simple" xlink:href="http://quantifiedawesome.com/record_categories.json?all=1">record</text:a><text:a xlink:type="simple" xlink:href="http://quantifiedawesome.com/record_categories.json?all=1">_</text:a><text:a xlink:type="simple" xlink:href="http://quantifiedawesome.com/record_categories.json?all=1">categories</text:a><text:a xlink:type="simple" xlink:href="http://quantifiedawesome.com/record_categories.json?all=1">.</text:a><text:a xlink:type="simple" xlink:href="http://quantifiedawesome.com/record_categories.json?all=1">json</text:a><text:a xlink:type="simple" xlink:href="http://quantifiedawesome.com/record_categories.json?all=1">?</text:a><text:a xlink:type="simple" xlink:href="http://quantifiedawesome.com/record_categories.json?all=1">all</text:a><text:a xlink:type="simple" xlink:href="http://quantifiedawesome.com/record_categories.json?all=1">=1</text:a></text:p>
      <text:p text:style-name="P13"><text:a xlink:type="simple" xlink:href="https://github.com/sachac/quantified-android/blob/master/quantified-android/Quantified%20Awesome/src/com/sachachua/quantified/tasks/LoadRecordCategoriesTask.java">http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githu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blo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master</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20</text:a><text:a xlink:type="simple" xlink:href="https://github.com/sachac/quantified-android/blob/master/quantified-android/Quantified%20Awesome/src/com/sachachua/quantified/tasks/LoadRecordCategoriesTask.java">Awesome</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r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hua</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task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LoadRecordCategoriesTask</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java</text:a></text:p>
      <text:p text:style-name="P14"/>
      <text:p text:style-name="P11"><text:a xlink:type="simple" xlink:href="http://skout.com/">http</text:a><text:a xlink:type="simple" xlink:href="http://skout.com/">://</text:a><text:a xlink:type="simple" xlink:href="http://skout.com/">skout</text:a><text:a xlink:type="simple" xlink:href="http://skout.com/">.</text:a><text:a xlink:type="simple" xlink:href="http://skout.com/">com</text:a></text:p>
      <text:p text:style-name="P4"/>
      <text:h text:style-name="P121" text:outline-level="10"/>
      <text:h text:style-name="P122" text:outline-level="10"><text:bookmark text:name="h.vev9uwrkbk8z"/>Mood</text:h>
      <text:p text:style-name="P11">A collection of sixteen mood descriptions, from the Brief Mood Introspection Scale (BMIS), a free-ware mood scale.</text:p>
      <text:p text:style-name="P11"/>
      <text:p text:style-name="P11">Based on <text:a xlink:type="simple" xlink:href="http://www.unh.edu/emotional_intelligence/EI%20Assets/Reprints...Mood%20Meas%20and%20Mood%20Cong/MCMayerGaschke1988.pdf">The</text:a><text:a xlink:type="simple" xlink:href="http://www.unh.edu/emotional_intelligence/EI%20Assets/Reprints...Mood%20Meas%20and%20Mood%20Cong/MCMayerGaschke1988.pdf"> </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and</text:a><text:a xlink:type="simple" xlink:href="http://www.unh.edu/emotional_intelligence/EI%20Assets/Reprints...Mood%20Meas%20and%20Mood%20Cong/MCMayerGaschke1988.pdf"> </text:a><text:a xlink:type="simple" xlink:href="http://www.unh.edu/emotional_intelligence/EI%20Assets/Reprints...Mood%20Meas%20and%20Mood%20Cong/MCMayerGaschke1988.pdf">meta</text:a><text:a xlink:type="simple" xlink:href="http://www.unh.edu/emotional_intelligence/EI%20Assets/Reprints...Mood%20Meas%20and%20Mood%20Cong/MCMayerGaschke1988.pdf">-</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of</text:a><text:a xlink:type="simple" xlink:href="http://www.unh.edu/emotional_intelligence/EI%20Assets/Reprints...Mood%20Meas%20and%20Mood%20Cong/MCMayerGaschke1988.pdf"> </text:a><text:a xlink:type="simple" xlink:href="http://www.unh.edu/emotional_intelligence/EI%20Assets/Reprints...Mood%20Meas%20and%20Mood%20Cong/MCMayerGaschke1988.pdf">mood</text:a><text:a xlink:type="simple" xlink:href="http://www.unh.edu/emotional_intelligence/EI%20Assets/Reprints...Mood%20Meas%20and%20Mood%20Cong/MCMayerGaschke1988.pdf">.</text:a>Journal of Personality and Social Psychology, 55, 102-111. Mayer, J. D., &amp; Gaschke, Y. N. (1988).</text:p>
      <table:table table:name="Table19" table:style-name="Table19">
        <table:table-column table:style-name="Table19.A"/>
        <table:table-row>
          <table:table-cell table:style-name="Table19.A1" office:value-type="string">
            <text:p text:style-name="P40">Active</text:p>
          </table:table-cell>
        </table:table-row>
        <table:table-row>
          <table:table-cell table:style-name="Table19.A1" office:value-type="string">
            <text:p text:style-name="P40">Calm</text:p>
          </table:table-cell>
        </table:table-row>
        <table:table-row>
          <table:table-cell table:style-name="Table19.A1" office:value-type="string">
            <text:p text:style-name="P40">Caring</text:p>
          </table:table-cell>
        </table:table-row>
        <table:table-row>
          <table:table-cell table:style-name="Table19.A1" office:value-type="string">
            <text:p text:style-name="P40">Content</text:p>
          </table:table-cell>
        </table:table-row>
        <table:table-row>
          <table:table-cell table:style-name="Table19.A1" office:value-type="string">
            <text:p text:style-name="P40">Drowsy</text:p>
          </table:table-cell>
        </table:table-row>
        <table:table-row>
          <table:table-cell table:style-name="Table19.A1" office:value-type="string">
            <text:p text:style-name="P40">Fed up</text:p>
          </table:table-cell>
        </table:table-row>
        <table:table-row>
          <table:table-cell table:style-name="Table19.A1" office:value-type="string">
            <text:p text:style-name="P40">Gloomy</text:p>
          </table:table-cell>
        </table:table-row>
        <table:table-row>
          <table:table-cell table:style-name="Table19.A1" office:value-type="string">
            <text:p text:style-name="P40">Grouchy</text:p>
          </table:table-cell>
        </table:table-row>
        <table:table-row>
          <table:table-cell table:style-name="Table19.A1" office:value-type="string">
            <text:p text:style-name="P40">Happy</text:p>
          </table:table-cell>
        </table:table-row>
        <table:table-row>
          <table:table-cell table:style-name="Table19.A1" office:value-type="string">
            <text:p text:style-name="P40">Jittery</text:p>
          </table:table-cell>
        </table:table-row>
        <table:table-row>
          <table:table-cell table:style-name="Table19.A1" office:value-type="string">
            <text:p text:style-name="P40">Lively</text:p>
          </table:table-cell>
        </table:table-row>
        <table:table-row>
          <table:table-cell table:style-name="Table19.A1" office:value-type="string">
            <text:p text:style-name="P40">Loving</text:p>
          </table:table-cell>
        </table:table-row>
        <table:table-row>
          <table:table-cell table:style-name="Table19.A1" office:value-type="string">
            <text:p text:style-name="P40">Nervous</text:p>
          </table:table-cell>
        </table:table-row>
        <table:table-row>
          <table:table-cell table:style-name="Table19.A1" office:value-type="string">
            <text:p text:style-name="P40">Peppy</text:p>
          </table:table-cell>
        </table:table-row>
        <table:table-row>
          <table:table-cell table:style-name="Table19.A1" office:value-type="string">
            <text:p text:style-name="P40">Sad</text:p>
          </table:table-cell>
        </table:table-row>
        <table:table-row>
          <table:table-cell table:style-name="Table19.A16" office:value-type="string">
            <text:p text:style-name="P40">Tired</text:p>
          </table:table-cell>
        </table:table-row>
      </table:table>
      <text:p text:style-name="P11"/>
      <text:p text:style-name="P19">Maslow's list of Metaneeds:</text:p>
      <text:p text:style-name="P1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list xml:id="list1215852458415981856" text:style-name="LS62">
        <text:list-item>
          <text:p text:style-name="P78">Wholeness (unity)</text:p>
        </text:list-item>
        <text:list-item>
          <text:p text:style-name="P78"><text:soft-page-break/>Perfection (balance and harmony)</text:p>
        </text:list-item>
        <text:list-item>
          <text:p text:style-name="P78">Completion (ending)</text:p>
        </text:list-item>
        <text:list-item>
          <text:p text:style-name="P78">Justice (fairness)</text:p>
        </text:list-item>
        <text:list-item>
          <text:p text:style-name="P78">Richness (complexity)</text:p>
        </text:list-item>
        <text:list-item>
          <text:p text:style-name="P78">Simplicity (essence)</text:p>
        </text:list-item>
        <text:list-item>
          <text:p text:style-name="P78">Liveliness (spontaneity)</text:p>
        </text:list-item>
        <text:list-item>
          <text:p text:style-name="P78">Beauty (rightness of form)</text:p>
        </text:list-item>
        <text:list-item>
          <text:p text:style-name="P78">Goodness (benevolence)</text:p>
        </text:list-item>
        <text:list-item>
          <text:p text:style-name="P78">Uniqueness (individuality)</text:p>
        </text:list-item>
        <text:list-item>
          <text:p text:style-name="P78">Playfulness (ease)</text:p>
        </text:list-item>
        <text:list-item>
          <text:p text:style-name="P78">Truth (reality)</text:p>
        </text:list-item>
        <text:list-item>
          <text:p text:style-name="P78">Autonomy (self-sufficiency)</text:p>
        </text:list-item>
        <text:list-item>
          <text:p text:style-name="P78">Meaningfulness (values).</text:p>
        </text:list-item>
      </text:list>
      <text:p text:style-name="P81"/>
      <text:h text:style-name="P123" text:outline-level="10">Sensors</text:h>
      <text:h text:style-name="P50" text:outline-level="10">Mapping</text:h>
      <text:p text:style-name="P11"><text:a xlink:type="simple" xlink:href="http://en.wikipedia.org/wiki/Public_Participation_GIS">http</text:a><text:a xlink:type="simple" xlink:href="http://en.wikipedia.org/wiki/Public_Participation_GIS">://</text:a><text:a xlink:type="simple" xlink:href="http://en.wikipedia.org/wiki/Public_Participation_GIS">en</text:a><text:a xlink:type="simple" xlink:href="http://en.wikipedia.org/wiki/Public_Participation_GIS">.</text:a><text:a xlink:type="simple" xlink:href="http://en.wikipedia.org/wiki/Public_Participation_GIS">wikipedia</text:a><text:a xlink:type="simple" xlink:href="http://en.wikipedia.org/wiki/Public_Participation_GIS">.</text:a><text:a xlink:type="simple" xlink:href="http://en.wikipedia.org/wiki/Public_Participation_GIS">org</text:a><text:a xlink:type="simple" xlink:href="http://en.wikipedia.org/wiki/Public_Participation_GIS">/</text:a><text:a xlink:type="simple" xlink:href="http://en.wikipedia.org/wiki/Public_Participation_GIS">wiki</text:a><text:a xlink:type="simple" xlink:href="http://en.wikipedia.org/wiki/Public_Participation_GIS">/</text:a><text:a xlink:type="simple" xlink:href="http://en.wikipedia.org/wiki/Public_Participation_GIS">Public</text:a><text:a xlink:type="simple" xlink:href="http://en.wikipedia.org/wiki/Public_Participation_GIS">_</text:a><text:a xlink:type="simple" xlink:href="http://en.wikipedia.org/wiki/Public_Participation_GIS">Participation</text:a><text:a xlink:type="simple" xlink:href="http://en.wikipedia.org/wiki/Public_Participation_GIS">_</text:a><text:a xlink:type="simple" xlink:href="http://en.wikipedia.org/wiki/Public_Participation_GIS">GIS</text:a></text:p>
      <text:p text:style-name="P11"><text:a xlink:type="simple" xlink:href="http://en.wikipedia.org/wiki/Collaborative_mapping">http</text:a><text:a xlink:type="simple" xlink:href="http://en.wikipedia.org/wiki/Collaborative_mapping">://</text:a><text:a xlink:type="simple" xlink:href="http://en.wikipedia.org/wiki/Collaborative_mapping">en</text:a><text:a xlink:type="simple" xlink:href="http://en.wikipedia.org/wiki/Collaborative_mapping">.</text:a><text:a xlink:type="simple" xlink:href="http://en.wikipedia.org/wiki/Collaborative_mapping">wikipedia</text:a><text:a xlink:type="simple" xlink:href="http://en.wikipedia.org/wiki/Collaborative_mapping">.</text:a><text:a xlink:type="simple" xlink:href="http://en.wikipedia.org/wiki/Collaborative_mapping">org</text:a><text:a xlink:type="simple" xlink:href="http://en.wikipedia.org/wiki/Collaborative_mapping">/</text:a><text:a xlink:type="simple" xlink:href="http://en.wikipedia.org/wiki/Collaborative_mapping">wiki</text:a><text:a xlink:type="simple" xlink:href="http://en.wikipedia.org/wiki/Collaborative_mapping">/</text:a><text:a xlink:type="simple" xlink:href="http://en.wikipedia.org/wiki/Collaborative_mapping">Collaborative</text:a><text:a xlink:type="simple" xlink:href="http://en.wikipedia.org/wiki/Collaborative_mapping">_</text:a><text:a xlink:type="simple" xlink:href="http://en.wikipedia.org/wiki/Collaborative_mapping">mapping</text:a></text:p>
      <text:p text:style-name="P11"><text:a xlink:type="simple" xlink:href="http://en.wikipedia.org/wiki/Participatory_GIS">http</text:a><text:a xlink:type="simple" xlink:href="http://en.wikipedia.org/wiki/Participatory_GIS">://</text:a><text:a xlink:type="simple" xlink:href="http://en.wikipedia.org/wiki/Participatory_GIS">en</text:a><text:a xlink:type="simple" xlink:href="http://en.wikipedia.org/wiki/Participatory_GIS">.</text:a><text:a xlink:type="simple" xlink:href="http://en.wikipedia.org/wiki/Participatory_GIS">wikipedia</text:a><text:a xlink:type="simple" xlink:href="http://en.wikipedia.org/wiki/Participatory_GIS">.</text:a><text:a xlink:type="simple" xlink:href="http://en.wikipedia.org/wiki/Participatory_GIS">org</text:a><text:a xlink:type="simple" xlink:href="http://en.wikipedia.org/wiki/Participatory_GIS">/</text:a><text:a xlink:type="simple" xlink:href="http://en.wikipedia.org/wiki/Participatory_GIS">wiki</text:a><text:a xlink:type="simple" xlink:href="http://en.wikipedia.org/wiki/Participatory_GIS">/</text:a><text:a xlink:type="simple" xlink:href="http://en.wikipedia.org/wiki/Participatory_GIS">Participatory</text:a><text:a xlink:type="simple" xlink:href="http://en.wikipedia.org/wiki/Participatory_GIS">_</text:a><text:a xlink:type="simple" xlink:href="http://en.wikipedia.org/wiki/Participatory_GIS">GIS</text:a></text:p>
      <text:p text:style-name="P11"><text:a xlink:type="simple" xlink:href="http://en.wikipedia.org/wiki/Neighborhood_planning">http</text:a><text:a xlink:type="simple" xlink:href="http://en.wikipedia.org/wiki/Neighborhood_planning">://</text:a><text:a xlink:type="simple" xlink:href="http://en.wikipedia.org/wiki/Neighborhood_planning">en</text:a><text:a xlink:type="simple" xlink:href="http://en.wikipedia.org/wiki/Neighborhood_planning">.</text:a><text:a xlink:type="simple" xlink:href="http://en.wikipedia.org/wiki/Neighborhood_planning">wikipedia</text:a><text:a xlink:type="simple" xlink:href="http://en.wikipedia.org/wiki/Neighborhood_planning">.</text:a><text:a xlink:type="simple" xlink:href="http://en.wikipedia.org/wiki/Neighborhood_planning">org</text:a><text:a xlink:type="simple" xlink:href="http://en.wikipedia.org/wiki/Neighborhood_planning">/</text:a><text:a xlink:type="simple" xlink:href="http://en.wikipedia.org/wiki/Neighborhood_planning">wiki</text:a><text:a xlink:type="simple" xlink:href="http://en.wikipedia.org/wiki/Neighborhood_planning">/</text:a><text:a xlink:type="simple" xlink:href="http://en.wikipedia.org/wiki/Neighborhood_planning">Neighborhood</text:a><text:a xlink:type="simple" xlink:href="http://en.wikipedia.org/wiki/Neighborhood_planning">_</text:a><text:a xlink:type="simple" xlink:href="http://en.wikipedia.org/wiki/Neighborhood_planning">planning</text:a></text:p>
      <text:p text:style-name="P11"><text:a xlink:type="simple" xlink:href="http://en.wikipedia.org/wiki/Volunteered_Geographic_Information">http</text:a><text:a xlink:type="simple" xlink:href="http://en.wikipedia.org/wiki/Volunteered_Geographic_Information">://</text:a><text:a xlink:type="simple" xlink:href="http://en.wikipedia.org/wiki/Volunteered_Geographic_Information">en</text:a><text:a xlink:type="simple" xlink:href="http://en.wikipedia.org/wiki/Volunteered_Geographic_Information">.</text:a><text:a xlink:type="simple" xlink:href="http://en.wikipedia.org/wiki/Volunteered_Geographic_Information">wikipedia</text:a><text:a xlink:type="simple" xlink:href="http://en.wikipedia.org/wiki/Volunteered_Geographic_Information">.</text:a><text:a xlink:type="simple" xlink:href="http://en.wikipedia.org/wiki/Volunteered_Geographic_Information">org</text:a><text:a xlink:type="simple" xlink:href="http://en.wikipedia.org/wiki/Volunteered_Geographic_Information">/</text:a><text:a xlink:type="simple" xlink:href="http://en.wikipedia.org/wiki/Volunteered_Geographic_Information">wiki</text:a><text:a xlink:type="simple" xlink:href="http://en.wikipedia.org/wiki/Volunteered_Geographic_Information">/</text:a><text:a xlink:type="simple" xlink:href="http://en.wikipedia.org/wiki/Volunteered_Geographic_Information">Volunteered</text:a><text:a xlink:type="simple" xlink:href="http://en.wikipedia.org/wiki/Volunteered_Geographic_Information">_</text:a><text:a xlink:type="simple" xlink:href="http://en.wikipedia.org/wiki/Volunteered_Geographic_Information">Geographic</text:a><text:a xlink:type="simple" xlink:href="http://en.wikipedia.org/wiki/Volunteered_Geographic_Information">_</text:a><text:a xlink:type="simple" xlink:href="http://en.wikipedia.org/wiki/Volunteered_Geographic_Information">Information</text:a></text:p>
      <text:p text:style-name="P11"><text:a xlink:type="simple" xlink:href="http://en.wikipedia.org/wiki/Web_mapping">http</text:a><text:a xlink:type="simple" xlink:href="http://en.wikipedia.org/wiki/Web_mapping">://</text:a><text:a xlink:type="simple" xlink:href="http://en.wikipedia.org/wiki/Web_mapping">en</text:a><text:a xlink:type="simple" xlink:href="http://en.wikipedia.org/wiki/Web_mapping">.</text:a><text:a xlink:type="simple" xlink:href="http://en.wikipedia.org/wiki/Web_mapping">wikipedia</text:a><text:a xlink:type="simple" xlink:href="http://en.wikipedia.org/wiki/Web_mapping">.</text:a><text:a xlink:type="simple" xlink:href="http://en.wikipedia.org/wiki/Web_mapping">org</text:a><text:a xlink:type="simple" xlink:href="http://en.wikipedia.org/wiki/Web_mapping">/</text:a><text:a xlink:type="simple" xlink:href="http://en.wikipedia.org/wiki/Web_mapping">wiki</text:a><text:a xlink:type="simple" xlink:href="http://en.wikipedia.org/wiki/Web_mapping">/</text:a><text:a xlink:type="simple" xlink:href="http://en.wikipedia.org/wiki/Web_mapping">Web</text:a><text:a xlink:type="simple" xlink:href="http://en.wikipedia.org/wiki/Web_mapping">_</text:a><text:a xlink:type="simple" xlink:href="http://en.wikipedia.org/wiki/Web_mapping">mapping</text:a></text:p>
      <text:p text:style-name="P11"><text:a xlink:type="simple" xlink:href="http://en.wikipedia.org/wiki/Neogeography">http</text:a><text:a xlink:type="simple" xlink:href="http://en.wikipedia.org/wiki/Neogeography">://</text:a><text:a xlink:type="simple" xlink:href="http://en.wikipedia.org/wiki/Neogeography">en</text:a><text:a xlink:type="simple" xlink:href="http://en.wikipedia.org/wiki/Neogeography">.</text:a><text:a xlink:type="simple" xlink:href="http://en.wikipedia.org/wiki/Neogeography">wikipedia</text:a><text:a xlink:type="simple" xlink:href="http://en.wikipedia.org/wiki/Neogeography">.</text:a><text:a xlink:type="simple" xlink:href="http://en.wikipedia.org/wiki/Neogeography">org</text:a><text:a xlink:type="simple" xlink:href="http://en.wikipedia.org/wiki/Neogeography">/</text:a><text:a xlink:type="simple" xlink:href="http://en.wikipedia.org/wiki/Neogeography">wiki</text:a><text:a xlink:type="simple" xlink:href="http://en.wikipedia.org/wiki/Neogeography">/</text:a><text:a xlink:type="simple" xlink:href="http://en.wikipedia.org/wiki/Neogeography">Neogeography</text:a></text:p>
      <text:p text:style-name="P15"/>
      <text:p text:style-name="P15"/>
      <text:h text:style-name="P51" text:outline-level="10">Quality of Life</text:h>
      <text:p text:style-name="P11"><text:a xlink:type="simple" xlink:href="http://en.wikipedia.org/wiki/Quality_of_life">http</text:a><text:a xlink:type="simple" xlink:href="http://en.wikipedia.org/wiki/Quality_of_life">://</text:a><text:a xlink:type="simple" xlink:href="http://en.wikipedia.org/wiki/Quality_of_life">en</text:a><text:a xlink:type="simple" xlink:href="http://en.wikipedia.org/wiki/Quality_of_life">.</text:a><text:a xlink:type="simple" xlink:href="http://en.wikipedia.org/wiki/Quality_of_life">wikipedia</text:a><text:a xlink:type="simple" xlink:href="http://en.wikipedia.org/wiki/Quality_of_life">.</text:a><text:a xlink:type="simple" xlink:href="http://en.wikipedia.org/wiki/Quality_of_life">org</text:a><text:a xlink:type="simple" xlink:href="http://en.wikipedia.org/wiki/Quality_of_life">/</text:a><text:a xlink:type="simple" xlink:href="http://en.wikipedia.org/wiki/Quality_of_life">wiki</text:a><text:a xlink:type="simple" xlink:href="http://en.wikipedia.org/wiki/Quality_of_life">/</text:a><text:a xlink:type="simple" xlink:href="http://en.wikipedia.org/wiki/Quality_of_life">Quality</text:a><text:a xlink:type="simple" xlink:href="http://en.wikipedia.org/wiki/Quality_of_life">_</text:a><text:a xlink:type="simple" xlink:href="http://en.wikipedia.org/wiki/Quality_of_life">of</text:a><text:a xlink:type="simple" xlink:href="http://en.wikipedia.org/wiki/Quality_of_life">_</text:a><text:a xlink:type="simple" xlink:href="http://en.wikipedia.org/wiki/Quality_of_life">life</text:a></text:p>
      <text:p text:style-name="P11">http://en.wikipedia.org/wiki/Gross_National_Happiness</text:p>
      <text:p text:style-name="P11"><text:a xlink:type="simple" xlink:href="http://en.wikipedia.org/wiki/Physical_Quality_of_Life_Index">http</text:a><text:a xlink:type="simple" xlink:href="http://en.wikipedia.org/wiki/Physical_Quality_of_Life_Index">://</text:a><text:a xlink:type="simple" xlink:href="http://en.wikipedia.org/wiki/Physical_Quality_of_Life_Index">en</text:a><text:a xlink:type="simple" xlink:href="http://en.wikipedia.org/wiki/Physical_Quality_of_Life_Index">.</text:a><text:a xlink:type="simple" xlink:href="http://en.wikipedia.org/wiki/Physical_Quality_of_Life_Index">wikipedia</text:a><text:a xlink:type="simple" xlink:href="http://en.wikipedia.org/wiki/Physical_Quality_of_Life_Index">.</text:a><text:a xlink:type="simple" xlink:href="http://en.wikipedia.org/wiki/Physical_Quality_of_Life_Index">org</text:a><text:a xlink:type="simple" xlink:href="http://en.wikipedia.org/wiki/Physical_Quality_of_Life_Index">/</text:a><text:a xlink:type="simple" xlink:href="http://en.wikipedia.org/wiki/Physical_Quality_of_Life_Index">wiki</text:a><text:a xlink:type="simple" xlink:href="http://en.wikipedia.org/wiki/Physical_Quality_of_Life_Index">/</text:a><text:a xlink:type="simple" xlink:href="http://en.wikipedia.org/wiki/Physical_Quality_of_Life_Index">Physical</text:a><text:a xlink:type="simple" xlink:href="http://en.wikipedia.org/wiki/Physical_Quality_of_Life_Index">_</text:a><text:a xlink:type="simple" xlink:href="http://en.wikipedia.org/wiki/Physical_Quality_of_Life_Index">Quality</text:a><text:a xlink:type="simple" xlink:href="http://en.wikipedia.org/wiki/Physical_Quality_of_Life_Index">_</text:a><text:a xlink:type="simple" xlink:href="http://en.wikipedia.org/wiki/Physical_Quality_of_Life_Index">of</text:a><text:a xlink:type="simple" xlink:href="http://en.wikipedia.org/wiki/Physical_Quality_of_Life_Index">_</text:a><text:a xlink:type="simple" xlink:href="http://en.wikipedia.org/wiki/Physical_Quality_of_Life_Index">Life</text:a><text:a xlink:type="simple" xlink:href="http://en.wikipedia.org/wiki/Physical_Quality_of_Life_Index">_</text:a><text:a xlink:type="simple" xlink:href="http://en.wikipedia.org/wiki/Physical_Quality_of_Life_Index">Index</text:a></text:p>
      <text:p text:style-name="P11"><text:a xlink:type="simple" xlink:href="http://en.wikipedia.org/wiki/Quality-of-life_index">http</text:a><text:a xlink:type="simple" xlink:href="http://en.wikipedia.org/wiki/Quality-of-life_index">://</text:a><text:a xlink:type="simple" xlink:href="http://en.wikipedia.org/wiki/Quality-of-life_index">en</text:a><text:a xlink:type="simple" xlink:href="http://en.wikipedia.org/wiki/Quality-of-life_index">.</text:a><text:a xlink:type="simple" xlink:href="http://en.wikipedia.org/wiki/Quality-of-life_index">wikipedia</text:a><text:a xlink:type="simple" xlink:href="http://en.wikipedia.org/wiki/Quality-of-life_index">.</text:a><text:a xlink:type="simple" xlink:href="http://en.wikipedia.org/wiki/Quality-of-life_index">org</text:a><text:a xlink:type="simple" xlink:href="http://en.wikipedia.org/wiki/Quality-of-life_index">/</text:a><text:a xlink:type="simple" xlink:href="http://en.wikipedia.org/wiki/Quality-of-life_index">wiki</text:a><text:a xlink:type="simple" xlink:href="http://en.wikipedia.org/wiki/Quality-of-life_index">/</text:a><text:a xlink:type="simple" xlink:href="http://en.wikipedia.org/wiki/Quality-of-life_index">Quality</text:a><text:a xlink:type="simple" xlink:href="http://en.wikipedia.org/wiki/Quality-of-life_index">-</text:a><text:a xlink:type="simple" xlink:href="http://en.wikipedia.org/wiki/Quality-of-life_index">of</text:a><text:a xlink:type="simple" xlink:href="http://en.wikipedia.org/wiki/Quality-of-life_index">-</text:a><text:a xlink:type="simple" xlink:href="http://en.wikipedia.org/wiki/Quality-of-life_index">life</text:a><text:a xlink:type="simple" xlink:href="http://en.wikipedia.org/wiki/Quality-of-life_index">_</text:a><text:a xlink:type="simple" xlink:href="http://en.wikipedia.org/wiki/Quality-of-life_index">index</text:a></text:p>
      <text:p text:style-name="P11"><text:a xlink:type="simple" xlink:href="http://en.wikipedia.org/wiki/Quality_of_life_%28healthcare%29">http</text:a><text:a xlink:type="simple" xlink:href="http://en.wikipedia.org/wiki/Quality_of_life_%28healthcare%29">://</text:a><text:a xlink:type="simple" xlink:href="http://en.wikipedia.org/wiki/Quality_of_life_%28healthcare%29">en</text:a><text:a xlink:type="simple" xlink:href="http://en.wikipedia.org/wiki/Quality_of_life_%28healthcare%29">.</text:a><text:a xlink:type="simple" xlink:href="http://en.wikipedia.org/wiki/Quality_of_life_%28healthcare%29">wikipedia</text:a><text:a xlink:type="simple" xlink:href="http://en.wikipedia.org/wiki/Quality_of_life_%28healthcare%29">.</text:a><text:a xlink:type="simple" xlink:href="http://en.wikipedia.org/wiki/Quality_of_life_%28healthcare%29">org</text:a><text:a xlink:type="simple" xlink:href="http://en.wikipedia.org/wiki/Quality_of_life_%28healthcare%29">/</text:a><text:a xlink:type="simple" xlink:href="http://en.wikipedia.org/wiki/Quality_of_life_%28healthcare%29">wiki</text:a><text:a xlink:type="simple" xlink:href="http://en.wikipedia.org/wiki/Quality_of_life_%28healthcare%29">/</text:a><text:a xlink:type="simple" xlink:href="http://en.wikipedia.org/wiki/Quality_of_life_%28healthcare%29">Quality</text:a><text:a xlink:type="simple" xlink:href="http://en.wikipedia.org/wiki/Quality_of_life_%28healthcare%29">_</text:a><text:a xlink:type="simple" xlink:href="http://en.wikipedia.org/wiki/Quality_of_life_%28healthcare%29">of</text:a><text:a xlink:type="simple" xlink:href="http://en.wikipedia.org/wiki/Quality_of_life_%28healthcare%29">_</text:a><text:a xlink:type="simple" xlink:href="http://en.wikipedia.org/wiki/Quality_of_life_%28healthcare%29">life</text:a><text:a xlink:type="simple" xlink:href="http://en.wikipedia.org/wiki/Quality_of_life_%28healthcare%29">_%28</text:a><text:a xlink:type="simple" xlink:href="http://en.wikipedia.org/wiki/Quality_of_life_%28healthcare%29">healthcare</text:a><text:a xlink:type="simple" xlink:href="http://en.wikipedia.org/wiki/Quality_of_life_%28healthcare%29">%29</text:a></text:p>
      <text:p text:style-name="P11">http://en.wikipedia.org/wiki/Satisfaction_with_Life_Index</text:p>
      <text:p text:style-name="P11">http://en.wikipedia.org/wiki/Happiness_economics</text:p>
      <text:p text:style-name="P11"><text:a xlink:type="simple" xlink:href="http://en.wikipedia.org/wiki/Legatum_Prosperity_Index">http</text:a><text:a xlink:type="simple" xlink:href="http://en.wikipedia.org/wiki/Legatum_Prosperity_Index">://</text:a><text:a xlink:type="simple" xlink:href="http://en.wikipedia.org/wiki/Legatum_Prosperity_Index">en</text:a><text:a xlink:type="simple" xlink:href="http://en.wikipedia.org/wiki/Legatum_Prosperity_Index">.</text:a><text:a xlink:type="simple" xlink:href="http://en.wikipedia.org/wiki/Legatum_Prosperity_Index">wikipedia</text:a><text:a xlink:type="simple" xlink:href="http://en.wikipedia.org/wiki/Legatum_Prosperity_Index">.</text:a><text:a xlink:type="simple" xlink:href="http://en.wikipedia.org/wiki/Legatum_Prosperity_Index">org</text:a><text:a xlink:type="simple" xlink:href="http://en.wikipedia.org/wiki/Legatum_Prosperity_Index">/</text:a><text:a xlink:type="simple" xlink:href="http://en.wikipedia.org/wiki/Legatum_Prosperity_Index">wiki</text:a><text:a xlink:type="simple" xlink:href="http://en.wikipedia.org/wiki/Legatum_Prosperity_Index">/</text:a><text:a xlink:type="simple" xlink:href="http://en.wikipedia.org/wiki/Legatum_Prosperity_Index">Legatum</text:a><text:a xlink:type="simple" xlink:href="http://en.wikipedia.org/wiki/Legatum_Prosperity_Index">_</text:a><text:a xlink:type="simple" xlink:href="http://en.wikipedia.org/wiki/Legatum_Prosperity_Index">Prosperity</text:a><text:a xlink:type="simple" xlink:href="http://en.wikipedia.org/wiki/Legatum_Prosperity_Index">_</text:a><text:a xlink:type="simple" xlink:href="http://en.wikipedia.org/wiki/Legatum_Prosperity_Index">Index</text:a></text:p>
      <text:p text:style-name="P11">http://en.wikipedia.org/wiki/Global_Peace_Index</text:p>
      <text:p text:style-name="P11"><text:a xlink:type="simple" xlink:href="http://en.wikipedia.org/wiki/UN_Human_Development_Index">http</text:a><text:a xlink:type="simple" xlink:href="http://en.wikipedia.org/wiki/UN_Human_Development_Index">://</text:a><text:a xlink:type="simple" xlink:href="http://en.wikipedia.org/wiki/UN_Human_Development_Index">en</text:a><text:a xlink:type="simple" xlink:href="http://en.wikipedia.org/wiki/UN_Human_Development_Index">.</text:a><text:a xlink:type="simple" xlink:href="http://en.wikipedia.org/wiki/UN_Human_Development_Index">wikipedia</text:a><text:a xlink:type="simple" xlink:href="http://en.wikipedia.org/wiki/UN_Human_Development_Index">.</text:a><text:a xlink:type="simple" xlink:href="http://en.wikipedia.org/wiki/UN_Human_Development_Index">org</text:a><text:a xlink:type="simple" xlink:href="http://en.wikipedia.org/wiki/UN_Human_Development_Index">/</text:a><text:a xlink:type="simple" xlink:href="http://en.wikipedia.org/wiki/UN_Human_Development_Index">wiki</text:a><text:a xlink:type="simple" xlink:href="http://en.wikipedia.org/wiki/UN_Human_Development_Index">/</text:a><text:a xlink:type="simple" xlink:href="http://en.wikipedia.org/wiki/UN_Human_Development_Index">UN</text:a><text:a xlink:type="simple" xlink:href="http://en.wikipedia.org/wiki/UN_Human_Development_Index">_</text:a><text:a xlink:type="simple" xlink:href="http://en.wikipedia.org/wiki/UN_Human_Development_Index">Human</text:a><text:a xlink:type="simple" xlink:href="http://en.wikipedia.org/wiki/UN_Human_Development_Index">_</text:a><text:a xlink:type="simple" xlink:href="http://en.wikipedia.org/wiki/UN_Human_Development_Index">Development</text:a><text:a xlink:type="simple" xlink:href="http://en.wikipedia.org/wiki/UN_Human_Development_Index">_</text:a><text:a xlink:type="simple" xlink:href="http://en.wikipedia.org/wiki/UN_Human_Development_Index">Index</text:a></text:p>
      <text:p text:style-name="P11"><text:a xlink:type="simple" xlink:href="http://en.wikipedia.org/wiki/Human_Poverty_Index">http</text:a><text:a xlink:type="simple" xlink:href="http://en.wikipedia.org/wiki/Human_Poverty_Index">://</text:a><text:a xlink:type="simple" xlink:href="http://en.wikipedia.org/wiki/Human_Poverty_Index">en</text:a><text:a xlink:type="simple" xlink:href="http://en.wikipedia.org/wiki/Human_Poverty_Index">.</text:a><text:a xlink:type="simple" xlink:href="http://en.wikipedia.org/wiki/Human_Poverty_Index">wikipedia</text:a><text:a xlink:type="simple" xlink:href="http://en.wikipedia.org/wiki/Human_Poverty_Index">.</text:a><text:a xlink:type="simple" xlink:href="http://en.wikipedia.org/wiki/Human_Poverty_Index">org</text:a><text:a xlink:type="simple" xlink:href="http://en.wikipedia.org/wiki/Human_Poverty_Index">/</text:a><text:a xlink:type="simple" xlink:href="http://en.wikipedia.org/wiki/Human_Poverty_Index">wiki</text:a><text:a xlink:type="simple" xlink:href="http://en.wikipedia.org/wiki/Human_Poverty_Index">/</text:a><text:a xlink:type="simple" xlink:href="http://en.wikipedia.org/wiki/Human_Poverty_Index">Human</text:a><text:a xlink:type="simple" xlink:href="http://en.wikipedia.org/wiki/Human_Poverty_Index">_</text:a><text:a xlink:type="simple" xlink:href="http://en.wikipedia.org/wiki/Human_Poverty_Index">Poverty</text:a><text:a xlink:type="simple" xlink:href="http://en.wikipedia.org/wiki/Human_Poverty_Index">_</text:a><text:a xlink:type="simple" xlink:href="http://en.wikipedia.org/wiki/Human_Poverty_Index">Index</text:a></text:p>
      <text:p text:style-name="P11"><text:a xlink:type="simple" xlink:href="http://en.wikipedia.org/wiki/Human_Development_Index">http</text:a><text:a xlink:type="simple" xlink:href="http://en.wikipedia.org/wiki/Human_Development_Index">://</text:a><text:a xlink:type="simple" xlink:href="http://en.wikipedia.org/wiki/Human_Development_Index">en</text:a><text:a xlink:type="simple" xlink:href="http://en.wikipedia.org/wiki/Human_Development_Index">.</text:a><text:a xlink:type="simple" xlink:href="http://en.wikipedia.org/wiki/Human_Development_Index">wikipedia</text:a><text:a xlink:type="simple" xlink:href="http://en.wikipedia.org/wiki/Human_Development_Index">.</text:a><text:a xlink:type="simple" xlink:href="http://en.wikipedia.org/wiki/Human_Development_Index">org</text:a><text:a xlink:type="simple" xlink:href="http://en.wikipedia.org/wiki/Human_Development_Index">/</text:a><text:a xlink:type="simple" xlink:href="http://en.wikipedia.org/wiki/Human_Development_Index">wiki</text:a><text:a xlink:type="simple" xlink:href="http://en.wikipedia.org/wiki/Human_Development_Index">/</text:a><text:a xlink:type="simple" xlink:href="http://en.wikipedia.org/wiki/Human_Development_Index">Human</text:a><text:a xlink:type="simple" xlink:href="http://en.wikipedia.org/wiki/Human_Development_Index">_</text:a><text:a xlink:type="simple" xlink:href="http://en.wikipedia.org/wiki/Human_Development_Index">Development</text:a><text:a xlink:type="simple" xlink:href="http://en.wikipedia.org/wiki/Human_Development_Index">_</text:a><text:a xlink:type="simple" xlink:href="http://en.wikipedia.org/wiki/Human_Development_Index">Index</text:a></text:p>
      <text:p text:style-name="P11"><text:soft-page-break/>http://en.wikipedia.org/wiki/Happy_Planet_Index</text:p>
      <text:p text:style-name="P1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1">http://en.wikipedia.org/wiki/Happiness</text:p>
      <text:p text:style-name="P11">http://en.wikipedia.org/wiki/Human_rights</text:p>
      <text:p text:style-name="P11"><text:a xlink:type="simple" xlink:href="http://en.wikipedia.org/wiki/Emotional_well-being">http</text:a><text:a xlink:type="simple" xlink:href="http://en.wikipedia.org/wiki/Emotional_well-being">://</text:a><text:a xlink:type="simple" xlink:href="http://en.wikipedia.org/wiki/Emotional_well-being">en</text:a><text:a xlink:type="simple" xlink:href="http://en.wikipedia.org/wiki/Emotional_well-being">.</text:a><text:a xlink:type="simple" xlink:href="http://en.wikipedia.org/wiki/Emotional_well-being">wikipedia</text:a><text:a xlink:type="simple" xlink:href="http://en.wikipedia.org/wiki/Emotional_well-being">.</text:a><text:a xlink:type="simple" xlink:href="http://en.wikipedia.org/wiki/Emotional_well-being">org</text:a><text:a xlink:type="simple" xlink:href="http://en.wikipedia.org/wiki/Emotional_well-being">/</text:a><text:a xlink:type="simple" xlink:href="http://en.wikipedia.org/wiki/Emotional_well-being">wiki</text:a><text:a xlink:type="simple" xlink:href="http://en.wikipedia.org/wiki/Emotional_well-being">/</text:a><text:a xlink:type="simple" xlink:href="http://en.wikipedia.org/wiki/Emotional_well-being">Emotional</text:a><text:a xlink:type="simple" xlink:href="http://en.wikipedia.org/wiki/Emotional_well-being">_</text:a><text:a xlink:type="simple" xlink:href="http://en.wikipedia.org/wiki/Emotional_well-being">well</text:a><text:a xlink:type="simple" xlink:href="http://en.wikipedia.org/wiki/Emotional_well-being">-</text:a><text:a xlink:type="simple" xlink:href="http://en.wikipedia.org/wiki/Emotional_well-being">being</text:a></text:p>
      <text:p text:style-name="P11">http://en.wikipedia.org/wiki/World%27s_most_livable_cities</text:p>
      <text:p text:style-name="P11"/>
      <text:p text:style-name="P19">MQTT</text:p>
      <text:p text:style-name="P11"><text:a xlink:type="simple" xlink:href="http://mqtt.org/">http</text:a><text:a xlink:type="simple" xlink:href="http://mqtt.org/">://</text:a><text:a xlink:type="simple" xlink:href="http://mqtt.org/">mqtt</text:a><text:a xlink:type="simple" xlink:href="http://mqtt.org/">.</text:a><text:a xlink:type="simple" xlink:href="http://mqtt.org/">org</text:a><text:a xlink:type="simple" xlink:href="http://mqtt.org/">/</text:a></text:p>
      <text:p text:style-name="P20"/>
      <text:p text:style-name="P19">EEML</text:p>
      <text:p text:style-name="P11"><text:a xlink:type="simple" xlink:href="http://www.eeml.org/">http</text:a><text:a xlink:type="simple" xlink:href="http://www.eeml.org/">://</text:a><text:a xlink:type="simple" xlink:href="http://www.eeml.org/">www</text:a><text:a xlink:type="simple" xlink:href="http://www.eeml.org/">.</text:a><text:a xlink:type="simple" xlink:href="http://www.eeml.org/">eeml</text:a><text:a xlink:type="simple" xlink:href="http://www.eeml.org/">.</text:a><text:a xlink:type="simple" xlink:href="http://www.eeml.org/">org</text:a><text:a xlink:type="simple" xlink:href="http://www.eeml.org/">/</text:a></text:p>
      <text:p text:style-name="P20"/>
      <text:p text:style-name="P19">OpenStreetMap Potential Datasources (BIG)</text:p>
      <text:p text:style-name="P11"><text:a xlink:type="simple" xlink:href="http://wiki.openstreetmap.org/wiki/Potential_Datasources">http</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openstreetmap</text:a><text:a xlink:type="simple" xlink:href="http://wiki.openstreetmap.org/wiki/Potential_Datasources">.</text:a><text:a xlink:type="simple" xlink:href="http://wiki.openstreetmap.org/wiki/Potential_Datasources">org</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Potential</text:a><text:a xlink:type="simple" xlink:href="http://wiki.openstreetmap.org/wiki/Potential_Datasources">_</text:a><text:a xlink:type="simple" xlink:href="http://wiki.openstreetmap.org/wiki/Potential_Datasources">Datasources</text:a></text:p>
      <text:p text:style-name="P15"/>
      <text:p text:style-name="P11"><text:span text:style-name="T4">COSM / PACHUBE:</text:span><text:a xlink:type="simple" xlink:href="http://pachube.com/"><text:span text:style-name="T4"> </text:span></text:a><text:a xlink:type="simple" xlink:href="http://pachube.com/">http</text:a><text:a xlink:type="simple" xlink:href="http://pachube.com/">://</text:a><text:a xlink:type="simple" xlink:href="http://pachube.com/">pachube</text:a><text:a xlink:type="simple" xlink:href="http://pachube.com/">.</text:a><text:a xlink:type="simple" xlink:href="http://pachube.com/">com</text:a></text:p>
      <text:p text:style-name="P15"/>
      <text:p text:style-name="P19">Semantic Community</text:p>
      <text:p text:style-name="P11"><text:a xlink:type="simple" xlink:href="http://semanticommunity.info/">http</text:a><text:a xlink:type="simple" xlink:href="http://semanticommunity.info/">://</text:a><text:a xlink:type="simple" xlink:href="http://semanticommunity.info/">semanticommunity</text:a><text:a xlink:type="simple" xlink:href="http://semanticommunity.info/">.</text:a><text:a xlink:type="simple" xlink:href="http://semanticommunity.info/">info</text:a><text:a xlink:type="simple" xlink:href="http://semanticommunity.info/">/</text:a></text:p>
      <text:p text:style-name="P20"/>
      <text:p text:style-name="P19">GeoNetwork</text:p>
      <text:p text:style-name="P11"><text:a xlink:type="simple" xlink:href="http://geonetwork-opensource.org/gallery/gallery.html">http</text:a><text:a xlink:type="simple" xlink:href="http://geonetwork-opensource.org/gallery/gallery.html">://</text:a><text:a xlink:type="simple" xlink:href="http://geonetwork-opensource.org/gallery/gallery.html">geonetwork</text:a><text:a xlink:type="simple" xlink:href="http://geonetwork-opensource.org/gallery/gallery.html">-</text:a><text:a xlink:type="simple" xlink:href="http://geonetwork-opensource.org/gallery/gallery.html">opensource</text:a><text:a xlink:type="simple" xlink:href="http://geonetwork-opensource.org/gallery/gallery.html">.</text:a><text:a xlink:type="simple" xlink:href="http://geonetwork-opensource.org/gallery/gallery.html">org</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html</text:a></text:p>
      <text:p text:style-name="P2"><text:a xlink:type="simple" xlink:href="http://geonetwork-opensource.org/gallery/gallery.html"><text:span text:style-name="T1"><text:line-break/></text:span></text:a>GeoNetwork nodes<text:line-break/><text:tab/><text:line-break/>FAO GeoNetwork - http://www.fao.org/geonetwork<text:line-break/>Food and Agriculture Organization of the United Nations GeoNetwork<text:line-break/> <text:tab/><text:line-break/>WFP VAM-SIE Headquarters - http://vam.wfp.org/geonetwork<text:line-break/>United Nations World Food Programme GeoNetwork<text:line-break/><text:tab/><text:line-break/>UNEP Headquarters - http://www.ecomundus.net<text:line-break/>ecoMundus - Network for Environmental Information and Data<text:line-break/> <text:tab/><text:line-break/>WHO Headquarters - http://www.who.int/geonetwork<text:line-break/>World Health Organization GIS Resources<text:line-break/><text:tab/><text:line-break/>CGIAR-CSI Main GeoNetwork Node - http://geonetwork.csi.cgiar.org<text:line-break/>CGIAR-CSI - Consortium for Spatial Information - Main node<text:line-break/><text:tab/><text:line-break/>GEOSS GEOportal - http://www.geoportal.org<text:line-break/><text:soft-page-break/>The GEOportal provides an entry point to access Earth Observation information and services. Developed by ESA and FAO. GEOportal uses GeoNetwork for the catalog. InterMap is used as map viewer.<text:line-break/><text:tab/><text:line-break/>New Zealand’s Geodata.govt.nz - http://www.geodata.govt.nz<text:line-break/>New Zealand’s catalogue of publicly-funded geospatial data<text:line-break/><text:tab/><text:line-break/>Napier City Council GeoNetwork - http://www.gis.napier.govt.nz/geonetwork<text:line-break/>Napier City Council - New Zealand<text:line-break/><text:tab/><text:line-break/>Dutch National Geo Registry - http://www.nationaalgeoregister.nl<text:line-break/>Nationaal Geo Register - The Netherlands<text:line-break/><text:tab/><text:line-break/>Impetus GeoNetwork - http://geonetwork.impetus.uni-koeln.de<text:line-break/>An interdisciplinary research project from Germany (University of Cologne and Bonn<text:line-break/><text:tab/><text:line-break/>IVS FEB RAS GeoNetwork - http://geoportal.kscnet.ru/geonetwork/<text:line-break/>Institute of Volcanology and Seismology of FEB RAS, Russia<text:line-break/> <text:tab/><text:line-break/>Brasil IBGE GeoNetwork - http://www.metadados.geo.ibge.gov.br/<text:line-break/>IBGE - Instituto Brasileiro de Geografia e Estatstica (Brazilian Institute of Geography and Statistics)<text:line-break/> <text:tab/><text:line-break/>Brasil INDE - http://www.metadados.inde.gov.br/<text:line-break/>Metadata catalog of INDE (National Infrastructure of Spatial Data)<text:line-break/><text:tab/><text:line-break/>MMA - http://mapas.mma.gov.br/geonetwork/<text:line-break/>Ministerio do Meio Ambiente, Brasil Geo processamento<text:line-break/> <text:tab/><text:line-break/>SADC - http://www.sadc.int/geonetwork<text:line-break/>Southern African Development Community<text:line-break/> <text:tab/><text:line-break/>SANDRE - http://sandre.eaufrance.fr/geonetwork<text:line-break/>Le Service d’Administration Nationale des Données et Référentiels sur l’Eau<text:line-break/> <text:tab/><text:line-break/>SOPAC - Pacific Islands Applied Geoscience Commision - http://geonetwork.sopac.org<text:line-break/>SOPAC Geonetwork for Oceanographic data and information<text:line-break/><text:tab/><text:line-break/>UNSDI-NCO - http://www.geonetwork.nl/<text:line-break/>GeoNetwork portal of the Netherlands Coordination Office of UNSDI<text:line-break/> <text:tab/><text:line-break/>PBL - Netherlands Environmental Assessment Agency - <text:soft-page-break/>http://geoservice.pbl.nl/geonetwork/srv/en/main.home<text:line-break/>Geo-products of the Netherlands Environmental Assessment Agency<text:line-break/> <text:tab/><text:line-break/>UNGIWG - SALB - http://salbgeonetwork.grid.unep.ch/geonetwork/srv/en/main.home<text:line-break/>Second Administrative Level Boundaries<text:line-break/> <text:tab/><text:line-break/>AfroMaison - http://afromaison.grid.unep.ch:8080/geonetwork/<text:line-break/>UNEP-GRID’s EU Framework Programme AfroMaison portal<text:line-break/> <text:tab/><text:line-break/>geoNorge - http://www.geonorge.no/geonetwork/srv/en/main.home<text:line-break/>Norge digitalt<text:line-break/> <text:tab/><text:line-break/>WODGIK - Katowice - http://www.wodgik.katowice.pl:8080/geonetwork/srv/en/main.home<text:line-break/>Portal Katalogowy<text:line-break/> <text:tab/><text:line-break/>FEB RAS - http://geoportal.kscnet.ru/geonetwork/srv/en/main.home<text:line-break/>Institute of Volcanology and Seismology<text:line-break/> <text:tab/><text:line-break/>IDE - http://138.100.63.169:8082/geonetwork/srv/es/main.home<text:line-break/>Comunidades Rurales del Milenio Universidad Politecnica de Madrid<text:line-break/> <text:tab/><text:line-break/>AIMS - http://data.aims.gov.au/geonetwork/srv/en/main.home<text:line-break/>Australian Institute of Marine Science<text:line-break/> <text:tab/><text:line-break/>AODN - http://waodn.ivec.org/geonetwork/srv/en/main.home<text:line-break/>Australian Ocean Data Network<text:line-break/> <text:tab/><text:line-break/>CSIRO - http://mdu-data.arrc.csiro.au/geonetwork/srv/en/main.home<text:line-break/>Minerals Down Under<text:line-break/> <text:tab/>Integrated Marine Observing System - http://imosmest.aodn.org.au/geonetwork/srv/en/main.home<text:line-break/><text:tab/><text:line-break/>NIWA, the National Institute of Water and Atmospheric Research - http://dc.niwa.co.nz/<text:line-break/>NIWA’s in-house dataset catalogue<text:line-break/><text:tab/><text:line-break/>NZ Ocean Survey data - http://www.os2020.org.nz/data-and-reports/ and http://dc.niwa.co.nz/boi_dc/<text:line-break/>Bay of Islands Ocean Survey 2020 - Metadata catalog<text:line-break/><text:tab/><text:line-break/>Census of Antarctic Marine Life - http://dc.niwa.co.nz/nz-ipy-caml<text:line-break/>The International Polar Year/CAML Antarctic research programme with a survey in the Ross Sea<text:line-break/><text:soft-page-break/><text:tab/><text:line-break/>New Zealand Department of Conservation - https://dc.niwa.co.nz/docthreats_dc<text:line-break/>Resources to help identify &amp; respond to potential impacts on the NZ marine environment<text:line-break/> <text:tab/>WAGCOE - https://wagcoe.ivec.org/geonetwork/srv/en/main.home<text:line-break/> <text:tab/>PACIVUR - http://www.pacivur-geocatalogo.ird.fr/geonetwork/srv/en/main.home<text:line-break/> <text:tab/><text:line-break/>INDE - http://www.metadados.inde.gov.br/geonetwork/srv/en/main.home<text:line-break/>Infraestrutura Nacional de Dados Espaciais<text:line-break/> <text:tab/>IGM Geoportal - http://www.geoportaligm.gob.ec/geonetwork/srv/en/main.home<text:line-break/> <text:tab/>SMIT - CENAPRED - http://smit.cenapred.gob.mx:8080/geonetwork/srv/en/main.home<text:line-break/> <text:tab/>GEO/IDEP - http://www.geoportaligm.gob.ec/geonetwork/srv/en/main.home<text:line-break/> <text:tab/><text:line-break/>CARPE - http://congo.iluci.org:8080/geonetwork/srv/en/main.home<text:line-break/>Central Africa Regional Program for the Environment<text:line-break/> <text:tab/><text:line-break/>NCCH - http://www.saeonocean.co.za/geonetwork/srv/en/main.home<text:line-break/>South Africa portal<text:line-break/> <text:tab/>South African Environmental Observation Network - http://www.saeonocean.co.za/geonetwork/srv/en/main.home<text:line-break/> <text:tab/>Volta Basin Authority - http://131.220.109.2/geonetwork/srv/en/main.home<text:line-break/> <text:tab/>Pusat linkungan geologi - http://122.200.145.136/geonetwork/srv/en/main.home<text:line-break/> <text:tab/><text:line-break/>TABI - http://www.tabi.la/geonetwork/srv/en/main.home<text:line-break/>The Agrobiodiversity Initiative<text:line-break/> <text:tab/><text:line-break/>ISRIC - http://85.214.194.220/geonetwork/srv/en/main.home<text:line-break/>World Soil Information<text:line-break/> <text:tab/>North Pacific Marine Science Organization - http://67.212.128.197/geonetwork/srv/en/main.home<text:line-break/> <text:tab/>One Geology - http://onegeology-catalog.brgm.fr/geonetwork/srv/en/main.home<text:line-break/><text:tab/><text:line-break/>CIAT GeoNetwork Node - http://gisweb.ciat.cgiar.org:8080/geonetwork/srv/en/main.home<text:line-break/>CGIAR-CSI - Consortium for Spatial Information Centro CIAT - Internacional de Agricultura Tropical<text:line-break/><text:tab/>IWMI GeoNetwork Node - http://geonetwork.iwmi.org<text:line-break/> <text:tab/>ICRISAT GeoNetwork Node - http://geonetwork.icrisat.org<text:line-break/><text:tab/>ICARDA GeoNetwork Node - http://geonet.icarda.cgiar.org/geonetwork<text:line-break/><text:tab/>CPWP Project Geonetwork Node - http://geonetwork.waterandfood.org/</text:p>
      <text:p text:style-name="P11"/>
      <text:p text:style-name="P19">AGI / Cesium Datasets</text:p>
      <text:p text:style-name="P11">http://www.agi.com/resources/downloads/data/</text:p>
      <text:p text:style-name="P11"/>
      <text:p text:style-name="P19"><text:soft-page-break/>Environmental Protection Agency</text:p>
      <text:p text:style-name="P11"><text:a xlink:type="simple" xlink:href="http://www.epa.gov/regulations/">http</text:a><text:a xlink:type="simple" xlink:href="http://www.epa.gov/regulations/">://</text:a><text:a xlink:type="simple" xlink:href="http://www.epa.gov/regulations/">www</text:a><text:a xlink:type="simple" xlink:href="http://www.epa.gov/regulations/">.</text:a><text:a xlink:type="simple" xlink:href="http://www.epa.gov/regulations/">epa</text:a><text:a xlink:type="simple" xlink:href="http://www.epa.gov/regulations/">.</text:a><text:a xlink:type="simple" xlink:href="http://www.epa.gov/regulations/">gov</text:a><text:a xlink:type="simple" xlink:href="http://www.epa.gov/regulations/">/</text:a><text:a xlink:type="simple" xlink:href="http://www.epa.gov/regulations/">regulations</text:a><text:a xlink:type="simple" xlink:href="http://www.epa.gov/regulations/">/</text:a></text:p>
      <text:p text:style-name="P15"/>
      <text:p text:style-name="P19">United Nations</text:p>
      <text:p text:style-name="P1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5"/>
      <text:p text:style-name="P19">CIA World Factbook</text:p>
      <text:p text:style-name="P11"><text:a xlink:type="simple" xlink:href="https://www.cia.gov/library/publications/the-world-factbook/">https</text:a><text:a xlink:type="simple" xlink:href="https://www.cia.gov/library/publications/the-world-factbook/">://</text:a><text:a xlink:type="simple" xlink:href="https://www.cia.gov/library/publications/the-world-factbook/">www</text:a><text:a xlink:type="simple" xlink:href="https://www.cia.gov/library/publications/the-world-factbook/">.</text:a><text:a xlink:type="simple" xlink:href="https://www.cia.gov/library/publications/the-world-factbook/">cia</text:a><text:a xlink:type="simple" xlink:href="https://www.cia.gov/library/publications/the-world-factbook/">.</text:a><text:a xlink:type="simple" xlink:href="https://www.cia.gov/library/publications/the-world-factbook/">gov</text:a><text:a xlink:type="simple" xlink:href="https://www.cia.gov/library/publications/the-world-factbook/">/</text:a><text:a xlink:type="simple" xlink:href="https://www.cia.gov/library/publications/the-world-factbook/">library</text:a><text:a xlink:type="simple" xlink:href="https://www.cia.gov/library/publications/the-world-factbook/">/</text:a><text:a xlink:type="simple" xlink:href="https://www.cia.gov/library/publications/the-world-factbook/">publications</text:a><text:a xlink:type="simple" xlink:href="https://www.cia.gov/library/publications/the-world-factbook/">/</text:a><text:a xlink:type="simple" xlink:href="https://www.cia.gov/library/publications/the-world-factbook/">the</text:a><text:a xlink:type="simple" xlink:href="https://www.cia.gov/library/publications/the-world-factbook/">-</text:a><text:a xlink:type="simple" xlink:href="https://www.cia.gov/library/publications/the-world-factbook/">world</text:a><text:a xlink:type="simple" xlink:href="https://www.cia.gov/library/publications/the-world-factbook/">-</text:a><text:a xlink:type="simple" xlink:href="https://www.cia.gov/library/publications/the-world-factbook/">factbook</text:a><text:a xlink:type="simple" xlink:href="https://www.cia.gov/library/publications/the-world-factbook/">/</text:a></text:p>
      <text:p text:style-name="P11"><text:a xlink:type="simple" xlink:href="http://www.kmlfactbook.org/#&amp;db=wri&amp;table=3_812&amp;col=2000&amp;">http</text:a><text:a xlink:type="simple" xlink:href="http://www.kmlfactbook.org/#&amp;db=wri&amp;table=3_812&amp;col=2000&amp;">://</text:a><text:a xlink:type="simple" xlink:href="http://www.kmlfactbook.org/#&amp;db=wri&amp;table=3_812&amp;col=2000&amp;">www</text:a><text:a xlink:type="simple" xlink:href="http://www.kmlfactbook.org/#&amp;db=wri&amp;table=3_812&amp;col=2000&amp;">.</text:a><text:a xlink:type="simple" xlink:href="http://www.kmlfactbook.org/#&amp;db=wri&amp;table=3_812&amp;col=2000&amp;">kmlfactbook</text:a><text:a xlink:type="simple" xlink:href="http://www.kmlfactbook.org/#&amp;db=wri&amp;table=3_812&amp;col=2000&amp;">.</text:a><text:a xlink:type="simple" xlink:href="http://www.kmlfactbook.org/#&amp;db=wri&amp;table=3_812&amp;col=2000&amp;">org</text:a><text:a xlink:type="simple" xlink:href="http://www.kmlfactbook.org/#&amp;db=wri&amp;table=3_812&amp;col=2000&amp;">/#&amp;</text:a><text:a xlink:type="simple" xlink:href="http://www.kmlfactbook.org/#&amp;db=wri&amp;table=3_812&amp;col=2000&amp;">db</text:a><text:a xlink:type="simple" xlink:href="http://www.kmlfactbook.org/#&amp;db=wri&amp;table=3_812&amp;col=2000&amp;">=</text:a><text:a xlink:type="simple" xlink:href="http://www.kmlfactbook.org/#&amp;db=wri&amp;table=3_812&amp;col=2000&amp;">wri</text:a><text:a xlink:type="simple" xlink:href="http://www.kmlfactbook.org/#&amp;db=wri&amp;table=3_812&amp;col=2000&amp;">&amp;</text:a><text:a xlink:type="simple" xlink:href="http://www.kmlfactbook.org/#&amp;db=wri&amp;table=3_812&amp;col=2000&amp;">table</text:a><text:a xlink:type="simple" xlink:href="http://www.kmlfactbook.org/#&amp;db=wri&amp;table=3_812&amp;col=2000&amp;">=3_812&amp;</text:a><text:a xlink:type="simple" xlink:href="http://www.kmlfactbook.org/#&amp;db=wri&amp;table=3_812&amp;col=2000&amp;">col</text:a><text:a xlink:type="simple" xlink:href="http://www.kmlfactbook.org/#&amp;db=wri&amp;table=3_812&amp;col=2000&amp;">=2000&amp;</text:a></text:p>
      <text:p text:style-name="P20"/>
      <text:list xml:id="list378062220867222018" text:style-name="LS65">
        <text:list-item>
          <text:p text:style-name="P73">Climate and Atmosphere<text:line-break/>Forests, Grasslands and Drylands<text:line-break/>Population, Health and Human Well-being<text:line-break/>Energy and Resources<text:line-break/>Economics, Business, and the Environment<text:line-break/>Agriculture and Food<text:line-break/>Biodiversity and Protected Areas<text:line-break/>Water Resources and Freshwater Ecosystems<text:line-break/>Coastal and Marine Ecosystems<text:line-break/>Environmental Governance and Institutions</text:p>
        </text:list-item>
      </text:list>
      <text:p text:style-name="P11"/>
      <text:p text:style-name="P19">NASA Worldwind: many demo applications with data</text:p>
      <text:p text:style-name="P11"><text:a xlink:type="simple" xlink:href="http://goworldwind.org/demos/">http</text:a><text:a xlink:type="simple" xlink:href="http://goworldwind.org/demos/">://</text:a><text:a xlink:type="simple" xlink:href="http://goworldwind.org/demos/">goworldwind</text:a><text:a xlink:type="simple" xlink:href="http://goworldwind.org/demos/">.</text:a><text:a xlink:type="simple" xlink:href="http://goworldwind.org/demos/">org</text:a><text:a xlink:type="simple" xlink:href="http://goworldwind.org/demos/">/</text:a><text:a xlink:type="simple" xlink:href="http://goworldwind.org/demos/">demos</text:a><text:a xlink:type="simple" xlink:href="http://goworldwind.org/demos/">/</text:a></text:p>
      <text:p text:style-name="P15"/>
      <text:p text:style-name="P19">GraDS Geological Servers</text:p>
      <text:p text:style-name="P11"><text:a xlink:type="simple" xlink:href="http://www.iges.org/grads/gds/">http</text:a><text:a xlink:type="simple" xlink:href="http://www.iges.org/grads/gds/">://</text:a><text:a xlink:type="simple" xlink:href="http://www.iges.org/grads/gds/">www</text:a><text:a xlink:type="simple" xlink:href="http://www.iges.org/grads/gds/">.</text:a><text:a xlink:type="simple" xlink:href="http://www.iges.org/grads/gds/">iges</text:a><text:a xlink:type="simple" xlink:href="http://www.iges.org/grads/gds/">.</text:a><text:a xlink:type="simple" xlink:href="http://www.iges.org/grads/gds/">org</text:a><text:a xlink:type="simple" xlink:href="http://www.iges.org/grads/gds/">/</text:a><text:a xlink:type="simple" xlink:href="http://www.iges.org/grads/gds/">grads</text:a><text:a xlink:type="simple" xlink:href="http://www.iges.org/grads/gds/">/</text:a><text:a xlink:type="simple" xlink:href="http://www.iges.org/grads/gds/">gds</text:a><text:a xlink:type="simple" xlink:href="http://www.iges.org/grads/gds/">/</text:a></text:p>
      <text:p text:style-name="P15"/>
      <text:p text:style-name="P19">Media Watch on Climate Change</text:p>
      <text:p text:style-name="P11">http://www.ecoresearch.net/climate/</text:p>
      <text:p text:style-name="P11"/>
      <text:p text:style-name="P19">HomeFacts.com</text:p>
      <text:p text:style-name="P2">Population: 311,640</text:p>
      <text:p text:style-name="P2">DEMOGRAPHICS</text:p>
      <text:p text:style-name="P2">Cost Of Living Index: 91.93</text:p>
      <text:p text:style-name="P2">Crime Index: 201.23</text:p>
      <text:p text:style-name="P2">CRIME DATA</text:p>
      <text:p text:style-name="P2">416 Offenders</text:p>
      <text:p text:style-name="P2">OFFENDERS</text:p>
      <text:p text:style-name="P2">Unemployment: 7.8%</text:p>
      <text:p text:style-name="P2">UNEMPLOYMENT</text:p>
      <text:p text:style-name="P2">166 Schools</text:p>
      <text:p text:style-name="P2">SCHOOLS</text:p>
      <text:p text:style-name="P2"><text:soft-page-break/>Household Median Income $37,461</text:p>
      <text:p text:style-name="P2">Air Pollution Index:</text:p>
      <text:p text:style-name="P2">AIR QUALITY</text:p>
      <text:p text:style-name="P2">Max July Temp: 84.5°F Min Jan Temp: 19.8°F</text:p>
      <text:p text:style-name="P2">162 days with sunshine</text:p>
      <text:p text:style-name="P2">Tornado Risk</text:p>
      <text:p text:style-name="P2">TORNADO RISK</text:p>
      <text:p text:style-name="P2">Earthquake Risk</text:p>
      <text:p text:style-name="P2">EARTHQUAKE RISK</text:p>
      <text:p text:style-name="P2">Governor</text:p>
      <text:p text:style-name="P2">POLITICS</text:p>
      <text:p text:style-name="P2">23 Polluters</text:p>
      <text:p text:style-name="P2">POLLUTERS</text:p>
      <text:p text:style-name="P2">Area Average Property Tax: 1.99%</text:p>
      <text:p text:style-name="P2">2 Former Drug Labs</text:p>
      <text:p text:style-name="P2">DRUG LABS</text:p>
      <text:p text:style-name="P2">UV Index Grade</text:p>
      <text:p text:style-name="P2">UV INDEX</text:p>
      <text:p text:style-name="P2">46 Police Stations</text:p>
      <text:p text:style-name="P2">POLICE STATIONS</text:p>
      <text:p text:style-name="P2">73 Fire Stations</text:p>
      <text:p text:style-name="P2">FIRE STATIONS</text:p>
      <text:p text:style-name="P2">11 Hospital</text:p>
      <text:p text:style-name="P2">HOSPITALS</text:p>
      <text:p text:style-name="P2">3 Airports</text:p>
      <text:p text:style-name="P2">AIRPORTS</text:p>
      <text:p text:style-name="P2">33 Nursing Homes</text:p>
      <text:p text:style-name="P2">NURSING HOMES</text:p>
      <text:p text:style-name="P2">Bachelor's Degree or Higher: 32.59%</text:p>
      <text:p text:style-name="P2">38 Colleges Universities</text:p>
      <text:p text:style-name="P2">COLLEGES</text:p>
      <text:p text:style-name="P2">51 FCC Towers</text:p>
      <text:p text:style-name="P2">FCC TOWERS</text:p>
      <text:p text:style-name="P2">39 Libraries</text:p>
      <text:p text:style-name="P2">LIBRARIES</text:p>
      <text:p text:style-name="P2">35 Cemeteries</text:p>
      <text:p text:style-name="P2">CEMETERIES</text:p>
      <text:p text:style-name="P2">431 Grocery Stores</text:p>
      <text:p text:style-name="P2">23 Brownfields</text:p>
      <text:p text:style-name="P2">BROWNFIELDS</text:p>
      <text:p text:style-name="P2">Radon Level: High</text:p>
      <text:p text:style-name="P2">RADON</text:p>
      <text:p text:style-name="P11"><text:soft-page-break/></text:p>
      <text:p text:style-name="P2">Air Quality</text:p>
      <text:p text:style-name="P2">Weather</text:p>
      <text:p text:style-name="P2">UV Index</text:p>
      <text:p text:style-name="P2">Drug Labs</text:p>
      <text:p text:style-name="P2">FCC Towers</text:p>
      <text:p text:style-name="P2">Police Stations</text:p>
      <text:p text:style-name="P2">Fire Stations</text:p>
      <text:p text:style-name="P2">Hospitals</text:p>
      <text:p text:style-name="P2">Nursing Homes</text:p>
      <text:p text:style-name="P2">Colleges</text:p>
      <text:p text:style-name="P2">Airports</text:p>
      <text:p text:style-name="P2">Libraries</text:p>
      <text:p text:style-name="P2">Cemeteries</text:p>
      <text:p text:style-name="P2">Real Estate</text:p>
      <text:p text:style-name="P2">Religions</text:p>
      <text:p text:style-name="P2">Superfund</text:p>
      <text:p text:style-name="P2">UST/LUST</text:p>
      <text:p text:style-name="P2">Brownfields</text:p>
      <text:p text:style-name="P2">Radon</text:p>
      <text:p text:style-name="P2">Unemployment</text:p>
      <text:p text:style-name="P11"/>
      <text:p text:style-name="P11"/>
      <text:p text:style-name="P11"/>
      <text:p text:style-name="P11"/>
      <text:p text:style-name="P11"><text:a xlink:type="simple" xlink:href="http://sedac.ciesin.org/data.html">http</text:a><text:a xlink:type="simple" xlink:href="http://sedac.ciesin.org/data.html">://</text:a><text:a xlink:type="simple" xlink:href="http://sedac.ciesin.org/data.html">sedac</text:a><text:a xlink:type="simple" xlink:href="http://sedac.ciesin.org/data.html">.</text:a><text:a xlink:type="simple" xlink:href="http://sedac.ciesin.org/data.html">ciesin</text:a><text:a xlink:type="simple" xlink:href="http://sedac.ciesin.org/data.html">.</text:a><text:a xlink:type="simple" xlink:href="http://sedac.ciesin.org/data.html">org</text:a><text:a xlink:type="simple" xlink:href="http://sedac.ciesin.org/data.html">/</text:a><text:a xlink:type="simple" xlink:href="http://sedac.ciesin.org/data.html">data</text:a><text:a xlink:type="simple" xlink:href="http://sedac.ciesin.org/data.html">.</text:a><text:a xlink:type="simple" xlink:href="http://sedac.ciesin.org/data.html">html</text:a></text:p>
      <text:p text:style-name="P11"><text:tab/>lots of datasets</text:p>
      <text:p text:style-name="P11"/>
      <text:p text:style-name="P1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1"><text:tab/>international</text:p>
      <text:p text:style-name="P11"><text:a xlink:type="simple" xlink:href="http://geodata.grid.unep.ch/">http</text:a><text:a xlink:type="simple" xlink:href="http://geodata.grid.unep.ch/">://</text:a><text:a xlink:type="simple" xlink:href="http://geodata.grid.unep.ch/">geodata</text:a><text:a xlink:type="simple" xlink:href="http://geodata.grid.unep.ch/">.</text:a><text:a xlink:type="simple" xlink:href="http://geodata.grid.unep.ch/">grid</text:a><text:a xlink:type="simple" xlink:href="http://geodata.grid.unep.ch/">.</text:a><text:a xlink:type="simple" xlink:href="http://geodata.grid.unep.ch/">unep</text:a><text:a xlink:type="simple" xlink:href="http://geodata.grid.unep.ch/">.</text:a><text:a xlink:type="simple" xlink:href="http://geodata.grid.unep.ch/">ch</text:a><text:a xlink:type="simple" xlink:href="http://geodata.grid.unep.ch/">/</text:a></text:p>
      <text:p text:style-name="P11"><text:tab/>more UN environmental data</text:p>
      <text:p text:style-name="P11"/>
      <text:p text:style-name="P11"><text:a xlink:type="simple" xlink:href="http://en.wikipedia.org/wiki/Crime_mapping">http</text:a><text:a xlink:type="simple" xlink:href="http://en.wikipedia.org/wiki/Crime_mapping">://</text:a><text:a xlink:type="simple" xlink:href="http://en.wikipedia.org/wiki/Crime_mapping">en</text:a><text:a xlink:type="simple" xlink:href="http://en.wikipedia.org/wiki/Crime_mapping">.</text:a><text:a xlink:type="simple" xlink:href="http://en.wikipedia.org/wiki/Crime_mapping">wikipedia</text:a><text:a xlink:type="simple" xlink:href="http://en.wikipedia.org/wiki/Crime_mapping">.</text:a><text:a xlink:type="simple" xlink:href="http://en.wikipedia.org/wiki/Crime_mapping">org</text:a><text:a xlink:type="simple" xlink:href="http://en.wikipedia.org/wiki/Crime_mapping">/</text:a><text:a xlink:type="simple" xlink:href="http://en.wikipedia.org/wiki/Crime_mapping">wiki</text:a><text:a xlink:type="simple" xlink:href="http://en.wikipedia.org/wiki/Crime_mapping">/</text:a><text:a xlink:type="simple" xlink:href="http://en.wikipedia.org/wiki/Crime_mapping">Crime</text:a><text:a xlink:type="simple" xlink:href="http://en.wikipedia.org/wiki/Crime_mapping">_</text:a><text:a xlink:type="simple" xlink:href="http://en.wikipedia.org/wiki/Crime_mapping">mapping</text:a></text:p>
      <text:p text:style-name="P11"><text:a xlink:type="simple" xlink:href="http://www.crimereports.com/">http</text:a><text:a xlink:type="simple" xlink:href="http://www.crimereports.com/">://</text:a><text:a xlink:type="simple" xlink:href="http://www.crimereports.com/">www</text:a><text:a xlink:type="simple" xlink:href="http://www.crimereports.com/">.</text:a><text:a xlink:type="simple" xlink:href="http://www.crimereports.com/">crimereports</text:a><text:a xlink:type="simple" xlink:href="http://www.crimereports.com/">.</text:a><text:a xlink:type="simple" xlink:href="http://www.crimereports.com/">com</text:a><text:a xlink:type="simple" xlink:href="http://www.crimereports.com/">/</text:a></text:p>
      <text:p text:style-name="P11"><text:a xlink:type="simple" xlink:href="http://www.crimemapping.com/">http</text:a><text:a xlink:type="simple" xlink:href="http://www.crimemapping.com/">://</text:a><text:a xlink:type="simple" xlink:href="http://www.crimemapping.com/">www</text:a><text:a xlink:type="simple" xlink:href="http://www.crimemapping.com/">.</text:a><text:a xlink:type="simple" xlink:href="http://www.crimemapping.com/">crimemapping</text:a><text:a xlink:type="simple" xlink:href="http://www.crimemapping.com/">.</text:a><text:a xlink:type="simple" xlink:href="http://www.crimemapping.com/">com</text:a><text:a xlink:type="simple" xlink:href="http://www.crimemapping.com/">/</text:a></text:p>
      <text:p text:style-name="P15"/>
      <text:p text:style-name="P15"/>
      <text:p text:style-name="P11"><text:a xlink:type="simple" xlink:href="http://www.google.com/publicdata/overview?ds=d5bncppjof8f9_">http</text:a><text:a xlink:type="simple" xlink:href="http://www.google.com/publicdata/overview?ds=d5bncppjof8f9_">://</text:a><text:a xlink:type="simple" xlink:href="http://www.google.com/publicdata/overview?ds=d5bncppjof8f9_">www</text:a><text:a xlink:type="simple" xlink:href="http://www.google.com/publicdata/overview?ds=d5bncppjof8f9_">.</text:a><text:a xlink:type="simple" xlink:href="http://www.google.com/publicdata/overview?ds=d5bncppjof8f9_">google</text:a><text:a xlink:type="simple" xlink:href="http://www.google.com/publicdata/overview?ds=d5bncppjof8f9_">.</text:a><text:a xlink:type="simple" xlink:href="http://www.google.com/publicdata/overview?ds=d5bncppjof8f9_">com</text:a><text:a xlink:type="simple" xlink:href="http://www.google.com/publicdata/overview?ds=d5bncppjof8f9_">/</text:a><text:a xlink:type="simple" xlink:href="http://www.google.com/publicdata/overview?ds=d5bncppjof8f9_">publicdata</text:a><text:a xlink:type="simple" xlink:href="http://www.google.com/publicdata/overview?ds=d5bncppjof8f9_">/</text:a><text:a xlink:type="simple" xlink:href="http://www.google.com/publicdata/overview?ds=d5bncppjof8f9_">overview</text:a><text:a xlink:type="simple" xlink:href="http://www.google.com/publicdata/overview?ds=d5bncppjof8f9_">?</text:a><text:a xlink:type="simple" xlink:href="http://www.google.com/publicdata/overview?ds=d5bncppjof8f9_">ds</text:a><text:a xlink:type="simple" xlink:href="http://www.google.com/publicdata/overview?ds=d5bncppjof8f9_">=</text:a><text:a xlink:type="simple" xlink:href="http://www.google.com/publicdata/overview?ds=d5bncppjof8f9_">d</text:a><text:a xlink:type="simple" xlink:href="http://www.google.com/publicdata/overview?ds=d5bncppjof8f9_">5</text:a><text:a xlink:type="simple" xlink:href="http://www.google.com/publicdata/overview?ds=d5bncppjof8f9_">bncppjof</text:a><text:a xlink:type="simple" xlink:href="http://www.google.com/publicdata/overview?ds=d5bncppjof8f9_">8</text:a><text:a xlink:type="simple" xlink:href="http://www.google.com/publicdata/overview?ds=d5bncppjof8f9_">f</text:a><text:a xlink:type="simple" xlink:href="http://www.google.com/publicdata/overview?ds=d5bncppjof8f9_">9_</text:a></text:p>
      <text:p text:style-name="P11"><text:a xlink:type="simple" xlink:href="http://data.worldbank.org/">http</text:a><text:a xlink:type="simple" xlink:href="http://data.worldbank.org/">://</text:a><text:a xlink:type="simple" xlink:href="http://data.worldbank.org/">data</text:a><text:a xlink:type="simple" xlink:href="http://data.worldbank.org/">.</text:a><text:a xlink:type="simple" xlink:href="http://data.worldbank.org/">worldbank</text:a><text:a xlink:type="simple" xlink:href="http://data.worldbank.org/">.</text:a><text:a xlink:type="simple" xlink:href="http://data.worldbank.org/">org</text:a><text:a xlink:type="simple" xlink:href="http://data.worldbank.org/">/</text:a></text:p>
      <text:p text:style-name="P11"><text:a xlink:type="simple" xlink:href="http://data.worldbank.org/indicator">http</text:a><text:a xlink:type="simple" xlink:href="http://data.worldbank.org/indicator">://</text:a><text:a xlink:type="simple" xlink:href="http://data.worldbank.org/indicator">data</text:a><text:a xlink:type="simple" xlink:href="http://data.worldbank.org/indicator">.</text:a><text:a xlink:type="simple" xlink:href="http://data.worldbank.org/indicator">worldbank</text:a><text:a xlink:type="simple" xlink:href="http://data.worldbank.org/indicator">.</text:a><text:a xlink:type="simple" xlink:href="http://data.worldbank.org/indicator">org</text:a><text:a xlink:type="simple" xlink:href="http://data.worldbank.org/indicator">/</text:a><text:a xlink:type="simple" xlink:href="http://data.worldbank.org/indicator">indicator</text:a><text:span text:style-name="T10"> (420 indicators)</text:span></text:p>
      <text:p text:style-name="P15"/>
      <text:p text:style-name="P15"><text:soft-page-break/></text:p>
      <text:p text:style-name="P11"><text:span text:style-name="T4">NASA #OpenData: What Will YOU Create?:</text:span><text:a xlink:type="simple" xlink:href="http://www.rhok.org/node/2608"><text:span text:style-name="T11"> </text:span></text:a><text:a xlink:type="simple" xlink:href="http://www.rhok.org/node/2608">http</text:a><text:a xlink:type="simple" xlink:href="http://www.rhok.org/node/2608">://</text:a><text:a xlink:type="simple" xlink:href="http://www.rhok.org/node/2608">www</text:a><text:a xlink:type="simple" xlink:href="http://www.rhok.org/node/2608">.</text:a><text:a xlink:type="simple" xlink:href="http://www.rhok.org/node/2608">rhok</text:a><text:a xlink:type="simple" xlink:href="http://www.rhok.org/node/2608">.</text:a><text:a xlink:type="simple" xlink:href="http://www.rhok.org/node/2608">org</text:a><text:a xlink:type="simple" xlink:href="http://www.rhok.org/node/2608">/</text:a><text:a xlink:type="simple" xlink:href="http://www.rhok.org/node/2608">node</text:a><text:a xlink:type="simple" xlink:href="http://www.rhok.org/node/2608">/2608</text:a></text:p>
      <text:p text:style-name="P15"/>
      <text:p text:style-name="P15"/>
      <text:p text:style-name="P11"><text:a xlink:type="simple" xlink:href="https://www.opensource.gov/">https</text:a><text:a xlink:type="simple" xlink:href="https://www.opensource.gov/">://</text:a><text:a xlink:type="simple" xlink:href="https://www.opensource.gov/">www</text:a><text:a xlink:type="simple" xlink:href="https://www.opensource.gov/">.</text:a><text:a xlink:type="simple" xlink:href="https://www.opensource.gov/">opensource</text:a><text:a xlink:type="simple" xlink:href="https://www.opensource.gov/">.</text:a><text:a xlink:type="simple" xlink:href="https://www.opensource.gov/">gov</text:a><text:a xlink:type="simple" xlink:href="https://www.opensource.gov/">/</text:a></text:p>
      <text:p text:style-name="P11">The Open Source Center (OSC) is the US Government's premier provider of foreign open source intelligence</text:p>
      <text:p text:style-name="P43"><text:a xlink:type="simple" xlink:href="http://www.bbc.co.uk/news/technology-14841018">http</text:a><text:a xlink:type="simple" xlink:href="http://www.bbc.co.uk/news/technology-14841018">://</text:a><text:a xlink:type="simple" xlink:href="http://www.bbc.co.uk/news/technology-14841018">www</text:a><text:a xlink:type="simple" xlink:href="http://www.bbc.co.uk/news/technology-14841018">.</text:a><text:a xlink:type="simple" xlink:href="http://www.bbc.co.uk/news/technology-14841018">bbc</text:a><text:a xlink:type="simple" xlink:href="http://www.bbc.co.uk/news/technology-14841018">.</text:a><text:a xlink:type="simple" xlink:href="http://www.bbc.co.uk/news/technology-14841018">co</text:a><text:a xlink:type="simple" xlink:href="http://www.bbc.co.uk/news/technology-14841018">.</text:a><text:a xlink:type="simple" xlink:href="http://www.bbc.co.uk/news/technology-14841018">uk</text:a><text:a xlink:type="simple" xlink:href="http://www.bbc.co.uk/news/technology-14841018">/</text:a><text:a xlink:type="simple" xlink:href="http://www.bbc.co.uk/news/technology-14841018">news</text:a><text:a xlink:type="simple" xlink:href="http://www.bbc.co.uk/news/technology-14841018">/</text:a><text:a xlink:type="simple" xlink:href="http://www.bbc.co.uk/news/technology-14841018">technology</text:a><text:a xlink:type="simple" xlink:href="http://www.bbc.co.uk/news/technology-14841018">-14841018</text:a></text:p>
      <text:p text:style-name="P15"/>
      <text:h text:style-name="P53" text:outline-level="10">Geological</text:h>
      <text:h text:style-name="P44" text:outline-level="10">SEIS</text:h>
      <text:p text:style-name="P11"><text:span text:style-name="T12">“</text:span><text:span text:style-name="T13">The Shared Environmental Information System (SEIS) is a collaborative initiative of the European Commission and the European Environment Agency (EEA). Its objective is to establish together with the Member States an integrated and shared EU-wide information system to simplify monitoring and reporting of environmental data and information.</text:span><text:span text:style-name="T12">”</text:span></text:p>
      <text:p text:style-name="P24"/>
      <text:p text:style-name="P2"><text:a xlink:type="simple" xlink:href="http://ec.europa.eu/environment/seis/newsletter/issue_003.html">http</text:a><text:a xlink:type="simple" xlink:href="http://ec.europa.eu/environment/seis/newsletter/issue_003.html">://</text:a><text:a xlink:type="simple" xlink:href="http://ec.europa.eu/environment/seis/newsletter/issue_003.html">ec</text:a><text:a xlink:type="simple" xlink:href="http://ec.europa.eu/environment/seis/newsletter/issue_003.html">.</text:a><text:a xlink:type="simple" xlink:href="http://ec.europa.eu/environment/seis/newsletter/issue_003.html">europa</text:a><text:a xlink:type="simple" xlink:href="http://ec.europa.eu/environment/seis/newsletter/issue_003.html">.</text:a><text:a xlink:type="simple" xlink:href="http://ec.europa.eu/environment/seis/newsletter/issue_003.html">eu</text:a><text:a xlink:type="simple" xlink:href="http://ec.europa.eu/environment/seis/newsletter/issue_003.html">/</text:a><text:a xlink:type="simple" xlink:href="http://ec.europa.eu/environment/seis/newsletter/issue_003.html">environment</text:a><text:a xlink:type="simple" xlink:href="http://ec.europa.eu/environment/seis/newsletter/issue_003.html">/</text:a><text:a xlink:type="simple" xlink:href="http://ec.europa.eu/environment/seis/newsletter/issue_003.html">seis</text:a><text:a xlink:type="simple" xlink:href="http://ec.europa.eu/environment/seis/newsletter/issue_003.html">/</text:a><text:a xlink:type="simple" xlink:href="http://ec.europa.eu/environment/seis/newsletter/issue_003.html">newsletter</text:a><text:a xlink:type="simple" xlink:href="http://ec.europa.eu/environment/seis/newsletter/issue_003.html">/</text:a><text:a xlink:type="simple" xlink:href="http://ec.europa.eu/environment/seis/newsletter/issue_003.html">issue</text:a><text:a xlink:type="simple" xlink:href="http://ec.europa.eu/environment/seis/newsletter/issue_003.html">_003.</text:a><text:a xlink:type="simple" xlink:href="http://ec.europa.eu/environment/seis/newsletter/issue_003.html">html</text:a></text:p>
      <text:p text:style-name="P16"/>
      <text:p text:style-name="P94">This ‘system of systems’ will proactively link together existing and planned observing systems around the world and support the development of new systems where gaps currently exist. It will promote common technical standards so that data from the thousands of different instruments can be combined into coherent data sets. The ‘GEOPortal’ offers a single Internet access point for users seeking data, imagery and analytical software packages relevant to all parts of the globe. It connects users to existing data bases and portals and provides reliable, up-to-date and user friendly information – vital for the work of decision makers, planners and emergency managers. For users with limited or no access to the Internet, similar information is available via the ‘GEONETCast’ network of telecommunication satellites.</text:p>
      <text:p text:style-name="P25"/>
      <text:p text:style-name="P2"><text:a xlink:type="simple" xlink:href="http://www.earthobservations.org/geoss.shtml">http</text:a><text:a xlink:type="simple" xlink:href="http://www.earthobservations.org/geoss.shtml">://</text:a><text:a xlink:type="simple" xlink:href="http://www.earthobservations.org/geoss.shtml">www</text:a><text:a xlink:type="simple" xlink:href="http://www.earthobservations.org/geoss.shtml">.</text:a><text:a xlink:type="simple" xlink:href="http://www.earthobservations.org/geoss.shtml">earthobservations</text:a><text:a xlink:type="simple" xlink:href="http://www.earthobservations.org/geoss.shtml">.</text:a><text:a xlink:type="simple" xlink:href="http://www.earthobservations.org/geoss.shtml">org</text:a><text:a xlink:type="simple" xlink:href="http://www.earthobservations.org/geoss.shtml">/</text:a><text:a xlink:type="simple" xlink:href="http://www.earthobservations.org/geoss.shtml">geoss</text:a><text:a xlink:type="simple" xlink:href="http://www.earthobservations.org/geoss.shtml">.</text:a><text:a xlink:type="simple" xlink:href="http://www.earthobservations.org/geoss.shtml">shtml</text:a></text:p>
      <text:p text:style-name="P15"/>
      <text:p text:style-name="P2">Funding :<text:a xlink:type="simple" xlink:href="http://ec.europa.eu/environment/seis/funding.htm"> </text:a><text:a xlink:type="simple" xlink:href="http://ec.europa.eu/environment/seis/funding.htm">http</text:a><text:a xlink:type="simple" xlink:href="http://ec.europa.eu/environment/seis/funding.htm">://</text:a><text:a xlink:type="simple" xlink:href="http://ec.europa.eu/environment/seis/funding.htm">ec</text:a><text:a xlink:type="simple" xlink:href="http://ec.europa.eu/environment/seis/funding.htm">.</text:a><text:a xlink:type="simple" xlink:href="http://ec.europa.eu/environment/seis/funding.htm">europa</text:a><text:a xlink:type="simple" xlink:href="http://ec.europa.eu/environment/seis/funding.htm">.</text:a><text:a xlink:type="simple" xlink:href="http://ec.europa.eu/environment/seis/funding.htm">eu</text:a><text:a xlink:type="simple" xlink:href="http://ec.europa.eu/environment/seis/funding.htm">/</text:a><text:a xlink:type="simple" xlink:href="http://ec.europa.eu/environment/seis/funding.htm">environment</text:a><text:a xlink:type="simple" xlink:href="http://ec.europa.eu/environment/seis/funding.htm">/</text:a><text:a xlink:type="simple" xlink:href="http://ec.europa.eu/environment/seis/funding.htm">seis</text:a><text:a xlink:type="simple" xlink:href="http://ec.europa.eu/environment/seis/funding.htm">/</text:a><text:a xlink:type="simple" xlink:href="http://ec.europa.eu/environment/seis/funding.htm">funding</text:a><text:a xlink:type="simple" xlink:href="http://ec.europa.eu/environment/seis/funding.htm">.</text:a><text:a xlink:type="simple" xlink:href="http://ec.europa.eu/environment/seis/funding.htm">htm</text:a></text:p>
      <text:p text:style-name="P15"/>
      <text:p text:style-name="P62">Ocean Buoys and Tsunamis</text:p>
      <text:p text:style-name="P11"><text:a xlink:type="simple" xlink:href="http://www.ndbc.noaa.gov/obs.shtml">http</text:a><text:a xlink:type="simple" xlink:href="http://www.ndbc.noaa.gov/obs.shtml">://</text:a><text:a xlink:type="simple" xlink:href="http://www.ndbc.noaa.gov/obs.shtml">www</text:a><text:a xlink:type="simple" xlink:href="http://www.ndbc.noaa.gov/obs.shtml">.</text:a><text:a xlink:type="simple" xlink:href="http://www.ndbc.noaa.gov/obs.shtml">ndbc</text:a><text:a xlink:type="simple" xlink:href="http://www.ndbc.noaa.gov/obs.shtml">.</text:a><text:a xlink:type="simple" xlink:href="http://www.ndbc.noaa.gov/obs.shtml">noaa</text:a><text:a xlink:type="simple" xlink:href="http://www.ndbc.noaa.gov/obs.shtml">.</text:a><text:a xlink:type="simple" xlink:href="http://www.ndbc.noaa.gov/obs.shtml">gov</text:a><text:a xlink:type="simple" xlink:href="http://www.ndbc.noaa.gov/obs.shtml">/</text:a><text:a xlink:type="simple" xlink:href="http://www.ndbc.noaa.gov/obs.shtml">obs</text:a><text:a xlink:type="simple" xlink:href="http://www.ndbc.noaa.gov/obs.shtml">.</text:a><text:a xlink:type="simple" xlink:href="http://www.ndbc.noaa.gov/obs.shtml">shtml</text:a></text:p>
      <text:p text:style-name="P17"/>
      <text:p text:style-name="P62">Thematic Realtime Environmental Distributed Data Services: THREDDS</text:p>
      <text:p text:style-name="P11"><text:a xlink:type="simple" xlink:href="http://www.unidata.ucar.edu/projects/THREDDS/">http</text:a><text:a xlink:type="simple" xlink:href="http://www.unidata.ucar.edu/projects/THREDDS/">://</text:a><text:a xlink:type="simple" xlink:href="http://www.unidata.ucar.edu/projects/THREDDS/">www</text:a><text:a xlink:type="simple" xlink:href="http://www.unidata.ucar.edu/projects/THREDDS/">.</text:a><text:a xlink:type="simple" xlink:href="http://www.unidata.ucar.edu/projects/THREDDS/">unidata</text:a><text:a xlink:type="simple" xlink:href="http://www.unidata.ucar.edu/projects/THREDDS/">.</text:a><text:a xlink:type="simple" xlink:href="http://www.unidata.ucar.edu/projects/THREDDS/">ucar</text:a><text:a xlink:type="simple" xlink:href="http://www.unidata.ucar.edu/projects/THREDDS/">.</text:a><text:a xlink:type="simple" xlink:href="http://www.unidata.ucar.edu/projects/THREDDS/">edu</text:a><text:a xlink:type="simple" xlink:href="http://www.unidata.ucar.edu/projects/THREDDS/">/</text:a><text:a xlink:type="simple" xlink:href="http://www.unidata.ucar.edu/projects/THREDDS/">projects</text:a><text:a xlink:type="simple" xlink:href="http://www.unidata.ucar.edu/projects/THREDDS/">/</text:a><text:a xlink:type="simple" xlink:href="http://www.unidata.ucar.edu/projects/THREDDS/">THREDDS</text:a><text:a xlink:type="simple" xlink:href="http://www.unidata.ucar.edu/projects/THREDDS/">/</text:a></text:p>
      <text:p text:style-name="P17"/>
      <text:p text:style-name="P62">NOAA Space Weather Alerts</text:p>
      <text:p text:style-name="P11"><text:a xlink:type="simple" xlink:href="http://www.swpc.noaa.gov/alerts/archive/current_month.html">http</text:a><text:a xlink:type="simple" xlink:href="http://www.swpc.noaa.gov/alerts/archive/current_month.html">://</text:a><text:a xlink:type="simple" xlink:href="http://www.swpc.noaa.gov/alerts/archive/current_month.html">www</text:a><text:a xlink:type="simple" xlink:href="http://www.swpc.noaa.gov/alerts/archive/current_month.html">.</text:a><text:a xlink:type="simple" xlink:href="http://www.swpc.noaa.gov/alerts/archive/current_month.html">swpc</text:a><text:a xlink:type="simple" xlink:href="http://www.swpc.noaa.gov/alerts/archive/current_month.html">.</text:a><text:a xlink:type="simple" xlink:href="http://www.swpc.noaa.gov/alerts/archive/current_month.html">noaa</text:a><text:a xlink:type="simple" xlink:href="http://www.swpc.noaa.gov/alerts/archive/current_month.html">.</text:a><text:a xlink:type="simple" xlink:href="http://www.swpc.noaa.gov/alerts/archive/current_month.html">gov</text:a><text:a xlink:type="simple" xlink:href="http://www.swpc.noaa.gov/alerts/archive/current_month.html">/</text:a><text:a xlink:type="simple" xlink:href="http://www.swpc.noaa.gov/alerts/archive/current_month.html">alerts</text:a><text:a xlink:type="simple" xlink:href="http://www.swpc.noaa.gov/alerts/archive/current_month.html">/</text:a><text:a xlink:type="simple" xlink:href="http://www.swpc.noaa.gov/alerts/archive/current_month.html">archive</text:a><text:a xlink:type="simple" xlink:href="http://www.swpc.noaa.gov/alerts/archive/current_month.html">/</text:a><text:a xlink:type="simple" xlink:href="http://www.swpc.noaa.gov/alerts/archive/current_month.html">current</text:a><text:a xlink:type="simple" xlink:href="http://www.swpc.noaa.gov/alerts/archive/current_month.html">_</text:a><text:a xlink:type="simple" xlink:href="http://www.swpc.noaa.gov/alerts/archive/current_month.html">month</text:a><text:a xlink:type="simple" xlink:href="http://www.swpc.noaa.gov/alerts/archive/current_month.html">.</text:a><text:a xlink:type="simple" xlink:href="http://www.swpc.noaa.gov/alerts/archive/current_month.html">html</text:a></text:p>
      <text:p text:style-name="P21"/>
      <text:p text:style-name="P62">NOAA Space Weather Data</text:p>
      <text:p text:style-name="P63">http://www.swpc.noaa.gov/ftpmenu/lists.html</text:p>
      <text:h text:style-name="P44" text:outline-level="10"><text:soft-page-break/>Incidents</text:h>
      <text:p text:style-name="P11"><text:a xlink:type="simple" xlink:href="http://www.globalincidentmap.com/">http</text:a><text:a xlink:type="simple" xlink:href="http://www.globalincidentmap.com/">://</text:a><text:a xlink:type="simple" xlink:href="http://www.globalincidentmap.com/">www</text:a><text:a xlink:type="simple" xlink:href="http://www.globalincidentmap.com/">.</text:a><text:a xlink:type="simple" xlink:href="http://www.globalincidentmap.com/">globalincidentmap</text:a><text:a xlink:type="simple" xlink:href="http://www.globalincidentmap.com/">.</text:a><text:a xlink:type="simple" xlink:href="http://www.globalincidentmap.com/">com</text:a><text:a xlink:type="simple" xlink:href="http://www.globalincidentmap.com/">/</text:a></text:p>
      <text:p text:style-name="P12"><text:tab/></text:p>
      <text:p text:style-name="P12"><text:tab/><text:a xlink:type="simple" xlink:href="http://www.globalincidentmap.com/"> </text:a><text:a xlink:type="simple" xlink:href="http://www.globalincidentmap.com/">GlobalIncidentMap</text:a><text:a xlink:type="simple" xlink:href="http://www.globalincidentmap.com/">.</text:a><text:a xlink:type="simple" xlink:href="http://www.globalincidentmap.com/">com</text:a> <text:tab/><text:a xlink:type="simple" xlink:href="http://amberalerts.globalincidentmap.com/"> </text:a><text:a xlink:type="simple" xlink:href="http://amberalerts.globalincidentmap.com/">Amber</text:a><text:a xlink:type="simple" xlink:href="http://amberalerts.globalincidentmap.com/">-</text:a><text:a xlink:type="simple" xlink:href="http://amberalerts.globalincidentmap.com/">Alert</text:a><text:a xlink:type="simple" xlink:href="http://amberalerts.globalincidentmap.com/"> </text:a><text:a xlink:type="simple" xlink:href="http://amberalerts.globalincidentmap.com/">Map</text:a> <text:tab/><text:a xlink:type="simple" xlink:href="http://hazmat.globalincidentmap.com/"> </text:a><text:a xlink:type="simple" xlink:href="http://hazmat.globalincidentmap.com/">HAZMAT</text:a><text:a xlink:type="simple" xlink:href="http://hazmat.globalincidentmap.com/"> </text:a><text:a xlink:type="simple" xlink:href="http://hazmat.globalincidentmap.com/">Situations</text:a><text:a xlink:type="simple" xlink:href="http://hazmat.globalincidentmap.com/"> </text:a><text:a xlink:type="simple" xlink:href="http://hazmat.globalincidentmap.com/">Map</text:a> <text:tab/><text:a xlink:type="simple" xlink:href="http://fires.globalincidentmap.com/"> </text:a><text:a xlink:type="simple" xlink:href="http://fires.globalincidentmap.com/">Forest</text:a><text:a xlink:type="simple" xlink:href="http://fires.globalincidentmap.com/"> </text:a><text:a xlink:type="simple" xlink:href="http://fires.globalincidentmap.com/">Fires</text:a><text:a xlink:type="simple" xlink:href="http://fires.globalincidentmap.com/"> </text:a><text:a xlink:type="simple" xlink:href="http://fires.globalincidentmap.com/">Map</text:a> <text:tab/><text:a xlink:type="simple" xlink:href="http://outbreaks.globalincidentmap.com/"> </text:a><text:a xlink:type="simple" xlink:href="http://outbreaks.globalincidentmap.com/">Disease</text:a><text:a xlink:type="simple" xlink:href="http://outbreaks.globalincidentmap.com/"> </text:a><text:a xlink:type="simple" xlink:href="http://outbreaks.globalincidentmap.com/">Outbreaks</text:a><text:a xlink:type="simple" xlink:href="http://outbreaks.globalincidentmap.com/"> </text:a><text:a xlink:type="simple" xlink:href="http://outbreaks.globalincidentmap.com/">Map</text:a> <text:tab/> <text:tab/></text:p>
      <text:p text:style-name="P11"/>
      <text:p text:style-name="P12"><text:tab/><text:a xlink:type="simple" xlink:href="http://gangs.globalincidentmap.com/"> </text:a><text:a xlink:type="simple" xlink:href="http://gangs.globalincidentmap.com/">Gang</text:a><text:a xlink:type="simple" xlink:href="http://gangs.globalincidentmap.com/"> </text:a><text:a xlink:type="simple" xlink:href="http://gangs.globalincidentmap.com/">Activity</text:a><text:a xlink:type="simple" xlink:href="http://gangs.globalincidentmap.com/"> </text:a><text:a xlink:type="simple" xlink:href="http://gangs.globalincidentmap.com/">Map</text:a> <text:tab/><text:a xlink:type="simple" xlink:href="http://border.globalincidentmap.com/"> </text:a><text:a xlink:type="simple" xlink:href="http://border.globalincidentmap.com/">Border</text:a><text:a xlink:type="simple" xlink:href="http://border.globalincidentmap.com/"> </text:a><text:a xlink:type="simple" xlink:href="http://border.globalincidentmap.com/">Security</text:a><text:a xlink:type="simple" xlink:href="http://border.globalincidentmap.com/"> </text:a><text:a xlink:type="simple" xlink:href="http://border.globalincidentmap.com/">Issues</text:a> <text:tab/><text:a xlink:type="simple" xlink:href="http://president.globalincidentmap.com/"> </text:a><text:a xlink:type="simple" xlink:href="http://president.globalincidentmap.com/">Presidential</text:a><text:a xlink:type="simple" xlink:href="http://president.globalincidentmap.com/"> </text:a><text:a xlink:type="simple" xlink:href="http://president.globalincidentmap.com/">Threat</text:a><text:a xlink:type="simple" xlink:href="http://president.globalincidentmap.com/"> </text:a><text:a xlink:type="simple" xlink:href="http://president.globalincidentmap.com/">Map</text:a> <text:tab/><text:a xlink:type="simple" xlink:href="http://www.globalincidentmap.com/predictions.php"> </text:a><text:a xlink:type="simple" xlink:href="http://www.globalincidentmap.com/predictions.php">Terrorism</text:a><text:a xlink:type="simple" xlink:href="http://www.globalincidentmap.com/predictions.php"> </text:a><text:a xlink:type="simple" xlink:href="http://www.globalincidentmap.com/predictions.php">Event</text:a><text:a xlink:type="simple" xlink:href="http://www.globalincidentmap.com/predictions.php"> </text:a><text:a xlink:type="simple" xlink:href="http://www.globalincidentmap.com/predictions.php">Predictions</text:a> <text:tab/><text:a xlink:type="simple" xlink:href="http://quakes.globalincidentmap.com/"> </text:a><text:a xlink:type="simple" xlink:href="http://quakes.globalincidentmap.com/">New</text:a><text:a xlink:type="simple" xlink:href="http://quakes.globalincidentmap.com/"> - </text:a><text:a xlink:type="simple" xlink:href="http://quakes.globalincidentmap.com/">Quakes</text:a><text:a xlink:type="simple" xlink:href="http://quakes.globalincidentmap.com/"> </text:a><text:a xlink:type="simple" xlink:href="http://quakes.globalincidentmap.com/">Map</text:a> <text:tab/> <text:tab/></text:p>
      <text:p text:style-name="P11"/>
      <text:p text:style-name="P12"><text:tab/><text:a xlink:type="simple" xlink:href="http://drugs.globalincidentmap.com/"> </text:a><text:a xlink:type="simple" xlink:href="http://drugs.globalincidentmap.com/">Drug</text:a><text:a xlink:type="simple" xlink:href="http://drugs.globalincidentmap.com/"> </text:a><text:a xlink:type="simple" xlink:href="http://drugs.globalincidentmap.com/">Interdictions</text:a><text:a xlink:type="simple" xlink:href="http://drugs.globalincidentmap.com/"> </text:a><text:a xlink:type="simple" xlink:href="http://drugs.globalincidentmap.com/">Map</text:a> <text:tab/><text:a xlink:type="simple" xlink:href="http://aviation.globalincidentmap.com/"> </text:a><text:a xlink:type="simple" xlink:href="http://aviation.globalincidentmap.com/">Non</text:a><text:a xlink:type="simple" xlink:href="http://aviation.globalincidentmap.com/">-</text:a><text:a xlink:type="simple" xlink:href="http://aviation.globalincidentmap.com/">Terror</text:a><text:a xlink:type="simple" xlink:href="http://aviation.globalincidentmap.com/"> </text:a><text:a xlink:type="simple" xlink:href="http://aviation.globalincidentmap.com/">Aviation</text:a><text:a xlink:type="simple" xlink:href="http://aviation.globalincidentmap.com/"> </text:a><text:a xlink:type="simple" xlink:href="http://aviation.globalincidentmap.com/">Incidents</text:a> <text:tab/><text:a xlink:type="simple" xlink:href="http://food.globalincidentmap.com/"> </text:a><text:a xlink:type="simple" xlink:href="http://food.globalincidentmap.com/">NEW</text:a><text:a xlink:type="simple" xlink:href="http://food.globalincidentmap.com/"> - </text:a><text:a xlink:type="simple" xlink:href="http://food.globalincidentmap.com/">Food</text:a><text:a xlink:type="simple" xlink:href="http://food.globalincidentmap.com/">/</text:a><text:a xlink:type="simple" xlink:href="http://food.globalincidentmap.com/">Medicine</text:a><text:a xlink:type="simple" xlink:href="http://food.globalincidentmap.com/"> </text:a><text:a xlink:type="simple" xlink:href="http://food.globalincidentmap.com/">Incidents</text:a> <text:tab/><text:a xlink:type="simple" xlink:href="http://human.globalincidentmap.com/"> </text:a><text:a xlink:type="simple" xlink:href="http://human.globalincidentmap.com/">NEW</text:a><text:a xlink:type="simple" xlink:href="http://human.globalincidentmap.com/"> - </text:a><text:a xlink:type="simple" xlink:href="http://human.globalincidentmap.com/">Human</text:a><text:a xlink:type="simple" xlink:href="http://human.globalincidentmap.com/"> </text:a><text:a xlink:type="simple" xlink:href="http://human.globalincidentmap.com/">Trafficking</text:a> <text:tab/></text:p>
      <text:p text:style-name="P12"><text:tab/></text:p>
      <text:p text:style-name="P62">Crisis Mappers</text:p>
      <text:p text:style-name="P63">http://crisismappers.net</text:p>
      <text:h text:style-name="P51" text:outline-level="10">Water and food</text:h>
      <text:p text:style-name="P11">(availability of water, nutrients, and herbs)</text:p>
      <text:p text:style-name="P11"/>
      <text:p text:style-name="P11"><text:a xlink:type="simple" xlink:href="http://en.wikipedia.org/wiki/Foodshed">http</text:a><text:a xlink:type="simple" xlink:href="http://en.wikipedia.org/wiki/Foodshed">://</text:a><text:a xlink:type="simple" xlink:href="http://en.wikipedia.org/wiki/Foodshed">en</text:a><text:a xlink:type="simple" xlink:href="http://en.wikipedia.org/wiki/Foodshed">.</text:a><text:a xlink:type="simple" xlink:href="http://en.wikipedia.org/wiki/Foodshed">wikipedia</text:a><text:a xlink:type="simple" xlink:href="http://en.wikipedia.org/wiki/Foodshed">.</text:a><text:a xlink:type="simple" xlink:href="http://en.wikipedia.org/wiki/Foodshed">org</text:a><text:a xlink:type="simple" xlink:href="http://en.wikipedia.org/wiki/Foodshed">/</text:a><text:a xlink:type="simple" xlink:href="http://en.wikipedia.org/wiki/Foodshed">wiki</text:a><text:a xlink:type="simple" xlink:href="http://en.wikipedia.org/wiki/Foodshed">/</text:a><text:a xlink:type="simple" xlink:href="http://en.wikipedia.org/wiki/Foodshed">Foodshed</text:a></text:p>
      <text:p text:style-name="P15"/>
      <text:p text:style-name="P95">Foodshed Mapping</text:p>
      <text:p text:style-name="P2">http://www.cals.cornell.edu/cals/css/extension/foodshed-mapping.cfm</text:p>
      <text:p text:style-name="P11"/>
      <text:h text:style-name="P51" text:outline-level="10">Shelter</text:h>
      <text:p text:style-name="P11">Availability of room to live and sleep</text:p>
      <text:p text:style-name="P11"/>
      <text:p text:style-name="P11"><text:span text:style-name="T4">Porches, Bridges &amp; Overpasses </text:span>(provide temporary shelter from precipitation)</text:p>
      <text:p text:style-name="P11"/>
      <text:h text:style-name="P51" text:outline-level="10">Hotels</text:h>
      <text:p text:style-name="P28"/>
      <text:p text:style-name="P19">Humanitarian &amp; International Relief Organizations</text:p>
      <text:p text:style-name="P43"><text:a xlink:type="simple" xlink:href="http://en.wikipedia.org/wiki/Category:Humanitarian_aid_organizations">http</text:a><text:a xlink:type="simple" xlink:href="http://en.wikipedia.org/wiki/Category:Humanitarian_aid_organizations">://</text:a><text:a xlink:type="simple" xlink:href="http://en.wikipedia.org/wiki/Category:Humanitarian_aid_organizations">en</text:a><text:a xlink:type="simple" xlink:href="http://en.wikipedia.org/wiki/Category:Humanitarian_aid_organizations">.</text:a><text:a xlink:type="simple" xlink:href="http://en.wikipedia.org/wiki/Category:Humanitarian_aid_organizations">wikipedia</text:a><text:a xlink:type="simple" xlink:href="http://en.wikipedia.org/wiki/Category:Humanitarian_aid_organizations">.</text:a><text:a xlink:type="simple" xlink:href="http://en.wikipedia.org/wiki/Category:Humanitarian_aid_organizations">org</text:a><text:a xlink:type="simple" xlink:href="http://en.wikipedia.org/wiki/Category:Humanitarian_aid_organizations">/</text:a><text:a xlink:type="simple" xlink:href="http://en.wikipedia.org/wiki/Category:Humanitarian_aid_organizations">wiki</text:a><text:a xlink:type="simple" xlink:href="http://en.wikipedia.org/wiki/Category:Humanitarian_aid_organizations">/</text:a><text:a xlink:type="simple" xlink:href="http://en.wikipedia.org/wiki/Category:Humanitarian_aid_organizations">Category</text:a><text:a xlink:type="simple" xlink:href="http://en.wikipedia.org/wiki/Category:Humanitarian_aid_organizations">:</text:a><text:a xlink:type="simple" xlink:href="http://en.wikipedia.org/wiki/Category:Humanitarian_aid_organizations">Humanitarian</text:a><text:a xlink:type="simple" xlink:href="http://en.wikipedia.org/wiki/Category:Humanitarian_aid_organizations">_</text:a><text:a xlink:type="simple" xlink:href="http://en.wikipedia.org/wiki/Category:Humanitarian_aid_organizations">aid</text:a><text:a xlink:type="simple" xlink:href="http://en.wikipedia.org/wiki/Category:Humanitarian_aid_organizations">_</text:a><text:a xlink:type="simple" xlink:href="http://en.wikipedia.org/wiki/Category:Humanitarian_aid_organizations">organizations</text:a></text:p>
      <text:p text:style-name="P43">http://www.exploringabroad.com/humanitarian-org.htm</text:p>
      <text:p text:style-name="P11"/>
      <text:h text:style-name="P51" text:outline-level="10">Safety</text:h>
      <text:p text:style-name="P11">Crime and Violence</text:p>
      <text:h text:style-name="P46" text:outline-level="10"><text:soft-page-break/>Crime</text:h>
      <text:p text:style-name="P11">http://en.wikipedia.org/wiki/Crime_mapping</text:p>
      <text:p text:style-name="P11">https://www.crimereports.com/</text:p>
      <text:p text:style-name="P11"><text:a xlink:type="simple" xlink:href="http://en.wikipedia.org/wiki/CompStat">http</text:a><text:a xlink:type="simple" xlink:href="http://en.wikipedia.org/wiki/CompStat">://</text:a><text:a xlink:type="simple" xlink:href="http://en.wikipedia.org/wiki/CompStat">en</text:a><text:a xlink:type="simple" xlink:href="http://en.wikipedia.org/wiki/CompStat">.</text:a><text:a xlink:type="simple" xlink:href="http://en.wikipedia.org/wiki/CompStat">wikipedia</text:a><text:a xlink:type="simple" xlink:href="http://en.wikipedia.org/wiki/CompStat">.</text:a><text:a xlink:type="simple" xlink:href="http://en.wikipedia.org/wiki/CompStat">org</text:a><text:a xlink:type="simple" xlink:href="http://en.wikipedia.org/wiki/CompStat">/</text:a><text:a xlink:type="simple" xlink:href="http://en.wikipedia.org/wiki/CompStat">wiki</text:a><text:a xlink:type="simple" xlink:href="http://en.wikipedia.org/wiki/CompStat">/</text:a><text:a xlink:type="simple" xlink:href="http://en.wikipedia.org/wiki/CompStat">CompStat</text:a></text:p>
      <text:p text:style-name="P20"/>
      <text:h text:style-name="P46" text:outline-level="10">UFO Reports</text:h>
      <text:p text:style-name="P11"><text:a xlink:type="simple" xlink:href="http://www.mufon.com/mufonreports.html">http</text:a><text:a xlink:type="simple" xlink:href="http://www.mufon.com/mufonreports.html">://</text:a><text:a xlink:type="simple" xlink:href="http://www.mufon.com/mufonreports.html">www</text:a><text:a xlink:type="simple" xlink:href="http://www.mufon.com/mufonreports.html">.</text:a><text:a xlink:type="simple" xlink:href="http://www.mufon.com/mufonreports.html">mufon</text:a><text:a xlink:type="simple" xlink:href="http://www.mufon.com/mufonreports.html">.</text:a><text:a xlink:type="simple" xlink:href="http://www.mufon.com/mufonreports.html">com</text:a><text:a xlink:type="simple" xlink:href="http://www.mufon.com/mufonreports.html">/</text:a><text:a xlink:type="simple" xlink:href="http://www.mufon.com/mufonreports.html">mufonreports</text:a><text:a xlink:type="simple" xlink:href="http://www.mufon.com/mufonreports.html">.</text:a><text:a xlink:type="simple" xlink:href="http://www.mufon.com/mufonreports.html">html</text:a></text:p>
      <text:p text:style-name="P11"><text:a xlink:type="simple" xlink:href="http://www.ufostalker.com/?mufon=true">http</text:a><text:a xlink:type="simple" xlink:href="http://www.ufostalker.com/?mufon=true">://</text:a><text:a xlink:type="simple" xlink:href="http://www.ufostalker.com/?mufon=true">www</text:a><text:a xlink:type="simple" xlink:href="http://www.ufostalker.com/?mufon=true">.</text:a><text:a xlink:type="simple" xlink:href="http://www.ufostalker.com/?mufon=true">ufostalker</text:a><text:a xlink:type="simple" xlink:href="http://www.ufostalker.com/?mufon=true">.</text:a><text:a xlink:type="simple" xlink:href="http://www.ufostalker.com/?mufon=true">com</text:a><text:a xlink:type="simple" xlink:href="http://www.ufostalker.com/?mufon=true">/?</text:a><text:a xlink:type="simple" xlink:href="http://www.ufostalker.com/?mufon=true">mufon</text:a><text:a xlink:type="simple" xlink:href="http://www.ufostalker.com/?mufon=true">=</text:a><text:a xlink:type="simple" xlink:href="http://www.ufostalker.com/?mufon=true">true</text:a></text:p>
      <text:h text:style-name="P46" text:outline-level="10">Fire Protection</text:h>
      <text:p text:style-name="P30"/>
      <text:h text:style-name="P46" text:outline-level="10">Freedom and Human Rights</text:h>
      <text:p text:style-name="P30"/>
      <text:h text:style-name="P53" text:outline-level="10">Environment &amp; Pollution</text:h>
      <text:h text:style-name="P46" text:outline-level="10">Radiation and Nuclear Threats</text:h>
      <text:p text:style-name="P11"><text:a xlink:type="simple" xlink:href="http://en.wikipedia.org/wiki/Nuclear_decommissioning">http</text:a><text:a xlink:type="simple" xlink:href="http://en.wikipedia.org/wiki/Nuclear_decommissioning">://</text:a><text:a xlink:type="simple" xlink:href="http://en.wikipedia.org/wiki/Nuclear_decommissioning">en</text:a><text:a xlink:type="simple" xlink:href="http://en.wikipedia.org/wiki/Nuclear_decommissioning">.</text:a><text:a xlink:type="simple" xlink:href="http://en.wikipedia.org/wiki/Nuclear_decommissioning">wikipedia</text:a><text:a xlink:type="simple" xlink:href="http://en.wikipedia.org/wiki/Nuclear_decommissioning">.</text:a><text:a xlink:type="simple" xlink:href="http://en.wikipedia.org/wiki/Nuclear_decommissioning">org</text:a><text:a xlink:type="simple" xlink:href="http://en.wikipedia.org/wiki/Nuclear_decommissioning">/</text:a><text:a xlink:type="simple" xlink:href="http://en.wikipedia.org/wiki/Nuclear_decommissioning">wiki</text:a><text:a xlink:type="simple" xlink:href="http://en.wikipedia.org/wiki/Nuclear_decommissioning">/</text:a><text:a xlink:type="simple" xlink:href="http://en.wikipedia.org/wiki/Nuclear_decommissioning">Nuclear</text:a><text:a xlink:type="simple" xlink:href="http://en.wikipedia.org/wiki/Nuclear_decommissioning">_</text:a><text:a xlink:type="simple" xlink:href="http://en.wikipedia.org/wiki/Nuclear_decommissioning">decommissioning</text:a></text:p>
      <text:p text:style-name="P11">http://www.google.com/fusiontables/DataSource?dsrcid=579216&amp;search=nuclear&amp;cd=2</text:p>
      <text:p text:style-name="P11"/>
      <text:list xml:id="list2619065588024397540" text:style-name="LS66">
        <text:list-item>
          <text:p text:style-name="P74"><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list-item>
        <text:list-item>
          <text:p text:style-name="P74"><text:a xlink:type="simple" xlink:href="http://www.google.com/fusiontables/DataSource?dsrcid=578937&amp;search=nuclear&amp;cd=12">http</text:a><text:a xlink:type="simple" xlink:href="http://www.google.com/fusiontables/DataSource?dsrcid=578937&amp;search=nuclear&amp;cd=12">://</text:a><text:a xlink:type="simple" xlink:href="http://www.google.com/fusiontables/DataSource?dsrcid=578937&amp;search=nuclear&amp;cd=12">www</text:a><text:a xlink:type="simple" xlink:href="http://www.google.com/fusiontables/DataSource?dsrcid=578937&amp;search=nuclear&amp;cd=12">.</text:a><text:a xlink:type="simple" xlink:href="http://www.google.com/fusiontables/DataSource?dsrcid=578937&amp;search=nuclear&amp;cd=12">google</text:a><text:a xlink:type="simple" xlink:href="http://www.google.com/fusiontables/DataSource?dsrcid=578937&amp;search=nuclear&amp;cd=12">.</text:a><text:a xlink:type="simple" xlink:href="http://www.google.com/fusiontables/DataSource?dsrcid=578937&amp;search=nuclear&amp;cd=12">com</text:a><text:a xlink:type="simple" xlink:href="http://www.google.com/fusiontables/DataSource?dsrcid=578937&amp;search=nuclear&amp;cd=12">/</text:a><text:a xlink:type="simple" xlink:href="http://www.google.com/fusiontables/DataSource?dsrcid=578937&amp;search=nuclear&amp;cd=12">fusiontables</text:a><text:a xlink:type="simple" xlink:href="http://www.google.com/fusiontables/DataSource?dsrcid=578937&amp;search=nuclear&amp;cd=12">/</text:a><text:a xlink:type="simple" xlink:href="http://www.google.com/fusiontables/DataSource?dsrcid=578937&amp;search=nuclear&amp;cd=12">DataSource</text:a><text:a xlink:type="simple" xlink:href="http://www.google.com/fusiontables/DataSource?dsrcid=578937&amp;search=nuclear&amp;cd=12">?</text:a><text:a xlink:type="simple" xlink:href="http://www.google.com/fusiontables/DataSource?dsrcid=578937&amp;search=nuclear&amp;cd=12">dsrcid</text:a><text:a xlink:type="simple" xlink:href="http://www.google.com/fusiontables/DataSource?dsrcid=578937&amp;search=nuclear&amp;cd=12">=578937&amp;</text:a><text:a xlink:type="simple" xlink:href="http://www.google.com/fusiontables/DataSource?dsrcid=578937&amp;search=nuclear&amp;cd=12">search</text:a><text:a xlink:type="simple" xlink:href="http://www.google.com/fusiontables/DataSource?dsrcid=578937&amp;search=nuclear&amp;cd=12">=</text:a><text:a xlink:type="simple" xlink:href="http://www.google.com/fusiontables/DataSource?dsrcid=578937&amp;search=nuclear&amp;cd=12">nuclear</text:a><text:a xlink:type="simple" xlink:href="http://www.google.com/fusiontables/DataSource?dsrcid=578937&amp;search=nuclear&amp;cd=12">&amp;</text:a><text:a xlink:type="simple" xlink:href="http://www.google.com/fusiontables/DataSource?dsrcid=578937&amp;search=nuclear&amp;cd=12">cd</text:a><text:a xlink:type="simple" xlink:href="http://www.google.com/fusiontables/DataSource?dsrcid=578937&amp;search=nuclear&amp;cd=12">=12</text:a></text:p>
        </text:list-item>
      </text:list>
      <text:p text:style-name="P15"/>
      <text:p text:style-name="P15"/>
      <text:p text:style-name="P19">IAEA Nuclear Facilities</text:p>
      <text:p text:style-name="P11"><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p text:style-name="P15"/>
      <text:p text:style-name="P19">Europe Radiaton Network</text:p>
      <text:p text:style-name="P11">http://eurdep.jrc.ec.europa.eu/Basic/Pages/Public/Home/Default.aspx</text:p>
      <text:h text:style-name="P119" text:outline-level="10">MEXT</text:h>
      <text:p text:style-name="P11">http://orm.dip.jp/data/</text:p>
      <text:p text:style-name="P11"/>
      <text:p text:style-name="P19">US Nuclear Regulatory Commision Event Reports</text:p>
      <text:p text:style-name="P11">http://www.nrc.gov/reading-rm/doc-collections/event-status/event/</text:p>
      <text:p text:style-name="P11"/>
      <text:p text:style-name="P19">Toxic Release Inventory</text:p>
      <text:p text:style-name="P11"><text:a xlink:type="simple" xlink:href="http://www.epa.gov/tri/">http</text:a><text:a xlink:type="simple" xlink:href="http://www.epa.gov/tri/">://</text:a><text:a xlink:type="simple" xlink:href="http://www.epa.gov/tri/">www</text:a><text:a xlink:type="simple" xlink:href="http://www.epa.gov/tri/">.</text:a><text:a xlink:type="simple" xlink:href="http://www.epa.gov/tri/">epa</text:a><text:a xlink:type="simple" xlink:href="http://www.epa.gov/tri/">.</text:a><text:a xlink:type="simple" xlink:href="http://www.epa.gov/tri/">gov</text:a><text:a xlink:type="simple" xlink:href="http://www.epa.gov/tri/">/</text:a><text:a xlink:type="simple" xlink:href="http://www.epa.gov/tri/">tri</text:a><text:a xlink:type="simple" xlink:href="http://www.epa.gov/tri/">/</text:a></text:p>
      <text:p text:style-name="P15"/>
      <text:p text:style-name="P19">US Superfund Sites (Hazardous and Toxic Sites Needing to be Cleaned Up)</text:p>
      <text:p text:style-name="P11"><text:soft-page-break/><text:a xlink:type="simple" xlink:href="http://en.wikipedia.org/wiki/Superfund#Accessing_Superfund_data">http</text:a><text:a xlink:type="simple" xlink:href="http://en.wikipedia.org/wiki/Superfund#Accessing_Superfund_data">://</text:a><text:a xlink:type="simple" xlink:href="http://en.wikipedia.org/wiki/Superfund#Accessing_Superfund_data">en</text:a><text:a xlink:type="simple" xlink:href="http://en.wikipedia.org/wiki/Superfund#Accessing_Superfund_data">.</text:a><text:a xlink:type="simple" xlink:href="http://en.wikipedia.org/wiki/Superfund#Accessing_Superfund_data">wikipedia</text:a><text:a xlink:type="simple" xlink:href="http://en.wikipedia.org/wiki/Superfund#Accessing_Superfund_data">.</text:a><text:a xlink:type="simple" xlink:href="http://en.wikipedia.org/wiki/Superfund#Accessing_Superfund_data">org</text:a><text:a xlink:type="simple" xlink:href="http://en.wikipedia.org/wiki/Superfund#Accessing_Superfund_data">/</text:a><text:a xlink:type="simple" xlink:href="http://en.wikipedia.org/wiki/Superfund#Accessing_Superfund_data">wiki</text:a><text:a xlink:type="simple" xlink:href="http://en.wikipedia.org/wiki/Superfund#Accessing_Superfund_data">/</text:a><text:a xlink:type="simple" xlink:href="http://en.wikipedia.org/wiki/Superfund#Accessing_Superfund_data">Superfund</text:a><text:a xlink:type="simple" xlink:href="http://en.wikipedia.org/wiki/Superfund#Accessing_Superfund_data">#</text:a><text:a xlink:type="simple" xlink:href="http://en.wikipedia.org/wiki/Superfund#Accessing_Superfund_data">Accessing</text:a><text:a xlink:type="simple" xlink:href="http://en.wikipedia.org/wiki/Superfund#Accessing_Superfund_data">_</text:a><text:a xlink:type="simple" xlink:href="http://en.wikipedia.org/wiki/Superfund#Accessing_Superfund_data">Superfund</text:a><text:a xlink:type="simple" xlink:href="http://en.wikipedia.org/wiki/Superfund#Accessing_Superfund_data">_</text:a><text:a xlink:type="simple" xlink:href="http://en.wikipedia.org/wiki/Superfund#Accessing_Superfund_data">data</text:a></text:p>
      <text:p text:style-name="P15"/>
      <text:p text:style-name="P19">WiFi Electrosmog</text:p>
      <text:p text:style-name="P11"><text:a xlink:type="simple" xlink:href="http://www.acousticecology.org/srwifi.html">http</text:a><text:a xlink:type="simple" xlink:href="http://www.acousticecology.org/srwifi.html">://</text:a><text:a xlink:type="simple" xlink:href="http://www.acousticecology.org/srwifi.html">www</text:a><text:a xlink:type="simple" xlink:href="http://www.acousticecology.org/srwifi.html">.</text:a><text:a xlink:type="simple" xlink:href="http://www.acousticecology.org/srwifi.html">acousticecology</text:a><text:a xlink:type="simple" xlink:href="http://www.acousticecology.org/srwifi.html">.</text:a><text:a xlink:type="simple" xlink:href="http://www.acousticecology.org/srwifi.html">org</text:a><text:a xlink:type="simple" xlink:href="http://www.acousticecology.org/srwifi.html">/</text:a><text:a xlink:type="simple" xlink:href="http://www.acousticecology.org/srwifi.html">srwifi</text:a><text:a xlink:type="simple" xlink:href="http://www.acousticecology.org/srwifi.html">.</text:a><text:a xlink:type="simple" xlink:href="http://www.acousticecology.org/srwifi.html">html</text:a></text:p>
      <text:p text:style-name="P11">meaningful application of googles horsepower on googles retracted wifi triangulation data</text:p>
      <text:p text:style-name="P11"/>
      <text:p text:style-name="P11"/>
      <text:p text:style-name="P19">EPA Datasets</text:p>
      <text:p text:style-name="P11"><text:a xlink:type="simple" xlink:href="http://www.epa.gov/enviro/facts/ef_restful.html">http</text:a><text:a xlink:type="simple" xlink:href="http://www.epa.gov/enviro/facts/ef_restful.html">://</text:a><text:a xlink:type="simple" xlink:href="http://www.epa.gov/enviro/facts/ef_restful.html">www</text:a><text:a xlink:type="simple" xlink:href="http://www.epa.gov/enviro/facts/ef_restful.html">.</text:a><text:a xlink:type="simple" xlink:href="http://www.epa.gov/enviro/facts/ef_restful.html">epa</text:a><text:a xlink:type="simple" xlink:href="http://www.epa.gov/enviro/facts/ef_restful.html">.</text:a><text:a xlink:type="simple" xlink:href="http://www.epa.gov/enviro/facts/ef_restful.html">gov</text:a><text:a xlink:type="simple" xlink:href="http://www.epa.gov/enviro/facts/ef_restful.html">/</text:a><text:a xlink:type="simple" xlink:href="http://www.epa.gov/enviro/facts/ef_restful.html">enviro</text:a><text:a xlink:type="simple" xlink:href="http://www.epa.gov/enviro/facts/ef_restful.html">/</text:a><text:a xlink:type="simple" xlink:href="http://www.epa.gov/enviro/facts/ef_restful.html">facts</text:a><text:a xlink:type="simple" xlink:href="http://www.epa.gov/enviro/facts/ef_restful.html">/</text:a><text:a xlink:type="simple" xlink:href="http://www.epa.gov/enviro/facts/ef_restful.html">ef</text:a><text:a xlink:type="simple" xlink:href="http://www.epa.gov/enviro/facts/ef_restful.html">_</text:a><text:a xlink:type="simple" xlink:href="http://www.epa.gov/enviro/facts/ef_restful.html">restful</text:a><text:a xlink:type="simple" xlink:href="http://www.epa.gov/enviro/facts/ef_restful.html">.</text:a><text:a xlink:type="simple" xlink:href="http://www.epa.gov/enviro/facts/ef_restful.html">html</text:a></text:p>
      <text:h text:style-name="P44" text:outline-level="10">Pachube</text:h>
      <text:p text:style-name="P11">http://api.pachube.com/v2/feeds.xml?units=%C2%B5Sv/h&amp;per_page=2000&amp;order=created_at&amp;key=YOURKEYGOESHERE</text:p>
      <text:p text:style-name="P11">http://api.pachube.com/v2/feeds.xml?units=nGy/h&amp;per_page=2000&amp;order=created_at&amp;key=YOURKEYGOESHERE</text:p>
      <text:p text:style-name="P11"/>
      <text:p text:style-name="P19">EPA Air Quality Reports</text:p>
      <text:p text:style-name="P11"><text:a xlink:type="simple" xlink:href="http://airnow.gov/">http</text:a><text:a xlink:type="simple" xlink:href="http://airnow.gov/">://</text:a><text:a xlink:type="simple" xlink:href="http://airnow.gov/">AirNow</text:a><text:a xlink:type="simple" xlink:href="http://airnow.gov/">.</text:a><text:a xlink:type="simple" xlink:href="http://airnow.gov/">gov</text:a></text:p>
      <text:p text:style-name="P11"><text:tab/>“NETA” Network?</text:p>
      <text:h text:style-name="P46" text:outline-level="10">FLEXPART Atmospheric Simulation</text:h>
      <text:p text:style-name="P11"><text:a xlink:type="simple" xlink:href="http://transport.nilu.no/flexpart">http</text:a><text:a xlink:type="simple" xlink:href="http://transport.nilu.no/flexpart">://</text:a><text:a xlink:type="simple" xlink:href="http://transport.nilu.no/flexpart">transport</text:a><text:a xlink:type="simple" xlink:href="http://transport.nilu.no/flexpart">.</text:a><text:a xlink:type="simple" xlink:href="http://transport.nilu.no/flexpart">nilu</text:a><text:a xlink:type="simple" xlink:href="http://transport.nilu.no/flexpart">.</text:a><text:a xlink:type="simple" xlink:href="http://transport.nilu.no/flexpart">no</text:a><text:a xlink:type="simple" xlink:href="http://transport.nilu.no/flexpart">/</text:a><text:a xlink:type="simple" xlink:href="http://transport.nilu.no/flexpart">flexpart</text:a></text:p>
      <text:p text:style-name="P15"/>
      <text:h text:style-name="P46" text:outline-level="10">Chemtrails</text:h>
      <text:p text:style-name="P11"><text:a xlink:type="simple" xlink:href="http://chemtrailsmap.com/">http</text:a><text:a xlink:type="simple" xlink:href="http://chemtrailsmap.com/">://</text:a><text:a xlink:type="simple" xlink:href="http://chemtrailsmap.com/">chemtrailsmap</text:a><text:a xlink:type="simple" xlink:href="http://chemtrailsmap.com/">.</text:a><text:a xlink:type="simple" xlink:href="http://chemtrailsmap.com/">com</text:a><text:a xlink:type="simple" xlink:href="http://chemtrailsmap.com/">/</text:a></text:p>
      <text:p text:style-name="P15"/>
      <text:h text:style-name="P46" text:outline-level="10">US Cell Towers</text:h>
      <text:p text:style-name="P11"><text:a xlink:type="simple" xlink:href="http://www.cellreception.com/towers/">http</text:a><text:a xlink:type="simple" xlink:href="http://www.cellreception.com/towers/">://</text:a><text:a xlink:type="simple" xlink:href="http://www.cellreception.com/towers/">www</text:a><text:a xlink:type="simple" xlink:href="http://www.cellreception.com/towers/">.</text:a><text:a xlink:type="simple" xlink:href="http://www.cellreception.com/towers/">cellreception</text:a><text:a xlink:type="simple" xlink:href="http://www.cellreception.com/towers/">.</text:a><text:a xlink:type="simple" xlink:href="http://www.cellreception.com/towers/">com</text:a><text:a xlink:type="simple" xlink:href="http://www.cellreception.com/towers/">/</text:a><text:a xlink:type="simple" xlink:href="http://www.cellreception.com/towers/">towers</text:a><text:a xlink:type="simple" xlink:href="http://www.cellreception.com/towers/">/</text:a></text:p>
      <text:p text:style-name="P15"/>
      <text:h text:style-name="P46" text:outline-level="10">Water Quality</text:h>
      <text:p text:style-name="P11"><text:a xlink:type="simple" xlink:href="http://waterdata.usgs.gov/nwis/qw">http</text:a><text:a xlink:type="simple" xlink:href="http://waterdata.usgs.gov/nwis/qw">://</text:a><text:a xlink:type="simple" xlink:href="http://waterdata.usgs.gov/nwis/qw">waterdata</text:a><text:a xlink:type="simple" xlink:href="http://waterdata.usgs.gov/nwis/qw">.</text:a><text:a xlink:type="simple" xlink:href="http://waterdata.usgs.gov/nwis/qw">usgs</text:a><text:a xlink:type="simple" xlink:href="http://waterdata.usgs.gov/nwis/qw">.</text:a><text:a xlink:type="simple" xlink:href="http://waterdata.usgs.gov/nwis/qw">gov</text:a><text:a xlink:type="simple" xlink:href="http://waterdata.usgs.gov/nwis/qw">/</text:a><text:a xlink:type="simple" xlink:href="http://waterdata.usgs.gov/nwis/qw">nwis</text:a><text:a xlink:type="simple" xlink:href="http://waterdata.usgs.gov/nwis/qw">/</text:a><text:a xlink:type="simple" xlink:href="http://waterdata.usgs.gov/nwis/qw">qw</text:a></text:p>
      <text:p text:style-name="P15"/>
      <text:h text:style-name="P46" text:outline-level="10">Hydrofracking</text:h>
      <text:p text:style-name="P11">http://www.hydraulicfracturingdisclosure.org/fracfocusfind/</text:p>
      <text:p text:style-name="P11"/>
      <text:p text:style-name="P11"/>
      <text:h text:style-name="P51" text:outline-level="10"><text:soft-page-break/>Energy</text:h>
      <text:p text:style-name="P11">Gas and Electricity</text:p>
      <text:p text:style-name="P11"/>
      <text:p text:style-name="P11"><text:a xlink:type="simple" xlink:href="http://nuclear.carboncapturereport.org/cgi-bin/topic">http</text:a><text:a xlink:type="simple" xlink:href="http://nuclear.carboncapturereport.org/cgi-bin/topic">://</text:a><text:a xlink:type="simple" xlink:href="http://nuclear.carboncapturereport.org/cgi-bin/topic">nuclear</text:a><text:a xlink:type="simple" xlink:href="http://nuclear.carboncapturereport.org/cgi-bin/topic">.</text:a><text:a xlink:type="simple" xlink:href="http://nuclear.carboncapturereport.org/cgi-bin/topic">carboncapturereport</text:a><text:a xlink:type="simple" xlink:href="http://nuclear.carboncapturereport.org/cgi-bin/topic">.</text:a><text:a xlink:type="simple" xlink:href="http://nuclear.carboncapturereport.org/cgi-bin/topic">org</text:a><text:a xlink:type="simple" xlink:href="http://nuclear.carboncapturereport.org/cgi-bin/topic">/</text:a><text:a xlink:type="simple" xlink:href="http://nuclear.carboncapturereport.org/cgi-bin/topic">cgi</text:a><text:a xlink:type="simple" xlink:href="http://nuclear.carboncapturereport.org/cgi-bin/topic">-</text:a><text:a xlink:type="simple" xlink:href="http://nuclear.carboncapturereport.org/cgi-bin/topic">bin</text:a><text:a xlink:type="simple" xlink:href="http://nuclear.carboncapturereport.org/cgi-bin/topic">/</text:a><text:a xlink:type="simple" xlink:href="http://nuclear.carboncapturereport.org/cgi-bin/topic">topic</text:a></text:p>
      <text:p text:style-name="P20"/>
      <text:p text:style-name="P20"/>
      <text:p text:style-name="P19">Power Plants, Fuels &amp; Resources, Transmission, Consumers (cross-ref w/ Pollution)</text:p>
      <text:p text:style-name="P11"><text:a xlink:type="simple" xlink:href="http://globalenergyobservatory.org/select.php?tgl=Kml">http</text:a><text:a xlink:type="simple" xlink:href="http://globalenergyobservatory.org/select.php?tgl=Kml">://</text:a><text:a xlink:type="simple" xlink:href="http://globalenergyobservatory.org/select.php?tgl=Kml">globalenergyobservatory</text:a><text:a xlink:type="simple" xlink:href="http://globalenergyobservatory.org/select.php?tgl=Kml">.</text:a><text:a xlink:type="simple" xlink:href="http://globalenergyobservatory.org/select.php?tgl=Kml">org</text:a><text:a xlink:type="simple" xlink:href="http://globalenergyobservatory.org/select.php?tgl=Kml">/</text:a><text:a xlink:type="simple" xlink:href="http://globalenergyobservatory.org/select.php?tgl=Kml">select</text:a><text:a xlink:type="simple" xlink:href="http://globalenergyobservatory.org/select.php?tgl=Kml">.</text:a><text:a xlink:type="simple" xlink:href="http://globalenergyobservatory.org/select.php?tgl=Kml">php</text:a><text:a xlink:type="simple" xlink:href="http://globalenergyobservatory.org/select.php?tgl=Kml">?</text:a><text:a xlink:type="simple" xlink:href="http://globalenergyobservatory.org/select.php?tgl=Kml">tgl</text:a><text:a xlink:type="simple" xlink:href="http://globalenergyobservatory.org/select.php?tgl=Kml">=</text:a><text:a xlink:type="simple" xlink:href="http://globalenergyobservatory.org/select.php?tgl=Kml">Kml</text:a></text:p>
      <text:p text:style-name="P20"/>
      <text:p text:style-name="P19">Realtime Power Outage Map (US)</text:p>
      <text:p text:style-name="P11"><text:a xlink:type="simple" xlink:href="http://outagecentral.com/">http</text:a><text:a xlink:type="simple" xlink:href="http://outagecentral.com/">://</text:a><text:a xlink:type="simple" xlink:href="http://outagecentral.com/">outagecentral</text:a><text:a xlink:type="simple" xlink:href="http://outagecentral.com/">.</text:a><text:a xlink:type="simple" xlink:href="http://outagecentral.com/">com</text:a><text:a xlink:type="simple" xlink:href="http://outagecentral.com/">/</text:a></text:p>
      <text:h text:style-name="P51" text:outline-level="10">Communication (Mail, Phone, Internet)</text:h>
      <text:p text:style-name="P28"/>
      <text:p text:style-name="P19">Internet Traffic Report</text:p>
      <text:p text:style-name="P11">http://www.internettrafficreport.com</text:p>
      <text:p text:style-name="P11"/>
      <text:h text:style-name="P51" text:outline-level="10">Healthcare</text:h>
      <text:p text:style-name="P28"/>
      <text:h text:style-name="P47" text:outline-level="10">Life Expectancy</text:h>
      <text:h text:style-name="P44" text:outline-level="10">Addiction Mitigation</text:h>
      <text:p text:style-name="P11">(Substance Abuse, etc...)</text:p>
      <text:h text:style-name="P47" text:outline-level="10">Pharmacies</text:h>
      <text:h text:style-name="P47" text:outline-level="10">Hospitals</text:h>
      <text:h text:style-name="P44" text:outline-level="10">Doctors</text:h>
      <text:p text:style-name="P28"/>
      <text:h text:style-name="P44" text:outline-level="10">Epidemiology</text:h>
      <text:p text:style-name="P11"><text:a xlink:type="simple" xlink:href="http://en.wikipedia.org/wiki/Cancer_cluster">http</text:a><text:a xlink:type="simple" xlink:href="http://en.wikipedia.org/wiki/Cancer_cluster">://</text:a><text:a xlink:type="simple" xlink:href="http://en.wikipedia.org/wiki/Cancer_cluster">en</text:a><text:a xlink:type="simple" xlink:href="http://en.wikipedia.org/wiki/Cancer_cluster">.</text:a><text:a xlink:type="simple" xlink:href="http://en.wikipedia.org/wiki/Cancer_cluster">wikipedia</text:a><text:a xlink:type="simple" xlink:href="http://en.wikipedia.org/wiki/Cancer_cluster">.</text:a><text:a xlink:type="simple" xlink:href="http://en.wikipedia.org/wiki/Cancer_cluster">org</text:a><text:a xlink:type="simple" xlink:href="http://en.wikipedia.org/wiki/Cancer_cluster">/</text:a><text:a xlink:type="simple" xlink:href="http://en.wikipedia.org/wiki/Cancer_cluster">wiki</text:a><text:a xlink:type="simple" xlink:href="http://en.wikipedia.org/wiki/Cancer_cluster">/</text:a><text:a xlink:type="simple" xlink:href="http://en.wikipedia.org/wiki/Cancer_cluster">Cancer</text:a><text:a xlink:type="simple" xlink:href="http://en.wikipedia.org/wiki/Cancer_cluster">_</text:a><text:a xlink:type="simple" xlink:href="http://en.wikipedia.org/wiki/Cancer_cluster">cluster</text:a></text:p>
      <text:p text:style-name="P11"><text:a xlink:type="simple" xlink:href="http://en.wikipedia.org/wiki/Biostatistics">http</text:a><text:a xlink:type="simple" xlink:href="http://en.wikipedia.org/wiki/Biostatistics">://</text:a><text:a xlink:type="simple" xlink:href="http://en.wikipedia.org/wiki/Biostatistics">en</text:a><text:a xlink:type="simple" xlink:href="http://en.wikipedia.org/wiki/Biostatistics">.</text:a><text:a xlink:type="simple" xlink:href="http://en.wikipedia.org/wiki/Biostatistics">wikipedia</text:a><text:a xlink:type="simple" xlink:href="http://en.wikipedia.org/wiki/Biostatistics">.</text:a><text:a xlink:type="simple" xlink:href="http://en.wikipedia.org/wiki/Biostatistics">org</text:a><text:a xlink:type="simple" xlink:href="http://en.wikipedia.org/wiki/Biostatistics">/</text:a><text:a xlink:type="simple" xlink:href="http://en.wikipedia.org/wiki/Biostatistics">wiki</text:a><text:a xlink:type="simple" xlink:href="http://en.wikipedia.org/wiki/Biostatistics">/</text:a><text:a xlink:type="simple" xlink:href="http://en.wikipedia.org/wiki/Biostatistics">Biostatistics</text:a></text:p>
      <text:p text:style-name="P11"><text:a xlink:type="simple" xlink:href="http://en.wikipedia.org/wiki/Cancer_epidemiology">http</text:a><text:a xlink:type="simple" xlink:href="http://en.wikipedia.org/wiki/Cancer_epidemiology">://</text:a><text:a xlink:type="simple" xlink:href="http://en.wikipedia.org/wiki/Cancer_epidemiology">en</text:a><text:a xlink:type="simple" xlink:href="http://en.wikipedia.org/wiki/Cancer_epidemiology">.</text:a><text:a xlink:type="simple" xlink:href="http://en.wikipedia.org/wiki/Cancer_epidemiology">wikipedia</text:a><text:a xlink:type="simple" xlink:href="http://en.wikipedia.org/wiki/Cancer_epidemiology">.</text:a><text:a xlink:type="simple" xlink:href="http://en.wikipedia.org/wiki/Cancer_epidemiology">org</text:a><text:a xlink:type="simple" xlink:href="http://en.wikipedia.org/wiki/Cancer_epidemiology">/</text:a><text:a xlink:type="simple" xlink:href="http://en.wikipedia.org/wiki/Cancer_epidemiology">wiki</text:a><text:a xlink:type="simple" xlink:href="http://en.wikipedia.org/wiki/Cancer_epidemiology">/</text:a><text:a xlink:type="simple" xlink:href="http://en.wikipedia.org/wiki/Cancer_epidemiology">Cancer</text:a><text:a xlink:type="simple" xlink:href="http://en.wikipedia.org/wiki/Cancer_epidemiology">_</text:a><text:a xlink:type="simple" xlink:href="http://en.wikipedia.org/wiki/Cancer_epidemiology">epidemiology</text:a></text:p>
      <text:p text:style-name="P15"/>
      <text:p text:style-name="P15"/>
      <text:h text:style-name="P51" text:outline-level="10"><text:soft-page-break/>Childcare</text:h>
      <text:p text:style-name="P28"/>
      <text:h text:style-name="P51" text:outline-level="10">Employment</text:h>
      <text:p text:style-name="P11"><text:a xlink:type="simple" xlink:href="http://www.helpx.net/">http</text:a><text:a xlink:type="simple" xlink:href="http://www.helpx.net/">://</text:a><text:a xlink:type="simple" xlink:href="http://www.helpx.net/">www</text:a><text:a xlink:type="simple" xlink:href="http://www.helpx.net/">.</text:a><text:a xlink:type="simple" xlink:href="http://www.helpx.net/">helpx</text:a><text:a xlink:type="simple" xlink:href="http://www.helpx.net/">.</text:a><text:a xlink:type="simple" xlink:href="http://www.helpx.net/">net</text:a></text:p>
      <text:p text:style-name="P11"/>
      <text:h text:style-name="P53" text:outline-level="10">Education</text:h>
      <text:h text:style-name="P53" text:outline-level="10">Transportation</text:h>
      <text:h text:style-name="P53" text:outline-level="10">Sex</text:h>
      <text:h text:style-name="P54" text:outline-level="10">Population size and demographics, ex: of members of specific gender per age</text:h>
      <text:h text:style-name="P51" text:outline-level="10">Waste Disposal</text:h>
      <text:p text:style-name="P11">Sewage, garbage collection</text:p>
      <text:h text:style-name="P53" text:outline-level="10">Economic, Financial, and Corporate</text:h>
      <text:h text:style-name="P52" text:outline-level="10">Banks, ATM’s, Credit Unions</text:h>
      <text:p text:style-name="P11"/>
      <text:p text:style-name="P11"><text:a xlink:type="simple" xlink:href="http://www.neural-forecasting.com/neural_forecasting_data.htm">http</text:a><text:a xlink:type="simple" xlink:href="http://www.neural-forecasting.com/neural_forecasting_data.htm">://</text:a><text:a xlink:type="simple" xlink:href="http://www.neural-forecasting.com/neural_forecasting_data.htm">www</text:a><text:a xlink:type="simple" xlink:href="http://www.neural-forecasting.com/neural_forecasting_data.htm">.</text:a><text:a xlink:type="simple" xlink:href="http://www.neural-forecasting.com/neural_forecasting_data.htm">neural</text:a><text:a xlink:type="simple" xlink:href="http://www.neural-forecasting.com/neural_forecasting_data.htm">-</text:a><text:a xlink:type="simple" xlink:href="http://www.neural-forecasting.com/neural_forecasting_data.htm">forecasting</text:a><text:a xlink:type="simple" xlink:href="http://www.neural-forecasting.com/neural_forecasting_data.htm">.</text:a><text:a xlink:type="simple" xlink:href="http://www.neural-forecasting.com/neural_forecasting_data.htm">com</text:a><text:a xlink:type="simple" xlink:href="http://www.neural-forecasting.com/neural_forecasting_data.htm">/</text:a><text:a xlink:type="simple" xlink:href="http://www.neural-forecasting.com/neural_forecasting_data.htm">neural</text:a><text:a xlink:type="simple" xlink:href="http://www.neural-forecasting.com/neural_forecasting_data.htm">_</text:a><text:a xlink:type="simple" xlink:href="http://www.neural-forecasting.com/neural_forecasting_data.htm">forecasting</text:a><text:a xlink:type="simple" xlink:href="http://www.neural-forecasting.com/neural_forecasting_data.htm">_</text:a><text:a xlink:type="simple" xlink:href="http://www.neural-forecasting.com/neural_forecasting_data.htm">data</text:a><text:a xlink:type="simple" xlink:href="http://www.neural-forecasting.com/neural_forecasting_data.htm">.</text:a><text:a xlink:type="simple" xlink:href="http://www.neural-forecasting.com/neural_forecasting_data.htm">htm</text:a></text:p>
      <text:p text:style-name="P64">Micro- and Macroeconomic Data</text:p>
      <text:p text:style-name="P32">Three websites guide practitioners, researchers, and students to data. The data can be used for econometric methods or analogous situations, or to adjust data such as to account for inflation or population.</text:p>
      <text:p text:style-name="P32"/>
      <text:list xml:id="list6466630032169857236" text:style-name="LS67">
        <text:list-item>
          <text:p text:style-name="P75"><text:a xlink:type="simple" xlink:href="http://econdata.net/">EconData</text:a><text:a xlink:type="simple" xlink:href="http://econdata.net/">.</text:a><text:a xlink:type="simple" xlink:href="http://econdata.net/">Net</text:a><text:span text:style-name="T14"> provides access to regional, state, and local economic data. It is a comprehensive first stop for searching public and private data sources on the Web.</text:span></text:p>
        </text:list-item>
        <text:list-item>
          <text:p text:style-name="P75"><text:a xlink:type="simple" xlink:href="http://www.lib.umich.edu/govdocs/stats.html">Statistical</text:a><text:a xlink:type="simple" xlink:href="http://www.lib.umich.edu/govdocs/stats.html"> </text:a><text:a xlink:type="simple" xlink:href="http://www.lib.umich.edu/govdocs/stats.html">Resources</text:a><text:a xlink:type="simple" xlink:href="http://www.lib.umich.edu/govdocs/stats.html"> </text:a><text:a xlink:type="simple" xlink:href="http://www.lib.umich.edu/govdocs/stats.html">on</text:a><text:a xlink:type="simple" xlink:href="http://www.lib.umich.edu/govdocs/stats.html"> </text:a><text:a xlink:type="simple" xlink:href="http://www.lib.umich.edu/govdocs/stats.html">the</text:a><text:a xlink:type="simple" xlink:href="http://www.lib.umich.edu/govdocs/stats.html"> </text:a><text:a xlink:type="simple" xlink:href="http://www.lib.umich.edu/govdocs/stats.html">Web</text:a><text:span text:style-name="T14"> (University of Michigan) has a detailed A-Z index and provides thousands of links to sites in business, economics, transportation, weather, and 18 other areas.</text:span></text:p>
        </text:list-item>
        <text:list-item>
          <text:p text:style-name="P75"><text:a xlink:type="simple" xlink:href="http://odwin.ucsd.edu/idata/">Social</text:a><text:a xlink:type="simple" xlink:href="http://odwin.ucsd.edu/idata/"> </text:a><text:a xlink:type="simple" xlink:href="http://odwin.ucsd.edu/idata/">Science</text:a><text:a xlink:type="simple" xlink:href="http://odwin.ucsd.edu/idata/"> </text:a><text:a xlink:type="simple" xlink:href="http://odwin.ucsd.edu/idata/">Data</text:a><text:a xlink:type="simple" xlink:href="http://odwin.ucsd.edu/idata/"> </text:a><text:a xlink:type="simple" xlink:href="http://odwin.ucsd.edu/idata/">on</text:a><text:a xlink:type="simple" xlink:href="http://odwin.ucsd.edu/idata/"> </text:a><text:a xlink:type="simple" xlink:href="http://odwin.ucsd.edu/idata/">the</text:a><text:a xlink:type="simple" xlink:href="http://odwin.ucsd.edu/idata/"> </text:a><text:a xlink:type="simple" xlink:href="http://odwin.ucsd.edu/idata/">Net</text:a><text:span text:style-name="T14"> (University of California, San Diego) allows you to search the following sites. Much of the data can be downloaded.</text:span></text:p>
        </text:list-item>
      </text:list>
      <table:table table:name="Table20" table:style-name="Table20">
        <table:table-column table:style-name="Table20.A" table:number-columns-repeated="2"/>
        <table:table-row>
          <table:table-cell table:style-name="Table20.A1" office:value-type="string">
            <text:list xml:id="list784" text:style-name="LS67">
              <text:list-item>
                <text:p text:style-name="P84"/>
              </text:list-item>
              <text:list-item>
                <text:p text:style-name="P86"/>
                <text:list>
                  <text:list-item>
                    <text:p text:style-name="P86">Census Bureau</text:p>
                  </text:list-item>
                  <text:list-item>
                    <text:p text:style-name="P86">Data FERRET (Current Population Survey and related sources)</text:p>
                  </text:list-item>
                  <text:list-item>
                    <text:p text:style-name="P86"><text:soft-page-break/>FedStats (Statistics from 70 U.S. Federal Agencies)</text:p>
                  </text:list-item>
                </text:list>
              </text:list-item>
            </text:list>
          </table:table-cell>
          <table:table-cell table:style-name="Table20.A1" office:value-type="string">
            <text:list xml:id="list789" text:style-name="LS67">
              <text:list-item>
                <text:p text:style-name="P84"/>
              </text:list-item>
              <text:list-item>
                <text:p text:style-name="P84"/>
                <text:list>
                  <text:list-item>
                    <text:p text:style-name="P86">ICPSR (Inter-University Consortium for Political and Social Research)</text:p>
                  </text:list-item>
                  <text:list-item>
                    <text:p text:style-name="P87"><text:span text:style-name="T15">Stat-USA (Current and historical financial and </text:span><text:soft-page-break/><text:span text:style-name="T15">economic data</text:span></text:p>
                  </text:list-item>
                </text:list>
              </text:list-item>
            </text:list>
          </table:table-cell>
        </table:table-row>
      </table:table>
      <text:p text:style-name="P11"/>
      <text:p text:style-name="P11"/>
      <text:list xml:id="list8210814506581340429" text:style-name="LS68">
        <text:list-item>
          <text:p text:style-name="P76"><text:span text:style-name="T14">The</text:span><text:a xlink:type="simple" xlink:href="http://www.phil.frb.org/econ/spf/spfpage.html"> </text:a><text:a xlink:type="simple" xlink:href="http://www.phil.frb.org/econ/spf/spfpage.html">Survey</text:a><text:a xlink:type="simple" xlink:href="http://www.phil.frb.org/econ/spf/spfpage.html"> </text:a><text:a xlink:type="simple" xlink:href="http://www.phil.frb.org/econ/spf/spfpage.html">of</text:a><text:a xlink:type="simple" xlink:href="http://www.phil.frb.org/econ/spf/spfpage.html"> </text:a><text:a xlink:type="simple" xlink:href="http://www.phil.frb.org/econ/spf/spfpage.html">Professional</text:a><text:a xlink:type="simple" xlink:href="http://www.phil.frb.org/econ/spf/spfpage.html"> </text:a><text:a xlink:type="simple" xlink:href="http://www.phil.frb.org/econ/spf/spfpage.html">Forecasters</text:a><text:span text:style-name="T14"> is a quarterly survey of macroeconomic forecasts.</text:span></text:p>
        </text:list-item>
        <text:list-item>
          <text:p text:style-name="P76"><text:span text:style-name="T14">The</text:span><text:a xlink:type="simple" xlink:href="http://www.tcb-indicators.org/"> </text:a><text:a xlink:type="simple" xlink:href="http://www.tcb-indicators.org/">Conference</text:a><text:a xlink:type="simple" xlink:href="http://www.tcb-indicators.org/"> </text:a><text:a xlink:type="simple" xlink:href="http://www.tcb-indicators.org/">Board</text:a><text:span text:style-name="T14"> provides economic and business cycle indicators.</text:span></text:p>
        </text:list-item>
        <text:list-item>
          <text:p text:style-name="P76"><text:span text:style-name="T14">US Macroeconomic data can be purchased from</text:span><text:a xlink:type="simple" xlink:href="http://www.usinfostore.com/"> </text:a><text:a xlink:type="simple" xlink:href="http://www.usinfostore.com/">USInfostore</text:a><text:a xlink:type="simple" xlink:href="http://www.usinfostore.com/">.</text:a><text:a xlink:type="simple" xlink:href="http://www.usinfostore.com/">com</text:a><text:span text:style-name="T14">.</text:span></text:p>
        </text:list-item>
        <text:list-item>
          <text:p text:style-name="P76"><text:span text:style-name="T14">Financial Data:<text:tab/>stock indices &amp; individual stocks</text:span><text:a xlink:type="simple" xlink:href="http://finance.yahoo.com/"> </text:a><text:a xlink:type="simple" xlink:href="http://finance.yahoo.com/">http</text:a><text:a xlink:type="simple" xlink:href="http://finance.yahoo.com/">://</text:a><text:a xlink:type="simple" xlink:href="http://finance.yahoo.com/">finance</text:a><text:a xlink:type="simple" xlink:href="http://finance.yahoo.com/">.</text:a><text:a xlink:type="simple" xlink:href="http://finance.yahoo.com/">yahoo</text:a><text:a xlink:type="simple" xlink:href="http://finance.yahoo.com/">.</text:a><text:a xlink:type="simple" xlink:href="http://finance.yahoo.com/">com</text:a><text:a xlink:type="simple" xlink:href="http://finance.yahoo.com/">/</text:a><text:span text:style-name="T14"> --&gt; historical prices by symbol</text:span></text:p>
        </text:list-item>
        <text:list-item>
          <text:p text:style-name="P76"><text:span text:style-name="T14">currencies:</text:span><text:a xlink:type="simple" xlink:href="http://fx.sauder.ubc.ca/"> </text:a><text:a xlink:type="simple" xlink:href="http://fx.sauder.ubc.ca/">http</text:a><text:a xlink:type="simple" xlink:href="http://fx.sauder.ubc.ca/">://</text:a><text:a xlink:type="simple" xlink:href="http://fx.sauder.ubc.ca/">fx</text:a><text:a xlink:type="simple" xlink:href="http://fx.sauder.ubc.ca/">.</text:a><text:a xlink:type="simple" xlink:href="http://fx.sauder.ubc.ca/">sauder</text:a><text:a xlink:type="simple" xlink:href="http://fx.sauder.ubc.ca/">.</text:a><text:a xlink:type="simple" xlink:href="http://fx.sauder.ubc.ca/">ubc</text:a><text:a xlink:type="simple" xlink:href="http://fx.sauder.ubc.ca/">.</text:a><text:a xlink:type="simple" xlink:href="http://fx.sauder.ubc.ca/">ca</text:a><text:a xlink:type="simple" xlink:href="http://fx.sauder.ubc.ca/">/</text:a><text:span text:style-name="T14"> <text:s/>---&gt; database retrieval</text:span></text:p>
        </text:list-item>
        <text:list-item>
          <text:p text:style-name="P76"><text:a xlink:type="simple" xlink:href="http://www.oanda.com/">http</text:a><text:a xlink:type="simple" xlink:href="http://www.oanda.com/">://</text:a><text:a xlink:type="simple" xlink:href="http://www.oanda.com/">www</text:a><text:a xlink:type="simple" xlink:href="http://www.oanda.com/">.</text:a><text:a xlink:type="simple" xlink:href="http://www.oanda.com/">oanda</text:a><text:a xlink:type="simple" xlink:href="http://www.oanda.com/">.</text:a><text:a xlink:type="simple" xlink:href="http://www.oanda.com/">com</text:a><text:a xlink:type="simple" xlink:href="http://www.oanda.com/">/</text:a><text:span text:style-name="T14"> <text:s/>--&gt; FXHistory</text:span></text:p>
        </text:list-item>
      </text:list>
      <text:p text:style-name="P32"/>
      <text:p text:style-name="P32"/>
      <text:h text:style-name="P44" text:outline-level="10">TheyRule.net Data Sources</text:h>
      <text:p text:style-name="P28"/>
      <text:p text:style-name="P11"><text:a xlink:type="simple" xlink:href="http://theyrule.net/drupal/content/transnationaleorg-0">Transnationale</text:a><text:a xlink:type="simple" xlink:href="http://theyrule.net/drupal/content/transnationaleorg-0">.</text:a><text:a xlink:type="simple" xlink:href="http://theyrule.net/drupal/content/transnationaleorg-0">org</text:a></text:p>
      <text:p text:style-name="P11">Sunday, March 7, 2010 - 09:43</text:p>
      <text:p text:style-name="P11">If you want to find out what company owns a brand -<text:a xlink:type="simple" xlink:href="http://www.transnationale.org/"> </text:a><text:a xlink:type="simple" xlink:href="http://www.transnationale.org/">transnationale</text:a><text:a xlink:type="simple" xlink:href="http://www.transnationale.org/">.</text:a><text:a xlink:type="simple" xlink:href="http://www.transnationale.org/">org</text:a> is a prime place to check. It is an extensive database that not only tracks the brand ownership of multinationals but also connects them to environmental and labor violations.</text:p>
      <text:p text:style-name="P11"><text:a xlink:type="simple" xlink:href="http://theyrule.net/drupal/content/transnationaleorg-0">Full</text:a><text:a xlink:type="simple" xlink:href="http://theyrule.net/drupal/content/transnationaleorg-0"> </text:a><text:a xlink:type="simple" xlink:href="http://theyrule.net/drupal/content/transnationaleorg-0">post</text:a></text:p>
      <text:p text:style-name="P20"/>
      <text:p text:style-name="P11"><text:a xlink:type="simple" xlink:href="http://theyrule.net/drupal/content/interactive-political-map-west-bank">Interactive</text:a><text:a xlink:type="simple" xlink:href="http://theyrule.net/drupal/content/interactive-political-map-west-bank"> </text:a><text:a xlink:type="simple" xlink:href="http://theyrule.net/drupal/content/interactive-political-map-west-bank">political</text:a><text:a xlink:type="simple" xlink:href="http://theyrule.net/drupal/content/interactive-political-map-west-bank"> </text:a><text:a xlink:type="simple" xlink:href="http://theyrule.net/drupal/content/interactive-political-map-west-bank">map</text:a><text:a xlink:type="simple" xlink:href="http://theyrule.net/drupal/content/interactive-political-map-west-bank"> </text:a><text:a xlink:type="simple" xlink:href="http://theyrule.net/drupal/content/interactive-political-map-west-bank">of</text:a><text:a xlink:type="simple" xlink:href="http://theyrule.net/drupal/content/interactive-political-map-west-bank"> </text:a><text:a xlink:type="simple" xlink:href="http://theyrule.net/drupal/content/interactive-political-map-west-bank">the</text:a><text:a xlink:type="simple" xlink:href="http://theyrule.net/drupal/content/interactive-political-map-west-bank"> </text:a><text:a xlink:type="simple" xlink:href="http://theyrule.net/drupal/content/interactive-political-map-west-bank">West</text:a><text:a xlink:type="simple" xlink:href="http://theyrule.net/drupal/content/interactive-political-map-west-bank"> </text:a><text:a xlink:type="simple" xlink:href="http://theyrule.net/drupal/content/interactive-political-map-west-bank">Bank</text:a></text:p>
      <text:p text:style-name="P11">Tuesday, September 16, 2008 - 23:00</text:p>
      <text:p text:style-name="P11">This<text:a xlink:type="simple" xlink:href="http://www.guardian.co.uk/world/interactive/2008/sep/11/israelandthepalestinians"> </text:a><text:a xlink:type="simple" xlink:href="http://www.guardian.co.uk/world/interactive/2008/sep/11/israelandthepalestinians">Guardian</text:a><text:a xlink:type="simple" xlink:href="http://www.guardian.co.uk/world/interactive/2008/sep/11/israelandthepalestinians"> </text:a><text:a xlink:type="simple" xlink:href="http://www.guardian.co.uk/world/interactive/2008/sep/11/israelandthepalestinians">interactive</text:a><text:a xlink:type="simple" xlink:href="http://www.guardian.co.uk/world/interactive/2008/sep/11/israelandthepalestinians"> </text:a><text:a xlink:type="simple" xlink:href="http://www.guardian.co.uk/world/interactive/2008/sep/11/israelandthepalestinians">map</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occupation</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West</text:a><text:a xlink:type="simple" xlink:href="http://www.guardian.co.uk/world/interactive/2008/sep/11/israelandthepalestinians"> </text:a><text:a xlink:type="simple" xlink:href="http://www.guardian.co.uk/world/interactive/2008/sep/11/israelandthepalestinians">Bank</text:a> is a beautiful exposition of the extent of the occupation. It leads the viewer through a series of clicks which turn on map elements revealing the dominance of the Israeli occupation one aspect at a time.</text:p>
      <text:p text:style-name="P11"><text:a xlink:type="simple" xlink:href="http://theyrule.net/drupal/content/interactive-political-map-west-bank">Full</text:a><text:a xlink:type="simple" xlink:href="http://theyrule.net/drupal/content/interactive-political-map-west-bank"> </text:a><text:a xlink:type="simple" xlink:href="http://theyrule.net/drupal/content/interactive-political-map-west-bank">post</text:a></text:p>
      <text:p text:style-name="P20"/>
      <text:p text:style-name="P11"><text:a xlink:type="simple" xlink:href="http://theyrule.net/drupal/content/number-wont-get-any-smaller">A</text:a><text:a xlink:type="simple" xlink:href="http://theyrule.net/drupal/content/number-wont-get-any-smaller"> </text:a><text:a xlink:type="simple" xlink:href="http://theyrule.net/drupal/content/number-wont-get-any-smaller">number</text:a><text:a xlink:type="simple" xlink:href="http://theyrule.net/drupal/content/number-wont-get-any-smaller"> </text:a><text:a xlink:type="simple" xlink:href="http://theyrule.net/drupal/content/number-wont-get-any-smaller">that</text:a><text:a xlink:type="simple" xlink:href="http://theyrule.net/drupal/content/number-wont-get-any-smaller"> </text:a><text:a xlink:type="simple" xlink:href="http://theyrule.net/drupal/content/number-wont-get-any-smaller">won</text:a><text:a xlink:type="simple" xlink:href="http://theyrule.net/drupal/content/number-wont-get-any-smaller">'</text:a><text:a xlink:type="simple" xlink:href="http://theyrule.net/drupal/content/number-wont-get-any-smaller">t</text:a><text:a xlink:type="simple" xlink:href="http://theyrule.net/drupal/content/number-wont-get-any-smaller"> </text:a><text:a xlink:type="simple" xlink:href="http://theyrule.net/drupal/content/number-wont-get-any-smaller">get</text:a><text:a xlink:type="simple" xlink:href="http://theyrule.net/drupal/content/number-wont-get-any-smaller"> </text:a><text:a xlink:type="simple" xlink:href="http://theyrule.net/drupal/content/number-wont-get-any-smaller">any</text:a><text:a xlink:type="simple" xlink:href="http://theyrule.net/drupal/content/number-wont-get-any-smaller"> </text:a><text:a xlink:type="simple" xlink:href="http://theyrule.net/drupal/content/number-wont-get-any-smaller">smaller</text:a></text:p>
      <text:p text:style-name="P11">Wednesday, October 3, 2007 - 23:00</text:p>
      <text:p text:style-name="P11"><text:a xlink:type="simple" xlink:href="http://theyrule.net/drupal/content/number-wont-get-any-smaller">Full</text:a><text:a xlink:type="simple" xlink:href="http://theyrule.net/drupal/content/number-wont-get-any-smaller"> </text:a><text:a xlink:type="simple" xlink:href="http://theyrule.net/drupal/content/number-wont-get-any-smaller">post</text:a></text:p>
      <text:p text:style-name="P20"/>
      <text:p text:style-name="P11"><text:a xlink:type="simple" xlink:href="http://theyrule.net/drupal/content/corporate-collective-consciousness">Corporate</text:a><text:a xlink:type="simple" xlink:href="http://theyrule.net/drupal/content/corporate-collective-consciousness"> </text:a><text:a xlink:type="simple" xlink:href="http://theyrule.net/drupal/content/corporate-collective-consciousness">Collective</text:a><text:a xlink:type="simple" xlink:href="http://theyrule.net/drupal/content/corporate-collective-consciousness"> </text:a><text:a xlink:type="simple" xlink:href="http://theyrule.net/drupal/content/corporate-collective-consciousness">Consciousness</text:a></text:p>
      <text:p text:style-name="P11">Monday, August 13, 2007 - 23:00</text:p>
      <text:p text:style-name="P11">Isn't it lovely that corpoations, basically people like the rest of us, can edit wikipedia. Use<text:a xlink:type="simple" xlink:href="http://wikiscanner.virgil.gr/"> </text:a><text:a xlink:type="simple" xlink:href="http://wikiscanner.virgil.gr/">Wiki</text:a><text:a xlink:type="simple" xlink:href="http://wikiscanner.virgil.gr/"> </text:a><text:a xlink:type="simple" xlink:href="http://wikiscanner.virgil.gr/">Scanner</text:a> to see what your least favorite Fortune 500 company has been using their free speech for.</text:p>
      <text:p text:style-name="P11"><text:a xlink:type="simple" xlink:href="http://theyrule.net/drupal/content/corporate-collective-consciousness">Full</text:a><text:a xlink:type="simple" xlink:href="http://theyrule.net/drupal/content/corporate-collective-consciousness"> </text:a><text:a xlink:type="simple" xlink:href="http://theyrule.net/drupal/content/corporate-collective-consciousness">post</text:a></text:p>
      <text:p text:style-name="P20"/>
      <text:p text:style-name="P11"><text:a xlink:type="simple" xlink:href="http://theyrule.net/drupal/content/wheresgeorgecom-money-and-epidemics">wheresgeorge</text:a><text:a xlink:type="simple" xlink:href="http://theyrule.net/drupal/content/wheresgeorgecom-money-and-epidemics">.</text:a><text:a xlink:type="simple" xlink:href="http://theyrule.net/drupal/content/wheresgeorgecom-money-and-epidemics">com</text:a><text:a xlink:type="simple" xlink:href="http://theyrule.net/drupal/content/wheresgeorgecom-money-and-epidemics"> - </text:a><text:a xlink:type="simple" xlink:href="http://theyrule.net/drupal/content/wheresgeorgecom-money-and-epidemics">money</text:a><text:a xlink:type="simple" xlink:href="http://theyrule.net/drupal/content/wheresgeorgecom-money-and-epidemics"> </text:a><text:a xlink:type="simple" xlink:href="http://theyrule.net/drupal/content/wheresgeorgecom-money-and-epidemics">and</text:a><text:a xlink:type="simple" xlink:href="http://theyrule.net/drupal/content/wheresgeorgecom-money-and-epidemics"> </text:a><text:a xlink:type="simple" xlink:href="http://theyrule.net/drupal/content/wheresgeorgecom-money-and-epidemics">epidemics</text:a></text:p>
      <text:p text:style-name="P11">Tuesday, January 31, 2006 - 00:00</text:p>
      <text:p text:style-name="P11">So it turns out money is like a disease!</text:p>
      <text:p text:style-name="P11"><text:soft-page-break/>"Using a<text:a xlink:type="simple" xlink:href="http://www.wheresgeorge.com/"> </text:a><text:a xlink:type="simple" xlink:href="http://www.wheresgeorge.com/">popular</text:a><text:a xlink:type="simple" xlink:href="http://www.wheresgeorge.com/"> </text:a><text:a xlink:type="simple" xlink:href="http://www.wheresgeorge.com/">internet</text:a><text:a xlink:type="simple" xlink:href="http://www.wheresgeorge.com/"> </text:a><text:a xlink:type="simple" xlink:href="http://www.wheresgeorge.com/">game</text:a> that traces the travels of dollar bills, scientists have unveiled statistical laws of human travel in the United States, and developed a mathematical description that can be used to model the spread of infectious disease in this country. This model is considered a breakthrough in the field."<text:a xlink:type="simple" xlink:href="http://www.eurekalert.org/pub_releases/2006-01/uoc--igp012406.php"> </text:a><text:a xlink:type="simple" xlink:href="http://www.eurekalert.org/pub_releases/2006-01/uoc--igp012406.php">Read</text:a><text:a xlink:type="simple" xlink:href="http://www.eurekalert.org/pub_releases/2006-01/uoc--igp012406.php"> </text:a><text:a xlink:type="simple" xlink:href="http://www.eurekalert.org/pub_releases/2006-01/uoc--igp012406.php">the</text:a><text:a xlink:type="simple" xlink:href="http://www.eurekalert.org/pub_releases/2006-01/uoc--igp012406.php"> </text:a><text:a xlink:type="simple" xlink:href="http://www.eurekalert.org/pub_releases/2006-01/uoc--igp012406.php">full</text:a><text:a xlink:type="simple" xlink:href="http://www.eurekalert.org/pub_releases/2006-01/uoc--igp012406.php"> </text:a><text:a xlink:type="simple" xlink:href="http://www.eurekalert.org/pub_releases/2006-01/uoc--igp012406.php">article</text:a><text:a xlink:type="simple" xlink:href="http://www.eurekalert.org/pub_releases/2006-01/uoc--igp012406.php"> </text:a><text:a xlink:type="simple" xlink:href="http://www.eurekalert.org/pub_releases/2006-01/uoc--igp012406.php">here</text:a><text:a xlink:type="simple" xlink:href="http://www.eurekalert.org/pub_releases/2006-01/uoc--igp012406.php">.</text:a> From<text:a xlink:type="simple" xlink:href="http://www.insna.org/"> </text:a><text:a xlink:type="simple" xlink:href="http://www.insna.org/"><text:span text:style-name="T1">SOCNET</text:span></text:a>.</text:p>
      <text:p text:style-name="P11"><text:a xlink:type="simple" xlink:href="http://theyrule.net/drupal/content/wheresgeorgecom-money-and-epidemics">Full</text:a><text:a xlink:type="simple" xlink:href="http://theyrule.net/drupal/content/wheresgeorgecom-money-and-epidemics"> </text:a><text:a xlink:type="simple" xlink:href="http://theyrule.net/drupal/content/wheresgeorgecom-money-and-epidemics">post</text:a></text:p>
      <text:p text:style-name="P20"/>
      <text:p text:style-name="P11"><text:a xlink:type="simple" xlink:href="http://theyrule.net/drupal/content/cryptome"><text:span text:style-name="T1">Cryptome</text:span></text:a></text:p>
      <text:p text:style-name="P11">Monday, January 2, 2006 - 00:00</text:p>
      <text:p text:style-name="P11">Boing Boing had a<text:a xlink:type="simple" xlink:href="http://cryptome.org/mil-dead-iqw.htm"> </text:a><text:a xlink:type="simple" xlink:href="http://cryptome.org/mil-dead-iqw.htm"><text:span text:style-name="T1">link</text:span></text:a> to Cryptome<text:a xlink:type="simple" xlink:href="http://cryptome.org/"> </text:a><text:a xlink:type="simple" xlink:href="http://cryptome.org/"><text:span text:style-name="T1">Cryptome</text:span></text:a> this morning. According to<text:a xlink:type="simple" xlink:href="http://en.wikipedia.org/wiki/Cryptome"> </text:a><text:a xlink:type="simple" xlink:href="http://en.wikipedia.org/wiki/Cryptome"><text:span text:style-name="T1">Wikipedia</text:span></text:a> Cryptome is: "a controversial website, hosted in the United States by its owner John Young, that functions as a repository for information that is prohibited or suppressed by various governments."</text:p>
      <text:p text:style-name="P11"><text:a xlink:type="simple" xlink:href="http://theyrule.net/drupal/content/cryptome">Full</text:a><text:a xlink:type="simple" xlink:href="http://theyrule.net/drupal/content/cryptome"> </text:a><text:a xlink:type="simple" xlink:href="http://theyrule.net/drupal/content/cryptome">post</text:a></text:p>
      <text:p text:style-name="P20"/>
      <text:p text:style-name="P11"><text:a xlink:type="simple" xlink:href="http://theyrule.net/drupal/content/disappeared-america">Disappeared</text:a><text:a xlink:type="simple" xlink:href="http://theyrule.net/drupal/content/disappeared-america"> </text:a><text:a xlink:type="simple" xlink:href="http://theyrule.net/drupal/content/disappeared-america">in</text:a><text:a xlink:type="simple" xlink:href="http://theyrule.net/drupal/content/disappeared-america"> </text:a><text:a xlink:type="simple" xlink:href="http://theyrule.net/drupal/content/disappeared-america">America</text:a></text:p>
      <text:p text:style-name="P11">Wednesday, December 7, 2005 - 00:00</text:p>
      <text:p text:style-name="P11">From Site:</text:p>
      <text:p text:style-name="P11"><text:a xlink:type="simple" xlink:href="http://theyrule.net/drupal/content/disappeared-america">Full</text:a><text:a xlink:type="simple" xlink:href="http://theyrule.net/drupal/content/disappeared-america"> </text:a><text:a xlink:type="simple" xlink:href="http://theyrule.net/drupal/content/disappeared-america">post</text:a></text:p>
      <text:h text:style-name="P51" text:outline-level="10"><text:a xlink:type="simple" xlink:href="http://theyrule.net/drupal/content/exploring-enron">Exploring</text:a><text:a xlink:type="simple" xlink:href="http://theyrule.net/drupal/content/exploring-enron"> </text:a><text:a xlink:type="simple" xlink:href="http://theyrule.net/drupal/content/exploring-enron">Enron</text:a></text:h>
      <text:p text:style-name="P66">Monday, November 21, 2005 - 00:00</text:p>
      <text:p text:style-name="P66">From the site: :Using the Enron e-mail archive as a motivating dataset, we are attempting the marriage of visual and algorithmic analyses of e-mail archives within an exploratory data analysis environment. The intent is to leverage the characteristic strengths of both man[sic] and machine for unearthing insight. Below are a few sketches from a preliminary exploration into the design space of such tools." Site by Jeffrey Heer - thanks to Michael Dale for sending me the link.</text:p>
      <text:p text:style-name="P11"><text:a xlink:type="simple" xlink:href="http://theyrule.net/drupal/content/exploring-enron">Full</text:a><text:a xlink:type="simple" xlink:href="http://theyrule.net/drupal/content/exploring-enron"> </text:a><text:a xlink:type="simple" xlink:href="http://theyrule.net/drupal/content/exploring-enron">post</text:a></text:p>
      <text:h text:style-name="P51" text:outline-level="10"><text:a xlink:type="simple" xlink:href="http://theyrule.net/drupal/content/board-death">Board</text:a><text:a xlink:type="simple" xlink:href="http://theyrule.net/drupal/content/board-death"> </text:a><text:a xlink:type="simple" xlink:href="http://theyrule.net/drupal/content/board-death">to</text:a><text:a xlink:type="simple" xlink:href="http://theyrule.net/drupal/content/board-death"> </text:a><text:a xlink:type="simple" xlink:href="http://theyrule.net/drupal/content/board-death">Death</text:a></text:h>
      <text:p text:style-name="P66">Saturday, September 3, 2005 - 23:00</text:p>
      <text:p text:style-name="P11"><text:span text:style-name="T16">Adbusters</text:span><text:a xlink:type="simple" xlink:href="http://adbusters.org/blogs/Board_to_Death.html"> </text:a><text:a xlink:type="simple" xlink:href="http://adbusters.org/blogs/Board_to_Death.html"><text:span text:style-name="T17">reviews</text:span></text:a><text:span text:style-name="T16"> California's Sonoma State University examination of the resumes of the 118 people who sit on the boards of directors of America's ten largest media organizations.</text:span></text:p>
      <text:p text:style-name="P11"><text:a xlink:type="simple" xlink:href="http://theyrule.net/drupal/content/board-death">Full</text:a><text:a xlink:type="simple" xlink:href="http://theyrule.net/drupal/content/board-death"> </text:a><text:a xlink:type="simple" xlink:href="http://theyrule.net/drupal/content/board-death">post</text:a></text:p>
      <text:h text:style-name="P51" text:outline-level="10"><text:a xlink:type="simple" xlink:href="http://theyrule.net/drupal/content/gapminder"><text:span text:style-name="T7">Gapminder</text:span></text:a></text:h>
      <text:p text:style-name="P66">Saturday, August 20, 2005 - 23:00</text:p>
      <text:p text:style-name="P66">"CHALLENGE: Let's make data on world development understandable, enjoyable and free!"</text:p>
      <text:p text:style-name="P11"><text:a xlink:type="simple" xlink:href="http://www.gapminder.org/">Gapminder</text:a><text:a xlink:type="simple" xlink:href="http://www.gapminder.org/">.</text:a><text:a xlink:type="simple" xlink:href="http://www.gapminder.org/">org</text:a></text:p>
      <text:p text:style-name="P11"><text:a xlink:type="simple" xlink:href="http://theyrule.net/drupal/content/gapminder">Full</text:a><text:a xlink:type="simple" xlink:href="http://theyrule.net/drupal/content/gapminder"> </text:a><text:a xlink:type="simple" xlink:href="http://theyrule.net/drupal/content/gapminder">post</text:a></text:p>
      <text:p text:style-name="P31"/>
      <text:p text:style-name="P31"/>
      <text:h text:style-name="P51" text:outline-level="10">Agriculture</text:h>
      <text:p text:style-name="P28"/>
      <text:p text:style-name="P11">Wild-growing Food (ex: Mulberries)</text:p>
      <text:p text:style-name="P11"/>
      <text:p text:style-name="P19"><text:soft-page-break/>IC.org (Intentional Communities)</text:p>
      <text:p text:style-name="P11"><text:a xlink:type="simple" xlink:href="http://directory.ic.org/maps/default.xml">http</text:a><text:a xlink:type="simple" xlink:href="http://directory.ic.org/maps/default.xml">://</text:a><text:a xlink:type="simple" xlink:href="http://directory.ic.org/maps/default.xml">directory</text:a><text:a xlink:type="simple" xlink:href="http://directory.ic.org/maps/default.xml">.</text:a><text:a xlink:type="simple" xlink:href="http://directory.ic.org/maps/default.xml">ic</text:a><text:a xlink:type="simple" xlink:href="http://directory.ic.org/maps/default.xml">.</text:a><text:a xlink:type="simple" xlink:href="http://directory.ic.org/maps/default.xml">org</text:a><text:a xlink:type="simple" xlink:href="http://directory.ic.org/maps/default.xml">/</text:a><text:a xlink:type="simple" xlink:href="http://directory.ic.org/maps/default.xml">maps</text:a><text:a xlink:type="simple" xlink:href="http://directory.ic.org/maps/default.xml">/</text:a><text:a xlink:type="simple" xlink:href="http://directory.ic.org/maps/default.xml">default</text:a><text:a xlink:type="simple" xlink:href="http://directory.ic.org/maps/default.xml">.</text:a><text:a xlink:type="simple" xlink:href="http://directory.ic.org/maps/default.xml">xml</text:a> is ic.org's XML file used in their map, containing ~2300 datapoints which seems to be only a fraction of IC.org directory. scraping their directory is a next step to get all the contact information and details about each community</text:p>
      <text:p text:style-name="P11"/>
      <text:h text:style-name="P51" text:outline-level="10">Natural Disasters</text:h>
      <text:p text:style-name="P11">Earthquakes, Volcanoes, Fires, etc..</text:p>
      <text:p text:style-name="P11"><text:a xlink:type="simple" xlink:href="http://www.globaldatavault.com/natural-disaster-threat-maps.htm">http</text:a><text:a xlink:type="simple" xlink:href="http://www.globaldatavault.com/natural-disaster-threat-maps.htm">://</text:a><text:a xlink:type="simple" xlink:href="http://www.globaldatavault.com/natural-disaster-threat-maps.htm">www</text:a><text:a xlink:type="simple" xlink:href="http://www.globaldatavault.com/natural-disaster-threat-maps.htm">.</text:a><text:a xlink:type="simple" xlink:href="http://www.globaldatavault.com/natural-disaster-threat-maps.htm">globaldatavault</text:a><text:a xlink:type="simple" xlink:href="http://www.globaldatavault.com/natural-disaster-threat-maps.htm">.</text:a><text:a xlink:type="simple" xlink:href="http://www.globaldatavault.com/natural-disaster-threat-maps.htm">com</text:a><text:a xlink:type="simple" xlink:href="http://www.globaldatavault.com/natural-disaster-threat-maps.htm">/</text:a><text:a xlink:type="simple" xlink:href="http://www.globaldatavault.com/natural-disaster-threat-maps.htm">natural</text:a><text:a xlink:type="simple" xlink:href="http://www.globaldatavault.com/natural-disaster-threat-maps.htm">-</text:a><text:a xlink:type="simple" xlink:href="http://www.globaldatavault.com/natural-disaster-threat-maps.htm">disaster</text:a><text:a xlink:type="simple" xlink:href="http://www.globaldatavault.com/natural-disaster-threat-maps.htm">-</text:a><text:a xlink:type="simple" xlink:href="http://www.globaldatavault.com/natural-disaster-threat-maps.htm">threat</text:a><text:a xlink:type="simple" xlink:href="http://www.globaldatavault.com/natural-disaster-threat-maps.htm">-</text:a><text:a xlink:type="simple" xlink:href="http://www.globaldatavault.com/natural-disaster-threat-maps.htm">maps</text:a><text:a xlink:type="simple" xlink:href="http://www.globaldatavault.com/natural-disaster-threat-maps.htm">.</text:a><text:a xlink:type="simple" xlink:href="http://www.globaldatavault.com/natural-disaster-threat-maps.htm">htm</text:a></text:p>
      <text:p text:style-name="P11"><text:a xlink:type="simple" xlink:href="http://hisz.rsoe.hu/alertmap/">http</text:a><text:a xlink:type="simple" xlink:href="http://hisz.rsoe.hu/alertmap/">://</text:a><text:a xlink:type="simple" xlink:href="http://hisz.rsoe.hu/alertmap/">hisz</text:a><text:a xlink:type="simple" xlink:href="http://hisz.rsoe.hu/alertmap/">.</text:a><text:a xlink:type="simple" xlink:href="http://hisz.rsoe.hu/alertmap/">rsoe</text:a><text:a xlink:type="simple" xlink:href="http://hisz.rsoe.hu/alertmap/">.</text:a><text:a xlink:type="simple" xlink:href="http://hisz.rsoe.hu/alertmap/">hu</text:a><text:a xlink:type="simple" xlink:href="http://hisz.rsoe.hu/alertmap/">/</text:a><text:a xlink:type="simple" xlink:href="http://hisz.rsoe.hu/alertmap/">alertmap</text:a><text:a xlink:type="simple" xlink:href="http://hisz.rsoe.hu/alertmap/">/</text:a></text:p>
      <text:p text:style-name="P15"/>
      <text:h text:style-name="P51" text:outline-level="10">Extreme Temperatures</text:h>
      <text:p text:style-name="P11"><text:tab/>Heating and Cooling Centers</text:p>
      <text:p text:style-name="P11"><text:tab/><text:a xlink:type="simple" xlink:href="http://en.wikipedia.org/wiki/Cooling_center">http</text:a><text:a xlink:type="simple" xlink:href="http://en.wikipedia.org/wiki/Cooling_center">://</text:a><text:a xlink:type="simple" xlink:href="http://en.wikipedia.org/wiki/Cooling_center">en</text:a><text:a xlink:type="simple" xlink:href="http://en.wikipedia.org/wiki/Cooling_center">.</text:a><text:a xlink:type="simple" xlink:href="http://en.wikipedia.org/wiki/Cooling_center">wikipedia</text:a><text:a xlink:type="simple" xlink:href="http://en.wikipedia.org/wiki/Cooling_center">.</text:a><text:a xlink:type="simple" xlink:href="http://en.wikipedia.org/wiki/Cooling_center">org</text:a><text:a xlink:type="simple" xlink:href="http://en.wikipedia.org/wiki/Cooling_center">/</text:a><text:a xlink:type="simple" xlink:href="http://en.wikipedia.org/wiki/Cooling_center">wiki</text:a><text:a xlink:type="simple" xlink:href="http://en.wikipedia.org/wiki/Cooling_center">/</text:a><text:a xlink:type="simple" xlink:href="http://en.wikipedia.org/wiki/Cooling_center">Cooling</text:a><text:a xlink:type="simple" xlink:href="http://en.wikipedia.org/wiki/Cooling_center">_</text:a><text:a xlink:type="simple" xlink:href="http://en.wikipedia.org/wiki/Cooling_center">center</text:a></text:p>
      <text:p text:style-name="P11"><text:tab/><text:a xlink:type="simple" xlink:href="http://en.wikipedia.org/wiki/Warming_center">http</text:a><text:a xlink:type="simple" xlink:href="http://en.wikipedia.org/wiki/Warming_center">://</text:a><text:a xlink:type="simple" xlink:href="http://en.wikipedia.org/wiki/Warming_center">en</text:a><text:a xlink:type="simple" xlink:href="http://en.wikipedia.org/wiki/Warming_center">.</text:a><text:a xlink:type="simple" xlink:href="http://en.wikipedia.org/wiki/Warming_center">wikipedia</text:a><text:a xlink:type="simple" xlink:href="http://en.wikipedia.org/wiki/Warming_center">.</text:a><text:a xlink:type="simple" xlink:href="http://en.wikipedia.org/wiki/Warming_center">org</text:a><text:a xlink:type="simple" xlink:href="http://en.wikipedia.org/wiki/Warming_center">/</text:a><text:a xlink:type="simple" xlink:href="http://en.wikipedia.org/wiki/Warming_center">wiki</text:a><text:a xlink:type="simple" xlink:href="http://en.wikipedia.org/wiki/Warming_center">/</text:a><text:a xlink:type="simple" xlink:href="http://en.wikipedia.org/wiki/Warming_center">Warming</text:a><text:a xlink:type="simple" xlink:href="http://en.wikipedia.org/wiki/Warming_center">_</text:a><text:a xlink:type="simple" xlink:href="http://en.wikipedia.org/wiki/Warming_center">center</text:a></text:p>
      <text:p text:style-name="P15"/>
      <text:h text:style-name="P51" text:outline-level="10">Earthquakes</text:h>
      <text:p text:style-name="P11">http://www.usgs.gov/</text:p>
      <text:p text:style-name="P2">http://earthquake.usgs.gov/earthquakes/catalogs/index.php</text:p>
      <text:p text:style-name="P11"/>
      <text:h text:style-name="P53" text:outline-level="10">Volcanoes</text:h>
      <text:h text:style-name="P53" text:outline-level="10">Fires</text:h>
      <text:h text:style-name="P53" text:outline-level="10">Floods</text:h>
      <text:h text:style-name="P53" text:outline-level="10">Tsunamis</text:h>
      <text:h text:style-name="P51" text:outline-level="10">Storms, Tornadoes, and Hurricanes</text:h>
      <text:p text:style-name="P28"/>
      <text:h text:style-name="P51" text:outline-level="10">Travel</text:h>
      <text:p text:style-name="P11">Airports, Train Stations, Bus Stops, ...</text:p>
      <text:p text:style-name="P11"/>
      <text:h text:style-name="P51" text:outline-level="10"><text:soft-page-break/>Wildlife</text:h>
      <text:p text:style-name="P11">Animal homes/nests/...</text:p>
      <text:p text:style-name="P11">Animal shelters</text:p>
      <text:p text:style-name="P11">Animal migration routes</text:p>
      <text:p text:style-name="P11"/>
      <text:h text:style-name="P51" text:outline-level="10">Urban Smart / Sensor Grids</text:h>
      <text:p text:style-name="P11"><text:a xlink:type="simple" xlink:href="http://www.scientificamerican.com/article.cfm?id=ratti-smartest-cities-use-people-as-sensors">http</text:a><text:a xlink:type="simple" xlink:href="http://www.scientificamerican.com/article.cfm?id=ratti-smartest-cities-use-people-as-sensors">://</text:a><text:a xlink:type="simple" xlink:href="http://www.scientificamerican.com/article.cfm?id=ratti-smartest-cities-use-people-as-sensors">www</text:a><text:a xlink:type="simple" xlink:href="http://www.scientificamerican.com/article.cfm?id=ratti-smartest-cities-use-people-as-sensors">.</text:a><text:a xlink:type="simple" xlink:href="http://www.scientificamerican.com/article.cfm?id=ratti-smartest-cities-use-people-as-sensors">scientificamerican</text:a><text:a xlink:type="simple" xlink:href="http://www.scientificamerican.com/article.cfm?id=ratti-smartest-cities-use-people-as-sensors">.</text:a><text:a xlink:type="simple" xlink:href="http://www.scientificamerican.com/article.cfm?id=ratti-smartest-cities-use-people-as-sensors">com</text:a><text:a xlink:type="simple" xlink:href="http://www.scientificamerican.com/article.cfm?id=ratti-smartest-cities-use-people-as-sensors">/</text:a><text:a xlink:type="simple" xlink:href="http://www.scientificamerican.com/article.cfm?id=ratti-smartest-cities-use-people-as-sensors">article</text:a><text:a xlink:type="simple" xlink:href="http://www.scientificamerican.com/article.cfm?id=ratti-smartest-cities-use-people-as-sensors">.</text:a><text:a xlink:type="simple" xlink:href="http://www.scientificamerican.com/article.cfm?id=ratti-smartest-cities-use-people-as-sensors">cfm</text:a><text:a xlink:type="simple" xlink:href="http://www.scientificamerican.com/article.cfm?id=ratti-smartest-cities-use-people-as-sensors">?</text:a><text:a xlink:type="simple" xlink:href="http://www.scientificamerican.com/article.cfm?id=ratti-smartest-cities-use-people-as-sensors">id</text:a><text:a xlink:type="simple" xlink:href="http://www.scientificamerican.com/article.cfm?id=ratti-smartest-cities-use-people-as-sensors">=</text:a><text:a xlink:type="simple" xlink:href="http://www.scientificamerican.com/article.cfm?id=ratti-smartest-cities-use-people-as-sensors">ratti</text:a><text:a xlink:type="simple" xlink:href="http://www.scientificamerican.com/article.cfm?id=ratti-smartest-cities-use-people-as-sensors">-</text:a><text:a xlink:type="simple" xlink:href="http://www.scientificamerican.com/article.cfm?id=ratti-smartest-cities-use-people-as-sensors">smartest</text:a><text:a xlink:type="simple" xlink:href="http://www.scientificamerican.com/article.cfm?id=ratti-smartest-cities-use-people-as-sensors">-</text:a><text:a xlink:type="simple" xlink:href="http://www.scientificamerican.com/article.cfm?id=ratti-smartest-cities-use-people-as-sensors">cities</text:a><text:a xlink:type="simple" xlink:href="http://www.scientificamerican.com/article.cfm?id=ratti-smartest-cities-use-people-as-sensors">-</text:a><text:a xlink:type="simple" xlink:href="http://www.scientificamerican.com/article.cfm?id=ratti-smartest-cities-use-people-as-sensors">use</text:a><text:a xlink:type="simple" xlink:href="http://www.scientificamerican.com/article.cfm?id=ratti-smartest-cities-use-people-as-sensors">-</text:a><text:a xlink:type="simple" xlink:href="http://www.scientificamerican.com/article.cfm?id=ratti-smartest-cities-use-people-as-sensors">people</text:a><text:a xlink:type="simple" xlink:href="http://www.scientificamerican.com/article.cfm?id=ratti-smartest-cities-use-people-as-sensors">-</text:a><text:a xlink:type="simple" xlink:href="http://www.scientificamerican.com/article.cfm?id=ratti-smartest-cities-use-people-as-sensors">as</text:a><text:a xlink:type="simple" xlink:href="http://www.scientificamerican.com/article.cfm?id=ratti-smartest-cities-use-people-as-sensors">-</text:a><text:a xlink:type="simple" xlink:href="http://www.scientificamerican.com/article.cfm?id=ratti-smartest-cities-use-people-as-sensors">sensors</text:a></text:p>
      <text:p text:style-name="P15"/>
      <text:h text:style-name="P51" text:outline-level="10">Psychological &amp; Demographics</text:h>
      <text:p text:style-name="P11">ex: tell me about parties in each city around the world or what type of music is loved by any given population</text:p>
      <text:p text:style-name="P11"/>
      <text:h text:style-name="P124" text:outline-level="10">Hardware and AI Classification / Feature Detection</text:h>
      <text:p text:style-name="P11"><text:a xlink:type="simple" xlink:href="http://thenewamerican.com/tech/item/13613-darpa-sponsors-surveillance-technology-to-predict-future-behavior">http</text:a><text:a xlink:type="simple" xlink:href="http://thenewamerican.com/tech/item/13613-darpa-sponsors-surveillance-technology-to-predict-future-behavior">://</text:a><text:a xlink:type="simple" xlink:href="http://thenewamerican.com/tech/item/13613-darpa-sponsors-surveillance-technology-to-predict-future-behavior">thenewamerican</text:a><text:a xlink:type="simple" xlink:href="http://thenewamerican.com/tech/item/13613-darpa-sponsors-surveillance-technology-to-predict-future-behavior">.</text:a><text:a xlink:type="simple" xlink:href="http://thenewamerican.com/tech/item/13613-darpa-sponsors-surveillance-technology-to-predict-future-behavior">com</text:a><text:a xlink:type="simple" xlink:href="http://thenewamerican.com/tech/item/13613-darpa-sponsors-surveillance-technology-to-predict-future-behavior">/</text:a><text:a xlink:type="simple" xlink:href="http://thenewamerican.com/tech/item/13613-darpa-sponsors-surveillance-technology-to-predict-future-behavior">tech</text:a><text:a xlink:type="simple" xlink:href="http://thenewamerican.com/tech/item/13613-darpa-sponsors-surveillance-technology-to-predict-future-behavior">/</text:a><text:a xlink:type="simple" xlink:href="http://thenewamerican.com/tech/item/13613-darpa-sponsors-surveillance-technology-to-predict-future-behavior">item</text:a><text:a xlink:type="simple" xlink:href="http://thenewamerican.com/tech/item/13613-darpa-sponsors-surveillance-technology-to-predict-future-behavior">/13613-</text:a><text:a xlink:type="simple" xlink:href="http://thenewamerican.com/tech/item/13613-darpa-sponsors-surveillance-technology-to-predict-future-behavior">darpa</text:a><text:a xlink:type="simple" xlink:href="http://thenewamerican.com/tech/item/13613-darpa-sponsors-surveillance-technology-to-predict-future-behavior">-</text:a><text:a xlink:type="simple" xlink:href="http://thenewamerican.com/tech/item/13613-darpa-sponsors-surveillance-technology-to-predict-future-behavior">sponsors</text:a><text:a xlink:type="simple" xlink:href="http://thenewamerican.com/tech/item/13613-darpa-sponsors-surveillance-technology-to-predict-future-behavior">-</text:a><text:a xlink:type="simple" xlink:href="http://thenewamerican.com/tech/item/13613-darpa-sponsors-surveillance-technology-to-predict-future-behavior">surveillance</text:a><text:a xlink:type="simple" xlink:href="http://thenewamerican.com/tech/item/13613-darpa-sponsors-surveillance-technology-to-predict-future-behavior">-</text:a><text:a xlink:type="simple" xlink:href="http://thenewamerican.com/tech/item/13613-darpa-sponsors-surveillance-technology-to-predict-future-behavior">technology</text:a><text:a xlink:type="simple" xlink:href="http://thenewamerican.com/tech/item/13613-darpa-sponsors-surveillance-technology-to-predict-future-behavior">-</text:a><text:a xlink:type="simple" xlink:href="http://thenewamerican.com/tech/item/13613-darpa-sponsors-surveillance-technology-to-predict-future-behavior">to</text:a><text:a xlink:type="simple" xlink:href="http://thenewamerican.com/tech/item/13613-darpa-sponsors-surveillance-technology-to-predict-future-behavior">-</text:a><text:a xlink:type="simple" xlink:href="http://thenewamerican.com/tech/item/13613-darpa-sponsors-surveillance-technology-to-predict-future-behavior">predict</text:a><text:a xlink:type="simple" xlink:href="http://thenewamerican.com/tech/item/13613-darpa-sponsors-surveillance-technology-to-predict-future-behavior">-</text:a><text:a xlink:type="simple" xlink:href="http://thenewamerican.com/tech/item/13613-darpa-sponsors-surveillance-technology-to-predict-future-behavior">future</text:a><text:a xlink:type="simple" xlink:href="http://thenewamerican.com/tech/item/13613-darpa-sponsors-surveillance-technology-to-predict-future-behavior">-</text:a><text:a xlink:type="simple" xlink:href="http://thenewamerican.com/tech/item/13613-darpa-sponsors-surveillance-technology-to-predict-future-behavior">behavior</text:a></text:p>
      <text:p text:style-name="P1"><text:a xlink:type="simple" xlink:href="http://www.darpa.mil/NewsEvents/Releases/2011/09/28.aspx"><text:span text:style-name="T2">http://www.darpa.mil/NewsEvents/Releases/2011/09/28.aspx</text:span></text:a></text:p>
      <text:p text:style-name="P82"/>
      <text:h text:style-name="P125" text:outline-level="10">Resources</text:h>
      <text:p text:style-name="P33"/>
      <text:p text:style-name="P19">AI and Simulation-Based Techniques for the Assessment of Supply Chain Logistic Performance</text:p>
      <text:p text:style-name="P11"><text:a xlink:type="simple" xlink:href="http://portal.acm.org/citation.cfm?id=786227">http</text:a><text:a xlink:type="simple" xlink:href="http://portal.acm.org/citation.cfm?id=786227">://</text:a><text:a xlink:type="simple" xlink:href="http://portal.acm.org/citation.cfm?id=786227">portal</text:a><text:a xlink:type="simple" xlink:href="http://portal.acm.org/citation.cfm?id=786227">.</text:a><text:a xlink:type="simple" xlink:href="http://portal.acm.org/citation.cfm?id=786227">acm</text:a><text:a xlink:type="simple" xlink:href="http://portal.acm.org/citation.cfm?id=786227">.</text:a><text:a xlink:type="simple" xlink:href="http://portal.acm.org/citation.cfm?id=786227">org</text:a><text:a xlink:type="simple" xlink:href="http://portal.acm.org/citation.cfm?id=786227">/</text:a><text:a xlink:type="simple" xlink:href="http://portal.acm.org/citation.cfm?id=786227">citation</text:a><text:a xlink:type="simple" xlink:href="http://portal.acm.org/citation.cfm?id=786227">.</text:a><text:a xlink:type="simple" xlink:href="http://portal.acm.org/citation.cfm?id=786227">cfm</text:a><text:a xlink:type="simple" xlink:href="http://portal.acm.org/citation.cfm?id=786227">?</text:a><text:a xlink:type="simple" xlink:href="http://portal.acm.org/citation.cfm?id=786227">id</text:a><text:a xlink:type="simple" xlink:href="http://portal.acm.org/citation.cfm?id=786227">=786227</text:a></text:p>
      <text:p text:style-name="P11">The effectiveness of logistic network design andmanagement for complex and geographically distributedproduction systems can be measured in terms of directlogistic costs and in terms of supply chain productionperformance. The management of transportation logistics,for instance, involves difficult trade-offs among capacityutilization, transportation costs, and productionvariability often leading to the identification of multiplelogistic solutions. This paper defines and compares threedifferent modeling approaches to systematically assesseach identified logistic alternative in terms of actualtransportation costs and expected production losses. Thefirst modeling approach examined in the paper is amathematical model which provides the statistical basisfor estimating costs and risks of production losses insimple application cases. The second model is astochastic,discrete event simulation model of bulkmaritime transportation specifically designed to capturethe dynamic interactions between the logistic network andthe production facilities. The third one is an AI-basedmodel implemented as a modular architecture of ArtificialNeural Networks (ANNs). In such an architecture eachnetwork <text:soft-page-break/>establishes a correlation between the logisticvariables relevant to a specific sub-problem and thecorresponding supply chain costs. Preliminary testing ofthe three models shows the relative effectiveness andflexibility of the ANN-based model; it also shows thatgood approximation levels may be attained when eitherthe mathematical model or the simulation model are usedto generate accurate ANN training data sets for eachtransportation/production sub-problem.</text:p>
      <text:p text:style-name="P11"><text:a xlink:type="simple" xlink:href="http://at-scm.com/index.php/2006/12/04/supply-chain-management/artificial-intelligence-in-supply-chains/">http</text:a><text:a xlink:type="simple" xlink:href="http://at-scm.com/index.php/2006/12/04/supply-chain-management/artificial-intelligence-in-supply-chains/">://</text:a><text:a xlink:type="simple" xlink:href="http://at-scm.com/index.php/2006/12/04/supply-chain-management/artificial-intelligence-in-supply-chains/">at</text:a><text:a xlink:type="simple" xlink:href="http://at-scm.com/index.php/2006/12/04/supply-chain-management/artificial-intelligence-in-supply-chains/">-</text:a><text:a xlink:type="simple" xlink:href="http://at-scm.com/index.php/2006/12/04/supply-chain-management/artificial-intelligence-in-supply-chains/">scm</text:a><text:a xlink:type="simple" xlink:href="http://at-scm.com/index.php/2006/12/04/supply-chain-management/artificial-intelligence-in-supply-chains/">.</text:a><text:a xlink:type="simple" xlink:href="http://at-scm.com/index.php/2006/12/04/supply-chain-management/artificial-intelligence-in-supply-chains/">com</text:a><text:a xlink:type="simple" xlink:href="http://at-scm.com/index.php/2006/12/04/supply-chain-management/artificial-intelligence-in-supply-chains/">/</text:a><text:a xlink:type="simple" xlink:href="http://at-scm.com/index.php/2006/12/04/supply-chain-management/artificial-intelligence-in-supply-chains/">index</text:a><text:a xlink:type="simple" xlink:href="http://at-scm.com/index.php/2006/12/04/supply-chain-management/artificial-intelligence-in-supply-chains/">.</text:a><text:a xlink:type="simple" xlink:href="http://at-scm.com/index.php/2006/12/04/supply-chain-management/artificial-intelligence-in-supply-chains/">php</text:a><text:a xlink:type="simple" xlink:href="http://at-scm.com/index.php/2006/12/04/supply-chain-management/artificial-intelligence-in-supply-chains/">/2006/12/04/</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text:a><text:a xlink:type="simple" xlink:href="http://at-scm.com/index.php/2006/12/04/supply-chain-management/artificial-intelligence-in-supply-chains/">-</text:a><text:a xlink:type="simple" xlink:href="http://at-scm.com/index.php/2006/12/04/supply-chain-management/artificial-intelligence-in-supply-chains/">management</text:a><text:a xlink:type="simple" xlink:href="http://at-scm.com/index.php/2006/12/04/supply-chain-management/artificial-intelligence-in-supply-chains/">/</text:a><text:a xlink:type="simple" xlink:href="http://at-scm.com/index.php/2006/12/04/supply-chain-management/artificial-intelligence-in-supply-chains/">artificial</text:a><text:a xlink:type="simple" xlink:href="http://at-scm.com/index.php/2006/12/04/supply-chain-management/artificial-intelligence-in-supply-chains/">-</text:a><text:a xlink:type="simple" xlink:href="http://at-scm.com/index.php/2006/12/04/supply-chain-management/artificial-intelligence-in-supply-chains/">intelligence</text:a><text:a xlink:type="simple" xlink:href="http://at-scm.com/index.php/2006/12/04/supply-chain-management/artificial-intelligence-in-supply-chains/">-</text:a><text:a xlink:type="simple" xlink:href="http://at-scm.com/index.php/2006/12/04/supply-chain-management/artificial-intelligence-in-supply-chains/">in</text:a><text:a xlink:type="simple" xlink:href="http://at-scm.com/index.php/2006/12/04/supply-chain-management/artificial-intelligence-in-supply-chains/">-</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s</text:a><text:a xlink:type="simple" xlink:href="http://at-scm.com/index.php/2006/12/04/supply-chain-management/artificial-intelligence-in-supply-chains/">/</text:a></text:p>
      <text:p text:style-name="P11"><text:a xlink:type="simple" xlink:href="http://at-scm.com/index.php/2006/11/13/supply-chain-management/rea-a-semantic-model-for-internet-supply-chain-collaboration/">http</text:a><text:a xlink:type="simple" xlink:href="http://at-scm.com/index.php/2006/11/13/supply-chain-management/rea-a-semantic-model-for-internet-supply-chain-collaboration/">://</text:a><text:a xlink:type="simple" xlink:href="http://at-scm.com/index.php/2006/11/13/supply-chain-management/rea-a-semantic-model-for-internet-supply-chain-collaboration/">at</text:a><text:a xlink:type="simple" xlink:href="http://at-scm.com/index.php/2006/11/13/supply-chain-management/rea-a-semantic-model-for-internet-supply-chain-collaboration/">-</text:a><text:a xlink:type="simple" xlink:href="http://at-scm.com/index.php/2006/11/13/supply-chain-management/rea-a-semantic-model-for-internet-supply-chain-collaboration/">scm</text:a><text:a xlink:type="simple" xlink:href="http://at-scm.com/index.php/2006/11/13/supply-chain-management/rea-a-semantic-model-for-internet-supply-chain-collaboration/">.</text:a><text:a xlink:type="simple" xlink:href="http://at-scm.com/index.php/2006/11/13/supply-chain-management/rea-a-semantic-model-for-internet-supply-chain-collaboration/">com</text:a><text:a xlink:type="simple" xlink:href="http://at-scm.com/index.php/2006/11/13/supply-chain-management/rea-a-semantic-model-for-internet-supply-chain-collaboration/">/</text:a><text:a xlink:type="simple" xlink:href="http://at-scm.com/index.php/2006/11/13/supply-chain-management/rea-a-semantic-model-for-internet-supply-chain-collaboration/">index</text:a><text:a xlink:type="simple" xlink:href="http://at-scm.com/index.php/2006/11/13/supply-chain-management/rea-a-semantic-model-for-internet-supply-chain-collaboration/">.</text:a><text:a xlink:type="simple" xlink:href="http://at-scm.com/index.php/2006/11/13/supply-chain-management/rea-a-semantic-model-for-internet-supply-chain-collaboration/">php</text:a><text:a xlink:type="simple" xlink:href="http://at-scm.com/index.php/2006/11/13/supply-chain-management/rea-a-semantic-model-for-internet-supply-chain-collaboration/">/2006/11/13/</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management</text:a><text:a xlink:type="simple" xlink:href="http://at-scm.com/index.php/2006/11/13/supply-chain-management/rea-a-semantic-model-for-internet-supply-chain-collaboration/">/</text:a><text:a xlink:type="simple" xlink:href="http://at-scm.com/index.php/2006/11/13/supply-chain-management/rea-a-semantic-model-for-internet-supply-chain-collaboration/">rea</text:a><text:a xlink:type="simple" xlink:href="http://at-scm.com/index.php/2006/11/13/supply-chain-management/rea-a-semantic-model-for-internet-supply-chain-collaboration/">-</text:a><text:a xlink:type="simple" xlink:href="http://at-scm.com/index.php/2006/11/13/supply-chain-management/rea-a-semantic-model-for-internet-supply-chain-collaboration/">a</text:a><text:a xlink:type="simple" xlink:href="http://at-scm.com/index.php/2006/11/13/supply-chain-management/rea-a-semantic-model-for-internet-supply-chain-collaboration/">-</text:a><text:a xlink:type="simple" xlink:href="http://at-scm.com/index.php/2006/11/13/supply-chain-management/rea-a-semantic-model-for-internet-supply-chain-collaboration/">semantic</text:a><text:a xlink:type="simple" xlink:href="http://at-scm.com/index.php/2006/11/13/supply-chain-management/rea-a-semantic-model-for-internet-supply-chain-collaboration/">-</text:a><text:a xlink:type="simple" xlink:href="http://at-scm.com/index.php/2006/11/13/supply-chain-management/rea-a-semantic-model-for-internet-supply-chain-collaboration/">model</text:a><text:a xlink:type="simple" xlink:href="http://at-scm.com/index.php/2006/11/13/supply-chain-management/rea-a-semantic-model-for-internet-supply-chain-collaboration/">-</text:a><text:a xlink:type="simple" xlink:href="http://at-scm.com/index.php/2006/11/13/supply-chain-management/rea-a-semantic-model-for-internet-supply-chain-collaboration/">for</text:a><text:a xlink:type="simple" xlink:href="http://at-scm.com/index.php/2006/11/13/supply-chain-management/rea-a-semantic-model-for-internet-supply-chain-collaboration/">-</text:a><text:a xlink:type="simple" xlink:href="http://at-scm.com/index.php/2006/11/13/supply-chain-management/rea-a-semantic-model-for-internet-supply-chain-collaboration/">internet</text:a><text:a xlink:type="simple" xlink:href="http://at-scm.com/index.php/2006/11/13/supply-chain-management/rea-a-semantic-model-for-internet-supply-chain-collaboration/">-</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collaboration</text:a><text:a xlink:type="simple" xlink:href="http://at-scm.com/index.php/2006/11/13/supply-chain-management/rea-a-semantic-model-for-internet-supply-chain-collaboration/">/</text:a></text:p>
      <text:p text:style-name="P11">REA:<text:a xlink:type="simple" xlink:href="http://jeffsutherland.org/oopsla2000/mccarthy/mccarthy.htm"> </text:a><text:a xlink:type="simple" xlink:href="http://jeffsutherland.org/oopsla2000/mccarthy/mccarthy.htm">http</text:a><text:a xlink:type="simple" xlink:href="http://jeffsutherland.org/oopsla2000/mccarthy/mccarthy.htm">://</text:a><text:a xlink:type="simple" xlink:href="http://jeffsutherland.org/oopsla2000/mccarthy/mccarthy.htm">jeffsutherland</text:a><text:a xlink:type="simple" xlink:href="http://jeffsutherland.org/oopsla2000/mccarthy/mccarthy.htm">.</text:a><text:a xlink:type="simple" xlink:href="http://jeffsutherland.org/oopsla2000/mccarthy/mccarthy.htm">org</text:a><text:a xlink:type="simple" xlink:href="http://jeffsutherland.org/oopsla2000/mccarthy/mccarthy.htm">/</text:a><text:a xlink:type="simple" xlink:href="http://jeffsutherland.org/oopsla2000/mccarthy/mccarthy.htm">oopsla</text:a><text:a xlink:type="simple" xlink:href="http://jeffsutherland.org/oopsla2000/mccarthy/mccarthy.htm">2000/</text:a><text:a xlink:type="simple" xlink:href="http://jeffsutherland.org/oopsla2000/mccarthy/mccarthy.htm">mccarthy</text:a><text:a xlink:type="simple" xlink:href="http://jeffsutherland.org/oopsla2000/mccarthy/mccarthy.htm">/</text:a><text:a xlink:type="simple" xlink:href="http://jeffsutherland.org/oopsla2000/mccarthy/mccarthy.htm">mccarthy</text:a><text:a xlink:type="simple" xlink:href="http://jeffsutherland.org/oopsla2000/mccarthy/mccarthy.htm">.</text:a><text:a xlink:type="simple" xlink:href="http://jeffsutherland.org/oopsla2000/mccarthy/mccarthy.htm">htm</text:a></text:p>
      <text:p text:style-name="P96">Remember the ERP information flow?</text:p>
      <text:p text:style-name="P97">PO-&gt;EDI-&gt;CO-&gt;MPS-&gt;MRP-&gt;CRP-&gt;WO-&gt;PO-&gt;EDI-&gt;CO etc.</text:p>
      <text:p text:style-name="P96">The REA information flow is much simpler:</text:p>
      <text:p text:style-name="P97">Process-&gt;Stock Flow-&gt;Exchange-&gt;Stock Flow-&gt;Process etc. across multiple companies.</text:p>
      <text:p text:style-name="P34"/>
      <text:p text:style-name="P34"/>
      <text:p text:style-name="P11"><text:a xlink:type="simple" xlink:href="http://en.wikipedia.org/wiki/Basic_human_needs">http</text:a><text:a xlink:type="simple" xlink:href="http://en.wikipedia.org/wiki/Basic_human_needs">://</text:a><text:a xlink:type="simple" xlink:href="http://en.wikipedia.org/wiki/Basic_human_needs">en</text:a><text:a xlink:type="simple" xlink:href="http://en.wikipedia.org/wiki/Basic_human_needs">.</text:a><text:a xlink:type="simple" xlink:href="http://en.wikipedia.org/wiki/Basic_human_needs">wikipedia</text:a><text:a xlink:type="simple" xlink:href="http://en.wikipedia.org/wiki/Basic_human_needs">.</text:a><text:a xlink:type="simple" xlink:href="http://en.wikipedia.org/wiki/Basic_human_needs">org</text:a><text:a xlink:type="simple" xlink:href="http://en.wikipedia.org/wiki/Basic_human_needs">/</text:a><text:a xlink:type="simple" xlink:href="http://en.wikipedia.org/wiki/Basic_human_needs">wiki</text:a><text:a xlink:type="simple" xlink:href="http://en.wikipedia.org/wiki/Basic_human_needs">/</text:a><text:a xlink:type="simple" xlink:href="http://en.wikipedia.org/wiki/Basic_human_needs">Basic</text:a><text:a xlink:type="simple" xlink:href="http://en.wikipedia.org/wiki/Basic_human_needs">_</text:a><text:a xlink:type="simple" xlink:href="http://en.wikipedia.org/wiki/Basic_human_needs">human</text:a><text:a xlink:type="simple" xlink:href="http://en.wikipedia.org/wiki/Basic_human_needs">_</text:a><text:a xlink:type="simple" xlink:href="http://en.wikipedia.org/wiki/Basic_human_needs">needs</text:a></text:p>
      <text:p text:style-name="P11"><text:a xlink:type="simple" xlink:href="http://en.wikipedia.org/wiki/Maslow%27s_hierarchy_of_needs">http</text:a><text:a xlink:type="simple" xlink:href="http://en.wikipedia.org/wiki/Maslow%27s_hierarchy_of_needs">://</text:a><text:a xlink:type="simple" xlink:href="http://en.wikipedia.org/wiki/Maslow%27s_hierarchy_of_needs">en</text:a><text:a xlink:type="simple" xlink:href="http://en.wikipedia.org/wiki/Maslow%27s_hierarchy_of_needs">.</text:a><text:a xlink:type="simple" xlink:href="http://en.wikipedia.org/wiki/Maslow%27s_hierarchy_of_needs">wikipedia</text:a><text:a xlink:type="simple" xlink:href="http://en.wikipedia.org/wiki/Maslow%27s_hierarchy_of_needs">.</text:a><text:a xlink:type="simple" xlink:href="http://en.wikipedia.org/wiki/Maslow%27s_hierarchy_of_needs">org</text:a><text:a xlink:type="simple" xlink:href="http://en.wikipedia.org/wiki/Maslow%27s_hierarchy_of_needs">/</text:a><text:a xlink:type="simple" xlink:href="http://en.wikipedia.org/wiki/Maslow%27s_hierarchy_of_needs">wiki</text:a><text:a xlink:type="simple" xlink:href="http://en.wikipedia.org/wiki/Maslow%27s_hierarchy_of_needs">/</text:a><text:a xlink:type="simple" xlink:href="http://en.wikipedia.org/wiki/Maslow%27s_hierarchy_of_needs">Maslow</text:a><text:a xlink:type="simple" xlink:href="http://en.wikipedia.org/wiki/Maslow%27s_hierarchy_of_needs">%27</text:a><text:a xlink:type="simple" xlink:href="http://en.wikipedia.org/wiki/Maslow%27s_hierarchy_of_needs">s</text:a><text:a xlink:type="simple" xlink:href="http://en.wikipedia.org/wiki/Maslow%27s_hierarchy_of_needs">_</text:a><text:a xlink:type="simple" xlink:href="http://en.wikipedia.org/wiki/Maslow%27s_hierarchy_of_needs">hierarchy</text:a><text:a xlink:type="simple" xlink:href="http://en.wikipedia.org/wiki/Maslow%27s_hierarchy_of_needs">_</text:a><text:a xlink:type="simple" xlink:href="http://en.wikipedia.org/wiki/Maslow%27s_hierarchy_of_needs">of</text:a><text:a xlink:type="simple" xlink:href="http://en.wikipedia.org/wiki/Maslow%27s_hierarchy_of_needs">_</text:a><text:a xlink:type="simple" xlink:href="http://en.wikipedia.org/wiki/Maslow%27s_hierarchy_of_needs">needs</text:a></text:p>
      <text:p text:style-name="P11"><text:a xlink:type="simple" xlink:href="http://en.wikipedia.org/wiki/Murray%27s_psychogenic_needs">http</text:a><text:a xlink:type="simple" xlink:href="http://en.wikipedia.org/wiki/Murray%27s_psychogenic_needs">://</text:a><text:a xlink:type="simple" xlink:href="http://en.wikipedia.org/wiki/Murray%27s_psychogenic_needs">en</text:a><text:a xlink:type="simple" xlink:href="http://en.wikipedia.org/wiki/Murray%27s_psychogenic_needs">.</text:a><text:a xlink:type="simple" xlink:href="http://en.wikipedia.org/wiki/Murray%27s_psychogenic_needs">wikipedia</text:a><text:a xlink:type="simple" xlink:href="http://en.wikipedia.org/wiki/Murray%27s_psychogenic_needs">.</text:a><text:a xlink:type="simple" xlink:href="http://en.wikipedia.org/wiki/Murray%27s_psychogenic_needs">org</text:a><text:a xlink:type="simple" xlink:href="http://en.wikipedia.org/wiki/Murray%27s_psychogenic_needs">/</text:a><text:a xlink:type="simple" xlink:href="http://en.wikipedia.org/wiki/Murray%27s_psychogenic_needs">wiki</text:a><text:a xlink:type="simple" xlink:href="http://en.wikipedia.org/wiki/Murray%27s_psychogenic_needs">/</text:a><text:a xlink:type="simple" xlink:href="http://en.wikipedia.org/wiki/Murray%27s_psychogenic_needs">Murray</text:a><text:a xlink:type="simple" xlink:href="http://en.wikipedia.org/wiki/Murray%27s_psychogenic_needs">'</text:a><text:a xlink:type="simple" xlink:href="http://en.wikipedia.org/wiki/Murray%27s_psychogenic_needs">s</text:a><text:a xlink:type="simple" xlink:href="http://en.wikipedia.org/wiki/Murray%27s_psychogenic_needs">_</text:a><text:a xlink:type="simple" xlink:href="http://en.wikipedia.org/wiki/Murray%27s_psychogenic_needs">psychogenic</text:a><text:a xlink:type="simple" xlink:href="http://en.wikipedia.org/wiki/Murray%27s_psychogenic_needs">_</text:a><text:a xlink:type="simple" xlink:href="http://en.wikipedia.org/wiki/Murray%27s_psychogenic_needs">needs</text:a></text:p>
      <text:p text:style-name="P11"><text:a xlink:type="simple" xlink:href="http://en.wikipedia.org/wiki/Environmental_law">http</text:a><text:a xlink:type="simple" xlink:href="http://en.wikipedia.org/wiki/Environmental_law">://</text:a><text:a xlink:type="simple" xlink:href="http://en.wikipedia.org/wiki/Environmental_law">en</text:a><text:a xlink:type="simple" xlink:href="http://en.wikipedia.org/wiki/Environmental_law">.</text:a><text:a xlink:type="simple" xlink:href="http://en.wikipedia.org/wiki/Environmental_law">wikipedia</text:a><text:a xlink:type="simple" xlink:href="http://en.wikipedia.org/wiki/Environmental_law">.</text:a><text:a xlink:type="simple" xlink:href="http://en.wikipedia.org/wiki/Environmental_law">org</text:a><text:a xlink:type="simple" xlink:href="http://en.wikipedia.org/wiki/Environmental_law">/</text:a><text:a xlink:type="simple" xlink:href="http://en.wikipedia.org/wiki/Environmental_law">wiki</text:a><text:a xlink:type="simple" xlink:href="http://en.wikipedia.org/wiki/Environmental_law">/</text:a><text:a xlink:type="simple" xlink:href="http://en.wikipedia.org/wiki/Environmental_law">Environmental</text:a><text:a xlink:type="simple" xlink:href="http://en.wikipedia.org/wiki/Environmental_law">_</text:a><text:a xlink:type="simple" xlink:href="http://en.wikipedia.org/wiki/Environmental_law">law</text:a></text:p>
      <text:p text:style-name="P1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1"><text:a xlink:type="simple" xlink:href="http://en.wikipedia.org/wiki/Planetary_habitability">http</text:a><text:a xlink:type="simple" xlink:href="http://en.wikipedia.org/wiki/Planetary_habitability">://</text:a><text:a xlink:type="simple" xlink:href="http://en.wikipedia.org/wiki/Planetary_habitability">en</text:a><text:a xlink:type="simple" xlink:href="http://en.wikipedia.org/wiki/Planetary_habitability">.</text:a><text:a xlink:type="simple" xlink:href="http://en.wikipedia.org/wiki/Planetary_habitability">wikipedia</text:a><text:a xlink:type="simple" xlink:href="http://en.wikipedia.org/wiki/Planetary_habitability">.</text:a><text:a xlink:type="simple" xlink:href="http://en.wikipedia.org/wiki/Planetary_habitability">org</text:a><text:a xlink:type="simple" xlink:href="http://en.wikipedia.org/wiki/Planetary_habitability">/</text:a><text:a xlink:type="simple" xlink:href="http://en.wikipedia.org/wiki/Planetary_habitability">wiki</text:a><text:a xlink:type="simple" xlink:href="http://en.wikipedia.org/wiki/Planetary_habitability">/</text:a><text:a xlink:type="simple" xlink:href="http://en.wikipedia.org/wiki/Planetary_habitability">Planetary</text:a><text:a xlink:type="simple" xlink:href="http://en.wikipedia.org/wiki/Planetary_habitability">_</text:a><text:a xlink:type="simple" xlink:href="http://en.wikipedia.org/wiki/Planetary_habitability">habitability</text:a></text:p>
      <text:p text:style-name="P11"><text:a xlink:type="simple" xlink:href="http://en.wikipedia.org/wiki/Survival_skills">http</text:a><text:a xlink:type="simple" xlink:href="http://en.wikipedia.org/wiki/Survival_skills">://</text:a><text:a xlink:type="simple" xlink:href="http://en.wikipedia.org/wiki/Survival_skills">en</text:a><text:a xlink:type="simple" xlink:href="http://en.wikipedia.org/wiki/Survival_skills">.</text:a><text:a xlink:type="simple" xlink:href="http://en.wikipedia.org/wiki/Survival_skills">wikipedia</text:a><text:a xlink:type="simple" xlink:href="http://en.wikipedia.org/wiki/Survival_skills">.</text:a><text:a xlink:type="simple" xlink:href="http://en.wikipedia.org/wiki/Survival_skills">org</text:a><text:a xlink:type="simple" xlink:href="http://en.wikipedia.org/wiki/Survival_skills">/</text:a><text:a xlink:type="simple" xlink:href="http://en.wikipedia.org/wiki/Survival_skills">wiki</text:a><text:a xlink:type="simple" xlink:href="http://en.wikipedia.org/wiki/Survival_skills">/</text:a><text:a xlink:type="simple" xlink:href="http://en.wikipedia.org/wiki/Survival_skills">Survival</text:a><text:a xlink:type="simple" xlink:href="http://en.wikipedia.org/wiki/Survival_skills">_</text:a><text:a xlink:type="simple" xlink:href="http://en.wikipedia.org/wiki/Survival_skills">skills</text:a></text:p>
      <text:p text:style-name="P1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p text:style-name="P11"/>
      <text:p text:style-name="P11"><text:a xlink:type="simple" xlink:href="http://earthengine.googlelabs.com/">http</text:a><text:a xlink:type="simple" xlink:href="http://earthengine.googlelabs.com/">://</text:a><text:a xlink:type="simple" xlink:href="http://earthengine.googlelabs.com/">earthengine</text:a><text:a xlink:type="simple" xlink:href="http://earthengine.googlelabs.com/">.</text:a><text:a xlink:type="simple" xlink:href="http://earthengine.googlelabs.com/">googlelabs</text:a><text:a xlink:type="simple" xlink:href="http://earthengine.googlelabs.com/">.</text:a><text:a xlink:type="simple" xlink:href="http://earthengine.googlelabs.com/">com</text:a></text:p>
      <text:p text:style-name="P11"/>
      <text:p text:style-name="P11"><text:a xlink:type="simple" xlink:href="http://www.futurict.ethz.ch/FuturIcT">http</text:a><text:a xlink:type="simple" xlink:href="http://www.futurict.ethz.ch/FuturIcT">://</text:a><text:a xlink:type="simple" xlink:href="http://www.futurict.ethz.ch/FuturIcT">www</text:a><text:a xlink:type="simple" xlink:href="http://www.futurict.ethz.ch/FuturIcT">.</text:a><text:a xlink:type="simple" xlink:href="http://www.futurict.ethz.ch/FuturIcT">futurict</text:a><text:a xlink:type="simple" xlink:href="http://www.futurict.ethz.ch/FuturIcT">.</text:a><text:a xlink:type="simple" xlink:href="http://www.futurict.ethz.ch/FuturIcT">ethz</text:a><text:a xlink:type="simple" xlink:href="http://www.futurict.ethz.ch/FuturIcT">.</text:a><text:a xlink:type="simple" xlink:href="http://www.futurict.ethz.ch/FuturIcT">ch</text:a><text:a xlink:type="simple" xlink:href="http://www.futurict.ethz.ch/FuturIcT">/</text:a><text:a xlink:type="simple" xlink:href="http://www.futurict.ethz.ch/FuturIcT">FuturIcT</text:a></text:p>
      <text:p text:style-name="P11"/>
      <text:p text:style-name="P11"><text:a xlink:type="simple" xlink:href="http://code.google.com/apis/maps/">http</text:a><text:a xlink:type="simple" xlink:href="http://code.google.com/apis/maps/">://</text:a><text:a xlink:type="simple" xlink:href="http://code.google.com/apis/maps/">code</text:a><text:a xlink:type="simple" xlink:href="http://code.google.com/apis/maps/">.</text:a><text:a xlink:type="simple" xlink:href="http://code.google.com/apis/maps/">google</text:a><text:a xlink:type="simple" xlink:href="http://code.google.com/apis/maps/">.</text:a><text:a xlink:type="simple" xlink:href="http://code.google.com/apis/maps/">com</text:a><text:a xlink:type="simple" xlink:href="http://code.google.com/apis/maps/">/</text:a><text:a xlink:type="simple" xlink:href="http://code.google.com/apis/maps/">apis</text:a><text:a xlink:type="simple" xlink:href="http://code.google.com/apis/maps/">/</text:a><text:a xlink:type="simple" xlink:href="http://code.google.com/apis/maps/">maps</text:a><text:a xlink:type="simple" xlink:href="http://code.google.com/apis/maps/">/</text:a></text:p>
      <text:p text:style-name="P11"><text:a xlink:type="simple" xlink:href="http://tables.googlelabs.com/Home">http</text:a><text:a xlink:type="simple" xlink:href="http://tables.googlelabs.com/Home">://</text:a><text:a xlink:type="simple" xlink:href="http://tables.googlelabs.com/Home">tables</text:a><text:a xlink:type="simple" xlink:href="http://tables.googlelabs.com/Home">.</text:a><text:a xlink:type="simple" xlink:href="http://tables.googlelabs.com/Home">googlelabs</text:a><text:a xlink:type="simple" xlink:href="http://tables.googlelabs.com/Home">.</text:a><text:a xlink:type="simple" xlink:href="http://tables.googlelabs.com/Home">com</text:a><text:a xlink:type="simple" xlink:href="http://tables.googlelabs.com/Home">/</text:a><text:a xlink:type="simple" xlink:href="http://tables.googlelabs.com/Home">Home</text:a></text:p>
      <text:p text:style-name="P11"><text:a xlink:type="simple" xlink:href="http://googlegeodevelopers.blogspot.com/2010/11/five-great-fusion-tables-maps-examples.html?utm_source=feedburner&amp;utm_medium=feed&amp;utm_campaign=Feed:+GoogleGeoDevelopersBlog+%28Google+Geo+Developers+Blog%29">http</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ooglegeodeveloper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blogspo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com</text:a><text:a xlink:type="simple" xlink:href="http://googlegeodevelopers.blogspot.com/2010/11/five-great-fusion-tables-maps-examples.html?utm_source=feedburner&amp;utm_medium=feed&amp;utm_campaign=Feed:+GoogleGeoDevelopersBlog+%28Google+Geo+Developers+Blog%29">/2010/11/</text:a><text:a xlink:type="simple" xlink:href="http://googlegeodevelopers.blogspot.com/2010/11/five-great-fusion-tables-maps-examples.html?utm_source=feedburner&amp;utm_medium=feed&amp;utm_campaign=Feed:+GoogleGeoDevelopersBlog+%28Google+Geo+Developers+Blog%29">five</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rea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fusion</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tab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map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examp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html</text:a></text:p>
      <text:p text:style-name="P15"/>
      <text:p text:style-name="P11"><text:a xlink:type="simple" xlink:href="http://multiverseaccordingtoben.blogspot.com/2010/12/will-decreasing-scarcity-allow-us-to.html">http</text:a><text:a xlink:type="simple" xlink:href="http://multiverseaccordingtoben.blogspot.com/2010/12/will-decreasing-scarcity-allow-us-to.html">://</text:a><text:a xlink:type="simple" xlink:href="http://multiverseaccordingtoben.blogspot.com/2010/12/will-decreasing-scarcity-allow-us-to.html">multiverseaccordingtoben</text:a><text:a xlink:type="simple" xlink:href="http://multiverseaccordingtoben.blogspot.com/2010/12/will-decreasing-scarcity-allow-us-to.html">.</text:a><text:a xlink:type="simple" xlink:href="http://multiverseaccordingtoben.blogspot.com/2010/12/will-decreasing-scarcity-allow-us-to.html">blogspot</text:a><text:a xlink:type="simple" xlink:href="http://multiverseaccordingtoben.blogspot.com/2010/12/will-decreasing-scarcity-allow-us-to.html">.</text:a><text:a xlink:type="simple" xlink:href="http://multiverseaccordingtoben.blogspot.com/2010/12/will-decreasing-scarcity-allow-us-to.html">com</text:a><text:a xlink:type="simple" xlink:href="http://multiverseaccordingtoben.blogspot.com/2010/12/will-decreasing-scarcity-allow-us-to.html">/2010/12/</text:a><text:a xlink:type="simple" xlink:href="http://multiverseaccordingtoben.blogspot.com/2010/12/will-decreasing-scarcity-allow-us-to.html">will</text:a><text:a xlink:type="simple" xlink:href="http://multiverseaccordingtoben.blogspot.com/2010/12/will-decreasing-scarcity-allow-us-to.html">-</text:a><text:a xlink:type="simple" xlink:href="http://multiverseaccordingtoben.blogspot.com/2010/12/will-decreasing-scarcity-allow-us-to.html">decreasing</text:a><text:a xlink:type="simple" xlink:href="http://multiverseaccordingtoben.blogspot.com/2010/12/will-decreasing-scarcity-allow-us-to.html">-</text:a><text:a xlink:type="simple" xlink:href="http://multiverseaccordingtoben.blogspot.com/2010/12/will-decreasing-scarcity-allow-us-to.html">scarcity</text:a><text:a xlink:type="simple" xlink:href="http://multiverseaccordingtoben.blogspot.com/2010/12/will-decreasing-scarcity-allow-us-to.html">-</text:a><text:a xlink:type="simple" xlink:href="http://multiverseaccordingtoben.blogspot.com/2010/12/will-decreasing-scarcity-allow-us-to.html">allow</text:a><text:a xlink:type="simple" xlink:href="http://multiverseaccordingtoben.blogspot.com/2010/12/will-decreasing-scarcity-allow-us-to.html">-</text:a><text:a xlink:type="simple" xlink:href="http://multiverseaccordingtoben.blogspot.com/2010/12/will-decreasing-scarcity-allow-us-to.html">us</text:a><text:a xlink:type="simple" xlink:href="http://multiverseaccordingtoben.blogspot.com/2010/12/will-decreasing-scarcity-allow-us-to.html">-</text:a><text:a xlink:type="simple" xlink:href="http://multiverseaccordingtoben.blogspot.com/2010/12/will-decreasing-scarcity-allow-us-to.html">to</text:a><text:a xlink:type="simple" xlink:href="http://multiverseaccordingtoben.blogspot.com/2010/12/will-decreasing-scarcity-allow-us-to.html">.</text:a><text:a xlink:type="simple" xlink:href="http://multiverseaccordingtoben.blogspot.com/2010/12/will-decreasing-scarcity-allow-us-to.html">html</text:a></text:p>
      <text:p text:style-name="P11"/>
      <text:p text:style-name="P11"><text:a xlink:type="simple" xlink:href="http://www.roboearth.org/">http</text:a><text:a xlink:type="simple" xlink:href="http://www.roboearth.org/">://</text:a><text:a xlink:type="simple" xlink:href="http://www.roboearth.org/">www</text:a><text:a xlink:type="simple" xlink:href="http://www.roboearth.org/">.</text:a><text:a xlink:type="simple" xlink:href="http://www.roboearth.org/">roboearth</text:a><text:a xlink:type="simple" xlink:href="http://www.roboearth.org/">.</text:a><text:a xlink:type="simple" xlink:href="http://www.roboearth.org/">org</text:a></text:p>
      <text:p text:style-name="P15"/>
      <text:p text:style-name="P11"><text:a xlink:type="simple" xlink:href="http://www.appropedia.org/Hexayurt_mass_evacuation">http</text:a><text:a xlink:type="simple" xlink:href="http://www.appropedia.org/Hexayurt_mass_evacuation">://</text:a><text:a xlink:type="simple" xlink:href="http://www.appropedia.org/Hexayurt_mass_evacuation">www</text:a><text:a xlink:type="simple" xlink:href="http://www.appropedia.org/Hexayurt_mass_evacuation">.</text:a><text:a xlink:type="simple" xlink:href="http://www.appropedia.org/Hexayurt_mass_evacuation">appropedia</text:a><text:a xlink:type="simple" xlink:href="http://www.appropedia.org/Hexayurt_mass_evacuation">.</text:a><text:a xlink:type="simple" xlink:href="http://www.appropedia.org/Hexayurt_mass_evacuation">org</text:a><text:a xlink:type="simple" xlink:href="http://www.appropedia.org/Hexayurt_mass_evacuation">/</text:a><text:a xlink:type="simple" xlink:href="http://www.appropedia.org/Hexayurt_mass_evacuation">Hexayurt</text:a><text:a xlink:type="simple" xlink:href="http://www.appropedia.org/Hexayurt_mass_evacuation">_</text:a><text:a xlink:type="simple" xlink:href="http://www.appropedia.org/Hexayurt_mass_evacuation">mass</text:a><text:a xlink:type="simple" xlink:href="http://www.appropedia.org/Hexayurt_mass_evacuation">_</text:a><text:a xlink:type="simple" xlink:href="http://www.appropedia.org/Hexayurt_mass_evacuation">evacuation</text:a></text:p>
      <text:p text:style-name="P11"/>
      <text:p text:style-name="P11"><text:a xlink:type="simple" xlink:href="http://en.wikipedia.org/wiki/ISO_6709">http</text:a><text:a xlink:type="simple" xlink:href="http://en.wikipedia.org/wiki/ISO_6709">://</text:a><text:a xlink:type="simple" xlink:href="http://en.wikipedia.org/wiki/ISO_6709">en</text:a><text:a xlink:type="simple" xlink:href="http://en.wikipedia.org/wiki/ISO_6709">.</text:a><text:a xlink:type="simple" xlink:href="http://en.wikipedia.org/wiki/ISO_6709">wikipedia</text:a><text:a xlink:type="simple" xlink:href="http://en.wikipedia.org/wiki/ISO_6709">.</text:a><text:a xlink:type="simple" xlink:href="http://en.wikipedia.org/wiki/ISO_6709">org</text:a><text:a xlink:type="simple" xlink:href="http://en.wikipedia.org/wiki/ISO_6709">/</text:a><text:a xlink:type="simple" xlink:href="http://en.wikipedia.org/wiki/ISO_6709">wiki</text:a><text:a xlink:type="simple" xlink:href="http://en.wikipedia.org/wiki/ISO_6709">/</text:a><text:a xlink:type="simple" xlink:href="http://en.wikipedia.org/wiki/ISO_6709">ISO</text:a><text:a xlink:type="simple" xlink:href="http://en.wikipedia.org/wiki/ISO_6709">_6709</text:a> (latitude, longitude, altitude)</text:p>
      <text:p text:style-name="P11"/>
      <text:p text:style-name="P11">http://www.poodwaddle.com/clocks/worldclock</text:p>
      <text:p text:style-name="P11"><text:s text:c="2"/>http://www.poodwaddle.com/clocks/worldclock/sources</text:p>
      <text:p text:style-name="P11"><text:soft-page-break/></text:p>
      <text:p text:style-name="P11"><text:a xlink:type="simple" xlink:href="http://www.stratfor.com/">http</text:a><text:a xlink:type="simple" xlink:href="http://www.stratfor.com/">://</text:a><text:a xlink:type="simple" xlink:href="http://www.stratfor.com/">www</text:a><text:a xlink:type="simple" xlink:href="http://www.stratfor.com/">.</text:a><text:a xlink:type="simple" xlink:href="http://www.stratfor.com/">stratfor</text:a><text:a xlink:type="simple" xlink:href="http://www.stratfor.com/">.</text:a><text:a xlink:type="simple" xlink:href="http://www.stratfor.com/">com</text:a><text:a xlink:type="simple" xlink:href="http://www.stratfor.com/">/</text:a></text:p>
      <text:p text:style-name="P11"><text:a xlink:type="simple" xlink:href="http://www.mi2g.com/">http</text:a><text:a xlink:type="simple" xlink:href="http://www.mi2g.com/">://</text:a><text:a xlink:type="simple" xlink:href="http://www.mi2g.com/">www</text:a><text:a xlink:type="simple" xlink:href="http://www.mi2g.com/">.</text:a><text:a xlink:type="simple" xlink:href="http://www.mi2g.com/">mi</text:a><text:a xlink:type="simple" xlink:href="http://www.mi2g.com/">2</text:a><text:a xlink:type="simple" xlink:href="http://www.mi2g.com/">g</text:a><text:a xlink:type="simple" xlink:href="http://www.mi2g.com/">.</text:a><text:a xlink:type="simple" xlink:href="http://www.mi2g.com/">com</text:a><text:a xlink:type="simple" xlink:href="http://www.mi2g.com/">/</text:a></text:p>
      <text:p text:style-name="P11"/>
      <text:h text:style-name="P126" text:outline-level="10">List of Thinking Subjects</text:h>
      <text:p text:style-name="P26"/>
      <text:p text:style-name="P28">(from: http://en.wikipedia.org/wiki/Nootropics)</text:p>
      <text:p text:style-name="P11"><text:a xlink:type="simple" xlink:href="http://en.wikipedia.org/wiki/Abstraction">Abstract</text:a><text:a xlink:type="simple" xlink:href="http://en.wikipedia.org/wiki/Abstraction"> </text:a><text:a xlink:type="simple" xlink:href="http://en.wikipedia.org/wiki/Abstraction">thinking</text:a></text:p>
      <text:p text:style-name="P11"><text:a xlink:type="simple" xlink:href="http://en.wikipedia.org/wiki/Attention"><text:span text:style-name="T19">Attention</text:span></text:a></text:p>
      <text:p text:style-name="P11"><text:a xlink:type="simple" xlink:href="http://en.wikipedia.org/wiki/Attitude_%28psychology%29"><text:span text:style-name="T19">Attitude</text:span></text:a></text:p>
      <text:p text:style-name="P11"><text:a xlink:type="simple" xlink:href="http://en.wikipedia.org/wiki/Brainstorming"><text:span text:style-name="T19">Brainstorming</text:span></text:a></text:p>
      <text:p text:style-name="P11"><text:a xlink:type="simple" xlink:href="http://en.wikipedia.org/wiki/Cognition"><text:span text:style-name="T19">Cognition</text:span></text:a></text:p>
      <text:p text:style-name="P11"><text:a xlink:type="simple" xlink:href="http://en.wikipedia.org/wiki/Cognitive_science"><text:span text:style-name="T19">Cognitive</text:span></text:a><text:a xlink:type="simple" xlink:href="http://en.wikipedia.org/wiki/Cognitive_science"><text:span text:style-name="T19"> </text:span></text:a><text:a xlink:type="simple" xlink:href="http://en.wikipedia.org/wiki/Cognitive_science"><text:span text:style-name="T19">science</text:span></text:a></text:p>
      <text:p text:style-name="P11"><text:a xlink:type="simple" xlink:href="http://en.wikipedia.org/wiki/Creativity"><text:span text:style-name="T19">Creative</text:span></text:a><text:a xlink:type="simple" xlink:href="http://en.wikipedia.org/wiki/Creativity"><text:span text:style-name="T19"> </text:span></text:a><text:a xlink:type="simple" xlink:href="http://en.wikipedia.org/wiki/Creativity"><text:span text:style-name="T19">thinking</text:span></text:a></text:p>
      <text:p text:style-name="P11"><text:a xlink:type="simple" xlink:href="http://en.wikipedia.org/wiki/Critical_thinking"><text:span text:style-name="T19">Critical</text:span></text:a><text:a xlink:type="simple" xlink:href="http://en.wikipedia.org/wiki/Critical_thinking"><text:span text:style-name="T19"> </text:span></text:a><text:a xlink:type="simple" xlink:href="http://en.wikipedia.org/wiki/Critical_thinking"><text:span text:style-name="T19">thinking</text:span></text:a></text:p>
      <text:p text:style-name="P11"><text:a xlink:type="simple" xlink:href="http://en.wikipedia.org/wiki/Curiosity"><text:span text:style-name="T19">Curiosity</text:span></text:a></text:p>
      <text:p text:style-name="P11"><text:a xlink:type="simple" xlink:href="http://en.wikipedia.org/wiki/Decision"><text:span text:style-name="T19">Decision</text:span></text:a></text:p>
      <text:p text:style-name="P11"><text:a xlink:type="simple" xlink:href="http://en.wikipedia.org/wiki/Decision_making"><text:span text:style-name="T19">Decision</text:span></text:a><text:a xlink:type="simple" xlink:href="http://en.wikipedia.org/wiki/Decision_making"><text:span text:style-name="T19"> </text:span></text:a><text:a xlink:type="simple" xlink:href="http://en.wikipedia.org/wiki/Decision_making"><text:span text:style-name="T19">making</text:span></text:a></text:p>
      <text:p text:style-name="P11"><text:a xlink:type="simple" xlink:href="http://en.wikipedia.org/wiki/Eidetic_memory"><text:span text:style-name="T19">Eidetic</text:span></text:a><text:a xlink:type="simple" xlink:href="http://en.wikipedia.org/wiki/Eidetic_memory"><text:span text:style-name="T19"> </text:span></text:a><text:a xlink:type="simple" xlink:href="http://en.wikipedia.org/wiki/Eidetic_memory"><text:span text:style-name="T19">memory</text:span></text:a></text:p>
      <text:p text:style-name="P11"><text:a xlink:type="simple" xlink:href="http://en.wikipedia.org/wiki/Emotion"><text:span text:style-name="T19">Emotions</text:span></text:a><text:span text:style-name="T18"> and</text:span><text:a xlink:type="simple" xlink:href="http://en.wikipedia.org/wiki/Feeling"><text:span text:style-name="T18"> </text:span></text:a><text:a xlink:type="simple" xlink:href="http://en.wikipedia.org/wiki/Feeling"><text:span text:style-name="T19">feelings</text:span></text:a></text:p>
      <text:p text:style-name="P11"><text:a xlink:type="simple" xlink:href="http://en.wikipedia.org/wiki/Emotional_intelligence"><text:span text:style-name="T19">Emotional</text:span></text:a><text:a xlink:type="simple" xlink:href="http://en.wikipedia.org/wiki/Emotional_intelligence"><text:span text:style-name="T19"> </text:span></text:a><text:a xlink:type="simple" xlink:href="http://en.wikipedia.org/wiki/Emotional_intelligence"><text:span text:style-name="T19">intelligence</text:span></text:a></text:p>
      <text:p text:style-name="P11"><text:a xlink:type="simple" xlink:href="http://en.wikipedia.org/wiki/Objective_%28goal%29"><text:span text:style-name="T19">Goals</text:span></text:a><text:a xlink:type="simple" xlink:href="http://en.wikipedia.org/wiki/Objective_%28goal%29"><text:span text:style-name="T19"> </text:span></text:a><text:a xlink:type="simple" xlink:href="http://en.wikipedia.org/wiki/Objective_%28goal%29"><text:span text:style-name="T19">and</text:span></text:a><text:a xlink:type="simple" xlink:href="http://en.wikipedia.org/wiki/Objective_%28goal%29"><text:span text:style-name="T19"> </text:span></text:a><text:a xlink:type="simple" xlink:href="http://en.wikipedia.org/wiki/Objective_%28goal%29"><text:span text:style-name="T19">goal</text:span></text:a><text:a xlink:type="simple" xlink:href="http://en.wikipedia.org/wiki/Objective_%28goal%29"><text:span text:style-name="T19"> </text:span></text:a><text:a xlink:type="simple" xlink:href="http://en.wikipedia.org/wiki/Objective_%28goal%29"><text:span text:style-name="T19">setting</text:span></text:a></text:p>
      <text:p text:style-name="P11"><text:a xlink:type="simple" xlink:href="http://en.wikipedia.org/wiki/Idea"><text:span text:style-name="T19">Idea</text:span></text:a></text:p>
      <text:p text:style-name="P11"><text:a xlink:type="simple" xlink:href="http://en.wikipedia.org/wiki/Imagination"><text:span text:style-name="T19">Imagination</text:span></text:a></text:p>
      <text:p text:style-name="P11"><text:a xlink:type="simple" xlink:href="http://en.wikipedia.org/wiki/Intelligence_%28trait%29"><text:span text:style-name="T19">Intelligence</text:span></text:a></text:p>
      <text:p text:style-name="P11"><text:a xlink:type="simple" xlink:href="http://en.wikipedia.org/wiki/Introspection"><text:span text:style-name="T19">Introspection</text:span></text:a></text:p>
      <text:p text:style-name="P11"><text:a xlink:type="simple" xlink:href="http://en.wikipedia.org/wiki/Lateral_thinking"><text:span text:style-name="T19">Lateral</text:span></text:a><text:a xlink:type="simple" xlink:href="http://en.wikipedia.org/wiki/Lateral_thinking"><text:span text:style-name="T19"> </text:span></text:a><text:a xlink:type="simple" xlink:href="http://en.wikipedia.org/wiki/Lateral_thinking"><text:span text:style-name="T19">thinking</text:span></text:a></text:p>
      <text:p text:style-name="P11"><text:a xlink:type="simple" xlink:href="http://en.wikipedia.org/wiki/Learning"><text:span text:style-name="T19">Learning</text:span></text:a></text:p>
      <text:p text:style-name="P11"><text:a xlink:type="simple" xlink:href="http://en.wikipedia.org/wiki/Memory"><text:span text:style-name="T19">Memory</text:span></text:a></text:p>
      <text:p text:style-name="P11"><text:a xlink:type="simple" xlink:href="http://en.wikipedia.org/wiki/Memory-prediction_framework"><text:span text:style-name="T19">Memory</text:span></text:a><text:a xlink:type="simple" xlink:href="http://en.wikipedia.org/wiki/Memory-prediction_framework"><text:span text:style-name="T19">-</text:span></text:a><text:a xlink:type="simple" xlink:href="http://en.wikipedia.org/wiki/Memory-prediction_framework"><text:span text:style-name="T19">prediction</text:span></text:a><text:a xlink:type="simple" xlink:href="http://en.wikipedia.org/wiki/Memory-prediction_framework"><text:span text:style-name="T19"> </text:span></text:a><text:a xlink:type="simple" xlink:href="http://en.wikipedia.org/wiki/Memory-prediction_framework"><text:span text:style-name="T19">framework</text:span></text:a></text:p>
      <text:p text:style-name="P11"><text:a xlink:type="simple" xlink:href="http://en.wikipedia.org/wiki/Mental_calculation"><text:span text:style-name="T19">Mental</text:span></text:a><text:a xlink:type="simple" xlink:href="http://en.wikipedia.org/wiki/Mental_calculation"><text:span text:style-name="T19"> </text:span></text:a><text:a xlink:type="simple" xlink:href="http://en.wikipedia.org/wiki/Mental_calculation"><text:span text:style-name="T19">calculation</text:span></text:a></text:p>
      <text:p text:style-name="P11"><text:a xlink:type="simple" xlink:href="http://en.wikipedia.org/wiki/Mind%27s_eye"><text:span text:style-name="T19">Mind</text:span></text:a><text:a xlink:type="simple" xlink:href="http://en.wikipedia.org/wiki/Mind%27s_eye"><text:span text:style-name="T19">'</text:span></text:a><text:a xlink:type="simple" xlink:href="http://en.wikipedia.org/wiki/Mind%27s_eye"><text:span text:style-name="T19">s</text:span></text:a><text:a xlink:type="simple" xlink:href="http://en.wikipedia.org/wiki/Mind%27s_eye"><text:span text:style-name="T19"> </text:span></text:a><text:a xlink:type="simple" xlink:href="http://en.wikipedia.org/wiki/Mind%27s_eye"><text:span text:style-name="T19">eye</text:span></text:a></text:p>
      <text:p text:style-name="P11"><text:a xlink:type="simple" xlink:href="http://en.wikipedia.org/wiki/Mindset"><text:span text:style-name="T19">Mindset</text:span></text:a></text:p>
      <text:p text:style-name="P11"><text:a xlink:type="simple" xlink:href="http://en.wikipedia.org/wiki/Mood_%28psychology%29"><text:span text:style-name="T19">Mood</text:span></text:a></text:p>
      <text:p text:style-name="P11"><text:a xlink:type="simple" xlink:href="http://en.wikipedia.org/wiki/Motivation"><text:span text:style-name="T19">Motivation</text:span></text:a></text:p>
      <text:p text:style-name="P11"><text:a xlink:type="simple" xlink:href="http://en.wikipedia.org/wiki/Perception"><text:span text:style-name="T19">Perception</text:span></text:a></text:p>
      <text:p text:style-name="P11"><text:a xlink:type="simple" xlink:href="http://en.wikipedia.org/wiki/Personality_psychology"><text:span text:style-name="T19">Personality</text:span></text:a></text:p>
      <text:p text:style-name="P11"><text:a xlink:type="simple" xlink:href="http://en.wikipedia.org/wiki/Picture_thinking"><text:span text:style-name="T19">Picture</text:span></text:a><text:a xlink:type="simple" xlink:href="http://en.wikipedia.org/wiki/Picture_thinking"><text:span text:style-name="T19"> </text:span></text:a><text:a xlink:type="simple" xlink:href="http://en.wikipedia.org/wiki/Picture_thinking"><text:span text:style-name="T19">thinking</text:span></text:a></text:p>
      <text:p text:style-name="P11"><text:a xlink:type="simple" xlink:href="http://en.wikipedia.org/wiki/Problem_shaping"><text:span text:style-name="T19">Problem</text:span></text:a><text:a xlink:type="simple" xlink:href="http://en.wikipedia.org/wiki/Problem_shaping"><text:span text:style-name="T19"> </text:span></text:a><text:a xlink:type="simple" xlink:href="http://en.wikipedia.org/wiki/Problem_shaping"><text:span text:style-name="T19">shaping</text:span></text:a></text:p>
      <text:p text:style-name="P11"><text:soft-page-break/><text:a xlink:type="simple" xlink:href="http://en.wikipedia.org/wiki/Problem_solving"><text:span text:style-name="T19">Problem</text:span></text:a><text:a xlink:type="simple" xlink:href="http://en.wikipedia.org/wiki/Problem_solving"><text:span text:style-name="T19"> </text:span></text:a><text:a xlink:type="simple" xlink:href="http://en.wikipedia.org/wiki/Problem_solving"><text:span text:style-name="T19">solving</text:span></text:a></text:p>
      <text:p text:style-name="P11"><text:a xlink:type="simple" xlink:href="http://en.wikipedia.org/wiki/Reason"><text:span text:style-name="T19">Reason</text:span></text:a></text:p>
      <text:p text:style-name="P11"><text:a xlink:type="simple" xlink:href="http://en.wikipedia.org/wiki/Recollection"><text:span text:style-name="T19">Recollection</text:span></text:a><text:a xlink:type="simple" xlink:href="http://en.wikipedia.org/wiki/Recollection"><text:span text:style-name="T19"> (</text:span></text:a><text:a xlink:type="simple" xlink:href="http://en.wikipedia.org/wiki/Recollection"><text:span text:style-name="T19">recall</text:span></text:a><text:a xlink:type="simple" xlink:href="http://en.wikipedia.org/wiki/Recollection"><text:span text:style-name="T19">)</text:span></text:a></text:p>
      <text:p text:style-name="P11"><text:a xlink:type="simple" xlink:href="http://en.wikipedia.org/wiki/Human_self-reflection"><text:span text:style-name="T19">Self</text:span></text:a><text:a xlink:type="simple" xlink:href="http://en.wikipedia.org/wiki/Human_self-reflection"><text:span text:style-name="T19">-</text:span></text:a><text:a xlink:type="simple" xlink:href="http://en.wikipedia.org/wiki/Human_self-reflection"><text:span text:style-name="T19">reflection</text:span></text:a></text:p>
      <text:p text:style-name="P11"><text:a xlink:type="simple" xlink:href="http://en.wikipedia.org/wiki/Thought"><text:span text:style-name="T19">Thought</text:span></text:a></text:p>
      <text:p text:style-name="P11"><text:a xlink:type="simple" xlink:href="http://en.wikipedia.org/wiki/Visual_thinking"><text:span text:style-name="T19">Visual</text:span></text:a><text:a xlink:type="simple" xlink:href="http://en.wikipedia.org/wiki/Visual_thinking"><text:span text:style-name="T19"> </text:span></text:a><text:a xlink:type="simple" xlink:href="http://en.wikipedia.org/wiki/Visual_thinking"><text:span text:style-name="T19">thinking</text:span></text:a></text:p>
      <text:p text:style-name="P69">List of Health Subjects</text:p>
      <text:p text:style-name="P11"><text:span text:style-name="T20">(from</text:span><text:a xlink:type="simple" xlink:href="http://en.wikipedia.org/wiki/Nootropics"><text:span text:style-name="T20"> </text:span></text:a><text:a xlink:type="simple" xlink:href="http://en.wikipedia.org/wiki/Nootropics">http</text:a><text:a xlink:type="simple" xlink:href="http://en.wikipedia.org/wiki/Nootropics">://</text:a><text:a xlink:type="simple" xlink:href="http://en.wikipedia.org/wiki/Nootropics">en</text:a><text:a xlink:type="simple" xlink:href="http://en.wikipedia.org/wiki/Nootropics">.</text:a><text:a xlink:type="simple" xlink:href="http://en.wikipedia.org/wiki/Nootropics">wikipedia</text:a><text:a xlink:type="simple" xlink:href="http://en.wikipedia.org/wiki/Nootropics">.</text:a><text:a xlink:type="simple" xlink:href="http://en.wikipedia.org/wiki/Nootropics">org</text:a><text:a xlink:type="simple" xlink:href="http://en.wikipedia.org/wiki/Nootropics">/</text:a><text:a xlink:type="simple" xlink:href="http://en.wikipedia.org/wiki/Nootropics">wiki</text:a><text:a xlink:type="simple" xlink:href="http://en.wikipedia.org/wiki/Nootropics">/</text:a><text:a xlink:type="simple" xlink:href="http://en.wikipedia.org/wiki/Nootropics">Nootropics</text:a><text:span text:style-name="T20">)</text:span></text:p>
      <text:p text:style-name="P11"><text:a xlink:type="simple" xlink:href="http://en.wikipedia.org/wiki/Anxiety"><text:span text:style-name="T3">Anxiety</text:span></text:a></text:p>
      <text:p text:style-name="P11"><text:a xlink:type="simple" xlink:href="http://en.wikipedia.org/wiki/Cognitive_psychology"><text:span text:style-name="T19">Cognitive</text:span></text:a><text:a xlink:type="simple" xlink:href="http://en.wikipedia.org/wiki/Cognitive_psychology"><text:span text:style-name="T19"> </text:span></text:a><text:a xlink:type="simple" xlink:href="http://en.wikipedia.org/wiki/Cognitive_psychology"><text:span text:style-name="T19">psychology</text:span></text:a></text:p>
      <text:p text:style-name="P11"><text:a xlink:type="simple" xlink:href="http://en.wikipedia.org/wiki/Clinical_depression"><text:span text:style-name="T19">Clinical</text:span></text:a><text:a xlink:type="simple" xlink:href="http://en.wikipedia.org/wiki/Clinical_depression"><text:span text:style-name="T19"> </text:span></text:a><text:a xlink:type="simple" xlink:href="http://en.wikipedia.org/wiki/Clinical_depression"><text:span text:style-name="T19">depression</text:span></text:a></text:p>
      <text:p text:style-name="P11"><text:a xlink:type="simple" xlink:href="http://en.wikipedia.org/wiki/Mental_confusion"><text:span text:style-name="T19">Confusion</text:span></text:a></text:p>
      <text:p text:style-name="P11"><text:a xlink:type="simple" xlink:href="http://en.wikipedia.org/wiki/Cosmetic_pharmacology"><text:span text:style-name="T19">Cosmetic</text:span></text:a><text:a xlink:type="simple" xlink:href="http://en.wikipedia.org/wiki/Cosmetic_pharmacology"><text:span text:style-name="T19"> </text:span></text:a><text:a xlink:type="simple" xlink:href="http://en.wikipedia.org/wiki/Cosmetic_pharmacology"><text:span text:style-name="T19">pharmacology</text:span></text:a></text:p>
      <text:p text:style-name="P11"><text:a xlink:type="simple" xlink:href="http://en.wikipedia.org/wiki/Drug"><text:span text:style-name="T19">Drug</text:span></text:a></text:p>
      <text:p text:style-name="P11"><text:a xlink:type="simple" xlink:href="http://en.wikipedia.org/wiki/Parasympathomimetics"><text:span text:style-name="T19">Parasympathomimetics</text:span></text:a></text:p>
      <text:p text:style-name="P11"><text:a xlink:type="simple" xlink:href="http://en.wikipedia.org/wiki/Prescription_drug"><text:span text:style-name="T19">Prescription</text:span></text:a><text:a xlink:type="simple" xlink:href="http://en.wikipedia.org/wiki/Prescription_drug"><text:span text:style-name="T19"> </text:span></text:a><text:a xlink:type="simple" xlink:href="http://en.wikipedia.org/wiki/Prescription_drug"><text:span text:style-name="T19">drug</text:span></text:a></text:p>
      <text:p text:style-name="P11"><text:a xlink:type="simple" xlink:href="http://en.wikipedia.org/wiki/Prohibition_%28drugs%29"><text:span text:style-name="T19">Prohibition</text:span></text:a><text:a xlink:type="simple" xlink:href="http://en.wikipedia.org/wiki/Prohibition_%28drugs%29"><text:span text:style-name="T19"> (</text:span></text:a><text:a xlink:type="simple" xlink:href="http://en.wikipedia.org/wiki/Prohibition_%28drugs%29"><text:span text:style-name="T19">drugs</text:span></text:a><text:a xlink:type="simple" xlink:href="http://en.wikipedia.org/wiki/Prohibition_%28drugs%29"><text:span text:style-name="T19">)</text:span></text:a></text:p>
      <text:p text:style-name="P11"><text:a xlink:type="simple" xlink:href="http://en.wikipedia.org/wiki/Psychoactive_drug"><text:span text:style-name="T19">Psychoactive</text:span></text:a><text:a xlink:type="simple" xlink:href="http://en.wikipedia.org/wiki/Psychoactive_drug"><text:span text:style-name="T19"> </text:span></text:a><text:a xlink:type="simple" xlink:href="http://en.wikipedia.org/wiki/Psychoactive_drug"><text:span text:style-name="T19">drug</text:span></text:a><text:span text:style-name="T18"> (aka psychotropic drug)</text:span></text:p>
      <text:p text:style-name="P11"><text:a xlink:type="simple" xlink:href="http://en.wikipedia.org/wiki/Psychedelic_drug"><text:span text:style-name="T19">Psychedelic</text:span></text:a><text:a xlink:type="simple" xlink:href="http://en.wikipedia.org/wiki/Psychedelic_drug"><text:span text:style-name="T19"> </text:span></text:a><text:a xlink:type="simple" xlink:href="http://en.wikipedia.org/wiki/Psychedelic_drug"><text:span text:style-name="T19">drug</text:span></text:a></text:p>
      <text:p text:style-name="P11"><text:a xlink:type="simple" xlink:href="http://en.wikipedia.org/wiki/Human_enhancement"><text:span text:style-name="T19">Human</text:span></text:a><text:a xlink:type="simple" xlink:href="http://en.wikipedia.org/wiki/Human_enhancement"><text:span text:style-name="T19"> </text:span></text:a><text:a xlink:type="simple" xlink:href="http://en.wikipedia.org/wiki/Human_enhancement"><text:span text:style-name="T19">enhancement</text:span></text:a></text:p>
      <text:p text:style-name="P11"><text:a xlink:type="simple" xlink:href="http://en.wikipedia.org/wiki/Ergogenic_aid"><text:span text:style-name="T19">Ergogenic</text:span></text:a><text:a xlink:type="simple" xlink:href="http://en.wikipedia.org/wiki/Ergogenic_aid"><text:span text:style-name="T19"> </text:span></text:a><text:a xlink:type="simple" xlink:href="http://en.wikipedia.org/wiki/Ergogenic_aid"><text:span text:style-name="T19">aid</text:span></text:a></text:p>
      <text:p text:style-name="P11"><text:a xlink:type="simple" xlink:href="http://en.wikipedia.org/wiki/Life_extension"><text:span text:style-name="T19">Life</text:span></text:a><text:a xlink:type="simple" xlink:href="http://en.wikipedia.org/wiki/Life_extension"><text:span text:style-name="T19"> </text:span></text:a><text:a xlink:type="simple" xlink:href="http://en.wikipedia.org/wiki/Life_extension"><text:span text:style-name="T19">extension</text:span></text:a></text:p>
      <text:p text:style-name="P11"><text:a xlink:type="simple" xlink:href="http://en.wikipedia.org/wiki/Neurodegenerative_disease"><text:span text:style-name="T19">Neurodegenerative</text:span></text:a><text:a xlink:type="simple" xlink:href="http://en.wikipedia.org/wiki/Neurodegenerative_disease"><text:span text:style-name="T19"> </text:span></text:a><text:a xlink:type="simple" xlink:href="http://en.wikipedia.org/wiki/Neurodegenerative_disease"><text:span text:style-name="T19">disease</text:span></text:a></text:p>
      <text:p text:style-name="P11"><text:a xlink:type="simple" xlink:href="http://en.wikipedia.org/wiki/Alzheimer%27s_disease"><text:span text:style-name="T19">Alzheimer</text:span></text:a><text:a xlink:type="simple" xlink:href="http://en.wikipedia.org/wiki/Alzheimer%27s_disease"><text:span text:style-name="T19">'</text:span></text:a><text:a xlink:type="simple" xlink:href="http://en.wikipedia.org/wiki/Alzheimer%27s_disease"><text:span text:style-name="T19">s</text:span></text:a><text:a xlink:type="simple" xlink:href="http://en.wikipedia.org/wiki/Alzheimer%27s_disease"><text:span text:style-name="T19"> </text:span></text:a><text:a xlink:type="simple" xlink:href="http://en.wikipedia.org/wiki/Alzheimer%27s_disease"><text:span text:style-name="T19">disease</text:span></text:a></text:p>
      <text:p text:style-name="P11"><text:a xlink:type="simple" xlink:href="http://en.wikipedia.org/wiki/Parkinson%27s_disease"><text:span text:style-name="T19">Parkinson</text:span></text:a><text:a xlink:type="simple" xlink:href="http://en.wikipedia.org/wiki/Parkinson%27s_disease"><text:span text:style-name="T19">'</text:span></text:a><text:a xlink:type="simple" xlink:href="http://en.wikipedia.org/wiki/Parkinson%27s_disease"><text:span text:style-name="T19">s</text:span></text:a><text:a xlink:type="simple" xlink:href="http://en.wikipedia.org/wiki/Parkinson%27s_disease"><text:span text:style-name="T19"> </text:span></text:a><text:a xlink:type="simple" xlink:href="http://en.wikipedia.org/wiki/Parkinson%27s_disease"><text:span text:style-name="T19">disease</text:span></text:a></text:p>
      <text:p text:style-name="P11"><text:a xlink:type="simple" xlink:href="http://en.wikipedia.org/wiki/Nutrition"><text:span text:style-name="T19">Nutrition</text:span></text:a></text:p>
      <text:p text:style-name="P11"><text:a xlink:type="simple" xlink:href="http://en.wikipedia.org/wiki/Sleep_disorder"><text:span text:style-name="T19">Sleep</text:span></text:a><text:a xlink:type="simple" xlink:href="http://en.wikipedia.org/wiki/Sleep_disorder"><text:span text:style-name="T19"> </text:span></text:a><text:a xlink:type="simple" xlink:href="http://en.wikipedia.org/wiki/Sleep_disorder"><text:span text:style-name="T19">disorders</text:span></text:a></text:p>
      <text:p text:style-name="P11"><text:a xlink:type="simple" xlink:href="http://en.wikipedia.org/wiki/Stress_%28medicine%29"><text:span text:style-name="T19">Stress</text:span></text:a></text:p>
      <text:p text:style-name="P11"><text:a xlink:type="simple" xlink:href="http://en.wikipedia.org/wiki/Stress_management"><text:span text:style-name="T19">Stress</text:span></text:a><text:a xlink:type="simple" xlink:href="http://en.wikipedia.org/wiki/Stress_management"><text:span text:style-name="T19"> </text:span></text:a><text:a xlink:type="simple" xlink:href="http://en.wikipedia.org/wiki/Stress_management"><text:span text:style-name="T19">management</text:span></text:a><text:span text:style-name="T9"> <text:s/></text:span></text:p>
      <text:p text:style-name="P34"/>
      <text:p text:style-name="P70">Optimal Thinking Questions</text:p>
      <text:p text:style-name="P29">http://www.stevepavlina.com/blog/2004/10/optimal-thinking/</text:p>
      <text:p text:style-name="P29"/>
      <text:list xml:id="list4967222511036170107" text:style-name="LS69">
        <text:list-item>
          <text:p text:style-name="P88">What’s the best use of my time right now?</text:p>
        </text:list-item>
        <text:list-item>
          <text:p text:style-name="P88">What’s the best way for me to exercise regularly (when, what, how)?</text:p>
        </text:list-item>
        <text:list-item>
          <text:p text:style-name="P88">What’s the best way to get myself out of debt?</text:p>
        </text:list-item>
        <text:list-item>
          <text:p text:style-name="P88">What’s the best way for me to make an extra $10,000 as quickly as possible?</text:p>
        </text:list-item>
        <text:list-item>
          <text:p text:style-name="P88">What’s the best school for my child to attend?</text:p>
        </text:list-item>
        <text:list-item>
          <text:p text:style-name="P88">What’s the best place for me to live?</text:p>
        </text:list-item>
        <text:list-item>
          <text:p text:style-name="P88">What’s the best way to reply to this email? (use this one repeatedly to purge that <text:soft-page-break/>clogged inbox)</text:p>
        </text:list-item>
        <text:list-item>
          <text:p text:style-name="P88">What’s the best way for me to improve my social life?</text:p>
        </text:list-item>
        <text:list-item>
          <text:p text:style-name="P88">What’s the best book I should read next?</text:p>
        </text:list-item>
      </text:list>
      <text:p text:style-name="P11"><text:span text:style-name="T18">What’s the</text:span><text:a xlink:type="simple" xlink:href="http://www.stevepavlina.com/blog"><text:span text:style-name="T18"> </text:span></text:a><text:a xlink:type="simple" xlink:href="http://www.stevepavlina.com/blog"><text:span text:style-name="T19">best</text:span></text:a><text:a xlink:type="simple" xlink:href="http://www.stevepavlina.com/blog"><text:span text:style-name="T19"> </text:span></text:a><text:a xlink:type="simple" xlink:href="http://www.stevepavlina.com/blog"><text:span text:style-name="T19">new</text:span></text:a><text:a xlink:type="simple" xlink:href="http://www.stevepavlina.com/blog"><text:span text:style-name="T19"> </text:span></text:a><text:a xlink:type="simple" xlink:href="http://www.stevepavlina.com/blog"><text:span text:style-name="T19">blog</text:span></text:a><text:span text:style-name="T18"> I should be reading regularly and tell everyone I know about? </text:span><text:span text:style-name="T9"><text:s/></text:span></text:p>
      <text:p text:style-name="P34"/>
      <text:p text:style-name="P70">A Better Life</text:p>
      <text:p text:style-name="P29">http://www.stevepavlina.com/blog/2007/08/a-better-life/</text:p>
      <text:p text:style-name="P29"/>
      <text:list xml:id="list4385063751379619511" text:style-name="LS70">
        <text:list-item>
          <text:p text:style-name="P89">Your financial abundance is increasing.</text:p>
        </text:list-item>
        <text:list-item>
          <text:p text:style-name="P89">People are being nicer to you.</text:p>
        </text:list-item>
        <text:list-item>
          <text:p text:style-name="P89">You’re providing more value to others.</text:p>
        </text:list-item>
        <text:list-item>
          <text:p text:style-name="P89">You’re feeling more energetic, alert, and happy.</text:p>
        </text:list-item>
        <text:list-item>
          <text:p text:style-name="P89">You’re enjoying your life more.</text:p>
        </text:list-item>
        <text:list-item>
          <text:p text:style-name="P89">You’re thinking more positively.</text:p>
        </text:list-item>
        <text:list-item>
          <text:p text:style-name="P89">You’re feeling more relaxed.</text:p>
        </text:list-item>
        <text:list-item>
          <text:p text:style-name="P89">You’re getting stronger.</text:p>
        </text:list-item>
        <text:list-item>
          <text:p text:style-name="P89">The universe is conspiring to bring you more of what you want.</text:p>
        </text:list-item>
      </text:list>
      <text:h text:style-name="P126" text:outline-level="10">Plutchik's Primary Emotions</text:h>
      <text:p text:style-name="P29">Sadness</text:p>
      <text:p text:style-name="P29">Disgust</text:p>
      <text:p text:style-name="P29">Anger</text:p>
      <text:p text:style-name="P29">Anticipation</text:p>
      <text:p text:style-name="P29">Joy</text:p>
      <text:p text:style-name="P29">Acceptance</text:p>
      <text:p text:style-name="P29">Fear</text:p>
      <text:p text:style-name="P29">Surprise</text:p>
      <text:p text:style-name="P29"/>
      <text:h text:style-name="P126" text:outline-level="10">Patrick Anderson's Word List</text:h>
      <text:p text:style-name="P27">agnucius@gmail.com</text:p>
      <text:p text:style-name="P27"/>
      <text:p text:style-name="P29">Free, Freedom, Libre, Liberty</text:p>
      <text:p text:style-name="P29">Commons, Collective, Cooperate</text:p>
      <text:p text:style-name="P29">Social, Trust, Organize, Group</text:p>
      <text:p text:style-name="P29"><text:soft-page-break/>Fund, Invest, Capital, Finance, Loan, Debt, Bank, Money, DeathGrip (MortGage)</text:p>
      <text:p text:style-name="P29">Means, Source, Input</text:p>
      <text:p text:style-name="P29">Product, Object, Output</text:p>
      <text:p text:style-name="P29">Service, Network, Transport</text:p>
      <text:p text:style-name="P29">Tax, Cost, Price</text:p>
      <text:p text:style-name="P29">Revenue, Dividends, Earnings, Profit</text:p>
      <text:p text:style-name="P29">Scarcity, Abundance</text:p>
      <text:p text:style-name="P29">Material, Immaterial</text:p>
      <text:p text:style-name="P29">Copyright, Patents, Copyleft</text:p>
      <text:p text:style-name="P29">Copy, Duplicate, Instantiate</text:p>
      <text:p text:style-name="P29">Royalty, Propriety, Proprietary</text:p>
      <text:p text:style-name="P29">Ownership, Property, Private, Public, Personal</text:p>
      <text:p text:style-name="P29">Money, Currency, Cache, Bank, Store, Credit, Debt</text:p>
      <text:p text:style-name="P29">Govern, Manage, Admin, root</text:p>
      <text:p text:style-name="P29">Land, Capital, Labor</text:p>
      <text:p text:style-name="P29">Rent, Profit, Wage</text:p>
      <text:p text:style-name="P29"/>
      <text:p text:style-name="P29">“Life Management” References</text:p>
      <text:p text:style-name="P11"><text:a xlink:type="simple" xlink:href="http://www.stevepavlina.com/forums/personal-effectiveness/956-life-management-software.html">http</text:a><text:a xlink:type="simple" xlink:href="http://www.stevepavlina.com/forums/personal-effectiveness/956-life-management-software.html">://</text:a><text:a xlink:type="simple" xlink:href="http://www.stevepavlina.com/forums/personal-effectiveness/956-life-management-software.html">www</text:a><text:a xlink:type="simple" xlink:href="http://www.stevepavlina.com/forums/personal-effectiveness/956-life-management-software.html">.</text:a><text:a xlink:type="simple" xlink:href="http://www.stevepavlina.com/forums/personal-effectiveness/956-life-management-software.html">stevepavlina</text:a><text:a xlink:type="simple" xlink:href="http://www.stevepavlina.com/forums/personal-effectiveness/956-life-management-software.html">.</text:a><text:a xlink:type="simple" xlink:href="http://www.stevepavlina.com/forums/personal-effectiveness/956-life-management-software.html">com</text:a><text:a xlink:type="simple" xlink:href="http://www.stevepavlina.com/forums/personal-effectiveness/956-life-management-software.html">/</text:a><text:a xlink:type="simple" xlink:href="http://www.stevepavlina.com/forums/personal-effectiveness/956-life-management-software.html">forums</text:a><text:a xlink:type="simple" xlink:href="http://www.stevepavlina.com/forums/personal-effectiveness/956-life-management-software.html">/</text:a><text:a xlink:type="simple" xlink:href="http://www.stevepavlina.com/forums/personal-effectiveness/956-life-management-software.html">personal</text:a><text:a xlink:type="simple" xlink:href="http://www.stevepavlina.com/forums/personal-effectiveness/956-life-management-software.html">-</text:a><text:a xlink:type="simple" xlink:href="http://www.stevepavlina.com/forums/personal-effectiveness/956-life-management-software.html">effectiveness</text:a><text:a xlink:type="simple" xlink:href="http://www.stevepavlina.com/forums/personal-effectiveness/956-life-management-software.html">/956-</text:a><text:a xlink:type="simple" xlink:href="http://www.stevepavlina.com/forums/personal-effectiveness/956-life-management-software.html">life</text:a><text:a xlink:type="simple" xlink:href="http://www.stevepavlina.com/forums/personal-effectiveness/956-life-management-software.html">-</text:a><text:a xlink:type="simple" xlink:href="http://www.stevepavlina.com/forums/personal-effectiveness/956-life-management-software.html">management</text:a><text:a xlink:type="simple" xlink:href="http://www.stevepavlina.com/forums/personal-effectiveness/956-life-management-software.html">-</text:a><text:a xlink:type="simple" xlink:href="http://www.stevepavlina.com/forums/personal-effectiveness/956-life-management-software.html">software</text:a><text:a xlink:type="simple" xlink:href="http://www.stevepavlina.com/forums/personal-effectiveness/956-life-management-software.html">.</text:a><text:a xlink:type="simple" xlink:href="http://www.stevepavlina.com/forums/personal-effectiveness/956-life-management-software.html">html</text:a></text:p>
      <text:p text:style-name="P35"/>
      <text:list xml:id="list3623119433903383151" text:style-name="LS71">
        <text:list-item>
          <text:p text:style-name="P90">http://gtdportal.pbwiki.com/</text:p>
        </text:list-item>
      </text:list>
      <text:p text:style-name="P11"><text:a xlink:type="simple" xlink:href="http://www.mylifeorganized.net/">http</text:a><text:a xlink:type="simple" xlink:href="http://www.mylifeorganized.net/">://</text:a><text:a xlink:type="simple" xlink:href="http://www.mylifeorganized.net/">www</text:a><text:a xlink:type="simple" xlink:href="http://www.mylifeorganized.net/">.</text:a><text:a xlink:type="simple" xlink:href="http://www.mylifeorganized.net/">mylifeorganized</text:a><text:a xlink:type="simple" xlink:href="http://www.mylifeorganized.net/">.</text:a><text:a xlink:type="simple" xlink:href="http://www.mylifeorganized.net/">net</text:a><text:a xlink:type="simple" xlink:href="http://www.mylifeorganized.net/">/</text:a></text:p>
      <text:p text:style-name="P11"><text:a xlink:type="simple" xlink:href="http://sciral.com/products/index.html">http</text:a><text:a xlink:type="simple" xlink:href="http://sciral.com/products/index.html">://</text:a><text:a xlink:type="simple" xlink:href="http://sciral.com/products/index.html">sciral</text:a><text:a xlink:type="simple" xlink:href="http://sciral.com/products/index.html">.</text:a><text:a xlink:type="simple" xlink:href="http://sciral.com/products/index.html">com</text:a><text:a xlink:type="simple" xlink:href="http://sciral.com/products/index.html">/</text:a><text:a xlink:type="simple" xlink:href="http://sciral.com/products/index.html">products</text:a><text:a xlink:type="simple" xlink:href="http://sciral.com/products/index.html">/</text:a><text:a xlink:type="simple" xlink:href="http://sciral.com/products/index.html">index</text:a><text:a xlink:type="simple" xlink:href="http://sciral.com/products/index.html">.</text:a><text:a xlink:type="simple" xlink:href="http://sciral.com/products/index.html">html</text:a></text:p>
      <text:p text:style-name="P11"><text:a xlink:type="simple" xlink:href="http://iscrybe.com/main/index.php">http</text:a><text:a xlink:type="simple" xlink:href="http://iscrybe.com/main/index.php">://</text:a><text:a xlink:type="simple" xlink:href="http://iscrybe.com/main/index.php">iscrybe</text:a><text:a xlink:type="simple" xlink:href="http://iscrybe.com/main/index.php">.</text:a><text:a xlink:type="simple" xlink:href="http://iscrybe.com/main/index.php">com</text:a><text:a xlink:type="simple" xlink:href="http://iscrybe.com/main/index.php">/</text:a><text:a xlink:type="simple" xlink:href="http://iscrybe.com/main/index.php">main</text:a><text:a xlink:type="simple" xlink:href="http://iscrybe.com/main/index.php">/</text:a><text:a xlink:type="simple" xlink:href="http://iscrybe.com/main/index.php">index</text:a><text:a xlink:type="simple" xlink:href="http://iscrybe.com/main/index.php">.</text:a><text:a xlink:type="simple" xlink:href="http://iscrybe.com/main/index.php">php</text:a></text:p>
      <text:p text:style-name="P11"><text:a xlink:type="simple" xlink:href="http://www.trgtd.com.au/">http</text:a><text:a xlink:type="simple" xlink:href="http://www.trgtd.com.au/">://</text:a><text:a xlink:type="simple" xlink:href="http://www.trgtd.com.au/">www</text:a><text:a xlink:type="simple" xlink:href="http://www.trgtd.com.au/">.</text:a><text:a xlink:type="simple" xlink:href="http://www.trgtd.com.au/">trgtd</text:a><text:a xlink:type="simple" xlink:href="http://www.trgtd.com.au/">.</text:a><text:a xlink:type="simple" xlink:href="http://www.trgtd.com.au/">com</text:a><text:a xlink:type="simple" xlink:href="http://www.trgtd.com.au/">.</text:a><text:a xlink:type="simple" xlink:href="http://www.trgtd.com.au/">au</text:a><text:a xlink:type="simple" xlink:href="http://www.trgtd.com.au/">/</text:a></text:p>
      <text:p text:style-name="P35"/>
      <text:list xml:id="list6983486117556164778" text:style-name="LS72">
        <text:list-item>
          <text:p text:style-name="P91">http://en.wikipedia.org/wiki/Getting_Things_Done</text:p>
        </text:list-item>
      </text:list>
      <text:p text:style-name="P11"><text:a xlink:type="simple" xlink:href="http://en.wikipedia.org/wiki/Life_hack">http</text:a><text:a xlink:type="simple" xlink:href="http://en.wikipedia.org/wiki/Life_hack">://</text:a><text:a xlink:type="simple" xlink:href="http://en.wikipedia.org/wiki/Life_hack">en</text:a><text:a xlink:type="simple" xlink:href="http://en.wikipedia.org/wiki/Life_hack">.</text:a><text:a xlink:type="simple" xlink:href="http://en.wikipedia.org/wiki/Life_hack">wikipedia</text:a><text:a xlink:type="simple" xlink:href="http://en.wikipedia.org/wiki/Life_hack">.</text:a><text:a xlink:type="simple" xlink:href="http://en.wikipedia.org/wiki/Life_hack">org</text:a><text:a xlink:type="simple" xlink:href="http://en.wikipedia.org/wiki/Life_hack">/</text:a><text:a xlink:type="simple" xlink:href="http://en.wikipedia.org/wiki/Life_hack">wiki</text:a><text:a xlink:type="simple" xlink:href="http://en.wikipedia.org/wiki/Life_hack">/</text:a><text:a xlink:type="simple" xlink:href="http://en.wikipedia.org/wiki/Life_hack">Life</text:a><text:a xlink:type="simple" xlink:href="http://en.wikipedia.org/wiki/Life_hack">_</text:a><text:a xlink:type="simple" xlink:href="http://en.wikipedia.org/wiki/Life_hack">hack</text:a></text:p>
      <text:p text:style-name="P22"/>
      <text:list xml:id="list7387024621527817672" text:style-name="LS73">
        <text:list-item>
          <text:p text:style-name="P92">http://lifehacker.com/</text:p>
        </text:list-item>
        <text:list-item>
          <text:p text:style-name="P92">http://www.lifehack.org/</text:p>
        </text:list-item>
        <text:list-item>
          <text:p text:style-name="P92">http://www.lifehackingmovie.com/</text:p>
        </text:list-item>
      </text:list>
      <text:p text:style-name="P29"/>
      <text:p text:style-name="P28">See:</text:p>
      <text:p text:style-name="P11"><text:a xlink:type="simple" xlink:href="http://www.filemaker.com/products/bento/ipad.html">http</text:a><text:a xlink:type="simple" xlink:href="http://www.filemaker.com/products/bento/ipad.html">://</text:a><text:a xlink:type="simple" xlink:href="http://www.filemaker.com/products/bento/ipad.html">www</text:a><text:a xlink:type="simple" xlink:href="http://www.filemaker.com/products/bento/ipad.html">.</text:a><text:a xlink:type="simple" xlink:href="http://www.filemaker.com/products/bento/ipad.html">filemaker</text:a><text:a xlink:type="simple" xlink:href="http://www.filemaker.com/products/bento/ipad.html">.</text:a><text:a xlink:type="simple" xlink:href="http://www.filemaker.com/products/bento/ipad.html">com</text:a><text:a xlink:type="simple" xlink:href="http://www.filemaker.com/products/bento/ipad.html">/</text:a><text:a xlink:type="simple" xlink:href="http://www.filemaker.com/products/bento/ipad.html">products</text:a><text:a xlink:type="simple" xlink:href="http://www.filemaker.com/products/bento/ipad.html">/</text:a><text:a xlink:type="simple" xlink:href="http://www.filemaker.com/products/bento/ipad.html">bento</text:a><text:a xlink:type="simple" xlink:href="http://www.filemaker.com/products/bento/ipad.html">/</text:a><text:a xlink:type="simple" xlink:href="http://www.filemaker.com/products/bento/ipad.html">ipad</text:a><text:a xlink:type="simple" xlink:href="http://www.filemaker.com/products/bento/ipad.html">.</text:a><text:a xlink:type="simple" xlink:href="http://www.filemaker.com/products/bento/ipad.html">html</text:a></text:p>
      <text:p text:style-name="P28">http://www.filemaker.com/solutions</text:p>
      <text:p text:style-name="P11"><text:a xlink:type="simple" xlink:href="http://solutions.filemaker.com/database-templates/index.jsp">http</text:a><text:a xlink:type="simple" xlink:href="http://solutions.filemaker.com/database-templates/index.jsp">://</text:a><text:a xlink:type="simple" xlink:href="http://solutions.filemaker.com/database-templates/index.jsp">solutions</text:a><text:a xlink:type="simple" xlink:href="http://solutions.filemaker.com/database-templates/index.jsp">.</text:a><text:a xlink:type="simple" xlink:href="http://solutions.filemaker.com/database-templates/index.jsp">filemaker</text:a><text:a xlink:type="simple" xlink:href="http://solutions.filemaker.com/database-templates/index.jsp">.</text:a><text:a xlink:type="simple" xlink:href="http://solutions.filemaker.com/database-templates/index.jsp">com</text:a><text:a xlink:type="simple" xlink:href="http://solutions.filemaker.com/database-templates/index.jsp">/</text:a><text:a xlink:type="simple" xlink:href="http://solutions.filemaker.com/database-templates/index.jsp">database</text:a><text:a xlink:type="simple" xlink:href="http://solutions.filemaker.com/database-templates/index.jsp">-</text:a><text:a xlink:type="simple" xlink:href="http://solutions.filemaker.com/database-templates/index.jsp">templates</text:a><text:a xlink:type="simple" xlink:href="http://solutions.filemaker.com/database-templates/index.jsp">/</text:a><text:a xlink:type="simple" xlink:href="http://solutions.filemaker.com/database-templates/index.jsp">index</text:a><text:a xlink:type="simple" xlink:href="http://solutions.filemaker.com/database-templates/index.jsp">.</text:a><text:a xlink:type="simple" xlink:href="http://solutions.filemaker.com/database-templates/index.jsp">jsp</text:a></text:p>
      <text:p text:style-name="P11"><text:a xlink:type="simple" xlink:href="http://www.looptmix.com/">http</text:a><text:a xlink:type="simple" xlink:href="http://www.looptmix.com/">://</text:a><text:a xlink:type="simple" xlink:href="http://www.looptmix.com/">www</text:a><text:a xlink:type="simple" xlink:href="http://www.looptmix.com/">.</text:a><text:a xlink:type="simple" xlink:href="http://www.looptmix.com/">looptmix</text:a><text:a xlink:type="simple" xlink:href="http://www.looptmix.com/">.</text:a><text:a xlink:type="simple" xlink:href="http://www.looptmix.com/">com</text:a><text:a xlink:type="simple" xlink:href="http://www.looptmix.com/">/</text:a></text:p>
      <text:p text:style-name="P11"><text:soft-page-break/><text:a xlink:type="simple" xlink:href="http://www.loopt.com/">http</text:a><text:a xlink:type="simple" xlink:href="http://www.loopt.com/">://</text:a><text:a xlink:type="simple" xlink:href="http://www.loopt.com/">www</text:a><text:a xlink:type="simple" xlink:href="http://www.loopt.com/">.</text:a><text:a xlink:type="simple" xlink:href="http://www.loopt.com/">loopt</text:a><text:a xlink:type="simple" xlink:href="http://www.loopt.com/">.</text:a><text:a xlink:type="simple" xlink:href="http://www.loopt.com/">com</text:a><text:a xlink:type="simple" xlink:href="http://www.loopt.com/">/</text:a></text:p>
      <text:p text:style-name="P36"/>
      <text:p text:style-name="P11"><text:span text:style-name="T18">TradeVibes. <text:s/>(2007-2008). Ben Goertzel. In: TradeVides.com Retrieved Dec 2008 from</text:span><text:a xlink:type="simple" xlink:href="http://www.tradevibes.com/person/profile/ben-goertzel_1"><text:span text:style-name="T18"> </text:span></text:a><text:a xlink:type="simple" xlink:href="http://www.tradevibes.com/person/profile/ben-goertzel_1">http</text:a><text:a xlink:type="simple" xlink:href="http://www.tradevibes.com/person/profile/ben-goertzel_1">://</text:a><text:a xlink:type="simple" xlink:href="http://www.tradevibes.com/person/profile/ben-goertzel_1">www</text:a><text:a xlink:type="simple" xlink:href="http://www.tradevibes.com/person/profile/ben-goertzel_1">.</text:a><text:a xlink:type="simple" xlink:href="http://www.tradevibes.com/person/profile/ben-goertzel_1">tradevibes</text:a><text:a xlink:type="simple" xlink:href="http://www.tradevibes.com/person/profile/ben-goertzel_1">.</text:a><text:a xlink:type="simple" xlink:href="http://www.tradevibes.com/person/profile/ben-goertzel_1">com</text:a><text:a xlink:type="simple" xlink:href="http://www.tradevibes.com/person/profile/ben-goertzel_1">/</text:a><text:a xlink:type="simple" xlink:href="http://www.tradevibes.com/person/profile/ben-goertzel_1">person</text:a><text:a xlink:type="simple" xlink:href="http://www.tradevibes.com/person/profile/ben-goertzel_1">/</text:a><text:a xlink:type="simple" xlink:href="http://www.tradevibes.com/person/profile/ben-goertzel_1">profile</text:a><text:a xlink:type="simple" xlink:href="http://www.tradevibes.com/person/profile/ben-goertzel_1">/</text:a><text:a xlink:type="simple" xlink:href="http://www.tradevibes.com/person/profile/ben-goertzel_1">ben</text:a><text:a xlink:type="simple" xlink:href="http://www.tradevibes.com/person/profile/ben-goertzel_1">-</text:a><text:a xlink:type="simple" xlink:href="http://www.tradevibes.com/person/profile/ben-goertzel_1">goertzel</text:a><text:a xlink:type="simple" xlink:href="http://www.tradevibes.com/person/profile/ben-goertzel_1">_1</text:a></text:p>
      <text:p text:style-name="P11"><text:span text:style-name="T18">Convergence 2008. (2008). Convergence 08: Speakers : Goertzel. In convergence08.org Retrieved Dec 2008 from</text:span><text:a xlink:type="simple" xlink:href="http://www.convergence08.org/speakers/goertzel/"><text:span text:style-name="T18"> </text:span></text:a><text:a xlink:type="simple" xlink:href="http://www.convergence08.org/speakers/goertzel/">http</text:a><text:a xlink:type="simple" xlink:href="http://www.convergence08.org/speakers/goertzel/">://</text:a><text:a xlink:type="simple" xlink:href="http://www.convergence08.org/speakers/goertzel/">www</text:a><text:a xlink:type="simple" xlink:href="http://www.convergence08.org/speakers/goertzel/">.</text:a><text:a xlink:type="simple" xlink:href="http://www.convergence08.org/speakers/goertzel/">convergence</text:a><text:a xlink:type="simple" xlink:href="http://www.convergence08.org/speakers/goertzel/">08.</text:a><text:a xlink:type="simple" xlink:href="http://www.convergence08.org/speakers/goertzel/">org</text:a><text:a xlink:type="simple" xlink:href="http://www.convergence08.org/speakers/goertzel/">/</text:a><text:a xlink:type="simple" xlink:href="http://www.convergence08.org/speakers/goertzel/">speakers</text:a><text:a xlink:type="simple" xlink:href="http://www.convergence08.org/speakers/goertzel/">/</text:a><text:a xlink:type="simple" xlink:href="http://www.convergence08.org/speakers/goertzel/">goertzel</text:a><text:a xlink:type="simple" xlink:href="http://www.convergence08.org/speakers/goertzel/">/</text:a></text:p>
      <text:p text:style-name="P29">Ritter, S. (2007). Cognitive Tutor: Applied research in mathematics education. Psychonomic Bulletin &amp; Review, 14 (2), 249-255</text:p>
      <text:p text:style-name="P29">http://espace.library.uq.edu.au/view/UQ:57497</text:p>
      <text:p text:style-name="P11"><text:a xlink:type="simple" xlink:href="http://en.wikipedia.org/wiki/Learning_object"><text:span text:style-name="T19">http</text:span></text:a><text:a xlink:type="simple" xlink:href="http://en.wikipedia.org/wiki/Learning_object"><text:span text:style-name="T19">://</text:span></text:a><text:a xlink:type="simple" xlink:href="http://en.wikipedia.org/wiki/Learning_object"><text:span text:style-name="T19">en</text:span></text:a><text:a xlink:type="simple" xlink:href="http://en.wikipedia.org/wiki/Learning_object"><text:span text:style-name="T19">.</text:span></text:a><text:a xlink:type="simple" xlink:href="http://en.wikipedia.org/wiki/Learning_object"><text:span text:style-name="T19">wikipedia</text:span></text:a><text:a xlink:type="simple" xlink:href="http://en.wikipedia.org/wiki/Learning_object"><text:span text:style-name="T19">.</text:span></text:a><text:a xlink:type="simple" xlink:href="http://en.wikipedia.org/wiki/Learning_object"><text:span text:style-name="T19">org</text:span></text:a><text:a xlink:type="simple" xlink:href="http://en.wikipedia.org/wiki/Learning_object"><text:span text:style-name="T19">/</text:span></text:a><text:a xlink:type="simple" xlink:href="http://en.wikipedia.org/wiki/Learning_object"><text:span text:style-name="T19">wiki</text:span></text:a><text:a xlink:type="simple" xlink:href="http://en.wikipedia.org/wiki/Learning_object"><text:span text:style-name="T19">/</text:span></text:a><text:a xlink:type="simple" xlink:href="http://en.wikipedia.org/wiki/Learning_object"><text:span text:style-name="T19">Learning</text:span></text:a><text:a xlink:type="simple" xlink:href="http://en.wikipedia.org/wiki/Learning_object"><text:span text:style-name="T19">_</text:span></text:a><text:a xlink:type="simple" xlink:href="http://en.wikipedia.org/wiki/Learning_object"><text:span text:style-name="T19">object</text:span></text:a></text:p>
      <text:p text:style-name="P11"><text:a xlink:type="simple" xlink:href="http://en.wikipedia.org/wiki/Intelligent_tutoring_system"><text:span text:style-name="T19">Intelligent</text:span></text:a><text:a xlink:type="simple" xlink:href="http://en.wikipedia.org/wiki/Intelligent_tutoring_system"><text:span text:style-name="T19"> </text:span></text:a><text:a xlink:type="simple" xlink:href="http://en.wikipedia.org/wiki/Intelligent_tutoring_system"><text:span text:style-name="T19">tutoring</text:span></text:a><text:a xlink:type="simple" xlink:href="http://en.wikipedia.org/wiki/Intelligent_tutoring_system"><text:span text:style-name="T19"> </text:span></text:a><text:a xlink:type="simple" xlink:href="http://en.wikipedia.org/wiki/Intelligent_tutoring_system"><text:span text:style-name="T19">system</text:span></text:a><text:a xlink:type="simple" xlink:href="http://en.wikipedia.org/wiki/Intelligent_tutoring_system"><text:span text:style-name="T19"> - </text:span></text:a><text:a xlink:type="simple" xlink:href="http://en.wikipedia.org/wiki/Intelligent_tutoring_system"><text:span text:style-name="T19">Wikipedia</text:span></text:a><text:a xlink:type="simple" xlink:href="http://en.wikipedia.org/wiki/Intelligent_tutoring_system"><text:span text:style-name="T19">, </text:span></text:a><text:a xlink:type="simple" xlink:href="http://en.wikipedia.org/wiki/Intelligent_tutoring_system"><text:span text:style-name="T19">the</text:span></text:a><text:a xlink:type="simple" xlink:href="http://en.wikipedia.org/wiki/Intelligent_tutoring_system"><text:span text:style-name="T19"> </text:span></text:a><text:a xlink:type="simple" xlink:href="http://en.wikipedia.org/wiki/Intelligent_tutoring_system"><text:span text:style-name="T19">free</text:span></text:a><text:a xlink:type="simple" xlink:href="http://en.wikipedia.org/wiki/Intelligent_tutoring_system"><text:span text:style-name="T19"> </text:span></text:a><text:a xlink:type="simple" xlink:href="http://en.wikipedia.org/wiki/Intelligent_tutoring_system"><text:span text:style-name="T19">encyclopedia</text:span></text:a></text:p>
      <text:p text:style-name="P11"><text:a xlink:type="simple" xlink:href="http://en.wikipedia.org/wiki/Cognitive_Tutor"><text:span text:style-name="T19">Cognitive</text:span></text:a><text:a xlink:type="simple" xlink:href="http://en.wikipedia.org/wiki/Cognitive_Tutor"><text:span text:style-name="T19"> </text:span></text:a><text:a xlink:type="simple" xlink:href="http://en.wikipedia.org/wiki/Cognitive_Tutor"><text:span text:style-name="T19">tutor</text:span></text:a><text:a xlink:type="simple" xlink:href="http://en.wikipedia.org/wiki/Cognitive_Tutor"><text:span text:style-name="T19"> - </text:span></text:a><text:a xlink:type="simple" xlink:href="http://en.wikipedia.org/wiki/Cognitive_Tutor"><text:span text:style-name="T19">Wikipedia</text:span></text:a><text:a xlink:type="simple" xlink:href="http://en.wikipedia.org/wiki/Cognitive_Tutor"><text:span text:style-name="T19">, </text:span></text:a><text:a xlink:type="simple" xlink:href="http://en.wikipedia.org/wiki/Cognitive_Tutor"><text:span text:style-name="T19">the</text:span></text:a><text:a xlink:type="simple" xlink:href="http://en.wikipedia.org/wiki/Cognitive_Tutor"><text:span text:style-name="T19"> </text:span></text:a><text:a xlink:type="simple" xlink:href="http://en.wikipedia.org/wiki/Cognitive_Tutor"><text:span text:style-name="T19">free</text:span></text:a><text:a xlink:type="simple" xlink:href="http://en.wikipedia.org/wiki/Cognitive_Tutor"><text:span text:style-name="T19"> </text:span></text:a><text:a xlink:type="simple" xlink:href="http://en.wikipedia.org/wiki/Cognitive_Tutor"><text:span text:style-name="T19">encyclopedia</text:span></text:a></text:p>
      <text:p text:style-name="P11"><text:a xlink:type="simple" xlink:href="http://en.wikipedia.org/wiki/Theory_of_Constraints"><text:span text:style-name="T19">http</text:span></text:a><text:a xlink:type="simple" xlink:href="http://en.wikipedia.org/wiki/Theory_of_Constraints"><text:span text:style-name="T19">://</text:span></text:a><text:a xlink:type="simple" xlink:href="http://en.wikipedia.org/wiki/Theory_of_Constraints"><text:span text:style-name="T19">en</text:span></text:a><text:a xlink:type="simple" xlink:href="http://en.wikipedia.org/wiki/Theory_of_Constraints"><text:span text:style-name="T19">.</text:span></text:a><text:a xlink:type="simple" xlink:href="http://en.wikipedia.org/wiki/Theory_of_Constraints"><text:span text:style-name="T19">wikipedia</text:span></text:a><text:a xlink:type="simple" xlink:href="http://en.wikipedia.org/wiki/Theory_of_Constraints"><text:span text:style-name="T19">.</text:span></text:a><text:a xlink:type="simple" xlink:href="http://en.wikipedia.org/wiki/Theory_of_Constraints"><text:span text:style-name="T19">org</text:span></text:a><text:a xlink:type="simple" xlink:href="http://en.wikipedia.org/wiki/Theory_of_Constraints"><text:span text:style-name="T19">/</text:span></text:a><text:a xlink:type="simple" xlink:href="http://en.wikipedia.org/wiki/Theory_of_Constraints"><text:span text:style-name="T19">wiki</text:span></text:a><text:a xlink:type="simple" xlink:href="http://en.wikipedia.org/wiki/Theory_of_Constraints"><text:span text:style-name="T19">/</text:span></text:a><text:a xlink:type="simple" xlink:href="http://en.wikipedia.org/wiki/Theory_of_Constraints"><text:span text:style-name="T19">Theory</text:span></text:a><text:a xlink:type="simple" xlink:href="http://en.wikipedia.org/wiki/Theory_of_Constraints"><text:span text:style-name="T19">_</text:span></text:a><text:a xlink:type="simple" xlink:href="http://en.wikipedia.org/wiki/Theory_of_Constraints"><text:span text:style-name="T19">of</text:span></text:a><text:a xlink:type="simple" xlink:href="http://en.wikipedia.org/wiki/Theory_of_Constraints"><text:span text:style-name="T19">_</text:span></text:a><text:a xlink:type="simple" xlink:href="http://en.wikipedia.org/wiki/Theory_of_Constraints"><text:span text:style-name="T19">Constraints</text:span></text:a></text:p>
      <text:p text:style-name="P11"><text:a xlink:type="simple" xlink:href="http://en.wikipedia.org/wiki/Role-playing"><text:span text:style-name="T19">http</text:span></text:a><text:a xlink:type="simple" xlink:href="http://en.wikipedia.org/wiki/Role-playing"><text:span text:style-name="T19">://</text:span></text:a><text:a xlink:type="simple" xlink:href="http://en.wikipedia.org/wiki/Role-playing"><text:span text:style-name="T19">en</text:span></text:a><text:a xlink:type="simple" xlink:href="http://en.wikipedia.org/wiki/Role-playing"><text:span text:style-name="T19">.</text:span></text:a><text:a xlink:type="simple" xlink:href="http://en.wikipedia.org/wiki/Role-playing"><text:span text:style-name="T19">wikipedia</text:span></text:a><text:a xlink:type="simple" xlink:href="http://en.wikipedia.org/wiki/Role-playing"><text:span text:style-name="T19">.</text:span></text:a><text:a xlink:type="simple" xlink:href="http://en.wikipedia.org/wiki/Role-playing"><text:span text:style-name="T19">org</text:span></text:a><text:a xlink:type="simple" xlink:href="http://en.wikipedia.org/wiki/Role-playing"><text:span text:style-name="T19">/</text:span></text:a><text:a xlink:type="simple" xlink:href="http://en.wikipedia.org/wiki/Role-playing"><text:span text:style-name="T19">wiki</text:span></text:a><text:a xlink:type="simple" xlink:href="http://en.wikipedia.org/wiki/Role-playing"><text:span text:style-name="T19">/</text:span></text:a><text:a xlink:type="simple" xlink:href="http://en.wikipedia.org/wiki/Role-playing"><text:span text:style-name="T19">Role</text:span></text:a><text:a xlink:type="simple" xlink:href="http://en.wikipedia.org/wiki/Role-playing"><text:span text:style-name="T19">-</text:span></text:a><text:a xlink:type="simple" xlink:href="http://en.wikipedia.org/wiki/Role-playing"><text:span text:style-name="T19">playing</text:span></text:a></text:p>
      <text:p text:style-name="P37"/>
      <text:p text:style-name="P29">Beating the Blues (NICE)</text:p>
      <text:p text:style-name="P29"/>
      <text:list xml:id="list4097130938984568178" text:style-name="LS74">
        <text:list-item>
          <text:p text:style-name="P93">http://www.beatingtheblues.co.uk/connect/</text:p>
        </text:list-item>
      </text:list>
      <text:p text:style-name="P11"><text:a xlink:type="simple" xlink:href="http://www.ultrasis.com/products/product.jsp?product_id=1">http</text:a><text:a xlink:type="simple" xlink:href="http://www.ultrasis.com/products/product.jsp?product_id=1">://</text:a><text:a xlink:type="simple" xlink:href="http://www.ultrasis.com/products/product.jsp?product_id=1">www</text:a><text:a xlink:type="simple" xlink:href="http://www.ultrasis.com/products/product.jsp?product_id=1">.</text:a><text:a xlink:type="simple" xlink:href="http://www.ultrasis.com/products/product.jsp?product_id=1">ultrasis</text:a><text:a xlink:type="simple" xlink:href="http://www.ultrasis.com/products/product.jsp?product_id=1">.</text:a><text:a xlink:type="simple" xlink:href="http://www.ultrasis.com/products/product.jsp?product_id=1">com</text:a><text:a xlink:type="simple" xlink:href="http://www.ultrasis.com/products/product.jsp?product_id=1">/</text:a><text:a xlink:type="simple" xlink:href="http://www.ultrasis.com/products/product.jsp?product_id=1">products</text:a><text:a xlink:type="simple" xlink:href="http://www.ultrasis.com/products/product.jsp?product_id=1">/</text:a><text:a xlink:type="simple" xlink:href="http://www.ultrasis.com/products/product.jsp?product_id=1">product</text:a><text:a xlink:type="simple" xlink:href="http://www.ultrasis.com/products/product.jsp?product_id=1">.</text:a><text:a xlink:type="simple" xlink:href="http://www.ultrasis.com/products/product.jsp?product_id=1">jsp</text:a><text:a xlink:type="simple" xlink:href="http://www.ultrasis.com/products/product.jsp?product_id=1">?</text:a><text:a xlink:type="simple" xlink:href="http://www.ultrasis.com/products/product.jsp?product_id=1">product</text:a><text:a xlink:type="simple" xlink:href="http://www.ultrasis.com/products/product.jsp?product_id=1">_</text:a><text:a xlink:type="simple" xlink:href="http://www.ultrasis.com/products/product.jsp?product_id=1">id</text:a><text:a xlink:type="simple" xlink:href="http://www.ultrasis.com/products/product.jsp?product_id=1">=1</text:a></text:p>
      <text:p text:style-name="P11"><text:a xlink:type="simple" xlink:href="http://moodgym.anu.edu.au/welcome/faq">http</text:a><text:a xlink:type="simple" xlink:href="http://moodgym.anu.edu.au/welcome/faq">://</text:a><text:a xlink:type="simple" xlink:href="http://moodgym.anu.edu.au/welcome/faq">moodgym</text:a><text:a xlink:type="simple" xlink:href="http://moodgym.anu.edu.au/welcome/faq">.</text:a><text:a xlink:type="simple" xlink:href="http://moodgym.anu.edu.au/welcome/faq">anu</text:a><text:a xlink:type="simple" xlink:href="http://moodgym.anu.edu.au/welcome/faq">.</text:a><text:a xlink:type="simple" xlink:href="http://moodgym.anu.edu.au/welcome/faq">edu</text:a><text:a xlink:type="simple" xlink:href="http://moodgym.anu.edu.au/welcome/faq">.</text:a><text:a xlink:type="simple" xlink:href="http://moodgym.anu.edu.au/welcome/faq">au</text:a><text:a xlink:type="simple" xlink:href="http://moodgym.anu.edu.au/welcome/faq">/</text:a><text:a xlink:type="simple" xlink:href="http://moodgym.anu.edu.au/welcome/faq">welcome</text:a><text:a xlink:type="simple" xlink:href="http://moodgym.anu.edu.au/welcome/faq">/</text:a><text:a xlink:type="simple" xlink:href="http://moodgym.anu.edu.au/welcome/faq">faq</text:a></text:p>
      <text:p text:style-name="P11"><text:a xlink:type="simple" xlink:href="http://ecouch.anu.edu.au/welcome">http</text:a><text:a xlink:type="simple" xlink:href="http://ecouch.anu.edu.au/welcome">://</text:a><text:a xlink:type="simple" xlink:href="http://ecouch.anu.edu.au/welcome">ecouch</text:a><text:a xlink:type="simple" xlink:href="http://ecouch.anu.edu.au/welcome">.</text:a><text:a xlink:type="simple" xlink:href="http://ecouch.anu.edu.au/welcome">anu</text:a><text:a xlink:type="simple" xlink:href="http://ecouch.anu.edu.au/welcome">.</text:a><text:a xlink:type="simple" xlink:href="http://ecouch.anu.edu.au/welcome">edu</text:a><text:a xlink:type="simple" xlink:href="http://ecouch.anu.edu.au/welcome">.</text:a><text:a xlink:type="simple" xlink:href="http://ecouch.anu.edu.au/welcome">au</text:a><text:a xlink:type="simple" xlink:href="http://ecouch.anu.edu.au/welcome">/</text:a><text:a xlink:type="simple" xlink:href="http://ecouch.anu.edu.au/welcome">welcome</text:a></text:p>
      <text:p text:style-name="P23"/>
      <text:h text:style-name="P51" text:outline-level="10">Story Elements</text:h>
      <text:p text:style-name="P27">http://tvtropes.org/</text:p>
      <text:p text:style-name="P27"/>
      <text:p text:style-name="P27"/>
      <text:h text:style-name="P51" text:outline-level="10">Psychogenic Human Needs</text:h>
      <text:p text:style-name="P11"><text:a xlink:type="simple" xlink:href="http://www.ehow.com/info_8299766_motives-pyschology.html">http</text:a><text:a xlink:type="simple" xlink:href="http://www.ehow.com/info_8299766_motives-pyschology.html">://</text:a><text:a xlink:type="simple" xlink:href="http://www.ehow.com/info_8299766_motives-pyschology.html">www</text:a><text:a xlink:type="simple" xlink:href="http://www.ehow.com/info_8299766_motives-pyschology.html">.</text:a><text:a xlink:type="simple" xlink:href="http://www.ehow.com/info_8299766_motives-pyschology.html">ehow</text:a><text:a xlink:type="simple" xlink:href="http://www.ehow.com/info_8299766_motives-pyschology.html">.</text:a><text:a xlink:type="simple" xlink:href="http://www.ehow.com/info_8299766_motives-pyschology.html">com</text:a><text:a xlink:type="simple" xlink:href="http://www.ehow.com/info_8299766_motives-pyschology.html">/</text:a><text:a xlink:type="simple" xlink:href="http://www.ehow.com/info_8299766_motives-pyschology.html">info</text:a><text:a xlink:type="simple" xlink:href="http://www.ehow.com/info_8299766_motives-pyschology.html">_8299766_</text:a><text:a xlink:type="simple" xlink:href="http://www.ehow.com/info_8299766_motives-pyschology.html">motives</text:a><text:a xlink:type="simple" xlink:href="http://www.ehow.com/info_8299766_motives-pyschology.html">-</text:a><text:a xlink:type="simple" xlink:href="http://www.ehow.com/info_8299766_motives-pyschology.html">pyschology</text:a><text:a xlink:type="simple" xlink:href="http://www.ehow.com/info_8299766_motives-pyschology.html">.</text:a><text:a xlink:type="simple" xlink:href="http://www.ehow.com/info_8299766_motives-pyschology.html">html</text:a></text:p>
      <text:p text:style-name="P18"/>
      <text:p text:style-name="P18"/>
      <text:h text:style-name="P56" text:outline-level="10">Abraham Maslow's Hierarchy</text:h>
      <text:h text:style-name="P56" text:outline-level="10">Erich Fromm</text:h>
      <text:h text:style-name="P57" text:outline-level="10">According to Fromm, basic needs include the need for relatedness, transcendence, rootedness, identity and a frame of orientation.</text:h>
      <text:h text:style-name="P55" text:outline-level="10"><text:span text:style-name="T21">Murray Biological and Psychogenic Needs &amp; Thematic Appreciation Test (TAT)</text:span></text:h>
      <text:list xml:id="list4206633133897347036" text:style-name="LS75">
        <text:list-item>
          <text:list>
            <text:list-item>
              <text:p text:style-name="P77"><text:a xlink:type="simple" xlink:href="http://en.wikipedia.org/wiki/Thematic_Apperception_Test">http</text:a><text:a xlink:type="simple" xlink:href="http://en.wikipedia.org/wiki/Thematic_Apperception_Test">://</text:a><text:a xlink:type="simple" xlink:href="http://en.wikipedia.org/wiki/Thematic_Apperception_Test">en</text:a><text:a xlink:type="simple" xlink:href="http://en.wikipedia.org/wiki/Thematic_Apperception_Test">.</text:a><text:a xlink:type="simple" xlink:href="http://en.wikipedia.org/wiki/Thematic_Apperception_Test">wikipedia</text:a><text:a xlink:type="simple" xlink:href="http://en.wikipedia.org/wiki/Thematic_Apperception_Test">.</text:a><text:a xlink:type="simple" xlink:href="http://en.wikipedia.org/wiki/Thematic_Apperception_Test">org</text:a><text:a xlink:type="simple" xlink:href="http://en.wikipedia.org/wiki/Thematic_Apperception_Test">/</text:a><text:a xlink:type="simple" xlink:href="http://en.wikipedia.org/wiki/Thematic_Apperception_Test">wiki</text:a><text:a xlink:type="simple" xlink:href="http://en.wikipedia.org/wiki/Thematic_Apperception_Test">/</text:a><text:a xlink:type="simple" xlink:href="http://en.wikipedia.org/wiki/Thematic_Apperception_Test">Thematic</text:a><text:a xlink:type="simple" xlink:href="http://en.wikipedia.org/wiki/Thematic_Apperception_Test">_</text:a><text:a xlink:type="simple" xlink:href="http://en.wikipedia.org/wiki/Thematic_Apperception_Test">Apperception</text:a><text:a xlink:type="simple" xlink:href="http://en.wikipedia.org/wiki/Thematic_Apperception_Test">_</text:a><text:a xlink:type="simple" xlink:href="http://en.wikipedia.org/wiki/Thematic_Apperception_Test">Test</text:a></text:p>
            </text:list-item>
            <text:list-item>
              <text:p text:style-name="P77"><text:soft-page-break/><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ext:list-item>
          </text:list>
        </text:list-item>
        <text:list-item>
          <text:p text:style-name="P80">Ishizuka's Spheres</text:p>
          <text:list>
            <text:list-item>
              <text:p text:style-name="P79">Examining only psychological needs and motives, Ishizuka divided human motives into three spheres: the search for self, the need for intimacy and the quest for achievement. Recurring themes of the need for interaction, self-understanding and meaningful work underlie the work of psychologists in understanding what truly motivates humans.</text:p>
            </text:list-item>
          </text:list>
        </text:list-item>
        <text:list-item>
          <text:p text:style-name="P77">Neurotics Needs</text:p>
          <text:list>
            <text:list-item>
              <text:p text:style-name="P77"><text:a xlink:type="simple" xlink:href="http://psychology.about.com/od/theoriesofpersonality/a/neuroticneeds.htm">http</text:a><text:a xlink:type="simple" xlink:href="http://psychology.about.com/od/theoriesofpersonality/a/neuroticneeds.htm">://</text:a><text:a xlink:type="simple" xlink:href="http://psychology.about.com/od/theoriesofpersonality/a/neuroticneeds.htm">psychology</text:a><text:a xlink:type="simple" xlink:href="http://psychology.about.com/od/theoriesofpersonality/a/neuroticneeds.htm">.</text:a><text:a xlink:type="simple" xlink:href="http://psychology.about.com/od/theoriesofpersonality/a/neuroticneeds.htm">about</text:a><text:a xlink:type="simple" xlink:href="http://psychology.about.com/od/theoriesofpersonality/a/neuroticneeds.htm">.</text:a><text:a xlink:type="simple" xlink:href="http://psychology.about.com/od/theoriesofpersonality/a/neuroticneeds.htm">com</text:a><text:a xlink:type="simple" xlink:href="http://psychology.about.com/od/theoriesofpersonality/a/neuroticneeds.htm">/</text:a><text:a xlink:type="simple" xlink:href="http://psychology.about.com/od/theoriesofpersonality/a/neuroticneeds.htm">od</text:a><text:a xlink:type="simple" xlink:href="http://psychology.about.com/od/theoriesofpersonality/a/neuroticneeds.htm">/</text:a><text:a xlink:type="simple" xlink:href="http://psychology.about.com/od/theoriesofpersonality/a/neuroticneeds.htm">theoriesofpersonality</text:a><text:a xlink:type="simple" xlink:href="http://psychology.about.com/od/theoriesofpersonality/a/neuroticneeds.htm">/</text:a><text:a xlink:type="simple" xlink:href="http://psychology.about.com/od/theoriesofpersonality/a/neuroticneeds.htm">a</text:a><text:a xlink:type="simple" xlink:href="http://psychology.about.com/od/theoriesofpersonality/a/neuroticneeds.htm">/</text:a><text:a xlink:type="simple" xlink:href="http://psychology.about.com/od/theoriesofpersonality/a/neuroticneeds.htm">neuroticneeds</text:a><text:a xlink:type="simple" xlink:href="http://psychology.about.com/od/theoriesofpersonality/a/neuroticneeds.htm">.</text:a><text:a xlink:type="simple" xlink:href="http://psychology.about.com/od/theoriesofpersonality/a/neuroticneeds.htm">htm</text:a></text:p>
            </text:list-item>
          </text:list>
        </text:list-item>
      </text:list>
      <text:p text:style-name="P15"/>
      <text:p text:style-name="P15"/>
      <text:h text:style-name="P44" text:outline-level="10">Murrays Psychogenic Needs</text:h>
      <text:p text:style-name="P11"><text:span text:style-name="T9">This is the list of needs identified in Explorations in Personality, edited by</text:span><text:a xlink:type="simple" xlink:href="http://en.wikipedia.org/wiki/Henry_A._Murray"><text:span text:style-name="T9"> </text:span></text:a><text:a xlink:type="simple" xlink:href="http://en.wikipedia.org/wiki/Henry_A._Murray">Henry</text:a><text:a xlink:type="simple" xlink:href="http://en.wikipedia.org/wiki/Henry_A._Murray"> </text:a><text:a xlink:type="simple" xlink:href="http://en.wikipedia.org/wiki/Henry_A._Murray">A</text:a><text:a xlink:type="simple" xlink:href="http://en.wikipedia.org/wiki/Henry_A._Murray">. </text:a><text:a xlink:type="simple" xlink:href="http://en.wikipedia.org/wiki/Henry_A._Murray">Murray</text:a><text:span text:style-name="T9"> in 1938.</text:span></text:p>
      <text:p text:style-name="P11"><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able:table table:name="Table21" table:style-name="Table21">
        <table:table-column table:style-name="Table21.A" table:number-columns-repeated="2"/>
        <table:table-row>
          <table:table-cell table:style-name="Table21.A1" office:value-type="string">
            <text:p text:style-name="P41">Need</text:p>
          </table:table-cell>
          <table:table-cell table:style-name="Table21.A1" office:value-type="string">
            <text:p text:style-name="P41">Definition</text:p>
          </table:table-cell>
        </table:table-row>
        <table:table-row>
          <table:table-cell table:style-name="Table21.A1" office:value-type="string">
            <text:p text:style-name="P42">Abasement</text:p>
          </table:table-cell>
          <table:table-cell table:style-name="Table21.A1" office:value-type="string">
            <text:p text:style-name="P42">To surrender and submit to others, accept blame and punishment. To enjoy pain and misfortune.</text:p>
          </table:table-cell>
        </table:table-row>
        <table:table-row>
          <table:table-cell table:style-name="Table21.A1" office:value-type="string">
            <text:p text:style-name="P42">Achievement</text:p>
          </table:table-cell>
          <table:table-cell table:style-name="Table21.A1" office:value-type="string">
            <text:p text:style-name="P42">To accomplish difficult tasks, overcoming obstacles and becoming expert.</text:p>
          </table:table-cell>
        </table:table-row>
        <table:table-row>
          <table:table-cell table:style-name="Table21.A1" office:value-type="string">
            <text:p text:style-name="P42">Affiliation</text:p>
          </table:table-cell>
          <table:table-cell table:style-name="Table21.A1" office:value-type="string">
            <text:p text:style-name="P42">To be close and loyal to another person, pleasing them and winning their friendship and attention.</text:p>
          </table:table-cell>
        </table:table-row>
        <table:table-row>
          <table:table-cell table:style-name="Table21.A1" office:value-type="string">
            <text:p text:style-name="P42">Aggression</text:p>
          </table:table-cell>
          <table:table-cell table:style-name="Table21.A1" office:value-type="string">
            <text:p text:style-name="P42">To forcefully overcome an opponent, controlling, taking revenge or punishing them.</text:p>
          </table:table-cell>
        </table:table-row>
        <table:table-row>
          <table:table-cell table:style-name="Table21.A1" office:value-type="string">
            <text:p text:style-name="P42">Autonomy</text:p>
          </table:table-cell>
          <table:table-cell table:style-name="Table21.A1" office:value-type="string">
            <text:p text:style-name="P42">To break free from constraints, resisting coercion and dominating authority. To be irresponsible and independent.</text:p>
          </table:table-cell>
        </table:table-row>
        <table:table-row>
          <table:table-cell table:style-name="Table21.A1" office:value-type="string">
            <text:p text:style-name="P42">Counteraction</text:p>
          </table:table-cell>
          <table:table-cell table:style-name="Table21.A1" office:value-type="string">
            <text:p text:style-name="P42">To make up for failure by trying again, seeking pridefully to overcome obstacles.</text:p>
          </table:table-cell>
        </table:table-row>
        <table:table-row>
          <table:table-cell table:style-name="Table21.A1" office:value-type="string">
            <text:p text:style-name="P42">Defendance</text:p>
          </table:table-cell>
          <table:table-cell table:style-name="Table21.A1" office:value-type="string">
            <text:p text:style-name="P42">To defend oneself against attack or blame, hiding any failure of the self.</text:p>
          </table:table-cell>
        </table:table-row>
        <table:table-row>
          <table:table-cell table:style-name="Table21.A1" office:value-type="string">
            <text:p text:style-name="P42">Deference</text:p>
          </table:table-cell>
          <table:table-cell table:style-name="Table21.A1" office:value-type="string">
            <text:p text:style-name="P42">To admire a superior person, praising them and yielding to them and following their rules.</text:p>
          </table:table-cell>
        </table:table-row>
        <table:table-row>
          <table:table-cell table:style-name="Table21.A1" office:value-type="string">
            <text:p text:style-name="P42">Dominance</text:p>
          </table:table-cell>
          <table:table-cell table:style-name="Table21.A1" office:value-type="string">
            <text:p text:style-name="P42">To control one's environment, controlling other people through command or subtle persuasion.</text:p>
          </table:table-cell>
        </table:table-row>
        <table:table-row>
          <table:table-cell table:style-name="Table21.A1" office:value-type="string">
            <text:p text:style-name="P42">Exhibition</text:p>
          </table:table-cell>
          <table:table-cell table:style-name="Table21.A1" office:value-type="string">
            <text:p text:style-name="P42">To impress others through one's actions and words, even if these are shocking.</text:p>
          </table:table-cell>
        </table:table-row>
        <table:table-row>
          <table:table-cell table:style-name="Table21.A1" office:value-type="string">
            <text:p text:style-name="P42">Harm avoidance</text:p>
          </table:table-cell>
          <table:table-cell table:style-name="Table21.A1" office:value-type="string">
            <text:p text:style-name="P42">To escape or avoid pain, injury and death.</text:p>
          </table:table-cell>
        </table:table-row>
        <table:table-row>
          <table:table-cell table:style-name="Table21.A1" office:value-type="string">
            <text:p text:style-name="P42">Infavoidance</text:p>
          </table:table-cell>
          <table:table-cell table:style-name="Table21.A1" office:value-type="string">
            <text:p text:style-name="P42">To avoid being humiliated or embarrassed.</text:p>
          </table:table-cell>
        </table:table-row>
        <table:table-row>
          <table:table-cell table:style-name="Table21.A1" office:value-type="string">
            <text:p text:style-name="P42">Nurturance</text:p>
          </table:table-cell>
          <table:table-cell table:style-name="Table21.A1" office:value-type="string">
            <text:p text:style-name="P42">To help the helpless, feeding them and keeping them from danger.</text:p>
          </table:table-cell>
        </table:table-row>
        <table:table-row>
          <table:table-cell table:style-name="Table21.A1" office:value-type="string">
            <text:p text:style-name="P42">Order</text:p>
          </table:table-cell>
          <table:table-cell table:style-name="Table21.A1" office:value-type="string">
            <text:p text:style-name="P42">To make things clean, neat and tidy.</text:p>
          </table:table-cell>
        </table:table-row>
        <text:soft-page-break/>
        <table:table-row>
          <table:table-cell table:style-name="Table21.A1" office:value-type="string">
            <text:p text:style-name="P42">Play</text:p>
          </table:table-cell>
          <table:table-cell table:style-name="Table21.A1" office:value-type="string">
            <text:p text:style-name="P42">To have fun, laugh and relax, enjoying oneself.</text:p>
          </table:table-cell>
        </table:table-row>
        <table:table-row>
          <table:table-cell table:style-name="Table21.A1" office:value-type="string">
            <text:p text:style-name="P42">Rejection</text:p>
          </table:table-cell>
          <table:table-cell table:style-name="Table21.A1" office:value-type="string">
            <text:p text:style-name="P42">To separate oneself from a negatively viewed object or person, excluding or abandoning it.</text:p>
          </table:table-cell>
        </table:table-row>
        <table:table-row>
          <table:table-cell table:style-name="Table21.A1" office:value-type="string">
            <text:p text:style-name="P42">Sentience</text:p>
          </table:table-cell>
          <table:table-cell table:style-name="Table21.A1" office:value-type="string">
            <text:p text:style-name="P42">To seek out and enjoy sensual experiences.</text:p>
          </table:table-cell>
        </table:table-row>
        <table:table-row>
          <table:table-cell table:style-name="Table21.A1" office:value-type="string">
            <text:p text:style-name="P42">Sex</text:p>
          </table:table-cell>
          <table:table-cell table:style-name="Table21.A1" office:value-type="string">
            <text:p text:style-name="P42">To form relationships that lead to sexual intercourse.</text:p>
          </table:table-cell>
        </table:table-row>
        <table:table-row>
          <table:table-cell table:style-name="Table21.A1" office:value-type="string">
            <text:p text:style-name="P42">Succourance</text:p>
          </table:table-cell>
          <table:table-cell table:style-name="Table21.A1" office:value-type="string">
            <text:p text:style-name="P42">To have one's needs satisfied by someone or something. Includes being loved, nursed, helped, forgiven and consoled.</text:p>
          </table:table-cell>
        </table:table-row>
        <table:table-row>
          <table:table-cell table:style-name="Table21.A1" office:value-type="string">
            <text:p text:style-name="P42">Understanding</text:p>
          </table:table-cell>
          <table:table-cell table:style-name="Table21.A1" office:value-type="string">
            <text:p text:style-name="P42">To be curious, ask questions and find answers.</text:p>
          </table:table-cell>
        </table:table-row>
      </table:table>
      <text:p text:style-name="P11"/>
      <text:p text:style-name="P11"/>
      <text:h text:style-name="P48" text:outline-level="10">1. Ambition Needs</text:h>
      <text:p text:style-name="P38"/>
      <text:p text:style-name="P38"/>
      <text:list xml:id="list6422131614152845958" text:style-name="LS76">
        <text:list-item>
          <text:p text:style-name="P98"><text:span text:style-name="T22">Achievement:</text:span><text:span text:style-name="T23"> Success, accomplishment, and overcoming obstacles.</text:span></text:p>
        </text:list-item>
        <text:list-item>
          <text:p text:style-name="P98"><text:span text:style-name="T22">Exhibition:</text:span><text:span text:style-name="T23"> Shocking or thrilling other people.</text:span></text:p>
        </text:list-item>
        <text:list-item>
          <text:p text:style-name="P98"><text:span text:style-name="T22">Recognition:</text:span><text:span text:style-name="T23"> Displaying achievements and gaining social status.</text:span></text:p>
        </text:list-item>
      </text:list>
      <text:h text:style-name="P48" text:outline-level="10">2. Materialistic Needs</text:h>
      <text:p text:style-name="P38"/>
      <text:p text:style-name="P38"/>
      <text:list xml:id="list5681235560371298788" text:style-name="LS77">
        <text:list-item>
          <text:p text:style-name="P99"><text:span text:style-name="T22">Acquisition:</text:span><text:span text:style-name="T23"> Obtaining things.</text:span></text:p>
        </text:list-item>
        <text:list-item>
          <text:p text:style-name="P99"><text:span text:style-name="T22">Construction:</text:span><text:span text:style-name="T23"> Creating things.</text:span></text:p>
        </text:list-item>
        <text:list-item>
          <text:p text:style-name="P99"><text:span text:style-name="T22">Order:</text:span><text:span text:style-name="T23"> Making things neat and organized.</text:span></text:p>
        </text:list-item>
        <text:list-item>
          <text:p text:style-name="P99"><text:span text:style-name="T22">Retention:</text:span><text:span text:style-name="T23"> Keeping things.</text:span></text:p>
        </text:list-item>
      </text:list>
      <text:h text:style-name="P48" text:outline-level="10">3. Power Needs</text:h>
      <text:p text:style-name="P38"/>
      <text:p text:style-name="P38"/>
      <text:list xml:id="list513532030623528656" text:style-name="LS78">
        <text:list-item>
          <text:p text:style-name="P100"><text:span text:style-name="T22">Abasement:</text:span><text:span text:style-name="T23"> Confessing and apologizing.</text:span></text:p>
        </text:list-item>
        <text:list-item>
          <text:p text:style-name="P100"><text:span text:style-name="T22">Autonomy:</text:span><text:span text:style-name="T23"> Independence and resistance.</text:span></text:p>
        </text:list-item>
        <text:list-item>
          <text:p text:style-name="P100"><text:span text:style-name="T22">Aggression:</text:span><text:span text:style-name="T23"> Attacking or ridiculing others.</text:span></text:p>
        </text:list-item>
        <text:list-item>
          <text:p text:style-name="P100"><text:span text:style-name="T22">Blame Avoidance:</text:span><text:span text:style-name="T23"> Following the rules and avoiding blame.</text:span></text:p>
        </text:list-item>
        <text:list-item>
          <text:p text:style-name="P100"><text:span text:style-name="T22">Deference:</text:span><text:span text:style-name="T23"> Obeying and cooperating with others.</text:span></text:p>
        </text:list-item>
        <text:list-item>
          <text:p text:style-name="P100"><text:span text:style-name="T22">Dominance:</text:span><text:span text:style-name="T23"> Controlling others.</text:span></text:p>
        </text:list-item>
      </text:list>
      <text:h text:style-name="P48" text:outline-level="10">4. Affection Needs</text:h>
      <text:p text:style-name="P38"/>
      <text:p text:style-name="P38"/>
      <text:list xml:id="list5740258034056660287" text:style-name="LS79">
        <text:list-item>
          <text:p text:style-name="P101"><text:span text:style-name="T22">Affiliation:</text:span><text:span text:style-name="T23"> Spending time with other people.</text:span></text:p>
        </text:list-item>
        <text:list-item>
          <text:p text:style-name="P101"><text:span text:style-name="T22">Nurturance:</text:span><text:span text:style-name="T23"> Taking care of another person.</text:span></text:p>
        </text:list-item>
        <text:list-item>
          <text:p text:style-name="P101"><text:span text:style-name="T22">Play:</text:span><text:span text:style-name="T23"> Having fun with others.</text:span></text:p>
        </text:list-item>
        <text:list-item>
          <text:p text:style-name="P101"><text:span text:style-name="T22">Rejection:</text:span><text:span text:style-name="T23"> Rejecting other people.</text:span></text:p>
        </text:list-item>
        <text:list-item>
          <text:p text:style-name="P101"><text:soft-page-break/><text:span text:style-name="T22">Succorance:</text:span><text:span text:style-name="T23"> Being helped or protected by others.</text:span></text:p>
        </text:list-item>
      </text:list>
      <text:h text:style-name="P48" text:outline-level="10">5. Information Needs</text:h>
      <text:p text:style-name="P38"/>
      <text:p text:style-name="P38"/>
      <text:list xml:id="list3350318647512786074" text:style-name="LS80">
        <text:list-item>
          <text:p text:style-name="P102"><text:span text:style-name="T22">Cognizance:</text:span><text:span text:style-name="T23"> Seeking knowledge and asking questions.</text:span></text:p>
        </text:list-item>
        <text:list-item>
          <text:p text:style-name="P102"><text:span text:style-name="T22">Exposition:</text:span><text:span text:style-name="T23"> Education others.</text:span></text:p>
        </text:list-item>
      </text:list>
      <text:p text:style-name="P39"/>
      <text:p text:style-name="P39"/>
      <text:h text:style-name="P45" text:outline-level="10">Maslow’s Hierarchy of Needs</text:h>
      <text:p text:style-name="P3"><text:a xlink:type="simple" xlink:href="http://psychology.about.com/od/theoriesofpersonality/a/hierarchyneeds_2.htm">http</text:a><text:a xlink:type="simple" xlink:href="http://psychology.about.com/od/theoriesofpersonality/a/hierarchyneeds_2.htm">://</text:a><text:a xlink:type="simple" xlink:href="http://psychology.about.com/od/theoriesofpersonality/a/hierarchyneeds_2.htm">psychology</text:a><text:a xlink:type="simple" xlink:href="http://psychology.about.com/od/theoriesofpersonality/a/hierarchyneeds_2.htm">.</text:a><text:a xlink:type="simple" xlink:href="http://psychology.about.com/od/theoriesofpersonality/a/hierarchyneeds_2.htm">about</text:a><text:a xlink:type="simple" xlink:href="http://psychology.about.com/od/theoriesofpersonality/a/hierarchyneeds_2.htm">.</text:a><text:a xlink:type="simple" xlink:href="http://psychology.about.com/od/theoriesofpersonality/a/hierarchyneeds_2.htm">com</text:a><text:a xlink:type="simple" xlink:href="http://psychology.about.com/od/theoriesofpersonality/a/hierarchyneeds_2.htm">/</text:a><text:a xlink:type="simple" xlink:href="http://psychology.about.com/od/theoriesofpersonality/a/hierarchyneeds_2.htm">od</text:a><text:a xlink:type="simple" xlink:href="http://psychology.about.com/od/theoriesofpersonality/a/hierarchyneeds_2.htm">/</text:a><text:a xlink:type="simple" xlink:href="http://psychology.about.com/od/theoriesofpersonality/a/hierarchyneeds_2.htm">theoriesofpersonality</text:a><text:a xlink:type="simple" xlink:href="http://psychology.about.com/od/theoriesofpersonality/a/hierarchyneeds_2.htm">/</text:a><text:a xlink:type="simple" xlink:href="http://psychology.about.com/od/theoriesofpersonality/a/hierarchyneeds_2.htm">a</text:a><text:a xlink:type="simple" xlink:href="http://psychology.about.com/od/theoriesofpersonality/a/hierarchyneeds_2.htm">/</text:a><text:a xlink:type="simple" xlink:href="http://psychology.about.com/od/theoriesofpersonality/a/hierarchyneeds_2.htm">hierarchyneeds</text:a><text:a xlink:type="simple" xlink:href="http://psychology.about.com/od/theoriesofpersonality/a/hierarchyneeds_2.htm">_2.</text:a><text:a xlink:type="simple" xlink:href="http://psychology.about.com/od/theoriesofpersonality/a/hierarchyneeds_2.htm">htm</text:a></text:p>
      <text:p text:style-name="P15"/>
      <text:p text:style-name="P3"><text:span text:style-name="T23">Maslow believed that these needs are similar to instincts and play a major role in motivating behavior. Physiological, security, social, and esteem needs are </text:span><text:span text:style-name="T22">deficiency needs</text:span><text:span text:style-name="T23"> (also known as </text:span><text:span text:style-name="T24">D-needs</text:span><text:span text:style-name="T23">), meaning that these needs arise due to deprivation. Satisfying these lower-level needs is important in order to avoid unpleasant feelings or consequences.</text:span></text:p>
      <text:p text:style-name="P39"/>
      <text:p text:style-name="P3"><text:span text:style-name="T23">Maslow termed the highest-level of the pyramid as </text:span><text:span text:style-name="T22">growth needs</text:span><text:span text:style-name="T23"> (also known as </text:span><text:span text:style-name="T24">being needs</text:span><text:span text:style-name="T23"> or </text:span><text:span text:style-name="T24">B-needs</text:span><text:span text:style-name="T23">). Growth needs do not stem from a lack of something, but rather from a desire to grow as a person.</text:span></text:p>
      <text:h text:style-name="P48" text:outline-level="10">Five Levels of the Hierarchy of Needs</text:h>
      <text:p text:style-name="P116">There are five different levels in Maslow’s hierarchy of needs:</text:p>
      <text:p text:style-name="P39"/>
      <text:p text:style-name="P39"/>
      <text:list xml:id="list2404418277662356347" text:style-name="LS81">
        <text:list-item>
          <text:p text:style-name="P103"><text:a xlink:type="simple" xlink:href="http://psychology.about.com/od/theoriesofpersonality/ss/maslows-needs-hierarchy_2.htm">Physiological</text:a><text:a xlink:type="simple" xlink:href="http://psychology.about.com/od/theoriesofpersonality/ss/maslows-needs-hierarchy_2.htm"> </text:a><text:a xlink:type="simple" xlink:href="http://psychology.about.com/od/theoriesofpersonality/ss/maslows-needs-hierarchy_2.htm">Needs</text:a></text:p>
          <text:list>
            <text:list-item>
              <text:p text:style-name="P109">These include the most basic needs that are vital to survival, such as the need for water, air, food and sleep. Maslow believed that these needs are the most basic and instinctive needs in the hierarchy because all needs become secondary until these physiological needs are met.</text:p>
            </text:list-item>
            <text:list-item>
              <text:p text:style-name="P109">Some examples of the physiological needs include:</text:p>
            </text:list-item>
          </text:list>
        </text:list-item>
      </text:list>
      <text:p text:style-name="P39"/>
      <text:p text:style-name="P39"/>
      <text:list xml:id="list6332811887308592814" text:style-name="LS82">
        <text:list-item>
          <text:p text:style-name="P110">Food</text:p>
        </text:list-item>
        <text:list-item>
          <text:p text:style-name="P110">Water</text:p>
        </text:list-item>
        <text:list-item>
          <text:p text:style-name="P110">Breathing</text:p>
        </text:list-item>
        <text:list-item>
          <text:p text:style-name="P110">Homeostatis</text:p>
        </text:list-item>
        <text:list-item>
          <text:p text:style-name="P110">In addition to the basic requirements of nutrition, air and temperature regulation, the physiological needs also include such things as shelter and clothing. Sexual reproduction is also included in this level of the hierarchy of needs since it is essential to the survival and propagation of the species.</text:p>
        </text:list-item>
      </text:list>
      <text:p text:style-name="P39"/>
      <text:p text:style-name="P39"/>
      <text:list xml:id="list3848936030222061282" text:style-name="LS83">
        <text:list-item>
          <text:p text:style-name="P104"><text:a xlink:type="simple" xlink:href="http://psychology.about.com/od/theoriesofpersonality/ss/maslows-needs-hierarchy_3.htm">Security</text:a><text:a xlink:type="simple" xlink:href="http://psychology.about.com/od/theoriesofpersonality/ss/maslows-needs-hierarchy_3.htm"> </text:a><text:a xlink:type="simple" xlink:href="http://psychology.about.com/od/theoriesofpersonality/ss/maslows-needs-hierarchy_3.htm">Needs</text:a></text:p>
          <text:list>
            <text:list-item>
              <text:p text:style-name="P111">These include needs for safety and security. Security needs are important for survival, but they are not as demanding as the physiological needs. Examples of security needs include a desire for steady employment, health insurance, safe neighborhoods and shelter from the environment.</text:p>
              <text:list>
                <text:list-item>
                  <text:p text:style-name="P111">As we move up to the second level of Maslow’s hierarchy of needs, the requirements start to become a bit more complex. In this level, the needs for security and safety become primary. People want to control and order in their lives, so this need for safety and security contributes largely to behaviors.</text:p>
                </text:list-item>
              </text:list>
            </text:list-item>
            <text:list-item>
              <text:p text:style-name="P111">Some of the basic security and safety needs include:</text:p>
            </text:list-item>
          </text:list>
        </text:list-item>
      </text:list>
      <text:p text:style-name="P39"/>
      <text:p text:style-name="P39"/>
      <text:list xml:id="list7683361838856655068" text:style-name="LS84">
        <text:list-item>
          <text:p text:style-name="P112">Financial security</text:p>
        </text:list-item>
        <text:list-item>
          <text:p text:style-name="P112">Heath and wellness</text:p>
        </text:list-item>
        <text:list-item>
          <text:p text:style-name="P112"><text:soft-page-break/>Safety against accidents and injury</text:p>
        </text:list-item>
        <text:list-item>
          <text:p text:style-name="P112">Finding a steady job, obtaining health insurance, contributing money to a savings account and moving into a safer neighborhood are all examples of actions motivated by the security and safety needs.</text:p>
        </text:list-item>
      </text:list>
      <text:p text:style-name="P117">Together, the safety and psychological levels of the hierarchy make up what is often referred to as the basic needs.</text:p>
      <text:p text:style-name="P39"/>
      <text:p text:style-name="P39"/>
      <text:list xml:id="list5556000449375419219" text:style-name="LS85">
        <text:list-item>
          <text:p text:style-name="P105"><text:a xlink:type="simple" xlink:href="http://psychology.about.com/od/theoriesofpersonality/ss/maslows-needs-hierarchy_4.htm">Social</text:a><text:a xlink:type="simple" xlink:href="http://psychology.about.com/od/theoriesofpersonality/ss/maslows-needs-hierarchy_4.htm"> </text:a><text:a xlink:type="simple" xlink:href="http://psychology.about.com/od/theoriesofpersonality/ss/maslows-needs-hierarchy_4.htm">Needs</text:a></text:p>
          <text:list>
            <text:list-item>
              <text:p text:style-name="P113">These include needs for belonging, love and affection. Maslow considered these needs to be less basic than physiological and security needs. Relationships such as friendships, romantic attachments and families help fulfill this need for companionship and acceptance, as does involvement in social, community or religious groups.</text:p>
            </text:list-item>
          </text:list>
        </text:list-item>
        <text:list-item>
          <text:p text:style-name="P113">Some of the things that satisfy this need include:</text:p>
        </text:list-item>
      </text:list>
      <text:p text:style-name="P39"/>
      <text:p text:style-name="P39"/>
      <text:list xml:id="list1311000570649924846" text:style-name="LS86">
        <text:list-item>
          <text:p text:style-name="P114">Friendships</text:p>
        </text:list-item>
        <text:list-item>
          <text:p text:style-name="P114">Romantic attachments</text:p>
        </text:list-item>
        <text:list-item>
          <text:p text:style-name="P114">Family</text:p>
        </text:list-item>
        <text:list-item>
          <text:p text:style-name="P114">Social groups</text:p>
        </text:list-item>
        <text:list-item>
          <text:p text:style-name="P114">Community groups</text:p>
        </text:list-item>
        <text:list-item>
          <text:p text:style-name="P114">Churches and religious organizations</text:p>
        </text:list-item>
      </text:list>
      <text:p text:style-name="P39"/>
      <text:p text:style-name="P39"/>
      <text:list xml:id="list4423986279200238958" text:style-name="LS87">
        <text:list-item>
          <text:p text:style-name="P106"><text:a xlink:type="simple" xlink:href="http://psychology.about.com/od/theoriesofpersonality/ss/maslows-needs-hierarchy_5.htm">Esteem</text:a><text:a xlink:type="simple" xlink:href="http://psychology.about.com/od/theoriesofpersonality/ss/maslows-needs-hierarchy_5.htm"> </text:a><text:a xlink:type="simple" xlink:href="http://psychology.about.com/od/theoriesofpersonality/ss/maslows-needs-hierarchy_5.htm">Needs</text:a></text:p>
          <text:list>
            <text:list-item>
              <text:p text:style-name="P115">After the first three needs have been satisfied, esteem needs becomes increasingly important. These include the need for things that reflect on self-esteem, personal worth, social recognition and accomplishment.</text:p>
            </text:list-item>
          </text:list>
        </text:list-item>
      </text:list>
      <text:p text:style-name="P3"><text:span text:style-name="T23">In addition to the need for feelings of accomplishment and prestige, the esteem needs include such things as</text:span><text:a xlink:type="simple" xlink:href="http://psychology.about.com/od/sindex/f/what-is-self-esteem.htm"><text:span text:style-name="T23"> </text:span></text:a><text:a xlink:type="simple" xlink:href="http://psychology.about.com/od/sindex/f/what-is-self-esteem.htm">self</text:a><text:a xlink:type="simple" xlink:href="http://psychology.about.com/od/sindex/f/what-is-self-esteem.htm">-</text:a><text:a xlink:type="simple" xlink:href="http://psychology.about.com/od/sindex/f/what-is-self-esteem.htm">esteem</text:a><text:span text:style-name="T23"> and personal worth. People need to feel valued and by others as well as having a sense of making a contribution to the world. Participation in professional activities, academic accomplishments, athletic or team participation and personal hobbies can all play a role in fulfilling the esteem needs.</text:span></text:p>
      <text:p text:style-name="P39"/>
      <text:p text:style-name="P39"/>
      <text:p text:style-name="P39"/>
      <text:list xml:id="list5236163588146688797" text:style-name="LS88">
        <text:list-item>
          <text:p text:style-name="P107"><text:a xlink:type="simple" xlink:href="http://psychology.about.com/od/theoriesofpersonality/ss/maslows-needs-hierarchy_6.htm">Self</text:a><text:a xlink:type="simple" xlink:href="http://psychology.about.com/od/theoriesofpersonality/ss/maslows-needs-hierarchy_6.htm">-</text:a><text:a xlink:type="simple" xlink:href="http://psychology.about.com/od/theoriesofpersonality/ss/maslows-needs-hierarchy_6.htm">actualizing</text:a><text:a xlink:type="simple" xlink:href="http://psychology.about.com/od/theoriesofpersonality/ss/maslows-needs-hierarchy_6.htm"> </text:a><text:a xlink:type="simple" xlink:href="http://psychology.about.com/od/theoriesofpersonality/ss/maslows-needs-hierarchy_6.htm">Needs</text:a></text:p>
          <text:list>
            <text:list-item>
              <text:p text:style-name="P107"><text:span text:style-name="T23">This is the highest level of Maslow’s hierarchy of needs.</text:span><text:a xlink:type="simple" xlink:href="http://psychology.about.com/od/theoriesofpersonality/tp/self-actualized-characteristic.htm"><text:span text:style-name="T23"> </text:span></text:a><text:a xlink:type="simple" xlink:href="http://psychology.about.com/od/theoriesofpersonality/tp/self-actualized-characteristic.htm">Self</text:a><text:a xlink:type="simple" xlink:href="http://psychology.about.com/od/theoriesofpersonality/tp/self-actualized-characteristic.htm">-</text:a><text:a xlink:type="simple" xlink:href="http://psychology.about.com/od/theoriesofpersonality/tp/self-actualized-characteristic.htm">actualizing</text:a><text:span text:style-name="T23"> people are self-aware, concerned with personal growth, less concerned with the opinions of others and interested fulfilling their potential.</text:span></text:p>
            </text:list-item>
          </text:list>
        </text:list-item>
      </text:list>
      <text:p text:style-name="P39"/>
      <text:h text:style-name="P48" text:outline-level="10"><text:bookmark text:name="h.p58b8u7otkcz"/>Characteristics of Self-Actualized People</text:h>
      <text:p text:style-name="P116">In addition to describing what is meant by self-actualization in his theory, Maslow also identified some of the key characteristics of self-actualized people:</text:p>
      <text:p text:style-name="P39"/>
      <text:p text:style-name="P39"/>
      <text:list xml:id="list2950572596078699962" text:style-name="LS89">
        <text:list-item>
          <text:p text:style-name="P108"><text:span text:style-name="T22">Acceptance and Realism:</text:span><text:span text:style-name="T23"> Self-actualized people have realistic perceptions of themselves, others and the world around them.</text:span></text:p>
        </text:list-item>
        <text:list-item>
          <text:p text:style-name="P108"><text:span text:style-name="T22">Problem-centering:</text:span><text:span text:style-name="T23"> Self-actualized individuals are concerned with solving problems outside of themselves, including helping others and finding solutions to problems in the external world. These people are often motivated by a sense of personal responsibility and ethics.</text:span></text:p>
        </text:list-item>
        <text:list-item>
          <text:p text:style-name="P108"><text:span text:style-name="T22">Spontaneity:</text:span><text:span text:style-name="T23"> Self-actualized people are spontaneous in their internal thoughts and outward behavior. While they can conform to rules and social expectations, they also tend to be open and unconventional.</text:span></text:p>
        </text:list-item>
        <text:list-item>
          <text:p text:style-name="P108"><text:span text:style-name="T22">Autonomy and Solitude:</text:span><text:span text:style-name="T23"> Another characteristics of self-actualized people is the need for independence and privacy. While they enjoy the company of others, these individuals need time to focus on developing their own individual potential.</text:span></text:p>
        </text:list-item>
        <text:list-item>
          <text:p text:style-name="P108"><text:span text:style-name="T22">Continued Freshness of Appreciation:</text:span><text:span text:style-name="T23"> Self-actualized people tend to view the world with a continual sense of appreciation, wonder and awe. Even simple experiences continue to be a source of inspiration and pleasure.</text:span></text:p>
        </text:list-item>
        <text:list-item>
          <text:p text:style-name="P108"><text:span text:style-name="T22">Peak Experiences:</text:span><text:span text:style-name="T23"> Individuals who are self-actualized often have what Maslow termed</text:span><text:span text:style-name="T24">peak experiences</text:span><text:span text:style-name="T23">, or moments of </text:span><text:soft-page-break/><text:span text:style-name="T23">intense joy, wonder, awe and ecstasy. After these experiences, people feel inspired, strengthened, renewed or transformed.3</text:span></text:p>
        </text:list-item>
      </text:list>
      <text:p text:style-name="P39"/>
      <text:p text:style-name="P11">http://apiwiki.twitter.com/Annotations-Overview<text:tab/>http://www.socialtimes.com/2010/04/10-possible-uses-of-twitters-new-annotations/<text:tab/><text:tab/><text:tab/><text:tab/><text:tab/><text:tab/><text:tab/><text:tab/><text:tab/><text:tab/><text:tab/><text:tab/><text:tab/><text:tab/><text:tab/><text:tab/><text:tab/><text:tab/></text:p>
      <text:p text:style-name="P11">http://r.github.com/annotationsformatter/<text:tab/></text:p>
      <text:p text:style-name="P11">http://www.mmmeeja.com/blog/semantic-web/twitter-annotations-rdf.html<text:tab/><text:tab/><text:tab/><text:tab/><text:tab/><text:tab/><text:tab/><text:tab/><text:tab/></text:p>
      <text:p text:style-name="P11"/>
      <text:p text:style-name="P11">http://wiki.github.com/joshsh/twitlogic/semantic-twannotations<text:tab/><text:tab/><text:tab/><text:tab/><text:tab/><text:tab/><text:tab/><text:tab/><text:tab/><text:tab/></text:p>
      <text:p text:style-name="P11">http://activitystrea.ms/spec/1.0/atom-activity-01.html<text:tab/></text:p>
      <text:p text:style-name="P11">http://wiki.activitystrea.ms/<text:tab/></text:p>
      <text:p text:style-name="P11">http://wiki.activitystrea.ms/browse/#view=ViewFolder&amp;param=Verbs<text:tab/><text:tab/><text:tab/><text:tab/><text:tab/><text:tab/><text:tab/><text:tab/><text:tab/><text:tab/><text:tab/><text:tab/><text:tab/><text:tab/><text:tab/><text:tab/><text:tab/><text:tab/><text:tab/><text:tab/><text:tab/><text:tab/><text:tab/><text:tab/><text:tab/><text:tab/></text:p>
      <text:p text:style-name="P11">http://opengraphprotocol.org/<text:tab/><text:tab/><text:tab/><text:tab/><text:tab/><text:tab/><text:tab/><text:tab/><text:tab/><text:tab/><text:tab/><text:tab/><text:tab/><text:tab/><text:tab/><text:tab/><text:tab/><text:tab/><text:tab/><text:tab/><text:tab/><text:tab/><text:tab/><text:tab/><text:tab/><text:tab/><text:tab/><text:tab/><text:tab/><text:tab/><text:tab/><text:tab/></text:p>
      <text:p text:style-name="P11">http://abmeta.org/#spec<text:tab/><text:tab/><text:tab/><text:tab/><text:tab/><text:tab/><text:tab/><text:tab/><text:tab/><text:tab/><text:tab/><text:tab/><text:tab/><text:tab/><text:tab/><text:tab/><text:tab/><text:tab/><text:tab/><text:tab/><text:tab/><text:tab/><text:tab/><text:tab/><text:tab/><text:tab/><text:tab/><text:tab/><text:tab/><text:tab/></text:p>
      <text:p text:style-name="P11">http://www.ebusiness-unibw.org/wiki/Main_Page<text:tab/>http://www.ebusiness-unibw.org/wiki/GoodRelations#CookBook:_GoodRelations_Recipes_and_Examples<text:tab/>http://www.heppnetz.de/projects/goodrelations/<text:tab/><text:tab/><text:tab/><text:tab/><text:tab/><text:tab/><text:tab/><text:tab/><text:tab/><text:tab/><text:tab/><text:tab/><text:tab/><text:tab/><text:tab/><text:tab/><text:tab/><text:tab/><text:tab/><text:tab/><text:tab/><text:tab/><text:tab/><text:tab/><text:tab/><text:tab/><text:tab/><text:tab/></text:p>
      <text:p text:style-name="P11">http://www.hr-xml.org/<text:tab/><text:tab/><text:tab/><text:tab/><text:tab/><text:tab/><text:tab/><text:tab/><text:tab/><text:tab/><text:tab/><text:tab/><text:tab/><text:tab/><text:tab/><text:tab/><text:tab/><text:tab/><text:tab/><text:tab/><text:tab/><text:tab/><text:tab/><text:tab/><text:tab/><text:tab/><text:tab/><text:tab/><text:tab/><text:tab/><text:tab/><text:tab/></text:p>
      <text:p text:style-name="P11">http://en.wikipedia.org/wiki/Learning_object<text:tab/><text:tab/><text:tab/><text:tab/><text:tab/><text:tab/><text:tab/><text:tab/><text:tab/><text:tab/><text:tab/><text:tab/><text:tab/><text:tab/><text:tab/><text:tab/><text:tab/><text:tab/><text:tab/></text:p>
      <text:p text:style-name="P11"/>
      <text:p text:style-name="P82"/>
      <text:p text:style-name="P10"/>
      <text:p text:style-name="P11"/>
      <text:p text:style-name="P11"/>
      <text:p text:style-name="P11"/>
      <text:h text:style-name="P127" text:outline-level="10"><text:bookmark text:name="h.fv0zf5fz5ost"/>The Original Idea</text:h>
      <text:p text:style-name="P11"><text:a xlink:type="simple" xlink:href="http://blog.automenta.com/2011/09/global-survival-system-online-store.html">http</text:a><text:a xlink:type="simple" xlink:href="http://blog.automenta.com/2011/09/global-survival-system-online-store.html">://</text:a><text:a xlink:type="simple" xlink:href="http://blog.automenta.com/2011/09/global-survival-system-online-store.html">blog</text:a><text:a xlink:type="simple" xlink:href="http://blog.automenta.com/2011/09/global-survival-system-online-store.html">.</text:a><text:a xlink:type="simple" xlink:href="http://blog.automenta.com/2011/09/global-survival-system-online-store.html">automenta</text:a><text:a xlink:type="simple" xlink:href="http://blog.automenta.com/2011/09/global-survival-system-online-store.html">.</text:a><text:a xlink:type="simple" xlink:href="http://blog.automenta.com/2011/09/global-survival-system-online-store.html">com</text:a><text:a xlink:type="simple" xlink:href="http://blog.automenta.com/2011/09/global-survival-system-online-store.html">/2011/09/</text:a><text:a xlink:type="simple" xlink:href="http://blog.automenta.com/2011/09/global-survival-system-online-store.html">global</text:a><text:a xlink:type="simple" xlink:href="http://blog.automenta.com/2011/09/global-survival-system-online-store.html">-</text:a><text:a xlink:type="simple" xlink:href="http://blog.automenta.com/2011/09/global-survival-system-online-store.html">survival</text:a><text:a xlink:type="simple" xlink:href="http://blog.automenta.com/2011/09/global-survival-system-online-store.html">-</text:a><text:a xlink:type="simple" xlink:href="http://blog.automenta.com/2011/09/global-survival-system-online-store.html">system</text:a><text:a xlink:type="simple" xlink:href="http://blog.automenta.com/2011/09/global-survival-system-online-store.html">-</text:a><text:a xlink:type="simple" xlink:href="http://blog.automenta.com/2011/09/global-survival-system-online-store.html">online</text:a><text:a xlink:type="simple" xlink:href="http://blog.automenta.com/2011/09/global-survival-system-online-store.html">-</text:a><text:a xlink:type="simple" xlink:href="http://blog.automenta.com/2011/09/global-survival-system-online-store.html">store</text:a><text:a xlink:type="simple" xlink:href="http://blog.automenta.com/2011/09/global-survival-system-online-store.html">.</text:a><text:a xlink:type="simple" xlink:href="http://blog.automenta.com/2011/09/global-survival-system-online-store.html">html</text:a></text:p>
      <text:h text:style-name="P49" text:outline-level="10">Global Survival System / Online Store</text:h>
      <text:p text:style-name="P2">One planned feature for GSS is a dynamic product catalog / e-store that suggests products which may be helpful in present and future situations. <text:s/>("What may I need?" button)</text:p>
      <text:p text:style-name="P2"/>
      <text:p text:style-name="P2">Originally I thought it would recommend products &amp; services which are directly related to current conditions (ex: preparedness for the presence of natural disasters)...</text:p>
      <text:p text:style-name="P2"/>
      <text:p text:style-name="P2">But recently I realized that it should also include recommendation rules which are triggered due to the LACK of certain conditions. <text:s/>(ex: if you are "far" from any hospitals, then you ought to have at least a first-aid kit)</text:p>
      <text:p text:style-name="P2"/>
      <text:p text:style-name="P2">What system should we program "recommendation rules" ? <text:s/>Basically it's a set of CONDITION -&gt; ACTION rules. <text:s/>Considered in reverse, it's basically a list of "reasons" for purchasing a certain product ... and when one's current situation (as identified geographically or literally/semantically) intersects with a reason, that product is recommendable. <text:s/></text:p>
      <text:p text:style-name="P2"/>
      <text:p text:style-name="P2">It would consist of a set of predicate operators like "nearest(feature)" or "count(feature, withinRadius)" which evaluate to a boolean (include product in the displayed catalog) or a comparable score for ranking (0..1.0). <text:s/>"Feature" would match specific amenities (ex: hospitals or telephones) or events (ex: disasters).</text:p>
      <text:p text:style-name="P2"/>
      <text:p text:style-name="P2">Maybe "product" is the wrong word because the suggestions could also include freely offered services..</text:p>
      <text:p text:style-name="P2"/>
      <text:p text:style-name="P2">I can't think of a reason why an e-store like Amazon wouldn't be interested in this... <text:s/>it wouldnt require their permission -- affiliate marketing programs encourage and reward bloggers to advertise products they choose (using an embedded referral code).</text:p>
      <text:p text:style-name="P2"/>
      <text:p text:style-name="P2">Any thoughts? </text:p>
      <text:p text:style-name="P11"/>
      <text:p text:style-name="P11"/>
      <text:p text:style-name="P118">/* </text:p>
      <text:p text:style-name="P118"/>
      <text:p text:style-name="P118">Acquire Item (ex: store purchase or borrow/trade)</text:p>
      <text:p text:style-name="P118"><text:soft-page-break/></text:p>
      <text:p text:style-name="P118">Increase Healing Ability</text:p>
      <text:p text:style-name="P118">Increase Relaxation</text:p>
      <text:p text:style-name="P118">Increase Brainstorming</text:p>
      <text:p text:style-name="P118"/>
      <text:p text:style-name="P118">Consume Item</text:p>
      <text:p text:style-name="P118"><text:tab/>Quantity Range (Dose)</text:p>
      <text:p text:style-name="P118"><text:tab/>Frequency</text:p>
      <text:p text:style-name="P118"><text:tab/>Ingestion Method</text:p>
      <text:p text:style-name="P118"><text:tab/><text:tab/>Orally</text:p>
      <text:p text:style-name="P118"><text:tab/><text:tab/>Sublingually</text:p>
      <text:p text:style-name="P118"><text:tab/><text:tab/>IV</text:p>
      <text:p text:style-name="P118"><text:tab/>…</text:p>
      <text:p text:style-name="P118"><text:tab/>Contraindications/Indications</text:p>
      <text:p text:style-name="P118"/>
      <text:p text:style-name="P118">Gather / Ready / Deploy / Attend_to Item (get it ready for use)</text:p>
      <text:p text:style-name="P118"><text:tab/>saving minutes in the case of an emergency could save a life</text:p>
      <text:p text:style-name="P118"/>
      <text:p text:style-name="P118">Share Item</text:p>
      <text:p text:style-name="P118"/>
      <text:p text:style-name="P118">Travel</text:p>
      <text:p text:style-name="P118"/>
      <text:p text:style-name="P118">Contact</text:p>
      <text:p text:style-name="P118"/>
      <text:p text:style-name="P118">Relax / Do Nothing / Be Patient / Breathe</text:p>
      <text:p text:style-name="P118"/>
      <text:p text:style-name="P118"/>
      <text:p text:style-name="P118">Personal Conditions</text:p>
      <text:p text:style-name="P118"><text:tab/>Biometrics</text:p>
      <text:p text:style-name="P118"><text:tab/><text:tab/>Age</text:p>
      <text:p text:style-name="P118"><text:tab/><text:tab/>Weight</text:p>
      <text:p text:style-name="P118"><text:tab/><text:tab/>Height</text:p>
      <text:p text:style-name="P118"><text:tab/><text:tab/>Gender</text:p>
      <text:p text:style-name="P118"><text:tab/><text:tab/>Temperature</text:p>
      <text:p text:style-name="P118"><text:tab/><text:tab/>Ethnicity</text:p>
      <text:p text:style-name="P118"><text:tab/><text:tab/>Blood type</text:p>
      <text:p text:style-name="P118"><text:tab/><text:tab/>Genetics</text:p>
      <text:p text:style-name="P118"><text:tab/><text:tab/>Pulse Rate &amp; Variability</text:p>
      <text:p text:style-name="P118"><text:tab/><text:tab/>Blood Pressure</text:p>
      <text:p text:style-name="P118"><text:tab/><text:tab/>Breathing Rate</text:p>
      <text:p text:style-name="P118"><text:tab/><text:tab/>...</text:p>
      <text:p text:style-name="P118"><text:tab/>Hunger / Thirst</text:p>
      <text:p text:style-name="P118"><text:soft-page-break/><text:tab/><text:tab/>...</text:p>
      <text:p text:style-name="P118"><text:tab/>Memory</text:p>
      <text:p text:style-name="P118"><text:tab/>Focus</text:p>
      <text:p text:style-name="P118"><text:tab/>Mood</text:p>
      <text:p text:style-name="P118"><text:tab/><text:tab/>Stability</text:p>
      <text:p text:style-name="P118"><text:tab/><text:tab/>Presence of Depression</text:p>
      <text:p text:style-name="P118"><text:tab/><text:tab/>Presence of Euphoria</text:p>
      <text:p text:style-name="P118"><text:tab/>Energy</text:p>
      <text:p text:style-name="P118"><text:tab/>Relax</text:p>
      <text:p text:style-name="P118"><text:tab/>Athletic Performance</text:p>
      <text:p text:style-name="P118"><text:tab/>Illness</text:p>
      <text:p text:style-name="P118"><text:tab/>Injury</text:p>
      <text:p text:style-name="P118"><text:tab/><text:tab/>[per body part]</text:p>
      <text:p text:style-name="P118"><text:tab/>Need to Detox and Stop...</text:p>
      <text:p text:style-name="P118"><text:tab/><text:tab/>Alcohol Addiction</text:p>
      <text:p text:style-name="P118"><text:tab/><text:tab/>Opiate Addiction</text:p>
      <text:p text:style-name="P118"><text:tab/><text:tab/>Cocaine / Amphetamine Addiction</text:p>
      <text:p text:style-name="P118"><text:tab/><text:tab/>Benzodiazepine Addiction</text:p>
      <text:p text:style-name="P118"><text:tab/><text:tab/>Nicotine Addiction</text:p>
      <text:p text:style-name="P118"><text:tab/><text:tab/>Sugar Addiction</text:p>
      <text:p text:style-name="P118"><text:tab/><text:tab/>Other Addictions and their cravings</text:p>
      <text:p text:style-name="P118"/>
      <text:p text:style-name="P118">Environment Conditions</text:p>
      <text:p text:style-name="P118"><text:tab/>Time </text:p>
      <text:p text:style-name="P118"><text:tab/><text:tab/>of Day</text:p>
      <text:p text:style-name="P118"><text:tab/><text:tab/>of Year</text:p>
      <text:p text:style-name="P118"><text:tab/>Weather</text:p>
      <text:p text:style-name="P118"><text:tab/><text:tab/>Rain Storm</text:p>
      <text:p text:style-name="P118"><text:tab/><text:tab/>Snow</text:p>
      <text:p text:style-name="P118"><text:tab/><text:tab/>Tropical Storm</text:p>
      <text:p text:style-name="P118"><text:tab/><text:tab/>Hurricane</text:p>
      <text:p text:style-name="P118"><text:tab/><text:tab/>Tornado</text:p>
      <text:p text:style-name="P118"><text:tab/><text:tab/>Tsunami</text:p>
      <text:p text:style-name="P118"><text:tab/><text:tab/>..</text:p>
      <text:p text:style-name="P118"><text:tab/>Pollution</text:p>
      <text:p text:style-name="P118"><text:tab/><text:tab/>Air/Water Quality</text:p>
      <text:p text:style-name="P118"><text:tab/><text:tab/>Radiation</text:p>
      <text:p text:style-name="P118"><text:tab/><text:tab/>Electrosmog</text:p>
      <text:p text:style-name="P118"><text:tab/><text:tab/>...</text:p>
      <text:p text:style-name="P118"><text:tab/>Crime</text:p>
      <text:p text:style-name="P118"><text:tab/>Economic</text:p>
      <text:p text:style-name="P118"><text:tab/>Sociopolitical</text:p>
      <text:p text:style-name="P118"><text:soft-page-break/><text:tab/><text:tab/>Vote</text:p>
      <text:p text:style-name="P118"><text:tab/><text:tab/>Taxes</text:p>
      <text:p text:style-name="P118"><text:tab/><text:tab/>...</text:p>
      <text:p text:style-name="P118"><text:tab/>Cultural</text:p>
      <text:p text:style-name="P118"><text:tab/><text:tab/>Holidays</text:p>
      <text:p text:style-name="P118"><text:tab/>Farming / Plant Maintenance</text:p>
      <text:p text:style-name="P118"/>
      <text:p text:style-name="P118">Resource Inventory</text:p>
      <text:p text:style-name="P118"><text:tab/>[Item, Quantity]</text:p>
      <text:p text:style-name="P118"><text:tab/>Cash [Currency, Quantity]</text:p>
      <text:p text:style-name="P118"/>
      <text:p text:style-name="P118">Social Conditions</text:p>
      <text:p text:style-name="P118"><text:tab/>Relationship Quality</text:p>
      <text:p text:style-name="P118"><text:tab/><text:tab/>Animals / Pets</text:p>
      <text:p text:style-name="P118"><text:tab/><text:tab/>Strangers</text:p>
      <text:p text:style-name="P118"><text:tab/><text:tab/>Coworker</text:p>
      <text:p text:style-name="P118"><text:tab/><text:tab/>Student / Teacher</text:p>
      <text:p text:style-name="P118"><text:tab/><text:tab/>Friend</text:p>
      <text:p text:style-name="P118"><text:tab/><text:tab/>Family</text:p>
      <text:p text:style-name="P118"><text:tab/><text:tab/>Roommate</text:p>
      <text:p text:style-name="P118"><text:tab/><text:tab/>Boyfriend/Girlfriend</text:p>
      <text:p text:style-name="P118"><text:tab/><text:tab/>Spouse</text:p>
      <text:p text:style-name="P118">*/</text:p>
      <text:p text:style-name="P118">function newGoal(protogoal) {</text:p>
      <text:p text:style-name="P118"><text:tab/>var g = objNew(uuid(), protogoal.name + ' (Goal)');</text:p>
      <text:p text:style-name="P118"><text:tab/>g = objAddTag(g, 'Goal', 1.0);</text:p>
      <text:p text:style-name="P118"><text:tab/>g.author = self.id();</text:p>
      <text:p text:style-name="P118"/>
      <text:p text:style-name="P118"><text:tab/>if (protogoal.tags)</text:p>
      <text:p text:style-name="P118"><text:tab/><text:tab/>for (var i = 0; i &lt; protogoal.tags.length; i++)</text:p>
      <text:p text:style-name="P118"><text:tab/><text:tab/><text:tab/>g = objAddTag(g, protogoal.tags[i], 1.0);</text:p>
      <text:p text:style-name="P118"/>
      <text:p text:style-name="P118"><text:tab/>return g;</text:p>
      <text:p text:style-name="P118">}</text:p>
      <text:p text:style-name="P118"/>
      <text:p text:style-name="P118">function saveGoal(g) {</text:p>
      <text:p text:style-name="P118"><text:tab/>self.pub(g, function(err) {</text:p>
      <text:p text:style-name="P118"><text:s text:c="16"/>$.pnotify({</text:p>
      <text:p text:style-name="P118"><text:s text:c="20"/>title: 'Unable to save.',</text:p>
      <text:p text:style-name="P118"><text:s text:c="20"/>text: g.name,</text:p>
      <text:p text:style-name="P118"><text:s text:c="20"/>type: 'Error' <text:s text:c="11"/></text:p>
      <text:p text:style-name="P118"><text:s text:c="16"/>}); <text:s text:c="15"/></text:p>
      <text:p text:style-name="P118"><text:soft-page-break/><text:s text:c="12"/>}, function() {</text:p>
      <text:p text:style-name="P118"><text:s text:c="16"/>$.pnotify({</text:p>
      <text:p text:style-name="P118"><text:s text:c="20"/>title: 'Saved (' + g.id.substring(0,6) + ')' ,</text:p>
      <text:p text:style-name="P118"><text:s text:c="20"/>text: '&lt;button disabled&gt;Goto: ' + g.name + '&lt;/button&gt;' <text:s/>//TODO button to view object <text:s text:c="10"/></text:p>
      <text:p text:style-name="P118"><text:s text:c="16"/>}); <text:s text:c="7"/></text:p>
      <text:p text:style-name="P118"><text:s text:c="16"/>self.notice(g);</text:p>
      <text:p text:style-name="P118"><text:s text:c="5"/>});</text:p>
      <text:p text:style-name="P118">}</text:p>
      <text:p text:style-name="P118"/>
      <text:p text:style-name="P118">function newProtogoalWidget(name) {</text:p>
      <text:p text:style-name="P118"><text:tab/>var p = {</text:p>
      <text:p text:style-name="P118"><text:tab/><text:tab/>'name': name</text:p>
      <text:p text:style-name="P118"><text:tab/>};</text:p>
      <text:p text:style-name="P118"/>
      <text:p text:style-name="P118"><text:tab/>var d = newDiv();</text:p>
      <text:p text:style-name="P118"><text:tab/>d.append(name);</text:p>
      <text:p text:style-name="P118"/>
      <text:p text:style-name="P118"><text:tab/>var b = $('&lt;button title="Add"&gt;+&lt;/button&gt;');</text:p>
      <text:p text:style-name="P118"><text:tab/>b.click(function() {</text:p>
      <text:p text:style-name="P118"><text:tab/><text:tab/>var g = newGoal(p);</text:p>
      <text:p text:style-name="P118"><text:tab/><text:tab/>saveGoal(g);</text:p>
      <text:p text:style-name="P118"><text:tab/>});</text:p>
      <text:p text:style-name="P118"><text:tab/>d.append(b);</text:p>
      <text:p text:style-name="P118"><text:tab/>return d;</text:p>
      <text:p text:style-name="P118">}</text:p>
      <text:p text:style-name="P118"/>
      <text:p text:style-name="P118">function newProtogoalMenu() {</text:p>
      <text:p text:style-name="P118"><text:tab/>var d = newDiv();</text:p>
      <text:p text:style-name="P118"><text:tab/>function da(x) {</text:p>
      <text:p text:style-name="P118"><text:tab/><text:tab/>d.append(newProtogoalWidget(x));</text:p>
      <text:p text:style-name="P118"><text:tab/>}</text:p>
      <text:p text:style-name="P118"/>
      <text:p text:style-name="P118"/>
      <text:p text:style-name="P118"/>
      <text:p text:style-name="P118"><text:tab/>d.append('&lt;h2&gt;Personal Conditions&lt;/h2&gt;');</text:p>
      <text:p text:style-name="P118"><text:tab/>d.append('&lt;b&gt;Biometrics&lt;/b&gt;');</text:p>
      <text:p text:style-name="P118"><text:tab/>da('Age');</text:p>
      <text:p text:style-name="P118"><text:tab/>da('Weight');</text:p>
      <text:p text:style-name="P118"><text:tab/>da('Height');</text:p>
      <text:p text:style-name="P118"><text:tab/>da('Gender');</text:p>
      <text:p text:style-name="P118"><text:tab/>da('Temperature');</text:p>
      <text:p text:style-name="P118"><text:tab/>da('Ethnicity');</text:p>
      <text:p text:style-name="P118"><text:soft-page-break/><text:tab/>da('Blood type');</text:p>
      <text:p text:style-name="P118"><text:tab/>da('Genetics');</text:p>
      <text:p text:style-name="P118"><text:tab/>da('Pulse Rate &amp; Variability');</text:p>
      <text:p text:style-name="P118"><text:tab/>da('Blood Pressure');</text:p>
      <text:p text:style-name="P118"><text:tab/>da('Breathing Rate');</text:p>
      <text:p text:style-name="P118"/>
      <text:p text:style-name="P118"><text:tab/>d.append('&lt;br/&gt;');</text:p>
      <text:p text:style-name="P118"><text:tab/>d.append('&lt;h2&gt;Environment Conditions&lt;/h2&gt;');</text:p>
      <text:p text:style-name="P118"><text:tab/>d.append('&lt;b&gt;Weather&lt;/b&gt;');</text:p>
      <text:p text:style-name="P118"><text:tab/>da('Rain Storm');</text:p>
      <text:p text:style-name="P118"><text:tab/>da('Snow');</text:p>
      <text:p text:style-name="P118"><text:tab/>da('Tropical Storm');</text:p>
      <text:p text:style-name="P118"><text:tab/>da('Hurricane');</text:p>
      <text:p text:style-name="P118"><text:tab/>da('Tornado');</text:p>
      <text:p text:style-name="P118"><text:tab/>da('Tsunami');</text:p>
      <text:p text:style-name="P118"><text:tab/>da('Spaceweather');</text:p>
      <text:p text:style-name="P118"/>
      <text:p text:style-name="P118"><text:tab/>d.append('&lt;br/&gt;');</text:p>
      <text:p text:style-name="P118"><text:tab/>var othergoalbutton = $('&lt;button&gt;Add Other Goal&lt;/button&gt;');</text:p>
      <text:p text:style-name="P118"><text:tab/>othergoalbutton.click(function() {</text:p>
      <text:p text:style-name="P118"><text:s text:c="8"/>//var targetTime = (time + endtime)/2.0;</text:p>
      <text:p text:style-name="P118"><text:tab/><text:tab/>var targetTime = Date.now();</text:p>
      <text:p text:style-name="P118"><text:s text:c="8"/>var d = newPopup("Select Tags for Goal " + new Date(targetTime), {width: 800, height: 600, modal: true});</text:p>
      <text:p text:style-name="P118"><text:s text:c="8"/>d.append(newTagger([], function(results) {</text:p>
      <text:p text:style-name="P118"><text:tab/><text:tab/><text:tab/>var nn = JSON.stringify(results);</text:p>
      <text:p text:style-name="P118"><text:tab/><text:tab/><text:tab/>nn = nn.substring(1, nn.length-1);</text:p>
      <text:p text:style-name="P118"><text:tab/><text:tab/><text:tab/>var pg = {</text:p>
      <text:p text:style-name="P118"><text:tab/><text:tab/><text:tab/><text:tab/>name: nn,</text:p>
      <text:p text:style-name="P118"><text:tab/><text:tab/><text:tab/><text:tab/>tags: results</text:p>
      <text:p text:style-name="P118"><text:tab/><text:tab/><text:tab/>};</text:p>
      <text:p text:style-name="P118"><text:tab/><text:tab/><text:tab/>var g = newGoal(pg);</text:p>
      <text:p text:style-name="P118"><text:tab/><text:tab/><text:tab/>saveGoal(g);</text:p>
      <text:p text:style-name="P118"><text:tab/><text:tab/> <text:s text:c="3"/>d.dialog('close'); <text:s text:c="5"/></text:p>
      <text:p text:style-name="P118"><text:s text:c="8"/>}));</text:p>
      <text:p text:style-name="P118"><text:tab/><text:tab/></text:p>
      <text:p text:style-name="P118"><text:tab/>});</text:p>
      <text:p text:style-name="P118"><text:tab/>d.append(othergoalbutton);</text:p>
      <text:p text:style-name="P118"/>
      <text:p text:style-name="P118"><text:tab/>return d;</text:p>
      <text:p text:style-name="P118">}</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nsolas" svg:font-family="Consolas"/>
    <style:font-face style:name="Georgia" svg:font-family="Georgia"/>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61Level0" style:family="text">
      <style:text-properties style:text-underline-style="none"/>
    </style:style>
    <style:style style:name="List61Level1" style:family="text">
      <style:text-properties style:text-underline-style="none"/>
    </style:style>
    <style:style style:name="List61Level2" style:family="text">
      <style:text-properties style:text-underline-style="none"/>
    </style:style>
    <style:style style:name="List61Level3" style:family="text">
      <style:text-properties style:text-underline-style="none"/>
    </style:style>
    <style:style style:name="List61Level4" style:family="text">
      <style:text-properties style:text-underline-style="none"/>
    </style:style>
    <style:style style:name="List61Level5" style:family="text">
      <style:text-properties style:text-underline-style="none"/>
    </style:style>
    <style:style style:name="List61Level6" style:family="text">
      <style:text-properties style:text-underline-style="none"/>
    </style:style>
    <style:style style:name="List61Level7" style:family="text">
      <style:text-properties style:text-underline-style="none"/>
    </style:style>
    <style:style style:name="List61Level8" style:family="text">
      <style:text-properties style:text-underline-style="none"/>
    </style:style>
    <style:style style:name="List62Level0" style:family="text">
      <style:text-properties style:font-name="Arial" fo:font-family="Arial" style:font-family-generic="swiss" style:font-pitch="variable" fo:font-size="10pt" style:text-underline-style="none" fo:background-color="#ffffff"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62Level1" style:family="text">
      <style:text-properties style:text-underline-style="none"/>
    </style:style>
    <style:style style:name="List62Level2" style:family="text">
      <style:text-properties style:text-underline-style="none"/>
    </style:style>
    <style:style style:name="List62Level3" style:family="text">
      <style:text-properties style:text-underline-style="none"/>
    </style:style>
    <style:style style:name="List62Level4" style:family="text">
      <style:text-properties style:text-underline-style="none"/>
    </style:style>
    <style:style style:name="List62Level5" style:family="text">
      <style:text-properties style:text-underline-style="none"/>
    </style:style>
    <style:style style:name="List62Level6" style:family="text">
      <style:text-properties style:text-underline-style="none"/>
    </style:style>
    <style:style style:name="List62Level7" style:family="text">
      <style:text-properties style:text-underline-style="none"/>
    </style:style>
    <style:style style:name="List62Level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61">
      <text:list-level-style-bullet text:level="1" text:style-name="List61Level0" text:bullet-char="●">
        <style:list-level-properties text:space-before="0.25in" text:min-label-width="0.25in"/>
      </text:list-level-style-bullet>
      <text:list-level-style-bullet text:level="2" text:style-name="List61Level1" text:bullet-char="○">
        <style:list-level-properties text:space-before="0.75in" text:min-label-width="0.25in"/>
      </text:list-level-style-bullet>
      <text:list-level-style-bullet text:level="3" text:style-name="List61Level2" text:bullet-char="■">
        <style:list-level-properties text:space-before="1.3748in" text:min-label-width="0.1252in"/>
      </text:list-level-style-bullet>
      <text:list-level-style-bullet text:level="4" text:style-name="List61Level3" text:bullet-char="●">
        <style:list-level-properties text:space-before="1.75in" text:min-label-width="0.25in"/>
      </text:list-level-style-bullet>
      <text:list-level-style-bullet text:level="5" text:style-name="List61Level4" text:bullet-char="○">
        <style:list-level-properties text:space-before="2.25in" text:min-label-width="0.25in"/>
      </text:list-level-style-bullet>
      <text:list-level-style-bullet text:level="6" text:style-name="List61Level5" text:bullet-char="■">
        <style:list-level-properties text:space-before="2.8748in" text:min-label-width="0.1252in"/>
      </text:list-level-style-bullet>
      <text:list-level-style-bullet text:level="7" text:style-name="List61Level6" text:bullet-char="●">
        <style:list-level-properties text:space-before="3.25in" text:min-label-width="0.25in"/>
      </text:list-level-style-bullet>
      <text:list-level-style-bullet text:level="8" text:style-name="List61Level7" text:bullet-char="○">
        <style:list-level-properties text:space-before="3.75in" text:min-label-width="0.25in"/>
      </text:list-level-style-bullet>
      <text:list-level-style-bullet text:level="9" text:style-name="List6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space-before="1.3748in" text:min-label-width="0.1252in"/>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space-before="2.8748in" text:min-label-width="0.1252in"/>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 </meta:initial-creator>
    <meta:creation-date>2014-01-03T12:07:12.112629675</meta:creation-date>
    <dc:date>2014-01-03T15:18:10.625322156</dc:date>
    <dc:creator>seh </dc:creator>
    <meta:editing-duration>P0D</meta:editing-duration>
    <meta:editing-cycles>2</meta:editing-cycles>
    <meta:generator>LibreOffice/4.1.3.2$Linux_X86_64 LibreOffice_project/410m0$Build-2</meta:generator>
    <meta:document-statistic meta:table-count="3" meta:image-count="0" meta:object-count="0" meta:page-count="41" meta:paragraph-count="972" meta:word-count="5347" meta:character-count="47481" meta:non-whitespace-character-count="42293"/>
  </office:meta>
</office:document-meta>
</file>